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>
            <text:p>Timestamps</text:p>
          </table:table-cell>
          <table:table-cell office:value-type="string">
            <text:p>Diff </text:p>
            <text:p>Timestamps</text:p>
          </table:table-cell>
          <table:table-cell table:style-name="Default" office:value-type="string">
            <text:p>Timestamps</text:p>
          </table:table-cell>
          <table:table-cell table:style-name="Default" office:value-type="string">
            <text:p>Client Iteration</text:p>
            <text:p>In Nanoseconds</text:p>
          </table:table-cell>
          <table:table-cell/>
          <table:table-cell office:value-type="string">
            <text:p>Max</text:p>
            <text:p>Timestamp</text:p>
            <text:p>Difference</text:p>
          </table:table-cell>
          <table:table-cell office:value-type="string">
            <text:p>Max Client</text:p>
            <text:p>Iteration</text:p>
          </table:table-cell>
          <table:table-cell office:value-type="string">
            <text:p>Min </text:p>
            <text:p>Timestamp</text:p>
            <text:p>Difference</text:p>
          </table:table-cell>
          <table:table-cell office:value-type="string">
            <text:p>Min Client</text:p>
            <text:p>Iteration</text:p>
          </table:table-cell>
          <table:table-cell office:value-type="string">
            <text:p>Average</text:p>
            <text:p>Timestamp</text:p>
            <text:p>Difference</text:p>
          </table:table-cell>
          <table:table-cell office:value-type="string">
            <text:p>Average </text:p>
            <text:p>Client</text:p>
            <text:p>Iteration</text:p>
          </table:table-cell>
          <table:table-cell office:value-type="string">
            <text:p>Jitter</text:p>
            <text:p>Timestamp</text:p>
            <text:p>Diff</text:p>
          </table:table-cell>
          <table:table-cell office:value-type="string">
            <text:p>Jitter</text:p>
            <text:p>Client</text:p>
          </table:table-cell>
          <table:table-cell table:number-columns-repeated="2"/>
          <table:table-cell office:value-type="string">
            <text:p>Frequency</text:p>
            <text:p>Client</text:p>
          </table:table-cell>
          <table:table-cell office:value-type="string">
            <text:p>Average </text:p>
            <text:p>Frequency</text:p>
          </table:table-cell>
          <table:table-cell/>
        </table:table-row>
        <table:table-row table:style-name="ro2">
          <table:table-cell office:value-type="float" office:value="1479624061933">
            <office:annotation draw:style-name="gr2" draw:text-style-name="P2" svg:width="2.899cm" svg:height="0.991cm" svg:x="2.858cm" svg:y="1.308cm" draw:caption-point-x="-0.61cm" draw:caption-point-y="0.012cm">
              <dc:date>2016-11-02T00:00:00</dc:date>
              <text:p text:style-name="P2"><text:span text:style-name="T1">Timestamps</text:span></text:p>
              <text:p text:style-name="P2"><text:span text:style-name="T1"/></text:p>
            </office:annotation>
            <text:p>1479624061933</text:p>
          </table:table-cell>
          <table:table-cell table:formula="of:=[.A3]-[.A2]" office:value-type="float" office:value="27">
            <text:p>27</text:p>
          </table:table-cell>
          <table:table-cell office:value-type="string">
            <office:annotation draw:style-name="gr2" draw:text-style-name="P2" svg:width="2.899cm" svg:height="0.991cm" svg:x="7.374cm" svg:y="1.308cm" draw:caption-point-x="-0.61cm" draw:caption-point-y="0.012cm">
              <dc:date>2016-11-02T00:00:00</dc:date>
              <text:p text:style-name="P2"><text:span text:style-name="T1">Timestamps</text:span></text:p>
              <text:p text:style-name="P2"><text:span text:style-name="T1"/></text:p>
            </office:annotation>
            <text:p>Timestamps</text:p>
          </table:table-cell>
          <table:table-cell office:value-type="float" office:value="4509704">
            <office:annotation draw:style-name="gr3" draw:text-style-name="P2" svg:width="2.899cm" svg:height="0.669cm" svg:x="9.632cm" svg:y="1.308cm" draw:caption-point-x="-0.61cm" draw:caption-point-y="0.012cm">
              <dc:date>2016-11-02T00:00:00</dc:date>
              <text:p text:style-name="P2"><text:span text:style-name="T1">Iterationszeit</text:span></text:p>
            </office:annotation>
            <text:p>4509704</text:p>
          </table:table-cell>
          <table:table-cell/>
          <table:table-cell table:formula="of:=MAX([.B2:.B985])" office:value-type="float" office:value="38">
            <text:p>38</text:p>
          </table:table-cell>
          <table:table-cell table:formula="of:=MAX([.D2:.D986])/1000000" office:value-type="float" office:value="38.076681">
            <text:p>38,08</text:p>
          </table:table-cell>
          <table:table-cell table:formula="of:=MIN([.B2:.B985])" office:value-type="float" office:value="0">
            <text:p>0</text:p>
          </table:table-cell>
          <table:table-cell table:formula="of:=MIN([.D2:.D986]) / 1000000" office:value-type="float" office:value="3.673608">
            <text:p>3,67</text:p>
          </table:table-cell>
          <table:table-cell table:formula="of:=AVERAGE([.B2:.B985])" office:value-type="float" office:value="8.10162601626016">
            <text:p>8,1</text:p>
          </table:table-cell>
          <table:table-cell table:formula="of:=AVERAGE([.D2:.D986]) / 1000000" office:value-type="float" office:value="7.12579818984772">
            <text:p>7,13</text:p>
          </table:table-cell>
          <table:table-cell table:formula="of:=[.F2] - [.J2]" office:value-type="float" office:value="29.8983739837398">
            <text:p>29,9</text:p>
          </table:table-cell>
          <table:table-cell table:formula="of:=[.G2] - [.K2]" office:value-type="float" office:value="30.9508828101523">
            <text:p>30,95</text:p>
          </table:table-cell>
          <table:table-cell table:number-columns-repeated="2"/>
          <table:table-cell table:style-name="ce1" office:value-type="float" office:value="92">
            <text:p>92</text:p>
          </table:table-cell>
          <table:table-cell table:formula="of:=AVERAGE([.P2:.P28])" office:value-type="float" office:value="121.592592592593">
            <text:p>121,59</text:p>
          </table:table-cell>
          <table:table-cell/>
        </table:table-row>
        <table:table-row table:style-name="ro2">
          <table:table-cell office:value-type="float" office:value="1479624061960">
            <text:p>1479624061960</text:p>
          </table:table-cell>
          <table:table-cell table:formula="of:=[.A4]-[.A3]" office:value-type="float" office:value="13">
            <text:p>13</text:p>
          </table:table-cell>
          <table:table-cell office:value-type="float" office:value="1479624061960">
            <text:p>1479624061960</text:p>
          </table:table-cell>
          <table:table-cell office:value-type="float" office:value="9487590">
            <text:p>9487590</text:p>
          </table:table-cell>
          <table:table-cell table:number-columns-repeated="11"/>
          <table:table-cell table:style-name="ce1"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float" office:value="1479624061973">
            <text:p>1479624061973</text:p>
          </table:table-cell>
          <table:table-cell table:formula="of:=[.A5]-[.A4]" office:value-type="float" office:value="7">
            <text:p>7</text:p>
          </table:table-cell>
          <table:table-cell office:value-type="float" office:value="1479624061973">
            <text:p>1479624061973</text:p>
          </table:table-cell>
          <table:table-cell office:value-type="float" office:value="3673608">
            <text:p>3673608</text:p>
          </table:table-cell>
          <table:table-cell>
            <draw:frame table:end-cell-address="Sheet1.O42" table:end-x="2.175cm" table:end-y="0.43cm" draw:z-index="3" draw:style-name="gr1" draw:text-style-name="P1" svg:width="23.986cm" svg:height="17.494cm" svg:x="0.77cm" svg:y="0.097cm">
              <draw:object draw:notify-on-update-of-ranges="Sheet1.B1:Sheet1.B1 Sheet1.B2:Sheet1.B98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table:style-name="ce1" office:value-type="float" office:value="114">
            <text:p>114</text:p>
          </table:table-cell>
          <table:table-cell/>
          <table:table-cell>
            <draw:frame table:end-cell-address="Sheet1.Y24" table:end-x="0.237cm" table:end-y="0.005cm" draw:z-index="4" draw:style-name="gr1" draw:text-style-name="P1" svg:width="15.999cm" svg:height="8.999cm" svg:x="0.045cm" svg:y="0.038cm">
              <draw:object draw:notify-on-update-of-ranges="Sheet1.P1:Sheet1.P1 Sheet1.P2:Sheet1.P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1479624061980">
            <text:p>1479624061980</text:p>
          </table:table-cell>
          <table:table-cell table:formula="of:=[.A6]-[.A5]" office:value-type="float" office:value="7">
            <text:p>7</text:p>
          </table:table-cell>
          <table:table-cell office:value-type="float" office:value="1479624061980">
            <text:p>1479624061980</text:p>
          </table:table-cell>
          <table:table-cell office:value-type="float" office:value="4465886">
            <text:p>4465886</text:p>
          </table:table-cell>
          <table:table-cell table:number-columns-repeated="11"/>
          <table:table-cell table:style-name="ce1" office:value-type="float" office:value="126">
            <text:p>126</text:p>
          </table:table-cell>
          <table:table-cell table:number-columns-repeated="2"/>
        </table:table-row>
        <table:table-row table:style-name="ro2">
          <table:table-cell office:value-type="float" office:value="1479624061987">
            <text:p>1479624061987</text:p>
          </table:table-cell>
          <table:table-cell table:formula="of:=[.A7]-[.A6]" office:value-type="float" office:value="12">
            <text:p>12</text:p>
          </table:table-cell>
          <table:table-cell office:value-type="float" office:value="1479624061987">
            <text:p>1479624061987</text:p>
          </table:table-cell>
          <table:table-cell office:value-type="float" office:value="5516334">
            <text:p>5516334</text:p>
          </table:table-cell>
          <table:table-cell table:number-columns-repeated="11"/>
          <table:table-cell table:style-name="ce1" office:value-type="float" office:value="121">
            <text:p>121</text:p>
          </table:table-cell>
          <table:table-cell table:number-columns-repeated="2"/>
        </table:table-row>
        <table:table-row table:style-name="ro2">
          <table:table-cell office:value-type="float" office:value="1479624061999">
            <text:p>1479624061999</text:p>
          </table:table-cell>
          <table:table-cell table:formula="of:=[.A8]-[.A7]" office:value-type="float" office:value="7">
            <text:p>7</text:p>
          </table:table-cell>
          <table:table-cell office:value-type="float" office:value="1479624061999">
            <text:p>1479624061999</text:p>
          </table:table-cell>
          <table:table-cell office:value-type="float" office:value="5048942">
            <text:p>5048942</text:p>
          </table:table-cell>
          <table:table-cell table:number-columns-repeated="11"/>
          <table:table-cell table:style-name="ce1"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float" office:value="1479624062006">
            <text:p>1479624062006</text:p>
          </table:table-cell>
          <table:table-cell table:formula="of:=[.A9]-[.A8]" office:value-type="float" office:value="6">
            <text:p>6</text:p>
          </table:table-cell>
          <table:table-cell office:value-type="float" office:value="1479624062006">
            <text:p>1479624062006</text:p>
          </table:table-cell>
          <table:table-cell office:value-type="float" office:value="4418121">
            <text:p>4418121</text:p>
          </table:table-cell>
          <table:table-cell table:number-columns-repeated="11"/>
          <table:table-cell table:style-name="ce1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1479624062012">
            <text:p>1479624062012</text:p>
          </table:table-cell>
          <table:table-cell table:formula="of:=[.A10]-[.A9]" office:value-type="float" office:value="13">
            <text:p>13</text:p>
          </table:table-cell>
          <table:table-cell office:value-type="float" office:value="1479624062012">
            <text:p>1479624062012</text:p>
          </table:table-cell>
          <table:table-cell office:value-type="float" office:value="4468649">
            <text:p>4468649</text:p>
          </table:table-cell>
          <table:table-cell table:number-columns-repeated="11"/>
          <table:table-cell table:style-name="ce1" office:value-type="float" office:value="121">
            <text:p>121</text:p>
          </table:table-cell>
          <table:table-cell table:number-columns-repeated="2"/>
        </table:table-row>
        <table:table-row table:style-name="ro2">
          <table:table-cell office:value-type="float" office:value="1479624062025">
            <text:p>1479624062025</text:p>
          </table:table-cell>
          <table:table-cell table:formula="of:=[.A11]-[.A10]" office:value-type="float" office:value="6">
            <text:p>6</text:p>
          </table:table-cell>
          <table:table-cell office:value-type="float" office:value="1479624062025">
            <text:p>1479624062025</text:p>
          </table:table-cell>
          <table:table-cell office:value-type="float" office:value="4581155">
            <text:p>4581155</text:p>
          </table:table-cell>
          <table:table-cell table:number-columns-repeated="11"/>
          <table:table-cell table:style-name="ce1" office:value-type="float" office:value="124">
            <text:p>124</text:p>
          </table:table-cell>
          <table:table-cell table:number-columns-repeated="2"/>
        </table:table-row>
        <table:table-row table:style-name="ro2">
          <table:table-cell office:value-type="float" office:value="1479624062031">
            <text:p>1479624062031</text:p>
          </table:table-cell>
          <table:table-cell table:formula="of:=[.A12]-[.A11]" office:value-type="float" office:value="7">
            <text:p>7</text:p>
          </table:table-cell>
          <table:table-cell office:value-type="float" office:value="1479624062031">
            <text:p>1479624062031</text:p>
          </table:table-cell>
          <table:table-cell office:value-type="float" office:value="9631676">
            <text:p>9631676</text:p>
          </table:table-cell>
          <table:table-cell table:number-columns-repeated="11"/>
          <table:table-cell table:style-name="ce1"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float" office:value="1479624062038">
            <text:p>1479624062038</text:p>
          </table:table-cell>
          <table:table-cell table:formula="of:=[.A13]-[.A12]" office:value-type="float" office:value="13">
            <text:p>13</text:p>
          </table:table-cell>
          <table:table-cell office:value-type="float" office:value="1479624062038">
            <text:p>1479624062038</text:p>
          </table:table-cell>
          <table:table-cell office:value-type="float" office:value="4530231">
            <text:p>4530231</text:p>
          </table:table-cell>
          <table:table-cell table:number-columns-repeated="11"/>
          <table:table-cell table:style-name="ce1"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float" office:value="1479624062051">
            <text:p>1479624062051</text:p>
          </table:table-cell>
          <table:table-cell table:formula="of:=[.A14]-[.A13]" office:value-type="float" office:value="6">
            <text:p>6</text:p>
          </table:table-cell>
          <table:table-cell office:value-type="float" office:value="1479624062051">
            <text:p>1479624062051</text:p>
          </table:table-cell>
          <table:table-cell office:value-type="float" office:value="4458386">
            <text:p>4458386</text:p>
          </table:table-cell>
          <table:table-cell table:number-columns-repeated="11"/>
          <table:table-cell table:style-name="ce1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1479624062057">
            <text:p>1479624062057</text:p>
          </table:table-cell>
          <table:table-cell table:formula="of:=[.A15]-[.A14]" office:value-type="float" office:value="13">
            <text:p>13</text:p>
          </table:table-cell>
          <table:table-cell office:value-type="float" office:value="1479624062057">
            <text:p>1479624062057</text:p>
          </table:table-cell>
          <table:table-cell office:value-type="float" office:value="5204476">
            <text:p>5204476</text:p>
          </table:table-cell>
          <table:table-cell table:number-columns-repeated="11"/>
          <table:table-cell table:style-name="ce1"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float" office:value="1479624062070">
            <text:p>1479624062070</text:p>
          </table:table-cell>
          <table:table-cell table:formula="of:=[.A16]-[.A15]" office:value-type="float" office:value="6">
            <text:p>6</text:p>
          </table:table-cell>
          <table:table-cell office:value-type="float" office:value="1479624062070">
            <text:p>1479624062070</text:p>
          </table:table-cell>
          <table:table-cell office:value-type="float" office:value="6073731">
            <text:p>6073731</text:p>
          </table:table-cell>
          <table:table-cell table:number-columns-repeated="11"/>
          <table:table-cell table:style-name="ce1"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float" office:value="1479624062076">
            <text:p>1479624062076</text:p>
          </table:table-cell>
          <table:table-cell table:formula="of:=[.A17]-[.A16]" office:value-type="float" office:value="13">
            <text:p>13</text:p>
          </table:table-cell>
          <table:table-cell office:value-type="float" office:value="1479624062076">
            <text:p>1479624062076</text:p>
          </table:table-cell>
          <table:table-cell office:value-type="float" office:value="7231159">
            <text:p>7231159</text:p>
          </table:table-cell>
          <table:table-cell table:number-columns-repeated="11"/>
          <table:table-cell table:style-name="ce1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1479624062089">
            <text:p>1479624062089</text:p>
          </table:table-cell>
          <table:table-cell table:formula="of:=[.A18]-[.A17]" office:value-type="float" office:value="7">
            <text:p>7</text:p>
          </table:table-cell>
          <table:table-cell office:value-type="float" office:value="1479624062089">
            <text:p>1479624062089</text:p>
          </table:table-cell>
          <table:table-cell office:value-type="float" office:value="5172106">
            <text:p>5172106</text:p>
          </table:table-cell>
          <table:table-cell table:number-columns-repeated="11"/>
          <table:table-cell table:style-name="ce1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1479624062096">
            <text:p>1479624062096</text:p>
          </table:table-cell>
          <table:table-cell table:formula="of:=[.A19]-[.A18]" office:value-type="float" office:value="7">
            <text:p>7</text:p>
          </table:table-cell>
          <table:table-cell office:value-type="float" office:value="1479624062096">
            <text:p>1479624062096</text:p>
          </table:table-cell>
          <table:table-cell office:value-type="float" office:value="5570021">
            <text:p>5570021</text:p>
          </table:table-cell>
          <table:table-cell table:number-columns-repeated="11"/>
          <table:table-cell table:style-name="ce1"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1479624062103">
            <text:p>1479624062103</text:p>
          </table:table-cell>
          <table:table-cell table:formula="of:=[.A20]-[.A19]" office:value-type="float" office:value="6">
            <text:p>6</text:p>
          </table:table-cell>
          <table:table-cell office:value-type="float" office:value="1479624062103">
            <text:p>1479624062103</text:p>
          </table:table-cell>
          <table:table-cell office:value-type="float" office:value="5396723">
            <text:p>5396723</text:p>
          </table:table-cell>
          <table:table-cell table:number-columns-repeated="11"/>
          <table:table-cell table:style-name="ce1"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float" office:value="1479624062109">
            <text:p>1479624062109</text:p>
          </table:table-cell>
          <table:table-cell table:formula="of:=[.A21]-[.A20]" office:value-type="float" office:value="14">
            <text:p>14</text:p>
          </table:table-cell>
          <table:table-cell office:value-type="float" office:value="1479624062109">
            <text:p>1479624062109</text:p>
          </table:table-cell>
          <table:table-cell office:value-type="float" office:value="6060704">
            <text:p>6060704</text:p>
          </table:table-cell>
          <table:table-cell table:number-columns-repeated="11"/>
          <table:table-cell table:style-name="ce1"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float" office:value="1479624062123">
            <text:p>1479624062123</text:p>
          </table:table-cell>
          <table:table-cell table:formula="of:=[.A22]-[.A21]" office:value-type="float" office:value="11">
            <text:p>11</text:p>
          </table:table-cell>
          <table:table-cell office:value-type="float" office:value="1479624062123">
            <text:p>1479624062123</text:p>
          </table:table-cell>
          <table:table-cell office:value-type="float" office:value="6323218">
            <text:p>6323218</text:p>
          </table:table-cell>
          <table:table-cell table:number-columns-repeated="11"/>
          <table:table-cell table:style-name="ce1"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float" office:value="1479624062134">
            <text:p>1479624062134</text:p>
          </table:table-cell>
          <table:table-cell table:formula="of:=[.A23]-[.A22]" office:value-type="float" office:value="6">
            <text:p>6</text:p>
          </table:table-cell>
          <table:table-cell office:value-type="float" office:value="1479624062134">
            <text:p>1479624062134</text:p>
          </table:table-cell>
          <table:table-cell office:value-type="float" office:value="12643672">
            <text:p>12643672</text:p>
          </table:table-cell>
          <table:table-cell table:number-columns-repeated="11"/>
          <table:table-cell table:style-name="ce1"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float" office:value="1479624062140">
            <text:p>1479624062140</text:p>
          </table:table-cell>
          <table:table-cell table:formula="of:=[.A24]-[.A23]" office:value-type="float" office:value="9">
            <text:p>9</text:p>
          </table:table-cell>
          <table:table-cell office:value-type="float" office:value="1479624062140">
            <text:p>1479624062140</text:p>
          </table:table-cell>
          <table:table-cell office:value-type="float" office:value="5453173">
            <text:p>5453173</text:p>
          </table:table-cell>
          <table:table-cell table:number-columns-repeated="11"/>
          <table:table-cell table:style-name="ce1" office:value-type="float" office:value="151">
            <text:p>151</text:p>
          </table:table-cell>
          <table:table-cell table:number-columns-repeated="2"/>
        </table:table-row>
        <table:table-row table:style-name="ro2">
          <table:table-cell office:value-type="float" office:value="1479624062149">
            <text:p>1479624062149</text:p>
          </table:table-cell>
          <table:table-cell table:formula="of:=[.A25]-[.A24]" office:value-type="float" office:value="8">
            <text:p>8</text:p>
          </table:table-cell>
          <table:table-cell office:value-type="float" office:value="1479624062149">
            <text:p>1479624062149</text:p>
          </table:table-cell>
          <table:table-cell office:value-type="float" office:value="5690422">
            <text:p>5690422</text:p>
          </table:table-cell>
          <table:table-cell table:number-columns-repeated="11"/>
          <table:table-cell table:style-name="ce1"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float" office:value="1479624062157">
            <text:p>1479624062157</text:p>
          </table:table-cell>
          <table:table-cell table:formula="of:=[.A26]-[.A25]" office:value-type="float" office:value="9">
            <text:p>9</text:p>
          </table:table-cell>
          <table:table-cell office:value-type="float" office:value="1479624062157">
            <text:p>1479624062157</text:p>
          </table:table-cell>
          <table:table-cell office:value-type="float" office:value="10360792">
            <text:p>10360792</text:p>
          </table:table-cell>
          <table:table-cell table:number-columns-repeated="11"/>
          <table:table-cell table:style-name="ce1"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float" office:value="1479624062166">
            <text:p>1479624062166</text:p>
          </table:table-cell>
          <table:table-cell table:formula="of:=[.A27]-[.A26]" office:value-type="float" office:value="30">
            <text:p>30</text:p>
          </table:table-cell>
          <table:table-cell office:value-type="float" office:value="1479624062166">
            <text:p>1479624062166</text:p>
          </table:table-cell>
          <table:table-cell office:value-type="float" office:value="8028568">
            <text:p>8028568</text:p>
          </table:table-cell>
          <table:table-cell table:number-columns-repeated="11"/>
          <table:table-cell table:style-name="ce1"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float" office:value="1479624062196">
            <text:p>1479624062196</text:p>
          </table:table-cell>
          <table:table-cell table:formula="of:=[.A28]-[.A27]" office:value-type="float" office:value="8">
            <text:p>8</text:p>
          </table:table-cell>
          <table:table-cell office:value-type="float" office:value="1479624062196">
            <text:p>1479624062196</text:p>
          </table:table-cell>
          <table:table-cell office:value-type="float" office:value="6102943">
            <text:p>6102943</text:p>
          </table:table-cell>
          <table:table-cell table:number-columns-repeated="11"/>
          <table:table-cell table:style-name="ce1" office:value-type="float" office:value="143">
            <text:p>143</text:p>
          </table:table-cell>
          <table:table-cell table:number-columns-repeated="2"/>
        </table:table-row>
        <table:table-row table:style-name="ro2">
          <table:table-cell office:value-type="float" office:value="1479624062204">
            <text:p>1479624062204</text:p>
          </table:table-cell>
          <table:table-cell table:formula="of:=[.A29]-[.A28]" office:value-type="float" office:value="9">
            <text:p>9</text:p>
          </table:table-cell>
          <table:table-cell office:value-type="float" office:value="1479624062204">
            <text:p>1479624062204</text:p>
          </table:table-cell>
          <table:table-cell office:value-type="float" office:value="6385194">
            <text:p>6385194</text:p>
          </table:table-cell>
          <table:table-cell table:number-columns-repeated="11"/>
          <table:table-cell table:style-name="ce1"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float" office:value="1479624062213">
            <text:p>1479624062213</text:p>
          </table:table-cell>
          <table:table-cell table:formula="of:=[.A30]-[.A29]" office:value-type="float" office:value="7">
            <text:p>7</text:p>
          </table:table-cell>
          <table:table-cell office:value-type="float" office:value="1479624062213">
            <text:p>1479624062213</text:p>
          </table:table-cell>
          <table:table-cell office:value-type="float" office:value="6835217">
            <text:p>6835217</text:p>
          </table:table-cell>
          <table:table-cell table:number-columns-repeated="14"/>
        </table:table-row>
        <table:table-row table:style-name="ro2">
          <table:table-cell office:value-type="float" office:value="1479624062220">
            <text:p>1479624062220</text:p>
          </table:table-cell>
          <table:table-cell table:formula="of:=[.A31]-[.A30]" office:value-type="float" office:value="10">
            <text:p>10</text:p>
          </table:table-cell>
          <table:table-cell office:value-type="float" office:value="1479624062220">
            <text:p>1479624062220</text:p>
          </table:table-cell>
          <table:table-cell office:value-type="float" office:value="5415277">
            <text:p>5415277</text:p>
          </table:table-cell>
          <table:table-cell table:number-columns-repeated="14"/>
        </table:table-row>
        <table:table-row table:style-name="ro2">
          <table:table-cell office:value-type="float" office:value="1479624062230">
            <text:p>1479624062230</text:p>
          </table:table-cell>
          <table:table-cell table:formula="of:=[.A32]-[.A31]" office:value-type="float" office:value="16">
            <text:p>16</text:p>
          </table:table-cell>
          <table:table-cell office:value-type="float" office:value="1479624062230">
            <text:p>1479624062230</text:p>
          </table:table-cell>
          <table:table-cell office:value-type="float" office:value="6499279">
            <text:p>6499279</text:p>
          </table:table-cell>
          <table:table-cell table:number-columns-repeated="14"/>
        </table:table-row>
        <table:table-row table:style-name="ro2">
          <table:table-cell office:value-type="float" office:value="1479624062246">
            <text:p>1479624062246</text:p>
          </table:table-cell>
          <table:table-cell table:formula="of:=[.A33]-[.A32]" office:value-type="float" office:value="9">
            <text:p>9</text:p>
          </table:table-cell>
          <table:table-cell office:value-type="float" office:value="1479624062246">
            <text:p>1479624062246</text:p>
          </table:table-cell>
          <table:table-cell office:value-type="float" office:value="6507174">
            <text:p>6507174</text:p>
          </table:table-cell>
          <table:table-cell table:number-columns-repeated="14"/>
        </table:table-row>
        <table:table-row table:style-name="ro2">
          <table:table-cell office:value-type="float" office:value="1479624062255">
            <text:p>1479624062255</text:p>
          </table:table-cell>
          <table:table-cell table:formula="of:=[.A34]-[.A33]" office:value-type="float" office:value="0">
            <text:p>0</text:p>
          </table:table-cell>
          <table:table-cell office:value-type="float" office:value="1479624062255">
            <text:p>1479624062255</text:p>
          </table:table-cell>
          <table:table-cell office:value-type="float" office:value="5363563">
            <text:p>5363563</text:p>
          </table:table-cell>
          <table:table-cell table:number-columns-repeated="14"/>
        </table:table-row>
        <table:table-row table:style-name="ro2">
          <table:table-cell office:value-type="float" office:value="1479624062255">
            <text:p>1479624062255</text:p>
          </table:table-cell>
          <table:table-cell table:formula="of:=[.A35]-[.A34]" office:value-type="float" office:value="17">
            <text:p>17</text:p>
          </table:table-cell>
          <table:table-cell office:value-type="float" office:value="1479624062255">
            <text:p>1479624062255</text:p>
          </table:table-cell>
          <table:table-cell office:value-type="float" office:value="7861191">
            <text:p>7861191</text:p>
          </table:table-cell>
          <table:table-cell table:number-columns-repeated="14"/>
        </table:table-row>
        <table:table-row table:style-name="ro2">
          <table:table-cell office:value-type="float" office:value="1479624062272">
            <text:p>1479624062272</text:p>
          </table:table-cell>
          <table:table-cell table:formula="of:=[.A36]-[.A35]" office:value-type="float" office:value="15">
            <text:p>15</text:p>
          </table:table-cell>
          <table:table-cell office:value-type="float" office:value="1479624062272">
            <text:p>1479624062272</text:p>
          </table:table-cell>
          <table:table-cell office:value-type="float" office:value="9149677">
            <text:p>9149677</text:p>
          </table:table-cell>
          <table:table-cell table:number-columns-repeated="14"/>
        </table:table-row>
        <table:table-row table:style-name="ro2">
          <table:table-cell office:value-type="float" office:value="1479624062287">
            <text:p>1479624062287</text:p>
          </table:table-cell>
          <table:table-cell table:formula="of:=[.A37]-[.A36]" office:value-type="float" office:value="8">
            <text:p>8</text:p>
          </table:table-cell>
          <table:table-cell office:value-type="float" office:value="1479624062287">
            <text:p>1479624062287</text:p>
          </table:table-cell>
          <table:table-cell office:value-type="float" office:value="9871689">
            <text:p>9871689</text:p>
          </table:table-cell>
          <table:table-cell table:number-columns-repeated="14"/>
        </table:table-row>
        <table:table-row table:style-name="ro2">
          <table:table-cell office:value-type="float" office:value="1479624062295">
            <text:p>1479624062295</text:p>
          </table:table-cell>
          <table:table-cell table:formula="of:=[.A38]-[.A37]" office:value-type="float" office:value="7">
            <text:p>7</text:p>
          </table:table-cell>
          <table:table-cell office:value-type="float" office:value="1479624062295">
            <text:p>1479624062295</text:p>
          </table:table-cell>
          <table:table-cell office:value-type="float" office:value="11397029">
            <text:p>11397029</text:p>
          </table:table-cell>
          <table:table-cell table:number-columns-repeated="14"/>
        </table:table-row>
        <table:table-row table:style-name="ro2">
          <table:table-cell office:value-type="float" office:value="1479624062302">
            <text:p>1479624062302</text:p>
          </table:table-cell>
          <table:table-cell table:formula="of:=[.A39]-[.A38]" office:value-type="float" office:value="15">
            <text:p>15</text:p>
          </table:table-cell>
          <table:table-cell office:value-type="float" office:value="1479624062302">
            <text:p>1479624062302</text:p>
          </table:table-cell>
          <table:table-cell office:value-type="float" office:value="6301901">
            <text:p>6301901</text:p>
          </table:table-cell>
          <table:table-cell table:number-columns-repeated="14"/>
        </table:table-row>
        <table:table-row table:style-name="ro2">
          <table:table-cell office:value-type="float" office:value="1479624062317">
            <text:p>1479624062317</text:p>
          </table:table-cell>
          <table:table-cell table:formula="of:=[.A40]-[.A39]" office:value-type="float" office:value="8">
            <text:p>8</text:p>
          </table:table-cell>
          <table:table-cell office:value-type="float" office:value="1479624062317">
            <text:p>1479624062317</text:p>
          </table:table-cell>
          <table:table-cell office:value-type="float" office:value="10020512">
            <text:p>10020512</text:p>
          </table:table-cell>
          <table:table-cell table:number-columns-repeated="14"/>
        </table:table-row>
        <table:table-row table:style-name="ro2">
          <table:table-cell office:value-type="float" office:value="1479624062325">
            <text:p>1479624062325</text:p>
          </table:table-cell>
          <table:table-cell table:formula="of:=[.A41]-[.A40]" office:value-type="float" office:value="15">
            <text:p>15</text:p>
          </table:table-cell>
          <table:table-cell office:value-type="float" office:value="1479624062325">
            <text:p>1479624062325</text:p>
          </table:table-cell>
          <table:table-cell office:value-type="float" office:value="7040491">
            <text:p>7040491</text:p>
          </table:table-cell>
          <table:table-cell table:number-columns-repeated="14"/>
        </table:table-row>
        <table:table-row table:style-name="ro2">
          <table:table-cell office:value-type="float" office:value="1479624062340">
            <text:p>1479624062340</text:p>
          </table:table-cell>
          <table:table-cell table:formula="of:=[.A42]-[.A41]" office:value-type="float" office:value="15">
            <text:p>15</text:p>
          </table:table-cell>
          <table:table-cell office:value-type="float" office:value="1479624062340">
            <text:p>1479624062340</text:p>
          </table:table-cell>
          <table:table-cell office:value-type="float" office:value="6804032">
            <text:p>6804032</text:p>
          </table:table-cell>
          <table:table-cell table:number-columns-repeated="14"/>
        </table:table-row>
        <table:table-row table:style-name="ro2">
          <table:table-cell office:value-type="float" office:value="1479624062355">
            <text:p>1479624062355</text:p>
          </table:table-cell>
          <table:table-cell table:formula="of:=[.A43]-[.A42]" office:value-type="float" office:value="9">
            <text:p>9</text:p>
          </table:table-cell>
          <table:table-cell office:value-type="float" office:value="1479624062355">
            <text:p>1479624062355</text:p>
          </table:table-cell>
          <table:table-cell office:value-type="float" office:value="15064716">
            <text:p>15064716</text:p>
          </table:table-cell>
          <table:table-cell table:number-columns-repeated="14"/>
        </table:table-row>
        <table:table-row table:style-name="ro2">
          <table:table-cell office:value-type="float" office:value="1479624062364">
            <text:p>1479624062364</text:p>
          </table:table-cell>
          <table:table-cell table:formula="of:=[.A44]-[.A43]" office:value-type="float" office:value="7">
            <text:p>7</text:p>
          </table:table-cell>
          <table:table-cell office:value-type="float" office:value="1479624062364">
            <text:p>1479624062364</text:p>
          </table:table-cell>
          <table:table-cell office:value-type="float" office:value="5402250">
            <text:p>5402250</text:p>
          </table:table-cell>
          <table:table-cell table:number-columns-repeated="14"/>
        </table:table-row>
        <table:table-row table:style-name="ro2">
          <table:table-cell office:value-type="float" office:value="1479624062371">
            <text:p>1479624062371</text:p>
          </table:table-cell>
          <table:table-cell table:formula="of:=[.A45]-[.A44]" office:value-type="float" office:value="7">
            <text:p>7</text:p>
          </table:table-cell>
          <table:table-cell office:value-type="float" office:value="1479624062371">
            <text:p>1479624062371</text:p>
          </table:table-cell>
          <table:table-cell office:value-type="float" office:value="8238973">
            <text:p>8238973</text:p>
          </table:table-cell>
          <table:table-cell table:number-columns-repeated="14"/>
        </table:table-row>
        <table:table-row table:style-name="ro2">
          <table:table-cell office:value-type="float" office:value="1479624062378">
            <text:p>1479624062378</text:p>
          </table:table-cell>
          <table:table-cell table:formula="of:=[.A46]-[.A45]" office:value-type="float" office:value="10">
            <text:p>10</text:p>
          </table:table-cell>
          <table:table-cell office:value-type="float" office:value="1479624062378">
            <text:p>1479624062378</text:p>
          </table:table-cell>
          <table:table-cell office:value-type="float" office:value="4635236">
            <text:p>4635236</text:p>
          </table:table-cell>
          <table:table-cell table:number-columns-repeated="14"/>
        </table:table-row>
        <table:table-row table:style-name="ro2">
          <table:table-cell office:value-type="float" office:value="1479624062388">
            <text:p>1479624062388</text:p>
          </table:table-cell>
          <table:table-cell table:formula="of:=[.A47]-[.A46]" office:value-type="float" office:value="7">
            <text:p>7</text:p>
          </table:table-cell>
          <table:table-cell office:value-type="float" office:value="1479624062388">
            <text:p>1479624062388</text:p>
          </table:table-cell>
          <table:table-cell office:value-type="float" office:value="11234389">
            <text:p>11234389</text:p>
          </table:table-cell>
          <table:table-cell table:number-columns-repeated="14"/>
        </table:table-row>
        <table:table-row table:style-name="ro2">
          <table:table-cell office:value-type="float" office:value="1479624062395">
            <text:p>1479624062395</text:p>
          </table:table-cell>
          <table:table-cell table:formula="of:=[.A48]-[.A47]" office:value-type="float" office:value="8">
            <text:p>8</text:p>
          </table:table-cell>
          <table:table-cell office:value-type="float" office:value="1479624062395">
            <text:p>1479624062395</text:p>
          </table:table-cell>
          <table:table-cell office:value-type="float" office:value="6089916">
            <text:p>6089916</text:p>
          </table:table-cell>
          <table:table-cell table:number-columns-repeated="14"/>
        </table:table-row>
        <table:table-row table:style-name="ro2">
          <table:table-cell office:value-type="float" office:value="1479624062403">
            <text:p>1479624062403</text:p>
          </table:table-cell>
          <table:table-cell table:formula="of:=[.A49]-[.A48]" office:value-type="float" office:value="7">
            <text:p>7</text:p>
          </table:table-cell>
          <table:table-cell office:value-type="float" office:value="1479624062403">
            <text:p>1479624062403</text:p>
          </table:table-cell>
          <table:table-cell office:value-type="float" office:value="5276322">
            <text:p>5276322</text:p>
          </table:table-cell>
          <table:table-cell table:number-columns-repeated="14"/>
        </table:table-row>
        <table:table-row table:style-name="ro2">
          <table:table-cell office:value-type="float" office:value="1479624062410">
            <text:p>1479624062410</text:p>
          </table:table-cell>
          <table:table-cell table:formula="of:=[.A50]-[.A49]" office:value-type="float" office:value="7">
            <text:p>7</text:p>
          </table:table-cell>
          <table:table-cell office:value-type="float" office:value="1479624062410">
            <text:p>1479624062410</text:p>
          </table:table-cell>
          <table:table-cell office:value-type="float" office:value="7297083">
            <text:p>7297083</text:p>
          </table:table-cell>
          <table:table-cell table:number-columns-repeated="14"/>
        </table:table-row>
        <table:table-row table:style-name="ro2">
          <table:table-cell office:value-type="float" office:value="1479624062417">
            <text:p>1479624062417</text:p>
          </table:table-cell>
          <table:table-cell table:formula="of:=[.A51]-[.A50]" office:value-type="float" office:value="8">
            <text:p>8</text:p>
          </table:table-cell>
          <table:table-cell office:value-type="float" office:value="1479624062417">
            <text:p>1479624062417</text:p>
          </table:table-cell>
          <table:table-cell office:value-type="float" office:value="7531964">
            <text:p>7531964</text:p>
          </table:table-cell>
          <table:table-cell table:number-columns-repeated="14"/>
        </table:table-row>
        <table:table-row table:style-name="ro2">
          <table:table-cell office:value-type="float" office:value="1479624062425">
            <text:p>1479624062425</text:p>
          </table:table-cell>
          <table:table-cell table:formula="of:=[.A52]-[.A51]" office:value-type="float" office:value="15">
            <text:p>15</text:p>
          </table:table-cell>
          <table:table-cell office:value-type="float" office:value="1479624062425">
            <text:p>1479624062425</text:p>
          </table:table-cell>
          <table:table-cell office:value-type="float" office:value="6909827">
            <text:p>6909827</text:p>
          </table:table-cell>
          <table:table-cell table:number-columns-repeated="14"/>
        </table:table-row>
        <table:table-row table:style-name="ro2">
          <table:table-cell office:value-type="float" office:value="1479624062440">
            <text:p>1479624062440</text:p>
          </table:table-cell>
          <table:table-cell table:formula="of:=[.A53]-[.A52]" office:value-type="float" office:value="8">
            <text:p>8</text:p>
          </table:table-cell>
          <table:table-cell office:value-type="float" office:value="1479624062440">
            <text:p>1479624062440</text:p>
          </table:table-cell>
          <table:table-cell office:value-type="float" office:value="9295738">
            <text:p>9295738</text:p>
          </table:table-cell>
          <table:table-cell table:number-columns-repeated="14"/>
        </table:table-row>
        <table:table-row table:style-name="ro2">
          <table:table-cell office:value-type="float" office:value="1479624062448">
            <text:p>1479624062448</text:p>
          </table:table-cell>
          <table:table-cell table:formula="of:=[.A54]-[.A53]" office:value-type="float" office:value="7">
            <text:p>7</text:p>
          </table:table-cell>
          <table:table-cell office:value-type="float" office:value="1479624062448">
            <text:p>1479624062448</text:p>
          </table:table-cell>
          <table:table-cell office:value-type="float" office:value="9445351">
            <text:p>9445351</text:p>
          </table:table-cell>
          <table:table-cell table:number-columns-repeated="14"/>
        </table:table-row>
        <table:table-row table:style-name="ro2">
          <table:table-cell office:value-type="float" office:value="1479624062455">
            <text:p>1479624062455</text:p>
          </table:table-cell>
          <table:table-cell table:formula="of:=[.A55]-[.A54]" office:value-type="float" office:value="7">
            <text:p>7</text:p>
          </table:table-cell>
          <table:table-cell office:value-type="float" office:value="1479624062455">
            <text:p>1479624062455</text:p>
          </table:table-cell>
          <table:table-cell office:value-type="float" office:value="9350214">
            <text:p>9350214</text:p>
          </table:table-cell>
          <table:table-cell table:number-columns-repeated="14"/>
        </table:table-row>
        <table:table-row table:style-name="ro2">
          <table:table-cell office:value-type="float" office:value="1479624062462">
            <text:p>1479624062462</text:p>
          </table:table-cell>
          <table:table-cell table:formula="of:=[.A56]-[.A55]" office:value-type="float" office:value="15">
            <text:p>15</text:p>
          </table:table-cell>
          <table:table-cell office:value-type="float" office:value="1479624062462">
            <text:p>1479624062462</text:p>
          </table:table-cell>
          <table:table-cell office:value-type="float" office:value="7628679">
            <text:p>7628679</text:p>
          </table:table-cell>
          <table:table-cell table:number-columns-repeated="14"/>
        </table:table-row>
        <table:table-row table:style-name="ro2">
          <table:table-cell office:value-type="float" office:value="1479624062477">
            <text:p>1479624062477</text:p>
          </table:table-cell>
          <table:table-cell table:formula="of:=[.A57]-[.A56]" office:value-type="float" office:value="23">
            <text:p>23</text:p>
          </table:table-cell>
          <table:table-cell office:value-type="float" office:value="1479624062477">
            <text:p>1479624062477</text:p>
          </table:table-cell>
          <table:table-cell office:value-type="float" office:value="7322742">
            <text:p>7322742</text:p>
          </table:table-cell>
          <table:table-cell table:number-columns-repeated="14"/>
        </table:table-row>
        <table:table-row table:style-name="ro2">
          <table:table-cell office:value-type="float" office:value="1479624062500">
            <text:p>1479624062500</text:p>
          </table:table-cell>
          <table:table-cell table:formula="of:=[.A58]-[.A57]" office:value-type="float" office:value="7">
            <text:p>7</text:p>
          </table:table-cell>
          <table:table-cell office:value-type="float" office:value="1479624062500">
            <text:p>1479624062500</text:p>
          </table:table-cell>
          <table:table-cell office:value-type="float" office:value="14806940">
            <text:p>14806940</text:p>
          </table:table-cell>
          <table:table-cell table:number-columns-repeated="14"/>
        </table:table-row>
        <table:table-row table:style-name="ro2">
          <table:table-cell office:value-type="float" office:value="1479624062507">
            <text:p>1479624062507</text:p>
          </table:table-cell>
          <table:table-cell table:formula="of:=[.A59]-[.A58]" office:value-type="float" office:value="7">
            <text:p>7</text:p>
          </table:table-cell>
          <table:table-cell office:value-type="float" office:value="1479624062507">
            <text:p>1479624062507</text:p>
          </table:table-cell>
          <table:table-cell office:value-type="float" office:value="13841364">
            <text:p>13841364</text:p>
          </table:table-cell>
          <table:table-cell table:number-columns-repeated="14"/>
        </table:table-row>
        <table:table-row table:style-name="ro2">
          <table:table-cell office:value-type="float" office:value="1479624062514">
            <text:p>1479624062514</text:p>
          </table:table-cell>
          <table:table-cell table:formula="of:=[.A60]-[.A59]" office:value-type="float" office:value="7">
            <text:p>7</text:p>
          </table:table-cell>
          <table:table-cell office:value-type="float" office:value="1479624062514">
            <text:p>1479624062514</text:p>
          </table:table-cell>
          <table:table-cell office:value-type="float" office:value="5444883">
            <text:p>5444883</text:p>
          </table:table-cell>
          <table:table-cell table:number-columns-repeated="14"/>
        </table:table-row>
        <table:table-row table:style-name="ro2">
          <table:table-cell office:value-type="float" office:value="1479624062521">
            <text:p>1479624062521</text:p>
          </table:table-cell>
          <table:table-cell table:formula="of:=[.A61]-[.A60]" office:value-type="float" office:value="8">
            <text:p>8</text:p>
          </table:table-cell>
          <table:table-cell office:value-type="float" office:value="1479624062521">
            <text:p>1479624062521</text:p>
          </table:table-cell>
          <table:table-cell office:value-type="float" office:value="5813191">
            <text:p>5813191</text:p>
          </table:table-cell>
          <table:table-cell table:number-columns-repeated="14"/>
        </table:table-row>
        <table:table-row table:style-name="ro2">
          <table:table-cell office:value-type="float" office:value="1479624062529">
            <text:p>1479624062529</text:p>
          </table:table-cell>
          <table:table-cell table:formula="of:=[.A62]-[.A61]" office:value-type="float" office:value="7">
            <text:p>7</text:p>
          </table:table-cell>
          <table:table-cell office:value-type="float" office:value="1479624062529">
            <text:p>1479624062529</text:p>
          </table:table-cell>
          <table:table-cell office:value-type="float" office:value="5264479">
            <text:p>5264479</text:p>
          </table:table-cell>
          <table:table-cell table:number-columns-repeated="14"/>
        </table:table-row>
        <table:table-row table:style-name="ro2">
          <table:table-cell office:value-type="float" office:value="1479624062536">
            <text:p>1479624062536</text:p>
          </table:table-cell>
          <table:table-cell table:formula="of:=[.A63]-[.A62]" office:value-type="float" office:value="16">
            <text:p>16</text:p>
          </table:table-cell>
          <table:table-cell office:value-type="float" office:value="1479624062536">
            <text:p>1479624062536</text:p>
          </table:table-cell>
          <table:table-cell office:value-type="float" office:value="6206764">
            <text:p>6206764</text:p>
          </table:table-cell>
          <table:table-cell table:number-columns-repeated="14"/>
        </table:table-row>
        <table:table-row table:style-name="ro2">
          <table:table-cell office:value-type="float" office:value="1479624062552">
            <text:p>1479624062552</text:p>
          </table:table-cell>
          <table:table-cell table:formula="of:=[.A64]-[.A63]" office:value-type="float" office:value="7">
            <text:p>7</text:p>
          </table:table-cell>
          <table:table-cell office:value-type="float" office:value="1479624062552">
            <text:p>1479624062552</text:p>
          </table:table-cell>
          <table:table-cell office:value-type="float" office:value="5831350">
            <text:p>5831350</text:p>
          </table:table-cell>
          <table:table-cell table:number-columns-repeated="14"/>
        </table:table-row>
        <table:table-row table:style-name="ro2">
          <table:table-cell office:value-type="float" office:value="1479624062559">
            <text:p>1479624062559</text:p>
          </table:table-cell>
          <table:table-cell table:formula="of:=[.A65]-[.A64]" office:value-type="float" office:value="9">
            <text:p>9</text:p>
          </table:table-cell>
          <table:table-cell office:value-type="float" office:value="1479624062559">
            <text:p>1479624062559</text:p>
          </table:table-cell>
          <table:table-cell office:value-type="float" office:value="8151337">
            <text:p>8151337</text:p>
          </table:table-cell>
          <table:table-cell table:number-columns-repeated="14"/>
        </table:table-row>
        <table:table-row table:style-name="ro2">
          <table:table-cell office:value-type="float" office:value="1479624062568">
            <text:p>1479624062568</text:p>
          </table:table-cell>
          <table:table-cell table:formula="of:=[.A66]-[.A65]" office:value-type="float" office:value="7">
            <text:p>7</text:p>
          </table:table-cell>
          <table:table-cell office:value-type="float" office:value="1479624062568">
            <text:p>1479624062568</text:p>
          </table:table-cell>
          <table:table-cell office:value-type="float" office:value="6389142">
            <text:p>6389142</text:p>
          </table:table-cell>
          <table:table-cell table:number-columns-repeated="14"/>
        </table:table-row>
        <table:table-row table:style-name="ro2">
          <table:table-cell office:value-type="float" office:value="1479624062575">
            <text:p>1479624062575</text:p>
          </table:table-cell>
          <table:table-cell table:formula="of:=[.A67]-[.A66]" office:value-type="float" office:value="38">
            <text:p>38</text:p>
          </table:table-cell>
          <table:table-cell office:value-type="float" office:value="1479624062575">
            <text:p>1479624062575</text:p>
          </table:table-cell>
          <table:table-cell office:value-type="float" office:value="16966261">
            <text:p>16966261</text:p>
          </table:table-cell>
          <table:table-cell table:number-columns-repeated="14"/>
        </table:table-row>
        <table:table-row table:style-name="ro2">
          <table:table-cell office:value-type="float" office:value="1479624062613">
            <text:p>1479624062613</text:p>
          </table:table-cell>
          <table:table-cell table:formula="of:=[.A68]-[.A67]" office:value-type="float" office:value="8">
            <text:p>8</text:p>
          </table:table-cell>
          <table:table-cell office:value-type="float" office:value="1479624062613">
            <text:p>1479624062613</text:p>
          </table:table-cell>
          <table:table-cell office:value-type="float" office:value="5637920">
            <text:p>5637920</text:p>
          </table:table-cell>
          <table:table-cell table:number-columns-repeated="14"/>
        </table:table-row>
        <table:table-row table:style-name="ro2">
          <table:table-cell office:value-type="float" office:value="1479624062621">
            <text:p>1479624062621</text:p>
          </table:table-cell>
          <table:table-cell table:formula="of:=[.A69]-[.A68]" office:value-type="float" office:value="0">
            <text:p>0</text:p>
          </table:table-cell>
          <table:table-cell office:value-type="float" office:value="1479624062621">
            <text:p>1479624062621</text:p>
          </table:table-cell>
          <table:table-cell office:value-type="float" office:value="9346266">
            <text:p>9346266</text:p>
          </table:table-cell>
          <table:table-cell table:number-columns-repeated="14"/>
        </table:table-row>
        <table:table-row table:style-name="ro2">
          <table:table-cell office:value-type="float" office:value="1479624062621">
            <text:p>1479624062621</text:p>
          </table:table-cell>
          <table:table-cell table:formula="of:=[.A70]-[.A69]" office:value-type="float" office:value="16">
            <text:p>16</text:p>
          </table:table-cell>
          <table:table-cell office:value-type="float" office:value="1479624062621">
            <text:p>1479624062621</text:p>
          </table:table-cell>
          <table:table-cell office:value-type="float" office:value="5640288">
            <text:p>5640288</text:p>
          </table:table-cell>
          <table:table-cell table:number-columns-repeated="14"/>
        </table:table-row>
        <table:table-row table:style-name="ro2">
          <table:table-cell office:value-type="float" office:value="1479624062637">
            <text:p>1479624062637</text:p>
          </table:table-cell>
          <table:table-cell table:formula="of:=[.A71]-[.A70]" office:value-type="float" office:value="23">
            <text:p>23</text:p>
          </table:table-cell>
          <table:table-cell office:value-type="float" office:value="1479624062637">
            <text:p>1479624062637</text:p>
          </table:table-cell>
          <table:table-cell office:value-type="float" office:value="8236210">
            <text:p>8236210</text:p>
          </table:table-cell>
          <table:table-cell table:number-columns-repeated="14"/>
        </table:table-row>
        <table:table-row table:style-name="ro2">
          <table:table-cell office:value-type="float" office:value="1479624062660">
            <text:p>1479624062660</text:p>
          </table:table-cell>
          <table:table-cell table:formula="of:=[.A72]-[.A71]" office:value-type="float" office:value="8">
            <text:p>8</text:p>
          </table:table-cell>
          <table:table-cell office:value-type="float" office:value="1479624062660">
            <text:p>1479624062660</text:p>
          </table:table-cell>
          <table:table-cell office:value-type="float" office:value="8808608">
            <text:p>8808608</text:p>
          </table:table-cell>
          <table:table-cell table:number-columns-repeated="14"/>
        </table:table-row>
        <table:table-row table:style-name="ro2">
          <table:table-cell office:value-type="float" office:value="1479624062668">
            <text:p>1479624062668</text:p>
          </table:table-cell>
          <table:table-cell table:formula="of:=[.A73]-[.A72]" office:value-type="float" office:value="7">
            <text:p>7</text:p>
          </table:table-cell>
          <table:table-cell office:value-type="float" office:value="1479624062668">
            <text:p>1479624062668</text:p>
          </table:table-cell>
          <table:table-cell office:value-type="float" office:value="7042860">
            <text:p>7042860</text:p>
          </table:table-cell>
          <table:table-cell table:number-columns-repeated="14"/>
        </table:table-row>
        <table:table-row table:style-name="ro2">
          <table:table-cell office:value-type="float" office:value="1479624062675">
            <text:p>1479624062675</text:p>
          </table:table-cell>
          <table:table-cell table:formula="of:=[.A74]-[.A73]" office:value-type="float" office:value="10">
            <text:p>10</text:p>
          </table:table-cell>
          <table:table-cell office:value-type="float" office:value="1479624062675">
            <text:p>1479624062675</text:p>
          </table:table-cell>
          <table:table-cell office:value-type="float" office:value="7454986">
            <text:p>7454986</text:p>
          </table:table-cell>
          <table:table-cell table:number-columns-repeated="14"/>
        </table:table-row>
        <table:table-row table:style-name="ro2">
          <table:table-cell office:value-type="float" office:value="1479624062685">
            <text:p>1479624062685</text:p>
          </table:table-cell>
          <table:table-cell table:formula="of:=[.A75]-[.A74]" office:value-type="float" office:value="7">
            <text:p>7</text:p>
          </table:table-cell>
          <table:table-cell office:value-type="float" office:value="1479624062685">
            <text:p>1479624062685</text:p>
          </table:table-cell>
          <table:table-cell office:value-type="float" office:value="6132155">
            <text:p>6132155</text:p>
          </table:table-cell>
          <table:table-cell table:number-columns-repeated="14"/>
        </table:table-row>
        <table:table-row table:style-name="ro2">
          <table:table-cell office:value-type="float" office:value="1479624062692">
            <text:p>1479624062692</text:p>
          </table:table-cell>
          <table:table-cell table:formula="of:=[.A76]-[.A75]" office:value-type="float" office:value="10">
            <text:p>10</text:p>
          </table:table-cell>
          <table:table-cell office:value-type="float" office:value="1479624062692">
            <text:p>1479624062692</text:p>
          </table:table-cell>
          <table:table-cell office:value-type="float" office:value="5740556">
            <text:p>5740556</text:p>
          </table:table-cell>
          <table:table-cell table:number-columns-repeated="14"/>
        </table:table-row>
        <table:table-row table:style-name="ro2">
          <table:table-cell office:value-type="float" office:value="1479624062702">
            <text:p>1479624062702</text:p>
          </table:table-cell>
          <table:table-cell table:formula="of:=[.A77]-[.A76]" office:value-type="float" office:value="8">
            <text:p>8</text:p>
          </table:table-cell>
          <table:table-cell office:value-type="float" office:value="1479624062702">
            <text:p>1479624062702</text:p>
          </table:table-cell>
          <table:table-cell office:value-type="float" office:value="11103725">
            <text:p>11103725</text:p>
          </table:table-cell>
          <table:table-cell table:number-columns-repeated="14"/>
        </table:table-row>
        <table:table-row table:style-name="ro2">
          <table:table-cell office:value-type="float" office:value="1479624062710">
            <text:p>1479624062710</text:p>
          </table:table-cell>
          <table:table-cell table:formula="of:=[.A78]-[.A77]" office:value-type="float" office:value="8">
            <text:p>8</text:p>
          </table:table-cell>
          <table:table-cell office:value-type="float" office:value="1479624062710">
            <text:p>1479624062710</text:p>
          </table:table-cell>
          <table:table-cell office:value-type="float" office:value="8411877">
            <text:p>8411877</text:p>
          </table:table-cell>
          <table:table-cell table:number-columns-repeated="14"/>
        </table:table-row>
        <table:table-row table:style-name="ro2">
          <table:table-cell office:value-type="float" office:value="1479624062718">
            <text:p>1479624062718</text:p>
          </table:table-cell>
          <table:table-cell table:formula="of:=[.A79]-[.A78]" office:value-type="float" office:value="8">
            <text:p>8</text:p>
          </table:table-cell>
          <table:table-cell office:value-type="float" office:value="1479624062718">
            <text:p>1479624062718</text:p>
          </table:table-cell>
          <table:table-cell office:value-type="float" office:value="8629388">
            <text:p>8629388</text:p>
          </table:table-cell>
          <table:table-cell table:number-columns-repeated="14"/>
        </table:table-row>
        <table:table-row table:style-name="ro2">
          <table:table-cell office:value-type="float" office:value="1479624062726">
            <text:p>1479624062726</text:p>
          </table:table-cell>
          <table:table-cell table:formula="of:=[.A80]-[.A79]" office:value-type="float" office:value="7">
            <text:p>7</text:p>
          </table:table-cell>
          <table:table-cell office:value-type="float" office:value="1479624062726">
            <text:p>1479624062726</text:p>
          </table:table-cell>
          <table:table-cell office:value-type="float" office:value="6408090">
            <text:p>6408090</text:p>
          </table:table-cell>
          <table:table-cell table:number-columns-repeated="14"/>
        </table:table-row>
        <table:table-row table:style-name="ro2">
          <table:table-cell office:value-type="float" office:value="1479624062733">
            <text:p>1479624062733</text:p>
          </table:table-cell>
          <table:table-cell table:formula="of:=[.A81]-[.A80]" office:value-type="float" office:value="14">
            <text:p>14</text:p>
          </table:table-cell>
          <table:table-cell office:value-type="float" office:value="1479624062733">
            <text:p>1479624062733</text:p>
          </table:table-cell>
          <table:table-cell office:value-type="float" office:value="6735343">
            <text:p>6735343</text:p>
          </table:table-cell>
          <table:table-cell table:number-columns-repeated="14"/>
        </table:table-row>
        <table:table-row table:style-name="ro2">
          <table:table-cell office:value-type="float" office:value="1479624062747">
            <text:p>1479624062747</text:p>
          </table:table-cell>
          <table:table-cell table:formula="of:=[.A82]-[.A81]" office:value-type="float" office:value="8">
            <text:p>8</text:p>
          </table:table-cell>
          <table:table-cell office:value-type="float" office:value="1479624062747">
            <text:p>1479624062747</text:p>
          </table:table-cell>
          <table:table-cell office:value-type="float" office:value="8628203">
            <text:p>8628203</text:p>
          </table:table-cell>
          <table:table-cell table:number-columns-repeated="14"/>
        </table:table-row>
        <table:table-row table:style-name="ro2">
          <table:table-cell office:value-type="float" office:value="1479624062755">
            <text:p>1479624062755</text:p>
          </table:table-cell>
          <table:table-cell table:formula="of:=[.A83]-[.A82]" office:value-type="float" office:value="8">
            <text:p>8</text:p>
          </table:table-cell>
          <table:table-cell office:value-type="float" office:value="1479624062755">
            <text:p>1479624062755</text:p>
          </table:table-cell>
          <table:table-cell office:value-type="float" office:value="13783730">
            <text:p>13783730</text:p>
          </table:table-cell>
          <table:table-cell table:number-columns-repeated="14"/>
        </table:table-row>
        <table:table-row table:style-name="ro2">
          <table:table-cell office:value-type="float" office:value="1479624062763">
            <text:p>1479624062763</text:p>
          </table:table-cell>
          <table:table-cell table:formula="of:=[.A84]-[.A83]" office:value-type="float" office:value="0">
            <text:p>0</text:p>
          </table:table-cell>
          <table:table-cell office:value-type="float" office:value="1479624062763">
            <text:p>1479624062763</text:p>
          </table:table-cell>
          <table:table-cell office:value-type="float" office:value="8344374">
            <text:p>8344374</text:p>
          </table:table-cell>
          <table:table-cell table:number-columns-repeated="14"/>
        </table:table-row>
        <table:table-row table:style-name="ro2">
          <table:table-cell office:value-type="float" office:value="1479624062763">
            <text:p>1479624062763</text:p>
          </table:table-cell>
          <table:table-cell table:formula="of:=[.A85]-[.A84]" office:value-type="float" office:value="23">
            <text:p>23</text:p>
          </table:table-cell>
          <table:table-cell office:value-type="float" office:value="1479624062763">
            <text:p>1479624062763</text:p>
          </table:table-cell>
          <table:table-cell office:value-type="float" office:value="5205266">
            <text:p>5205266</text:p>
          </table:table-cell>
          <table:table-cell table:number-columns-repeated="14"/>
        </table:table-row>
        <table:table-row table:style-name="ro2">
          <table:table-cell office:value-type="float" office:value="1479624062786">
            <text:p>1479624062786</text:p>
          </table:table-cell>
          <table:table-cell table:formula="of:=[.A86]-[.A85]" office:value-type="float" office:value="17">
            <text:p>17</text:p>
          </table:table-cell>
          <table:table-cell office:value-type="float" office:value="1479624062786">
            <text:p>1479624062786</text:p>
          </table:table-cell>
          <table:table-cell office:value-type="float" office:value="6298743">
            <text:p>6298743</text:p>
          </table:table-cell>
          <table:table-cell table:number-columns-repeated="14"/>
        </table:table-row>
        <table:table-row table:style-name="ro2">
          <table:table-cell office:value-type="float" office:value="1479624062803">
            <text:p>1479624062803</text:p>
          </table:table-cell>
          <table:table-cell table:formula="of:=[.A87]-[.A86]" office:value-type="float" office:value="15">
            <text:p>15</text:p>
          </table:table-cell>
          <table:table-cell office:value-type="float" office:value="1479624062803">
            <text:p>1479624062803</text:p>
          </table:table-cell>
          <table:table-cell office:value-type="float" office:value="6119918">
            <text:p>6119918</text:p>
          </table:table-cell>
          <table:table-cell table:number-columns-repeated="14"/>
        </table:table-row>
        <table:table-row table:style-name="ro2">
          <table:table-cell office:value-type="float" office:value="1479624062818">
            <text:p>1479624062818</text:p>
          </table:table-cell>
          <table:table-cell table:formula="of:=[.A88]-[.A87]" office:value-type="float" office:value="0">
            <text:p>0</text:p>
          </table:table-cell>
          <table:table-cell office:value-type="float" office:value="1479624062818">
            <text:p>1479624062818</text:p>
          </table:table-cell>
          <table:table-cell office:value-type="float" office:value="5009861">
            <text:p>5009861</text:p>
          </table:table-cell>
          <table:table-cell table:number-columns-repeated="14"/>
        </table:table-row>
        <table:table-row table:style-name="ro2">
          <table:table-cell office:value-type="float" office:value="1479624062818">
            <text:p>1479624062818</text:p>
          </table:table-cell>
          <table:table-cell table:formula="of:=[.A89]-[.A88]" office:value-type="float" office:value="16">
            <text:p>16</text:p>
          </table:table-cell>
          <table:table-cell office:value-type="float" office:value="1479624062818">
            <text:p>1479624062818</text:p>
          </table:table-cell>
          <table:table-cell office:value-type="float" office:value="5469358">
            <text:p>5469358</text:p>
          </table:table-cell>
          <table:table-cell table:number-columns-repeated="14"/>
        </table:table-row>
        <table:table-row table:style-name="ro2">
          <table:table-cell office:value-type="float" office:value="1479624062834">
            <text:p>1479624062834</text:p>
          </table:table-cell>
          <table:table-cell table:formula="of:=[.A90]-[.A89]" office:value-type="float" office:value="23">
            <text:p>23</text:p>
          </table:table-cell>
          <table:table-cell office:value-type="float" office:value="1479624062834">
            <text:p>1479624062834</text:p>
          </table:table-cell>
          <table:table-cell office:value-type="float" office:value="5800954">
            <text:p>5800954</text:p>
          </table:table-cell>
          <table:table-cell table:number-columns-repeated="14"/>
        </table:table-row>
        <table:table-row table:style-name="ro2">
          <table:table-cell office:value-type="float" office:value="1479624062857">
            <text:p>1479624062857</text:p>
          </table:table-cell>
          <table:table-cell table:formula="of:=[.A91]-[.A90]" office:value-type="float" office:value="8">
            <text:p>8</text:p>
          </table:table-cell>
          <table:table-cell office:value-type="float" office:value="1479624062857">
            <text:p>1479624062857</text:p>
          </table:table-cell>
          <table:table-cell office:value-type="float" office:value="5233293">
            <text:p>5233293</text:p>
          </table:table-cell>
          <table:table-cell table:number-columns-repeated="14"/>
        </table:table-row>
        <table:table-row table:style-name="ro2">
          <table:table-cell office:value-type="float" office:value="1479624062865">
            <text:p>1479624062865</text:p>
          </table:table-cell>
          <table:table-cell table:formula="of:=[.A92]-[.A91]" office:value-type="float" office:value="8">
            <text:p>8</text:p>
          </table:table-cell>
          <table:table-cell office:value-type="float" office:value="1479624062865">
            <text:p>1479624062865</text:p>
          </table:table-cell>
          <table:table-cell office:value-type="float" office:value="6179526">
            <text:p>6179526</text:p>
          </table:table-cell>
          <table:table-cell table:number-columns-repeated="14"/>
        </table:table-row>
        <table:table-row table:style-name="ro2">
          <table:table-cell office:value-type="float" office:value="1479624062873">
            <text:p>1479624062873</text:p>
          </table:table-cell>
          <table:table-cell table:formula="of:=[.A93]-[.A92]" office:value-type="float" office:value="7">
            <text:p>7</text:p>
          </table:table-cell>
          <table:table-cell office:value-type="float" office:value="1479624062873">
            <text:p>1479624062873</text:p>
          </table:table-cell>
          <table:table-cell office:value-type="float" office:value="6447961">
            <text:p>6447961</text:p>
          </table:table-cell>
          <table:table-cell table:number-columns-repeated="14"/>
        </table:table-row>
        <table:table-row table:style-name="ro2">
          <table:table-cell office:value-type="float" office:value="1479624062880">
            <text:p>1479624062880</text:p>
          </table:table-cell>
          <table:table-cell table:formula="of:=[.A94]-[.A93]" office:value-type="float" office:value="7">
            <text:p>7</text:p>
          </table:table-cell>
          <table:table-cell office:value-type="float" office:value="1479624062880">
            <text:p>1479624062880</text:p>
          </table:table-cell>
          <table:table-cell office:value-type="float" office:value="5985305">
            <text:p>5985305</text:p>
          </table:table-cell>
          <table:table-cell table:number-columns-repeated="14"/>
        </table:table-row>
        <table:table-row table:style-name="ro2">
          <table:table-cell office:value-type="float" office:value="1479624062887">
            <text:p>1479624062887</text:p>
          </table:table-cell>
          <table:table-cell table:formula="of:=[.A95]-[.A94]" office:value-type="float" office:value="8">
            <text:p>8</text:p>
          </table:table-cell>
          <table:table-cell office:value-type="float" office:value="1479624062887">
            <text:p>1479624062887</text:p>
          </table:table-cell>
          <table:table-cell office:value-type="float" office:value="5886221">
            <text:p>5886221</text:p>
          </table:table-cell>
          <table:table-cell table:number-columns-repeated="14"/>
        </table:table-row>
        <table:table-row table:style-name="ro2">
          <table:table-cell office:value-type="float" office:value="1479624062895">
            <text:p>1479624062895</text:p>
          </table:table-cell>
          <table:table-cell table:formula="of:=[.A96]-[.A95]" office:value-type="float" office:value="16">
            <text:p>16</text:p>
          </table:table-cell>
          <table:table-cell office:value-type="float" office:value="1479624062895">
            <text:p>1479624062895</text:p>
          </table:table-cell>
          <table:table-cell office:value-type="float" office:value="8617545">
            <text:p>8617545</text:p>
          </table:table-cell>
          <table:table-cell table:number-columns-repeated="14"/>
        </table:table-row>
        <table:table-row table:style-name="ro2">
          <table:table-cell office:value-type="float" office:value="1479624062911">
            <text:p>1479624062911</text:p>
          </table:table-cell>
          <table:table-cell table:formula="of:=[.A97]-[.A96]" office:value-type="float" office:value="15">
            <text:p>15</text:p>
          </table:table-cell>
          <table:table-cell office:value-type="float" office:value="1479624062911">
            <text:p>1479624062911</text:p>
          </table:table-cell>
          <table:table-cell office:value-type="float" office:value="5008282">
            <text:p>5008282</text:p>
          </table:table-cell>
          <table:table-cell table:number-columns-repeated="14"/>
        </table:table-row>
        <table:table-row table:style-name="ro2">
          <table:table-cell office:value-type="float" office:value="1479624062926">
            <text:p>1479624062926</text:p>
          </table:table-cell>
          <table:table-cell table:formula="of:=[.A98]-[.A97]" office:value-type="float" office:value="7">
            <text:p>7</text:p>
          </table:table-cell>
          <table:table-cell office:value-type="float" office:value="1479624062926">
            <text:p>1479624062926</text:p>
          </table:table-cell>
          <table:table-cell office:value-type="float" office:value="6338218">
            <text:p>6338218</text:p>
          </table:table-cell>
          <table:table-cell table:number-columns-repeated="14"/>
        </table:table-row>
        <table:table-row table:style-name="ro2">
          <table:table-cell office:value-type="float" office:value="1479624062933">
            <text:p>1479624062933</text:p>
          </table:table-cell>
          <table:table-cell table:formula="of:=[.A99]-[.A98]" office:value-type="float" office:value="8">
            <text:p>8</text:p>
          </table:table-cell>
          <table:table-cell office:value-type="float" office:value="1479624062933">
            <text:p>1479624062933</text:p>
          </table:table-cell>
          <table:table-cell office:value-type="float" office:value="11515851">
            <text:p>11515851</text:p>
          </table:table-cell>
          <table:table-cell table:number-columns-repeated="14"/>
        </table:table-row>
        <table:table-row table:style-name="ro2">
          <table:table-cell office:value-type="float" office:value="1479624062941">
            <text:p>1479624062941</text:p>
          </table:table-cell>
          <table:table-cell table:formula="of:=[.A100]-[.A99]" office:value-type="float" office:value="7">
            <text:p>7</text:p>
          </table:table-cell>
          <table:table-cell office:value-type="float" office:value="1479624062941">
            <text:p>1479624062941</text:p>
          </table:table-cell>
          <table:table-cell office:value-type="float" office:value="5288954">
            <text:p>5288954</text:p>
          </table:table-cell>
          <table:table-cell table:number-columns-repeated="14"/>
        </table:table-row>
        <table:table-row table:style-name="ro2">
          <table:table-cell office:value-type="float" office:value="1479624062948">
            <text:p>1479624062948</text:p>
          </table:table-cell>
          <table:table-cell table:formula="of:=[.A101]-[.A100]" office:value-type="float" office:value="7">
            <text:p>7</text:p>
          </table:table-cell>
          <table:table-cell office:value-type="float" office:value="1479624062948">
            <text:p>1479624062948</text:p>
          </table:table-cell>
          <table:table-cell office:value-type="float" office:value="5202897">
            <text:p>5202897</text:p>
          </table:table-cell>
          <table:table-cell table:number-columns-repeated="14"/>
        </table:table-row>
        <table:table-row table:style-name="ro2">
          <table:table-cell office:value-type="float" office:value="1479624062955">
            <text:p>1479624062955</text:p>
          </table:table-cell>
          <table:table-cell table:formula="of:=[.A102]-[.A101]" office:value-type="float" office:value="7">
            <text:p>7</text:p>
          </table:table-cell>
          <table:table-cell office:value-type="float" office:value="1479624062955">
            <text:p>1479624062955</text:p>
          </table:table-cell>
          <table:table-cell office:value-type="float" office:value="6768108">
            <text:p>6768108</text:p>
          </table:table-cell>
          <table:table-cell table:number-columns-repeated="14"/>
        </table:table-row>
        <table:table-row table:style-name="ro2">
          <table:table-cell office:value-type="float" office:value="1479624062962">
            <text:p>1479624062962</text:p>
          </table:table-cell>
          <table:table-cell table:formula="of:=[.A103]-[.A102]" office:value-type="float" office:value="8">
            <text:p>8</text:p>
          </table:table-cell>
          <table:table-cell office:value-type="float" office:value="1479624062962">
            <text:p>1479624062962</text:p>
          </table:table-cell>
          <table:table-cell office:value-type="float" office:value="5806481">
            <text:p>5806481</text:p>
          </table:table-cell>
          <table:table-cell table:number-columns-repeated="14"/>
        </table:table-row>
        <table:table-row table:style-name="ro2">
          <table:table-cell office:value-type="float" office:value="1479624062970">
            <text:p>1479624062970</text:p>
          </table:table-cell>
          <table:table-cell table:formula="of:=[.A104]-[.A103]" office:value-type="float" office:value="15">
            <text:p>15</text:p>
          </table:table-cell>
          <table:table-cell office:value-type="float" office:value="1479624062970">
            <text:p>1479624062970</text:p>
          </table:table-cell>
          <table:table-cell office:value-type="float" office:value="5862931">
            <text:p>5862931</text:p>
          </table:table-cell>
          <table:table-cell table:number-columns-repeated="14"/>
        </table:table-row>
        <table:table-row table:style-name="ro2">
          <table:table-cell office:value-type="float" office:value="1479624062985">
            <text:p>1479624062985</text:p>
          </table:table-cell>
          <table:table-cell table:formula="of:=[.A105]-[.A104]" office:value-type="float" office:value="8">
            <text:p>8</text:p>
          </table:table-cell>
          <table:table-cell office:value-type="float" office:value="1479624062985">
            <text:p>1479624062985</text:p>
          </table:table-cell>
          <table:table-cell office:value-type="float" office:value="5301191">
            <text:p>5301191</text:p>
          </table:table-cell>
          <table:table-cell table:number-columns-repeated="14"/>
        </table:table-row>
        <table:table-row table:style-name="ro2">
          <table:table-cell office:value-type="float" office:value="1479624062993">
            <text:p>1479624062993</text:p>
          </table:table-cell>
          <table:table-cell table:formula="of:=[.A106]-[.A105]" office:value-type="float" office:value="7">
            <text:p>7</text:p>
          </table:table-cell>
          <table:table-cell office:value-type="float" office:value="1479624062993">
            <text:p>1479624062993</text:p>
          </table:table-cell>
          <table:table-cell office:value-type="float" office:value="5726740">
            <text:p>5726740</text:p>
          </table:table-cell>
          <table:table-cell table:number-columns-repeated="14"/>
        </table:table-row>
        <table:table-row table:style-name="ro2">
          <table:table-cell office:value-type="float" office:value="1479624063000">
            <text:p>1479624063000</text:p>
          </table:table-cell>
          <table:table-cell table:formula="of:=[.A107]-[.A106]" office:value-type="float" office:value="7">
            <text:p>7</text:p>
          </table:table-cell>
          <table:table-cell office:value-type="float" office:value="1479624063000">
            <text:p>1479624063000</text:p>
          </table:table-cell>
          <table:table-cell office:value-type="float" office:value="8391745">
            <text:p>8391745</text:p>
          </table:table-cell>
          <table:table-cell table:number-columns-repeated="14"/>
        </table:table-row>
        <table:table-row table:style-name="ro2">
          <table:table-cell office:value-type="float" office:value="1479624063007">
            <text:p>1479624063007</text:p>
          </table:table-cell>
          <table:table-cell table:formula="of:=[.A108]-[.A107]" office:value-type="float" office:value="18">
            <text:p>18</text:p>
          </table:table-cell>
          <table:table-cell office:value-type="float" office:value="1479624063007">
            <text:p>1479624063007</text:p>
          </table:table-cell>
          <table:table-cell office:value-type="float" office:value="6133734">
            <text:p>6133734</text:p>
          </table:table-cell>
          <table:table-cell table:number-columns-repeated="14"/>
        </table:table-row>
        <table:table-row table:style-name="ro2">
          <table:table-cell office:value-type="float" office:value="1479624063025">
            <text:p>1479624063025</text:p>
          </table:table-cell>
          <table:table-cell table:formula="of:=[.A109]-[.A108]" office:value-type="float" office:value="8">
            <text:p>8</text:p>
          </table:table-cell>
          <table:table-cell office:value-type="float" office:value="1479624063025">
            <text:p>1479624063025</text:p>
          </table:table-cell>
          <table:table-cell office:value-type="float" office:value="5111314">
            <text:p>5111314</text:p>
          </table:table-cell>
          <table:table-cell table:number-columns-repeated="14"/>
        </table:table-row>
        <table:table-row table:style-name="ro2">
          <table:table-cell office:value-type="float" office:value="1479624063033">
            <text:p>1479624063033</text:p>
          </table:table-cell>
          <table:table-cell table:formula="of:=[.A110]-[.A109]" office:value-type="float" office:value="7">
            <text:p>7</text:p>
          </table:table-cell>
          <table:table-cell office:value-type="float" office:value="1479624063033">
            <text:p>1479624063033</text:p>
          </table:table-cell>
          <table:table-cell office:value-type="float" office:value="7221290">
            <text:p>7221290</text:p>
          </table:table-cell>
          <table:table-cell table:number-columns-repeated="14"/>
        </table:table-row>
        <table:table-row table:style-name="ro2">
          <table:table-cell office:value-type="float" office:value="1479624063040">
            <text:p>1479624063040</text:p>
          </table:table-cell>
          <table:table-cell table:formula="of:=[.A111]-[.A110]" office:value-type="float" office:value="7">
            <text:p>7</text:p>
          </table:table-cell>
          <table:table-cell office:value-type="float" office:value="1479624063040">
            <text:p>1479624063040</text:p>
          </table:table-cell>
          <table:table-cell office:value-type="float" office:value="6550203">
            <text:p>6550203</text:p>
          </table:table-cell>
          <table:table-cell table:number-columns-repeated="14"/>
        </table:table-row>
        <table:table-row table:style-name="ro2">
          <table:table-cell office:value-type="float" office:value="1479624063047">
            <text:p>1479624063047</text:p>
          </table:table-cell>
          <table:table-cell table:formula="of:=[.A112]-[.A111]" office:value-type="float" office:value="7">
            <text:p>7</text:p>
          </table:table-cell>
          <table:table-cell office:value-type="float" office:value="1479624063047">
            <text:p>1479624063047</text:p>
          </table:table-cell>
          <table:table-cell office:value-type="float" office:value="7199183">
            <text:p>7199183</text:p>
          </table:table-cell>
          <table:table-cell table:number-columns-repeated="14"/>
        </table:table-row>
        <table:table-row table:style-name="ro2">
          <table:table-cell office:value-type="float" office:value="1479624063054">
            <text:p>1479624063054</text:p>
          </table:table-cell>
          <table:table-cell table:formula="of:=[.A113]-[.A112]" office:value-type="float" office:value="21">
            <text:p>21</text:p>
          </table:table-cell>
          <table:table-cell office:value-type="float" office:value="1479624063054">
            <text:p>1479624063054</text:p>
          </table:table-cell>
          <table:table-cell office:value-type="float" office:value="5304350">
            <text:p>5304350</text:p>
          </table:table-cell>
          <table:table-cell table:number-columns-repeated="14"/>
        </table:table-row>
        <table:table-row table:style-name="ro2">
          <table:table-cell office:value-type="float" office:value="1479624063075">
            <text:p>1479624063075</text:p>
          </table:table-cell>
          <table:table-cell table:formula="of:=[.A114]-[.A113]" office:value-type="float" office:value="7">
            <text:p>7</text:p>
          </table:table-cell>
          <table:table-cell office:value-type="float" office:value="1479624063075">
            <text:p>1479624063075</text:p>
          </table:table-cell>
          <table:table-cell office:value-type="float" office:value="6737318">
            <text:p>6737318</text:p>
          </table:table-cell>
          <table:table-cell table:number-columns-repeated="14"/>
        </table:table-row>
        <table:table-row table:style-name="ro2">
          <table:table-cell office:value-type="float" office:value="1479624063082">
            <text:p>1479624063082</text:p>
          </table:table-cell>
          <table:table-cell table:formula="of:=[.A115]-[.A114]" office:value-type="float" office:value="16">
            <text:p>16</text:p>
          </table:table-cell>
          <table:table-cell office:value-type="float" office:value="1479624063082">
            <text:p>1479624063082</text:p>
          </table:table-cell>
          <table:table-cell office:value-type="float" office:value="10752786">
            <text:p>10752786</text:p>
          </table:table-cell>
          <table:table-cell table:number-columns-repeated="14"/>
        </table:table-row>
        <table:table-row table:style-name="ro2">
          <table:table-cell office:value-type="float" office:value="1479624063098">
            <text:p>1479624063098</text:p>
          </table:table-cell>
          <table:table-cell table:formula="of:=[.A116]-[.A115]" office:value-type="float" office:value="7">
            <text:p>7</text:p>
          </table:table-cell>
          <table:table-cell office:value-type="float" office:value="1479624063098">
            <text:p>1479624063098</text:p>
          </table:table-cell>
          <table:table-cell office:value-type="float" office:value="4729189">
            <text:p>4729189</text:p>
          </table:table-cell>
          <table:table-cell table:number-columns-repeated="14"/>
        </table:table-row>
        <table:table-row table:style-name="ro2">
          <table:table-cell office:value-type="float" office:value="1479624063105">
            <text:p>1479624063105</text:p>
          </table:table-cell>
          <table:table-cell table:formula="of:=[.A117]-[.A116]" office:value-type="float" office:value="8">
            <text:p>8</text:p>
          </table:table-cell>
          <table:table-cell office:value-type="float" office:value="1479624063105">
            <text:p>1479624063105</text:p>
          </table:table-cell>
          <table:table-cell office:value-type="float" office:value="6383615">
            <text:p>6383615</text:p>
          </table:table-cell>
          <table:table-cell table:number-columns-repeated="14"/>
        </table:table-row>
        <table:table-row table:style-name="ro2">
          <table:table-cell office:value-type="float" office:value="1479624063113">
            <text:p>1479624063113</text:p>
          </table:table-cell>
          <table:table-cell table:formula="of:=[.A118]-[.A117]" office:value-type="float" office:value="23">
            <text:p>23</text:p>
          </table:table-cell>
          <table:table-cell office:value-type="float" office:value="1479624063113">
            <text:p>1479624063113</text:p>
          </table:table-cell>
          <table:table-cell office:value-type="float" office:value="5845957">
            <text:p>5845957</text:p>
          </table:table-cell>
          <table:table-cell table:number-columns-repeated="14"/>
        </table:table-row>
        <table:table-row table:style-name="ro2">
          <table:table-cell office:value-type="float" office:value="1479624063136">
            <text:p>1479624063136</text:p>
          </table:table-cell>
          <table:table-cell table:formula="of:=[.A119]-[.A118]" office:value-type="float" office:value="9">
            <text:p>9</text:p>
          </table:table-cell>
          <table:table-cell office:value-type="float" office:value="1479624063136">
            <text:p>1479624063136</text:p>
          </table:table-cell>
          <table:table-cell office:value-type="float" office:value="5126710">
            <text:p>5126710</text:p>
          </table:table-cell>
          <table:table-cell table:number-columns-repeated="14"/>
        </table:table-row>
        <table:table-row table:style-name="ro2">
          <table:table-cell office:value-type="float" office:value="1479624063145">
            <text:p>1479624063145</text:p>
          </table:table-cell>
          <table:table-cell table:formula="of:=[.A120]-[.A119]" office:value-type="float" office:value="7">
            <text:p>7</text:p>
          </table:table-cell>
          <table:table-cell office:value-type="float" office:value="1479624063145">
            <text:p>1479624063145</text:p>
          </table:table-cell>
          <table:table-cell office:value-type="float" office:value="5088023">
            <text:p>5088023</text:p>
          </table:table-cell>
          <table:table-cell table:number-columns-repeated="14"/>
        </table:table-row>
        <table:table-row table:style-name="ro2">
          <table:table-cell office:value-type="float" office:value="1479624063152">
            <text:p>1479624063152</text:p>
          </table:table-cell>
          <table:table-cell table:formula="of:=[.A121]-[.A120]" office:value-type="float" office:value="0">
            <text:p>0</text:p>
          </table:table-cell>
          <table:table-cell office:value-type="float" office:value="1479624063152">
            <text:p>1479624063152</text:p>
          </table:table-cell>
          <table:table-cell office:value-type="float" office:value="4513257">
            <text:p>4513257</text:p>
          </table:table-cell>
          <table:table-cell table:number-columns-repeated="14"/>
        </table:table-row>
        <table:table-row table:style-name="ro2">
          <table:table-cell office:value-type="float" office:value="1479624063152">
            <text:p>1479624063152</text:p>
          </table:table-cell>
          <table:table-cell table:formula="of:=[.A122]-[.A121]" office:value-type="float" office:value="8">
            <text:p>8</text:p>
          </table:table-cell>
          <table:table-cell office:value-type="float" office:value="1479624063152">
            <text:p>1479624063152</text:p>
          </table:table-cell>
          <table:table-cell office:value-type="float" office:value="4879592">
            <text:p>4879592</text:p>
          </table:table-cell>
          <table:table-cell table:number-columns-repeated="14"/>
        </table:table-row>
        <table:table-row table:style-name="ro2">
          <table:table-cell office:value-type="float" office:value="1479624063160">
            <text:p>1479624063160</text:p>
          </table:table-cell>
          <table:table-cell table:formula="of:=[.A123]-[.A122]" office:value-type="float" office:value="7">
            <text:p>7</text:p>
          </table:table-cell>
          <table:table-cell office:value-type="float" office:value="1479624063160">
            <text:p>1479624063160</text:p>
          </table:table-cell>
          <table:table-cell office:value-type="float" office:value="6781925">
            <text:p>6781925</text:p>
          </table:table-cell>
          <table:table-cell table:number-columns-repeated="14"/>
        </table:table-row>
        <table:table-row table:style-name="ro2">
          <table:table-cell office:value-type="float" office:value="1479624063167">
            <text:p>1479624063167</text:p>
          </table:table-cell>
          <table:table-cell table:formula="of:=[.A124]-[.A123]" office:value-type="float" office:value="8">
            <text:p>8</text:p>
          </table:table-cell>
          <table:table-cell office:value-type="float" office:value="1479624063167">
            <text:p>1479624063167</text:p>
          </table:table-cell>
          <table:table-cell office:value-type="float" office:value="5097497">
            <text:p>5097497</text:p>
          </table:table-cell>
          <table:table-cell table:number-columns-repeated="14"/>
        </table:table-row>
        <table:table-row table:style-name="ro2">
          <table:table-cell office:value-type="float" office:value="1479624063175">
            <text:p>1479624063175</text:p>
          </table:table-cell>
          <table:table-cell table:formula="of:=[.A125]-[.A124]" office:value-type="float" office:value="8">
            <text:p>8</text:p>
          </table:table-cell>
          <table:table-cell office:value-type="float" office:value="1479624063175">
            <text:p>1479624063175</text:p>
          </table:table-cell>
          <table:table-cell office:value-type="float" office:value="6029519">
            <text:p>6029519</text:p>
          </table:table-cell>
          <table:table-cell table:number-columns-repeated="14"/>
        </table:table-row>
        <table:table-row table:style-name="ro2">
          <table:table-cell office:value-type="float" office:value="1479624063183">
            <text:p>1479624063183</text:p>
          </table:table-cell>
          <table:table-cell table:formula="of:=[.A126]-[.A125]" office:value-type="float" office:value="0">
            <text:p>0</text:p>
          </table:table-cell>
          <table:table-cell office:value-type="float" office:value="1479624063183">
            <text:p>1479624063183</text:p>
          </table:table-cell>
          <table:table-cell office:value-type="float" office:value="10551855">
            <text:p>10551855</text:p>
          </table:table-cell>
          <table:table-cell table:number-columns-repeated="14"/>
        </table:table-row>
        <table:table-row table:style-name="ro2">
          <table:table-cell office:value-type="float" office:value="1479624063183">
            <text:p>1479624063183</text:p>
          </table:table-cell>
          <table:table-cell table:formula="of:=[.A127]-[.A126]" office:value-type="float" office:value="8">
            <text:p>8</text:p>
          </table:table-cell>
          <table:table-cell office:value-type="float" office:value="1479624063183">
            <text:p>1479624063183</text:p>
          </table:table-cell>
          <table:table-cell office:value-type="float" office:value="8858742">
            <text:p>8858742</text:p>
          </table:table-cell>
          <table:table-cell table:number-columns-repeated="14"/>
        </table:table-row>
        <table:table-row table:style-name="ro2">
          <table:table-cell office:value-type="float" office:value="1479624063191">
            <text:p>1479624063191</text:p>
          </table:table-cell>
          <table:table-cell table:formula="of:=[.A128]-[.A127]" office:value-type="float" office:value="7">
            <text:p>7</text:p>
          </table:table-cell>
          <table:table-cell office:value-type="float" office:value="1479624063191">
            <text:p>1479624063191</text:p>
          </table:table-cell>
          <table:table-cell office:value-type="float" office:value="5727529">
            <text:p>5727529</text:p>
          </table:table-cell>
          <table:table-cell table:number-columns-repeated="14"/>
        </table:table-row>
        <table:table-row table:style-name="ro2">
          <table:table-cell office:value-type="float" office:value="1479624063198">
            <text:p>1479624063198</text:p>
          </table:table-cell>
          <table:table-cell table:formula="of:=[.A129]-[.A128]" office:value-type="float" office:value="7">
            <text:p>7</text:p>
          </table:table-cell>
          <table:table-cell office:value-type="float" office:value="1479624063198">
            <text:p>1479624063198</text:p>
          </table:table-cell>
          <table:table-cell office:value-type="float" office:value="5314614">
            <text:p>5314614</text:p>
          </table:table-cell>
          <table:table-cell table:number-columns-repeated="14"/>
        </table:table-row>
        <table:table-row table:style-name="ro2">
          <table:table-cell office:value-type="float" office:value="1479624063205">
            <text:p>1479624063205</text:p>
          </table:table-cell>
          <table:table-cell table:formula="of:=[.A130]-[.A129]" office:value-type="float" office:value="16">
            <text:p>16</text:p>
          </table:table-cell>
          <table:table-cell office:value-type="float" office:value="1479624063205">
            <text:p>1479624063205</text:p>
          </table:table-cell>
          <table:table-cell office:value-type="float" office:value="10007484">
            <text:p>10007484</text:p>
          </table:table-cell>
          <table:table-cell table:number-columns-repeated="14"/>
        </table:table-row>
        <table:table-row table:style-name="ro2">
          <table:table-cell office:value-type="float" office:value="1479624063221">
            <text:p>1479624063221</text:p>
          </table:table-cell>
          <table:table-cell table:formula="of:=[.A131]-[.A130]" office:value-type="float" office:value="8">
            <text:p>8</text:p>
          </table:table-cell>
          <table:table-cell office:value-type="float" office:value="1479624063221">
            <text:p>1479624063221</text:p>
          </table:table-cell>
          <table:table-cell office:value-type="float" office:value="6515464">
            <text:p>6515464</text:p>
          </table:table-cell>
          <table:table-cell table:number-columns-repeated="14"/>
        </table:table-row>
        <table:table-row table:style-name="ro2">
          <table:table-cell office:value-type="float" office:value="1479624063229">
            <text:p>1479624063229</text:p>
          </table:table-cell>
          <table:table-cell table:formula="of:=[.A132]-[.A131]" office:value-type="float" office:value="0">
            <text:p>0</text:p>
          </table:table-cell>
          <table:table-cell office:value-type="float" office:value="1479624063229">
            <text:p>1479624063229</text:p>
          </table:table-cell>
          <table:table-cell office:value-type="float" office:value="14482450">
            <text:p>14482450</text:p>
          </table:table-cell>
          <table:table-cell table:number-columns-repeated="14"/>
        </table:table-row>
        <table:table-row table:style-name="ro2">
          <table:table-cell office:value-type="float" office:value="1479624063229">
            <text:p>1479624063229</text:p>
          </table:table-cell>
          <table:table-cell table:formula="of:=[.A133]-[.A132]" office:value-type="float" office:value="15">
            <text:p>15</text:p>
          </table:table-cell>
          <table:table-cell office:value-type="float" office:value="1479624063229">
            <text:p>1479624063229</text:p>
          </table:table-cell>
          <table:table-cell office:value-type="float" office:value="5620155">
            <text:p>5620155</text:p>
          </table:table-cell>
          <table:table-cell table:number-columns-repeated="14"/>
        </table:table-row>
        <table:table-row table:style-name="ro2">
          <table:table-cell office:value-type="float" office:value="1479624063244">
            <text:p>1479624063244</text:p>
          </table:table-cell>
          <table:table-cell table:formula="of:=[.A134]-[.A133]" office:value-type="float" office:value="0">
            <text:p>0</text:p>
          </table:table-cell>
          <table:table-cell office:value-type="float" office:value="1479624063244">
            <text:p>1479624063244</text:p>
          </table:table-cell>
          <table:table-cell office:value-type="float" office:value="5388828">
            <text:p>5388828</text:p>
          </table:table-cell>
          <table:table-cell table:number-columns-repeated="14"/>
        </table:table-row>
        <table:table-row table:style-name="ro2">
          <table:table-cell office:value-type="float" office:value="1479624063244">
            <text:p>1479624063244</text:p>
          </table:table-cell>
          <table:table-cell table:formula="of:=[.A135]-[.A134]" office:value-type="float" office:value="8">
            <text:p>8</text:p>
          </table:table-cell>
          <table:table-cell office:value-type="float" office:value="1479624063244">
            <text:p>1479624063244</text:p>
          </table:table-cell>
          <table:table-cell office:value-type="float" office:value="6809953">
            <text:p>6809953</text:p>
          </table:table-cell>
          <table:table-cell table:number-columns-repeated="14"/>
        </table:table-row>
        <table:table-row table:style-name="ro2">
          <table:table-cell office:value-type="float" office:value="1479624063252">
            <text:p>1479624063252</text:p>
          </table:table-cell>
          <table:table-cell table:formula="of:=[.A136]-[.A135]" office:value-type="float" office:value="7">
            <text:p>7</text:p>
          </table:table-cell>
          <table:table-cell office:value-type="float" office:value="1479624063252">
            <text:p>1479624063252</text:p>
          </table:table-cell>
          <table:table-cell office:value-type="float" office:value="6243872">
            <text:p>6243872</text:p>
          </table:table-cell>
          <table:table-cell table:number-columns-repeated="14"/>
        </table:table-row>
        <table:table-row table:style-name="ro2">
          <table:table-cell office:value-type="float" office:value="1479624063259">
            <text:p>1479624063259</text:p>
          </table:table-cell>
          <table:table-cell table:formula="of:=[.A137]-[.A136]" office:value-type="float" office:value="9">
            <text:p>9</text:p>
          </table:table-cell>
          <table:table-cell office:value-type="float" office:value="1479624063259">
            <text:p>1479624063259</text:p>
          </table:table-cell>
          <table:table-cell office:value-type="float" office:value="5511992">
            <text:p>5511992</text:p>
          </table:table-cell>
          <table:table-cell table:number-columns-repeated="14"/>
        </table:table-row>
        <table:table-row table:style-name="ro2">
          <table:table-cell office:value-type="float" office:value="1479624063268">
            <text:p>1479624063268</text:p>
          </table:table-cell>
          <table:table-cell table:formula="of:=[.A138]-[.A137]" office:value-type="float" office:value="7">
            <text:p>7</text:p>
          </table:table-cell>
          <table:table-cell office:value-type="float" office:value="1479624063268">
            <text:p>1479624063268</text:p>
          </table:table-cell>
          <table:table-cell office:value-type="float" office:value="5479227">
            <text:p>5479227</text:p>
          </table:table-cell>
          <table:table-cell table:number-columns-repeated="14"/>
        </table:table-row>
        <table:table-row table:style-name="ro2">
          <table:table-cell office:value-type="float" office:value="1479624063275">
            <text:p>1479624063275</text:p>
          </table:table-cell>
          <table:table-cell table:formula="of:=[.A139]-[.A138]" office:value-type="float" office:value="7">
            <text:p>7</text:p>
          </table:table-cell>
          <table:table-cell office:value-type="float" office:value="1479624063275">
            <text:p>1479624063275</text:p>
          </table:table-cell>
          <table:table-cell office:value-type="float" office:value="5285007">
            <text:p>5285007</text:p>
          </table:table-cell>
          <table:table-cell table:number-columns-repeated="14"/>
        </table:table-row>
        <table:table-row table:style-name="ro2">
          <table:table-cell office:value-type="float" office:value="1479624063282">
            <text:p>1479624063282</text:p>
          </table:table-cell>
          <table:table-cell table:formula="of:=[.A140]-[.A139]" office:value-type="float" office:value="7">
            <text:p>7</text:p>
          </table:table-cell>
          <table:table-cell office:value-type="float" office:value="1479624063282">
            <text:p>1479624063282</text:p>
          </table:table-cell>
          <table:table-cell office:value-type="float" office:value="6426644">
            <text:p>6426644</text:p>
          </table:table-cell>
          <table:table-cell table:number-columns-repeated="14"/>
        </table:table-row>
        <table:table-row table:style-name="ro2">
          <table:table-cell office:value-type="float" office:value="1479624063289">
            <text:p>1479624063289</text:p>
          </table:table-cell>
          <table:table-cell table:formula="of:=[.A141]-[.A140]" office:value-type="float" office:value="7">
            <text:p>7</text:p>
          </table:table-cell>
          <table:table-cell office:value-type="float" office:value="1479624063289">
            <text:p>1479624063289</text:p>
          </table:table-cell>
          <table:table-cell office:value-type="float" office:value="5378169">
            <text:p>5378169</text:p>
          </table:table-cell>
          <table:table-cell table:number-columns-repeated="14"/>
        </table:table-row>
        <table:table-row table:style-name="ro2">
          <table:table-cell office:value-type="float" office:value="1479624063296">
            <text:p>1479624063296</text:p>
          </table:table-cell>
          <table:table-cell table:formula="of:=[.A142]-[.A141]" office:value-type="float" office:value="9">
            <text:p>9</text:p>
          </table:table-cell>
          <table:table-cell office:value-type="float" office:value="1479624063296">
            <text:p>1479624063296</text:p>
          </table:table-cell>
          <table:table-cell office:value-type="float" office:value="5971884">
            <text:p>5971884</text:p>
          </table:table-cell>
          <table:table-cell table:number-columns-repeated="14"/>
        </table:table-row>
        <table:table-row table:style-name="ro2">
          <table:table-cell office:value-type="float" office:value="1479624063305">
            <text:p>1479624063305</text:p>
          </table:table-cell>
          <table:table-cell table:formula="of:=[.A143]-[.A142]" office:value-type="float" office:value="16">
            <text:p>16</text:p>
          </table:table-cell>
          <table:table-cell office:value-type="float" office:value="1479624063305">
            <text:p>1479624063305</text:p>
          </table:table-cell>
          <table:table-cell office:value-type="float" office:value="4876828">
            <text:p>4876828</text:p>
          </table:table-cell>
          <table:table-cell table:number-columns-repeated="14"/>
        </table:table-row>
        <table:table-row table:style-name="ro2">
          <table:table-cell office:value-type="float" office:value="1479624063321">
            <text:p>1479624063321</text:p>
          </table:table-cell>
          <table:table-cell table:formula="of:=[.A144]-[.A143]" office:value-type="float" office:value="7">
            <text:p>7</text:p>
          </table:table-cell>
          <table:table-cell office:value-type="float" office:value="1479624063321">
            <text:p>1479624063321</text:p>
          </table:table-cell>
          <table:table-cell office:value-type="float" office:value="5637524">
            <text:p>5637524</text:p>
          </table:table-cell>
          <table:table-cell table:number-columns-repeated="14"/>
        </table:table-row>
        <table:table-row table:style-name="ro2">
          <table:table-cell office:value-type="float" office:value="1479624063328">
            <text:p>1479624063328</text:p>
          </table:table-cell>
          <table:table-cell table:formula="of:=[.A145]-[.A144]" office:value-type="float" office:value="0">
            <text:p>0</text:p>
          </table:table-cell>
          <table:table-cell office:value-type="float" office:value="1479624063328">
            <text:p>1479624063328</text:p>
          </table:table-cell>
          <table:table-cell office:value-type="float" office:value="10295262">
            <text:p>10295262</text:p>
          </table:table-cell>
          <table:table-cell table:number-columns-repeated="14"/>
        </table:table-row>
        <table:table-row table:style-name="ro2">
          <table:table-cell office:value-type="float" office:value="1479624063328">
            <text:p>1479624063328</text:p>
          </table:table-cell>
          <table:table-cell table:formula="of:=[.A146]-[.A145]" office:value-type="float" office:value="7">
            <text:p>7</text:p>
          </table:table-cell>
          <table:table-cell office:value-type="float" office:value="1479624063328">
            <text:p>1479624063328</text:p>
          </table:table-cell>
          <table:table-cell office:value-type="float" office:value="5060784">
            <text:p>5060784</text:p>
          </table:table-cell>
          <table:table-cell table:number-columns-repeated="14"/>
        </table:table-row>
        <table:table-row table:style-name="ro2">
          <table:table-cell office:value-type="float" office:value="1479624063335">
            <text:p>1479624063335</text:p>
          </table:table-cell>
          <table:table-cell table:formula="of:=[.A147]-[.A146]" office:value-type="float" office:value="8">
            <text:p>8</text:p>
          </table:table-cell>
          <table:table-cell office:value-type="float" office:value="1479624063335">
            <text:p>1479624063335</text:p>
          </table:table-cell>
          <table:table-cell office:value-type="float" office:value="6035045">
            <text:p>6035045</text:p>
          </table:table-cell>
          <table:table-cell table:number-columns-repeated="14"/>
        </table:table-row>
        <table:table-row table:style-name="ro2">
          <table:table-cell office:value-type="float" office:value="1479624063343">
            <text:p>1479624063343</text:p>
          </table:table-cell>
          <table:table-cell table:formula="of:=[.A148]-[.A147]" office:value-type="float" office:value="0">
            <text:p>0</text:p>
          </table:table-cell>
          <table:table-cell office:value-type="float" office:value="1479624063343">
            <text:p>1479624063343</text:p>
          </table:table-cell>
          <table:table-cell office:value-type="float" office:value="11397030">
            <text:p>11397030</text:p>
          </table:table-cell>
          <table:table-cell table:number-columns-repeated="14"/>
        </table:table-row>
        <table:table-row table:style-name="ro2">
          <table:table-cell office:value-type="float" office:value="1479624063343">
            <text:p>1479624063343</text:p>
          </table:table-cell>
          <table:table-cell table:formula="of:=[.A149]-[.A148]" office:value-type="float" office:value="7">
            <text:p>7</text:p>
          </table:table-cell>
          <table:table-cell office:value-type="float" office:value="1479624063343">
            <text:p>1479624063343</text:p>
          </table:table-cell>
          <table:table-cell office:value-type="float" office:value="5213556">
            <text:p>5213556</text:p>
          </table:table-cell>
          <table:table-cell table:number-columns-repeated="14"/>
        </table:table-row>
        <table:table-row table:style-name="ro2">
          <table:table-cell office:value-type="float" office:value="1479624063350">
            <text:p>1479624063350</text:p>
          </table:table-cell>
          <table:table-cell table:formula="of:=[.A150]-[.A149]" office:value-type="float" office:value="7">
            <text:p>7</text:p>
          </table:table-cell>
          <table:table-cell office:value-type="float" office:value="1479624063350">
            <text:p>1479624063350</text:p>
          </table:table-cell>
          <table:table-cell office:value-type="float" office:value="4664054">
            <text:p>4664054</text:p>
          </table:table-cell>
          <table:table-cell table:number-columns-repeated="14"/>
        </table:table-row>
        <table:table-row table:style-name="ro2">
          <table:table-cell office:value-type="float" office:value="1479624063357">
            <text:p>1479624063357</text:p>
          </table:table-cell>
          <table:table-cell table:formula="of:=[.A151]-[.A150]" office:value-type="float" office:value="9">
            <text:p>9</text:p>
          </table:table-cell>
          <table:table-cell office:value-type="float" office:value="1479624063357">
            <text:p>1479624063357</text:p>
          </table:table-cell>
          <table:table-cell office:value-type="float" office:value="5943856">
            <text:p>5943856</text:p>
          </table:table-cell>
          <table:table-cell table:number-columns-repeated="14"/>
        </table:table-row>
        <table:table-row table:style-name="ro2">
          <table:table-cell office:value-type="float" office:value="1479624063366">
            <text:p>1479624063366</text:p>
          </table:table-cell>
          <table:table-cell table:formula="of:=[.A152]-[.A151]" office:value-type="float" office:value="0">
            <text:p>0</text:p>
          </table:table-cell>
          <table:table-cell office:value-type="float" office:value="1479624063366">
            <text:p>1479624063366</text:p>
          </table:table-cell>
          <table:table-cell office:value-type="float" office:value="5405802">
            <text:p>5405802</text:p>
          </table:table-cell>
          <table:table-cell table:number-columns-repeated="14"/>
        </table:table-row>
        <table:table-row table:style-name="ro2">
          <table:table-cell office:value-type="float" office:value="1479624063366">
            <text:p>1479624063366</text:p>
          </table:table-cell>
          <table:table-cell table:formula="of:=[.A153]-[.A152]" office:value-type="float" office:value="7">
            <text:p>7</text:p>
          </table:table-cell>
          <table:table-cell office:value-type="float" office:value="1479624063366">
            <text:p>1479624063366</text:p>
          </table:table-cell>
          <table:table-cell office:value-type="float" office:value="5822270">
            <text:p>5822270</text:p>
          </table:table-cell>
          <table:table-cell table:number-columns-repeated="14"/>
        </table:table-row>
        <table:table-row table:style-name="ro2">
          <table:table-cell office:value-type="float" office:value="1479624063373">
            <text:p>1479624063373</text:p>
          </table:table-cell>
          <table:table-cell table:formula="of:=[.A154]-[.A153]" office:value-type="float" office:value="8">
            <text:p>8</text:p>
          </table:table-cell>
          <table:table-cell office:value-type="float" office:value="1479624063373">
            <text:p>1479624063373</text:p>
          </table:table-cell>
          <table:table-cell office:value-type="float" office:value="6042150">
            <text:p>6042150</text:p>
          </table:table-cell>
          <table:table-cell table:number-columns-repeated="14"/>
        </table:table-row>
        <table:table-row table:style-name="ro2">
          <table:table-cell office:value-type="float" office:value="1479624063381">
            <text:p>1479624063381</text:p>
          </table:table-cell>
          <table:table-cell table:formula="of:=[.A155]-[.A154]" office:value-type="float" office:value="9">
            <text:p>9</text:p>
          </table:table-cell>
          <table:table-cell office:value-type="float" office:value="1479624063381">
            <text:p>1479624063381</text:p>
          </table:table-cell>
          <table:table-cell office:value-type="float" office:value="5845167">
            <text:p>5845167</text:p>
          </table:table-cell>
          <table:table-cell table:number-columns-repeated="14"/>
        </table:table-row>
        <table:table-row table:style-name="ro2">
          <table:table-cell office:value-type="float" office:value="1479624063390">
            <text:p>1479624063390</text:p>
          </table:table-cell>
          <table:table-cell table:formula="of:=[.A156]-[.A155]" office:value-type="float" office:value="7">
            <text:p>7</text:p>
          </table:table-cell>
          <table:table-cell office:value-type="float" office:value="1479624063390">
            <text:p>1479624063390</text:p>
          </table:table-cell>
          <table:table-cell office:value-type="float" office:value="4400356">
            <text:p>4400356</text:p>
          </table:table-cell>
          <table:table-cell table:number-columns-repeated="14"/>
        </table:table-row>
        <table:table-row table:style-name="ro2">
          <table:table-cell office:value-type="float" office:value="1479624063397">
            <text:p>1479624063397</text:p>
          </table:table-cell>
          <table:table-cell table:formula="of:=[.A157]-[.A156]" office:value-type="float" office:value="0">
            <text:p>0</text:p>
          </table:table-cell>
          <table:table-cell office:value-type="float" office:value="1479624063397">
            <text:p>1479624063397</text:p>
          </table:table-cell>
          <table:table-cell office:value-type="float" office:value="5522256">
            <text:p>5522256</text:p>
          </table:table-cell>
          <table:table-cell table:number-columns-repeated="14"/>
        </table:table-row>
        <table:table-row table:style-name="ro2">
          <table:table-cell office:value-type="float" office:value="1479624063397">
            <text:p>1479624063397</text:p>
          </table:table-cell>
          <table:table-cell table:formula="of:=[.A158]-[.A157]" office:value-type="float" office:value="15">
            <text:p>15</text:p>
          </table:table-cell>
          <table:table-cell office:value-type="float" office:value="1479624063397">
            <text:p>1479624063397</text:p>
          </table:table-cell>
          <table:table-cell office:value-type="float" office:value="6606259">
            <text:p>6606259</text:p>
          </table:table-cell>
          <table:table-cell table:number-columns-repeated="14"/>
        </table:table-row>
        <table:table-row table:style-name="ro2">
          <table:table-cell office:value-type="float" office:value="1479624063412">
            <text:p>1479624063412</text:p>
          </table:table-cell>
          <table:table-cell table:formula="of:=[.A159]-[.A158]" office:value-type="float" office:value="7">
            <text:p>7</text:p>
          </table:table-cell>
          <table:table-cell office:value-type="float" office:value="1479624063412">
            <text:p>1479624063412</text:p>
          </table:table-cell>
          <table:table-cell office:value-type="float" office:value="6113996">
            <text:p>6113996</text:p>
          </table:table-cell>
          <table:table-cell table:number-columns-repeated="14"/>
        </table:table-row>
        <table:table-row table:style-name="ro2">
          <table:table-cell office:value-type="float" office:value="1479624063419">
            <text:p>1479624063419</text:p>
          </table:table-cell>
          <table:table-cell table:formula="of:=[.A160]-[.A159]" office:value-type="float" office:value="8">
            <text:p>8</text:p>
          </table:table-cell>
          <table:table-cell office:value-type="float" office:value="1479624063419">
            <text:p>1479624063419</text:p>
          </table:table-cell>
          <table:table-cell office:value-type="float" office:value="7064571">
            <text:p>7064571</text:p>
          </table:table-cell>
          <table:table-cell table:number-columns-repeated="14"/>
        </table:table-row>
        <table:table-row table:style-name="ro2">
          <table:table-cell office:value-type="float" office:value="1479624063427">
            <text:p>1479624063427</text:p>
          </table:table-cell>
          <table:table-cell table:formula="of:=[.A161]-[.A160]" office:value-type="float" office:value="7">
            <text:p>7</text:p>
          </table:table-cell>
          <table:table-cell office:value-type="float" office:value="1479624063427">
            <text:p>1479624063427</text:p>
          </table:table-cell>
          <table:table-cell office:value-type="float" office:value="7936984">
            <text:p>7936984</text:p>
          </table:table-cell>
          <table:table-cell table:number-columns-repeated="14"/>
        </table:table-row>
        <table:table-row table:style-name="ro2">
          <table:table-cell office:value-type="float" office:value="1479624063434">
            <text:p>1479624063434</text:p>
          </table:table-cell>
          <table:table-cell table:formula="of:=[.A162]-[.A161]" office:value-type="float" office:value="0">
            <text:p>0</text:p>
          </table:table-cell>
          <table:table-cell office:value-type="float" office:value="1479624063434">
            <text:p>1479624063434</text:p>
          </table:table-cell>
          <table:table-cell office:value-type="float" office:value="13184884">
            <text:p>13184884</text:p>
          </table:table-cell>
          <table:table-cell table:number-columns-repeated="14"/>
        </table:table-row>
        <table:table-row table:style-name="ro2">
          <table:table-cell office:value-type="float" office:value="1479624063434">
            <text:p>1479624063434</text:p>
          </table:table-cell>
          <table:table-cell table:formula="of:=[.A163]-[.A162]" office:value-type="float" office:value="24">
            <text:p>24</text:p>
          </table:table-cell>
          <table:table-cell office:value-type="float" office:value="1479624063434">
            <text:p>1479624063434</text:p>
          </table:table-cell>
          <table:table-cell office:value-type="float" office:value="27821683">
            <text:p>27821683</text:p>
          </table:table-cell>
          <table:table-cell table:number-columns-repeated="14"/>
        </table:table-row>
        <table:table-row table:style-name="ro2">
          <table:table-cell office:value-type="float" office:value="1479624063458">
            <text:p>1479624063458</text:p>
          </table:table-cell>
          <table:table-cell table:formula="of:=[.A164]-[.A163]" office:value-type="float" office:value="7">
            <text:p>7</text:p>
          </table:table-cell>
          <table:table-cell office:value-type="float" office:value="1479624063458">
            <text:p>1479624063458</text:p>
          </table:table-cell>
          <table:table-cell office:value-type="float" office:value="5975042">
            <text:p>5975042</text:p>
          </table:table-cell>
          <table:table-cell table:number-columns-repeated="14"/>
        </table:table-row>
        <table:table-row table:style-name="ro2">
          <table:table-cell office:value-type="float" office:value="1479624063465">
            <text:p>1479624063465</text:p>
          </table:table-cell>
          <table:table-cell table:formula="of:=[.A165]-[.A164]" office:value-type="float" office:value="8">
            <text:p>8</text:p>
          </table:table-cell>
          <table:table-cell office:value-type="float" office:value="1479624063465">
            <text:p>1479624063465</text:p>
          </table:table-cell>
          <table:table-cell office:value-type="float" office:value="5672658">
            <text:p>5672658</text:p>
          </table:table-cell>
          <table:table-cell table:number-columns-repeated="14"/>
        </table:table-row>
        <table:table-row table:style-name="ro2">
          <table:table-cell office:value-type="float" office:value="1479624063473">
            <text:p>1479624063473</text:p>
          </table:table-cell>
          <table:table-cell table:formula="of:=[.A166]-[.A165]" office:value-type="float" office:value="0">
            <text:p>0</text:p>
          </table:table-cell>
          <table:table-cell office:value-type="float" office:value="1479624063473">
            <text:p>1479624063473</text:p>
          </table:table-cell>
          <table:table-cell office:value-type="float" office:value="7293530">
            <text:p>7293530</text:p>
          </table:table-cell>
          <table:table-cell table:number-columns-repeated="14"/>
        </table:table-row>
        <table:table-row table:style-name="ro2">
          <table:table-cell office:value-type="float" office:value="1479624063473">
            <text:p>1479624063473</text:p>
          </table:table-cell>
          <table:table-cell table:formula="of:=[.A167]-[.A166]" office:value-type="float" office:value="7">
            <text:p>7</text:p>
          </table:table-cell>
          <table:table-cell office:value-type="float" office:value="1479624063473">
            <text:p>1479624063473</text:p>
          </table:table-cell>
          <table:table-cell office:value-type="float" office:value="9467063">
            <text:p>9467063</text:p>
          </table:table-cell>
          <table:table-cell table:number-columns-repeated="14"/>
        </table:table-row>
        <table:table-row table:style-name="ro2">
          <table:table-cell office:value-type="float" office:value="1479624063480">
            <text:p>1479624063480</text:p>
          </table:table-cell>
          <table:table-cell table:formula="of:=[.A168]-[.A167]" office:value-type="float" office:value="7">
            <text:p>7</text:p>
          </table:table-cell>
          <table:table-cell office:value-type="float" office:value="1479624063480">
            <text:p>1479624063480</text:p>
          </table:table-cell>
          <table:table-cell office:value-type="float" office:value="4341143">
            <text:p>4341143</text:p>
          </table:table-cell>
          <table:table-cell table:number-columns-repeated="14"/>
        </table:table-row>
        <table:table-row table:style-name="ro2">
          <table:table-cell office:value-type="float" office:value="1479624063487">
            <text:p>1479624063487</text:p>
          </table:table-cell>
          <table:table-cell table:formula="of:=[.A169]-[.A168]" office:value-type="float" office:value="14">
            <text:p>14</text:p>
          </table:table-cell>
          <table:table-cell office:value-type="float" office:value="1479624063487">
            <text:p>1479624063487</text:p>
          </table:table-cell>
          <table:table-cell office:value-type="float" office:value="5726345">
            <text:p>5726345</text:p>
          </table:table-cell>
          <table:table-cell table:number-columns-repeated="14"/>
        </table:table-row>
        <table:table-row table:style-name="ro2">
          <table:table-cell office:value-type="float" office:value="1479624063501">
            <text:p>1479624063501</text:p>
          </table:table-cell>
          <table:table-cell table:formula="of:=[.A170]-[.A169]" office:value-type="float" office:value="0">
            <text:p>0</text:p>
          </table:table-cell>
          <table:table-cell office:value-type="float" office:value="1479624063501">
            <text:p>1479624063501</text:p>
          </table:table-cell>
          <table:table-cell office:value-type="float" office:value="5260532">
            <text:p>5260532</text:p>
          </table:table-cell>
          <table:table-cell table:number-columns-repeated="14"/>
        </table:table-row>
        <table:table-row table:style-name="ro2">
          <table:table-cell office:value-type="float" office:value="1479624063501">
            <text:p>1479624063501</text:p>
          </table:table-cell>
          <table:table-cell table:formula="of:=[.A171]-[.A170]" office:value-type="float" office:value="14">
            <text:p>14</text:p>
          </table:table-cell>
          <table:table-cell office:value-type="float" office:value="1479624063501">
            <text:p>1479624063501</text:p>
          </table:table-cell>
          <table:table-cell office:value-type="float" office:value="6448355">
            <text:p>6448355</text:p>
          </table:table-cell>
          <table:table-cell table:number-columns-repeated="14"/>
        </table:table-row>
        <table:table-row table:style-name="ro2">
          <table:table-cell office:value-type="float" office:value="1479624063515">
            <text:p>1479624063515</text:p>
          </table:table-cell>
          <table:table-cell table:formula="of:=[.A172]-[.A171]" office:value-type="float" office:value="16">
            <text:p>16</text:p>
          </table:table-cell>
          <table:table-cell office:value-type="float" office:value="1479624063515">
            <text:p>1479624063515</text:p>
          </table:table-cell>
          <table:table-cell office:value-type="float" office:value="9581148">
            <text:p>9581148</text:p>
          </table:table-cell>
          <table:table-cell table:number-columns-repeated="14"/>
        </table:table-row>
        <table:table-row table:style-name="ro2">
          <table:table-cell office:value-type="float" office:value="1479624063531">
            <text:p>1479624063531</text:p>
          </table:table-cell>
          <table:table-cell table:formula="of:=[.A173]-[.A172]" office:value-type="float" office:value="0">
            <text:p>0</text:p>
          </table:table-cell>
          <table:table-cell office:value-type="float" office:value="1479624063531">
            <text:p>1479624063531</text:p>
          </table:table-cell>
          <table:table-cell office:value-type="float" office:value="6266373">
            <text:p>6266373</text:p>
          </table:table-cell>
          <table:table-cell table:number-columns-repeated="14"/>
        </table:table-row>
        <table:table-row table:style-name="ro2">
          <table:table-cell office:value-type="float" office:value="1479624063531">
            <text:p>1479624063531</text:p>
          </table:table-cell>
          <table:table-cell table:formula="of:=[.A174]-[.A173]" office:value-type="float" office:value="7">
            <text:p>7</text:p>
          </table:table-cell>
          <table:table-cell office:value-type="float" office:value="1479624063531">
            <text:p>1479624063531</text:p>
          </table:table-cell>
          <table:table-cell office:value-type="float" office:value="5658841">
            <text:p>5658841</text:p>
          </table:table-cell>
          <table:table-cell table:number-columns-repeated="14"/>
        </table:table-row>
        <table:table-row table:style-name="ro2">
          <table:table-cell office:value-type="float" office:value="1479624063538">
            <text:p>1479624063538</text:p>
          </table:table-cell>
          <table:table-cell table:formula="of:=[.A175]-[.A174]" office:value-type="float" office:value="7">
            <text:p>7</text:p>
          </table:table-cell>
          <table:table-cell office:value-type="float" office:value="1479624063538">
            <text:p>1479624063538</text:p>
          </table:table-cell>
          <table:table-cell office:value-type="float" office:value="7093784">
            <text:p>7093784</text:p>
          </table:table-cell>
          <table:table-cell table:number-columns-repeated="14"/>
        </table:table-row>
        <table:table-row table:style-name="ro2">
          <table:table-cell office:value-type="float" office:value="1479624063545">
            <text:p>1479624063545</text:p>
          </table:table-cell>
          <table:table-cell table:formula="of:=[.A176]-[.A175]" office:value-type="float" office:value="15">
            <text:p>15</text:p>
          </table:table-cell>
          <table:table-cell office:value-type="float" office:value="1479624063545">
            <text:p>1479624063545</text:p>
          </table:table-cell>
          <table:table-cell office:value-type="float" office:value="5772532">
            <text:p>5772532</text:p>
          </table:table-cell>
          <table:table-cell table:number-columns-repeated="14"/>
        </table:table-row>
        <table:table-row table:style-name="ro2">
          <table:table-cell office:value-type="float" office:value="1479624063560">
            <text:p>1479624063560</text:p>
          </table:table-cell>
          <table:table-cell table:formula="of:=[.A177]-[.A176]" office:value-type="float" office:value="8">
            <text:p>8</text:p>
          </table:table-cell>
          <table:table-cell office:value-type="float" office:value="1479624063560">
            <text:p>1479624063560</text:p>
          </table:table-cell>
          <table:table-cell office:value-type="float" office:value="5629235">
            <text:p>5629235</text:p>
          </table:table-cell>
          <table:table-cell table:number-columns-repeated="14"/>
        </table:table-row>
        <table:table-row table:style-name="ro2">
          <table:table-cell office:value-type="float" office:value="1479624063568">
            <text:p>1479624063568</text:p>
          </table:table-cell>
          <table:table-cell table:formula="of:=[.A178]-[.A177]" office:value-type="float" office:value="24">
            <text:p>24</text:p>
          </table:table-cell>
          <table:table-cell office:value-type="float" office:value="1479624063568">
            <text:p>1479624063568</text:p>
          </table:table-cell>
          <table:table-cell office:value-type="float" office:value="7606573">
            <text:p>7606573</text:p>
          </table:table-cell>
          <table:table-cell table:number-columns-repeated="14"/>
        </table:table-row>
        <table:table-row table:style-name="ro2">
          <table:table-cell office:value-type="float" office:value="1479624063592">
            <text:p>1479624063592</text:p>
          </table:table-cell>
          <table:table-cell table:formula="of:=[.A179]-[.A178]" office:value-type="float" office:value="7">
            <text:p>7</text:p>
          </table:table-cell>
          <table:table-cell office:value-type="float" office:value="1479624063592">
            <text:p>1479624063592</text:p>
          </table:table-cell>
          <table:table-cell office:value-type="float" office:value="7948827">
            <text:p>7948827</text:p>
          </table:table-cell>
          <table:table-cell table:number-columns-repeated="14"/>
        </table:table-row>
        <table:table-row table:style-name="ro2">
          <table:table-cell office:value-type="float" office:value="1479624063599">
            <text:p>1479624063599</text:p>
          </table:table-cell>
          <table:table-cell table:formula="of:=[.A180]-[.A179]" office:value-type="float" office:value="8">
            <text:p>8</text:p>
          </table:table-cell>
          <table:table-cell office:value-type="float" office:value="1479624063599">
            <text:p>1479624063599</text:p>
          </table:table-cell>
          <table:table-cell office:value-type="float" office:value="6941407">
            <text:p>6941407</text:p>
          </table:table-cell>
          <table:table-cell table:number-columns-repeated="14"/>
        </table:table-row>
        <table:table-row table:style-name="ro2">
          <table:table-cell office:value-type="float" office:value="1479624063607">
            <text:p>1479624063607</text:p>
          </table:table-cell>
          <table:table-cell table:formula="of:=[.A181]-[.A180]" office:value-type="float" office:value="0">
            <text:p>0</text:p>
          </table:table-cell>
          <table:table-cell office:value-type="float" office:value="1479624063607">
            <text:p>1479624063607</text:p>
          </table:table-cell>
          <table:table-cell office:value-type="float" office:value="4450491">
            <text:p>4450491</text:p>
          </table:table-cell>
          <table:table-cell table:number-columns-repeated="14"/>
        </table:table-row>
        <table:table-row table:style-name="ro2">
          <table:table-cell office:value-type="float" office:value="1479624063607">
            <text:p>1479624063607</text:p>
          </table:table-cell>
          <table:table-cell table:formula="of:=[.A182]-[.A181]" office:value-type="float" office:value="7">
            <text:p>7</text:p>
          </table:table-cell>
          <table:table-cell office:value-type="float" office:value="1479624063607">
            <text:p>1479624063607</text:p>
          </table:table-cell>
          <table:table-cell office:value-type="float" office:value="4512467">
            <text:p>4512467</text:p>
          </table:table-cell>
          <table:table-cell table:number-columns-repeated="14"/>
        </table:table-row>
        <table:table-row table:style-name="ro2">
          <table:table-cell office:value-type="float" office:value="1479624063614">
            <text:p>1479624063614</text:p>
          </table:table-cell>
          <table:table-cell table:formula="of:=[.A183]-[.A182]" office:value-type="float" office:value="6">
            <text:p>6</text:p>
          </table:table-cell>
          <table:table-cell office:value-type="float" office:value="1479624063614">
            <text:p>1479624063614</text:p>
          </table:table-cell>
          <table:table-cell office:value-type="float" office:value="6215449">
            <text:p>6215449</text:p>
          </table:table-cell>
          <table:table-cell table:number-columns-repeated="14"/>
        </table:table-row>
        <table:table-row table:style-name="ro2">
          <table:table-cell office:value-type="float" office:value="1479624063620">
            <text:p>1479624063620</text:p>
          </table:table-cell>
          <table:table-cell table:formula="of:=[.A184]-[.A183]" office:value-type="float" office:value="8">
            <text:p>8</text:p>
          </table:table-cell>
          <table:table-cell office:value-type="float" office:value="1479624063620">
            <text:p>1479624063620</text:p>
          </table:table-cell>
          <table:table-cell office:value-type="float" office:value="5622919">
            <text:p>5622919</text:p>
          </table:table-cell>
          <table:table-cell table:number-columns-repeated="14"/>
        </table:table-row>
        <table:table-row table:style-name="ro2">
          <table:table-cell office:value-type="float" office:value="1479624063628">
            <text:p>1479624063628</text:p>
          </table:table-cell>
          <table:table-cell table:formula="of:=[.A185]-[.A184]" office:value-type="float" office:value="7">
            <text:p>7</text:p>
          </table:table-cell>
          <table:table-cell office:value-type="float" office:value="1479624063628">
            <text:p>1479624063628</text:p>
          </table:table-cell>
          <table:table-cell office:value-type="float" office:value="8105940">
            <text:p>8105940</text:p>
          </table:table-cell>
          <table:table-cell table:number-columns-repeated="14"/>
        </table:table-row>
        <table:table-row table:style-name="ro2">
          <table:table-cell office:value-type="float" office:value="1479624063635">
            <text:p>1479624063635</text:p>
          </table:table-cell>
          <table:table-cell table:formula="of:=[.A186]-[.A185]" office:value-type="float" office:value="0">
            <text:p>0</text:p>
          </table:table-cell>
          <table:table-cell office:value-type="float" office:value="1479624063635">
            <text:p>1479624063635</text:p>
          </table:table-cell>
          <table:table-cell office:value-type="float" office:value="8013567">
            <text:p>8013567</text:p>
          </table:table-cell>
          <table:table-cell table:number-columns-repeated="14"/>
        </table:table-row>
        <table:table-row table:style-name="ro2">
          <table:table-cell office:value-type="float" office:value="1479624063635">
            <text:p>1479624063635</text:p>
          </table:table-cell>
          <table:table-cell table:formula="of:=[.A187]-[.A186]" office:value-type="float" office:value="15">
            <text:p>15</text:p>
          </table:table-cell>
          <table:table-cell office:value-type="float" office:value="1479624063635">
            <text:p>1479624063635</text:p>
          </table:table-cell>
          <table:table-cell office:value-type="float" office:value="14727988">
            <text:p>14727988</text:p>
          </table:table-cell>
          <table:table-cell table:number-columns-repeated="14"/>
        </table:table-row>
        <table:table-row table:style-name="ro2">
          <table:table-cell office:value-type="float" office:value="1479624063650">
            <text:p>1479624063650</text:p>
          </table:table-cell>
          <table:table-cell table:formula="of:=[.A188]-[.A187]" office:value-type="float" office:value="0">
            <text:p>0</text:p>
          </table:table-cell>
          <table:table-cell office:value-type="float" office:value="1479624063650">
            <text:p>1479624063650</text:p>
          </table:table-cell>
          <table:table-cell office:value-type="float" office:value="6665077">
            <text:p>6665077</text:p>
          </table:table-cell>
          <table:table-cell table:number-columns-repeated="14"/>
        </table:table-row>
        <table:table-row table:style-name="ro2">
          <table:table-cell office:value-type="float" office:value="1479624063650">
            <text:p>1479624063650</text:p>
          </table:table-cell>
          <table:table-cell table:formula="of:=[.A189]-[.A188]" office:value-type="float" office:value="7">
            <text:p>7</text:p>
          </table:table-cell>
          <table:table-cell office:value-type="float" office:value="1479624063650">
            <text:p>1479624063650</text:p>
          </table:table-cell>
          <table:table-cell office:value-type="float" office:value="8142653">
            <text:p>8142653</text:p>
          </table:table-cell>
          <table:table-cell table:number-columns-repeated="14"/>
        </table:table-row>
        <table:table-row table:style-name="ro2">
          <table:table-cell office:value-type="float" office:value="1479624063657">
            <text:p>1479624063657</text:p>
          </table:table-cell>
          <table:table-cell table:formula="of:=[.A190]-[.A189]" office:value-type="float" office:value="7">
            <text:p>7</text:p>
          </table:table-cell>
          <table:table-cell office:value-type="float" office:value="1479624063657">
            <text:p>1479624063657</text:p>
          </table:table-cell>
          <table:table-cell office:value-type="float" office:value="6728633">
            <text:p>6728633</text:p>
          </table:table-cell>
          <table:table-cell table:number-columns-repeated="14"/>
        </table:table-row>
        <table:table-row table:style-name="ro2">
          <table:table-cell office:value-type="float" office:value="1479624063664">
            <text:p>1479624063664</text:p>
          </table:table-cell>
          <table:table-cell table:formula="of:=[.A191]-[.A190]" office:value-type="float" office:value="8">
            <text:p>8</text:p>
          </table:table-cell>
          <table:table-cell office:value-type="float" office:value="1479624063664">
            <text:p>1479624063664</text:p>
          </table:table-cell>
          <table:table-cell office:value-type="float" office:value="7015227">
            <text:p>7015227</text:p>
          </table:table-cell>
          <table:table-cell table:number-columns-repeated="14"/>
        </table:table-row>
        <table:table-row table:style-name="ro2">
          <table:table-cell office:value-type="float" office:value="1479624063672">
            <text:p>1479624063672</text:p>
          </table:table-cell>
          <table:table-cell table:formula="of:=[.A192]-[.A191]" office:value-type="float" office:value="0">
            <text:p>0</text:p>
          </table:table-cell>
          <table:table-cell office:value-type="float" office:value="1479624063672">
            <text:p>1479624063672</text:p>
          </table:table-cell>
          <table:table-cell office:value-type="float" office:value="6246635">
            <text:p>6246635</text:p>
          </table:table-cell>
          <table:table-cell table:number-columns-repeated="14"/>
        </table:table-row>
        <table:table-row table:style-name="ro2">
          <table:table-cell office:value-type="float" office:value="1479624063672">
            <text:p>1479624063672</text:p>
          </table:table-cell>
          <table:table-cell table:formula="of:=[.A193]-[.A192]" office:value-type="float" office:value="7">
            <text:p>7</text:p>
          </table:table-cell>
          <table:table-cell office:value-type="float" office:value="1479624063672">
            <text:p>1479624063672</text:p>
          </table:table-cell>
          <table:table-cell office:value-type="float" office:value="12554457">
            <text:p>12554457</text:p>
          </table:table-cell>
          <table:table-cell table:number-columns-repeated="14"/>
        </table:table-row>
        <table:table-row table:style-name="ro2">
          <table:table-cell office:value-type="float" office:value="1479624063679">
            <text:p>1479624063679</text:p>
          </table:table-cell>
          <table:table-cell table:formula="of:=[.A194]-[.A193]" office:value-type="float" office:value="27">
            <text:p>27</text:p>
          </table:table-cell>
          <table:table-cell office:value-type="float" office:value="1479624063679">
            <text:p>1479624063679</text:p>
          </table:table-cell>
          <table:table-cell office:value-type="float" office:value="7284846">
            <text:p>7284846</text:p>
          </table:table-cell>
          <table:table-cell table:number-columns-repeated="14"/>
        </table:table-row>
        <table:table-row table:style-name="ro2">
          <table:table-cell office:value-type="float" office:value="1479624063706">
            <text:p>1479624063706</text:p>
          </table:table-cell>
          <table:table-cell table:formula="of:=[.A195]-[.A194]" office:value-type="float" office:value="0">
            <text:p>0</text:p>
          </table:table-cell>
          <table:table-cell office:value-type="float" office:value="1479624063706">
            <text:p>1479624063706</text:p>
          </table:table-cell>
          <table:table-cell office:value-type="float" office:value="7443932">
            <text:p>7443932</text:p>
          </table:table-cell>
          <table:table-cell table:number-columns-repeated="14"/>
        </table:table-row>
        <table:table-row table:style-name="ro2">
          <table:table-cell office:value-type="float" office:value="1479624063706">
            <text:p>1479624063706</text:p>
          </table:table-cell>
          <table:table-cell table:formula="of:=[.A196]-[.A195]" office:value-type="float" office:value="15">
            <text:p>15</text:p>
          </table:table-cell>
          <table:table-cell office:value-type="float" office:value="1479624063706">
            <text:p>1479624063706</text:p>
          </table:table-cell>
          <table:table-cell office:value-type="float" office:value="5905565">
            <text:p>5905565</text:p>
          </table:table-cell>
          <table:table-cell table:number-columns-repeated="14"/>
        </table:table-row>
        <table:table-row table:style-name="ro2">
          <table:table-cell office:value-type="float" office:value="1479624063721">
            <text:p>1479624063721</text:p>
          </table:table-cell>
          <table:table-cell table:formula="of:=[.A197]-[.A196]" office:value-type="float" office:value="8">
            <text:p>8</text:p>
          </table:table-cell>
          <table:table-cell office:value-type="float" office:value="1479624063721">
            <text:p>1479624063721</text:p>
          </table:table-cell>
          <table:table-cell office:value-type="float" office:value="6179131">
            <text:p>6179131</text:p>
          </table:table-cell>
          <table:table-cell table:number-columns-repeated="14"/>
        </table:table-row>
        <table:table-row table:style-name="ro2">
          <table:table-cell office:value-type="float" office:value="1479624063729">
            <text:p>1479624063729</text:p>
          </table:table-cell>
          <table:table-cell table:formula="of:=[.A198]-[.A197]" office:value-type="float" office:value="0">
            <text:p>0</text:p>
          </table:table-cell>
          <table:table-cell office:value-type="float" office:value="1479624063729">
            <text:p>1479624063729</text:p>
          </table:table-cell>
          <table:table-cell office:value-type="float" office:value="5633577">
            <text:p>5633577</text:p>
          </table:table-cell>
          <table:table-cell table:number-columns-repeated="14"/>
        </table:table-row>
        <table:table-row table:style-name="ro2">
          <table:table-cell office:value-type="float" office:value="1479624063729">
            <text:p>1479624063729</text:p>
          </table:table-cell>
          <table:table-cell table:formula="of:=[.A199]-[.A198]" office:value-type="float" office:value="7">
            <text:p>7</text:p>
          </table:table-cell>
          <table:table-cell office:value-type="float" office:value="1479624063729">
            <text:p>1479624063729</text:p>
          </table:table-cell>
          <table:table-cell office:value-type="float" office:value="38076681">
            <text:p>38076681</text:p>
          </table:table-cell>
          <table:table-cell table:number-columns-repeated="14"/>
        </table:table-row>
        <table:table-row table:style-name="ro2">
          <table:table-cell office:value-type="float" office:value="1479624063736">
            <text:p>1479624063736</text:p>
          </table:table-cell>
          <table:table-cell table:formula="of:=[.A200]-[.A199]" office:value-type="float" office:value="8">
            <text:p>8</text:p>
          </table:table-cell>
          <table:table-cell office:value-type="float" office:value="1479624063736">
            <text:p>1479624063736</text:p>
          </table:table-cell>
          <table:table-cell office:value-type="float" office:value="5562915">
            <text:p>5562915</text:p>
          </table:table-cell>
          <table:table-cell table:number-columns-repeated="14"/>
        </table:table-row>
        <table:table-row table:style-name="ro2">
          <table:table-cell office:value-type="float" office:value="1479624063744">
            <text:p>1479624063744</text:p>
          </table:table-cell>
          <table:table-cell table:formula="of:=[.A201]-[.A200]" office:value-type="float" office:value="7">
            <text:p>7</text:p>
          </table:table-cell>
          <table:table-cell office:value-type="float" office:value="1479624063744">
            <text:p>1479624063744</text:p>
          </table:table-cell>
          <table:table-cell office:value-type="float" office:value="5566074">
            <text:p>5566074</text:p>
          </table:table-cell>
          <table:table-cell table:number-columns-repeated="14"/>
        </table:table-row>
        <table:table-row table:style-name="ro2">
          <table:table-cell office:value-type="float" office:value="1479624063751">
            <text:p>1479624063751</text:p>
          </table:table-cell>
          <table:table-cell table:formula="of:=[.A202]-[.A201]" office:value-type="float" office:value="7">
            <text:p>7</text:p>
          </table:table-cell>
          <table:table-cell office:value-type="float" office:value="1479624063751">
            <text:p>1479624063751</text:p>
          </table:table-cell>
          <table:table-cell office:value-type="float" office:value="7432879">
            <text:p>7432879</text:p>
          </table:table-cell>
          <table:table-cell table:number-columns-repeated="14"/>
        </table:table-row>
        <table:table-row table:style-name="ro2">
          <table:table-cell office:value-type="float" office:value="1479624063758">
            <text:p>1479624063758</text:p>
          </table:table-cell>
          <table:table-cell table:formula="of:=[.A203]-[.A202]" office:value-type="float" office:value="8">
            <text:p>8</text:p>
          </table:table-cell>
          <table:table-cell office:value-type="float" office:value="1479624063758">
            <text:p>1479624063758</text:p>
          </table:table-cell>
          <table:table-cell office:value-type="float" office:value="6361509">
            <text:p>6361509</text:p>
          </table:table-cell>
          <table:table-cell table:number-columns-repeated="14"/>
        </table:table-row>
        <table:table-row table:style-name="ro2">
          <table:table-cell office:value-type="float" office:value="1479624063766">
            <text:p>1479624063766</text:p>
          </table:table-cell>
          <table:table-cell table:formula="of:=[.A204]-[.A203]" office:value-type="float" office:value="7">
            <text:p>7</text:p>
          </table:table-cell>
          <table:table-cell office:value-type="float" office:value="1479624063766">
            <text:p>1479624063766</text:p>
          </table:table-cell>
          <table:table-cell office:value-type="float" office:value="7039701">
            <text:p>7039701</text:p>
          </table:table-cell>
          <table:table-cell table:number-columns-repeated="14"/>
        </table:table-row>
        <table:table-row table:style-name="ro2">
          <table:table-cell office:value-type="float" office:value="1479624063773">
            <text:p>1479624063773</text:p>
          </table:table-cell>
          <table:table-cell table:formula="of:=[.A205]-[.A204]" office:value-type="float" office:value="0">
            <text:p>0</text:p>
          </table:table-cell>
          <table:table-cell office:value-type="float" office:value="1479624063773">
            <text:p>1479624063773</text:p>
          </table:table-cell>
          <table:table-cell office:value-type="float" office:value="6332297">
            <text:p>6332297</text:p>
          </table:table-cell>
          <table:table-cell table:number-columns-repeated="14"/>
        </table:table-row>
        <table:table-row table:style-name="ro2">
          <table:table-cell office:value-type="float" office:value="1479624063773">
            <text:p>1479624063773</text:p>
          </table:table-cell>
          <table:table-cell table:formula="of:=[.A206]-[.A205]" office:value-type="float" office:value="23">
            <text:p>23</text:p>
          </table:table-cell>
          <table:table-cell office:value-type="float" office:value="1479624063773">
            <text:p>1479624063773</text:p>
          </table:table-cell>
          <table:table-cell office:value-type="float" office:value="7741974">
            <text:p>7741974</text:p>
          </table:table-cell>
          <table:table-cell table:number-columns-repeated="14"/>
        </table:table-row>
        <table:table-row table:style-name="ro2">
          <table:table-cell office:value-type="float" office:value="1479624063796">
            <text:p>1479624063796</text:p>
          </table:table-cell>
          <table:table-cell table:formula="of:=[.A207]-[.A206]" office:value-type="float" office:value="9">
            <text:p>9</text:p>
          </table:table-cell>
          <table:table-cell office:value-type="float" office:value="1479624063796">
            <text:p>1479624063796</text:p>
          </table:table-cell>
          <table:table-cell office:value-type="float" office:value="5031968">
            <text:p>5031968</text:p>
          </table:table-cell>
          <table:table-cell table:number-columns-repeated="14"/>
        </table:table-row>
        <table:table-row table:style-name="ro2">
          <table:table-cell office:value-type="float" office:value="1479624063805">
            <text:p>1479624063805</text:p>
          </table:table-cell>
          <table:table-cell table:formula="of:=[.A208]-[.A207]" office:value-type="float" office:value="14">
            <text:p>14</text:p>
          </table:table-cell>
          <table:table-cell office:value-type="float" office:value="1479624063805">
            <text:p>1479624063805</text:p>
          </table:table-cell>
          <table:table-cell office:value-type="float" office:value="4587865">
            <text:p>4587865</text:p>
          </table:table-cell>
          <table:table-cell table:number-columns-repeated="14"/>
        </table:table-row>
        <table:table-row table:style-name="ro2">
          <table:table-cell office:value-type="float" office:value="1479624063819">
            <text:p>1479624063819</text:p>
          </table:table-cell>
          <table:table-cell table:formula="of:=[.A209]-[.A208]" office:value-type="float" office:value="8">
            <text:p>8</text:p>
          </table:table-cell>
          <table:table-cell office:value-type="float" office:value="1479624063819">
            <text:p>1479624063819</text:p>
          </table:table-cell>
          <table:table-cell office:value-type="float" office:value="5425540">
            <text:p>5425540</text:p>
          </table:table-cell>
          <table:table-cell table:number-columns-repeated="14"/>
        </table:table-row>
        <table:table-row table:style-name="ro2">
          <table:table-cell office:value-type="float" office:value="1479624063827">
            <text:p>1479624063827</text:p>
          </table:table-cell>
          <table:table-cell table:formula="of:=[.A210]-[.A209]" office:value-type="float" office:value="9">
            <text:p>9</text:p>
          </table:table-cell>
          <table:table-cell office:value-type="float" office:value="1479624063827">
            <text:p>1479624063827</text:p>
          </table:table-cell>
          <table:table-cell office:value-type="float" office:value="6013728">
            <text:p>6013728</text:p>
          </table:table-cell>
          <table:table-cell table:number-columns-repeated="14"/>
        </table:table-row>
        <table:table-row table:style-name="ro2">
          <table:table-cell office:value-type="float" office:value="1479624063836">
            <text:p>1479624063836</text:p>
          </table:table-cell>
          <table:table-cell table:formula="of:=[.A211]-[.A210]" office:value-type="float" office:value="7">
            <text:p>7</text:p>
          </table:table-cell>
          <table:table-cell office:value-type="float" office:value="1479624063836">
            <text:p>1479624063836</text:p>
          </table:table-cell>
          <table:table-cell office:value-type="float" office:value="8608071">
            <text:p>8608071</text:p>
          </table:table-cell>
          <table:table-cell table:number-columns-repeated="14"/>
        </table:table-row>
        <table:table-row table:style-name="ro2">
          <table:table-cell office:value-type="float" office:value="1479624063843">
            <text:p>1479624063843</text:p>
          </table:table-cell>
          <table:table-cell table:formula="of:=[.A212]-[.A211]" office:value-type="float" office:value="0">
            <text:p>0</text:p>
          </table:table-cell>
          <table:table-cell office:value-type="float" office:value="1479624063843">
            <text:p>1479624063843</text:p>
          </table:table-cell>
          <table:table-cell office:value-type="float" office:value="4724452">
            <text:p>4724452</text:p>
          </table:table-cell>
          <table:table-cell table:number-columns-repeated="14"/>
        </table:table-row>
        <table:table-row table:style-name="ro2">
          <table:table-cell office:value-type="float" office:value="1479624063843">
            <text:p>1479624063843</text:p>
          </table:table-cell>
          <table:table-cell table:formula="of:=[.A213]-[.A212]" office:value-type="float" office:value="8">
            <text:p>8</text:p>
          </table:table-cell>
          <table:table-cell office:value-type="float" office:value="1479624063843">
            <text:p>1479624063843</text:p>
          </table:table-cell>
          <table:table-cell office:value-type="float" office:value="4262191">
            <text:p>4262191</text:p>
          </table:table-cell>
          <table:table-cell table:number-columns-repeated="14"/>
        </table:table-row>
        <table:table-row table:style-name="ro2">
          <table:table-cell office:value-type="float" office:value="1479624063851">
            <text:p>1479624063851</text:p>
          </table:table-cell>
          <table:table-cell table:formula="of:=[.A214]-[.A213]" office:value-type="float" office:value="7">
            <text:p>7</text:p>
          </table:table-cell>
          <table:table-cell office:value-type="float" office:value="1479624063851">
            <text:p>1479624063851</text:p>
          </table:table-cell>
          <table:table-cell office:value-type="float" office:value="4651817">
            <text:p>4651817</text:p>
          </table:table-cell>
          <table:table-cell table:number-columns-repeated="14"/>
        </table:table-row>
        <table:table-row table:style-name="ro2">
          <table:table-cell office:value-type="float" office:value="1479624063858">
            <text:p>1479624063858</text:p>
          </table:table-cell>
          <table:table-cell table:formula="of:=[.A215]-[.A214]" office:value-type="float" office:value="7">
            <text:p>7</text:p>
          </table:table-cell>
          <table:table-cell office:value-type="float" office:value="1479624063858">
            <text:p>1479624063858</text:p>
          </table:table-cell>
          <table:table-cell office:value-type="float" office:value="7006936">
            <text:p>7006936</text:p>
          </table:table-cell>
          <table:table-cell table:number-columns-repeated="14"/>
        </table:table-row>
        <table:table-row table:style-name="ro2">
          <table:table-cell office:value-type="float" office:value="1479624063865">
            <text:p>1479624063865</text:p>
          </table:table-cell>
          <table:table-cell table:formula="of:=[.A216]-[.A215]" office:value-type="float" office:value="0">
            <text:p>0</text:p>
          </table:table-cell>
          <table:table-cell office:value-type="float" office:value="1479624063865">
            <text:p>1479624063865</text:p>
          </table:table-cell>
          <table:table-cell office:value-type="float" office:value="6463356">
            <text:p>6463356</text:p>
          </table:table-cell>
          <table:table-cell table:number-columns-repeated="14"/>
        </table:table-row>
        <table:table-row table:style-name="ro2">
          <table:table-cell office:value-type="float" office:value="1479624063865">
            <text:p>1479624063865</text:p>
          </table:table-cell>
          <table:table-cell table:formula="of:=[.A217]-[.A216]" office:value-type="float" office:value="8">
            <text:p>8</text:p>
          </table:table-cell>
          <table:table-cell office:value-type="float" office:value="1479624063865">
            <text:p>1479624063865</text:p>
          </table:table-cell>
          <table:table-cell office:value-type="float" office:value="6958776">
            <text:p>6958776</text:p>
          </table:table-cell>
          <table:table-cell table:number-columns-repeated="14"/>
        </table:table-row>
        <table:table-row table:style-name="ro2">
          <table:table-cell office:value-type="float" office:value="1479624063873">
            <text:p>1479624063873</text:p>
          </table:table-cell>
          <table:table-cell table:formula="of:=[.A218]-[.A217]" office:value-type="float" office:value="7">
            <text:p>7</text:p>
          </table:table-cell>
          <table:table-cell office:value-type="float" office:value="1479624063873">
            <text:p>1479624063873</text:p>
          </table:table-cell>
          <table:table-cell office:value-type="float" office:value="6792978">
            <text:p>6792978</text:p>
          </table:table-cell>
          <table:table-cell table:number-columns-repeated="14"/>
        </table:table-row>
        <table:table-row table:style-name="ro2">
          <table:table-cell office:value-type="float" office:value="1479624063880">
            <text:p>1479624063880</text:p>
          </table:table-cell>
          <table:table-cell table:formula="of:=[.A219]-[.A218]" office:value-type="float" office:value="7">
            <text:p>7</text:p>
          </table:table-cell>
          <table:table-cell office:value-type="float" office:value="1479624063880">
            <text:p>1479624063880</text:p>
          </table:table-cell>
          <table:table-cell office:value-type="float" office:value="11740468">
            <text:p>11740468</text:p>
          </table:table-cell>
          <table:table-cell table:number-columns-repeated="14"/>
        </table:table-row>
        <table:table-row table:style-name="ro2">
          <table:table-cell office:value-type="float" office:value="1479624063887">
            <text:p>1479624063887</text:p>
          </table:table-cell>
          <table:table-cell table:formula="of:=[.A220]-[.A219]" office:value-type="float" office:value="0">
            <text:p>0</text:p>
          </table:table-cell>
          <table:table-cell office:value-type="float" office:value="1479624063887">
            <text:p>1479624063887</text:p>
          </table:table-cell>
          <table:table-cell office:value-type="float" office:value="21831641">
            <text:p>21831641</text:p>
          </table:table-cell>
          <table:table-cell table:number-columns-repeated="14"/>
        </table:table-row>
        <table:table-row table:style-name="ro2">
          <table:table-cell office:value-type="float" office:value="1479624063887">
            <text:p>1479624063887</text:p>
          </table:table-cell>
          <table:table-cell table:formula="of:=[.A221]-[.A220]" office:value-type="float" office:value="7">
            <text:p>7</text:p>
          </table:table-cell>
          <table:table-cell office:value-type="float" office:value="1479624063887">
            <text:p>1479624063887</text:p>
          </table:table-cell>
          <table:table-cell office:value-type="float" office:value="17099689">
            <text:p>17099689</text:p>
          </table:table-cell>
          <table:table-cell table:number-columns-repeated="14"/>
        </table:table-row>
        <table:table-row table:style-name="ro2">
          <table:table-cell office:value-type="float" office:value="1479624063894">
            <text:p>1479624063894</text:p>
          </table:table-cell>
          <table:table-cell table:formula="of:=[.A222]-[.A221]" office:value-type="float" office:value="7">
            <text:p>7</text:p>
          </table:table-cell>
          <table:table-cell office:value-type="float" office:value="1479624063894">
            <text:p>1479624063894</text:p>
          </table:table-cell>
          <table:table-cell office:value-type="float" office:value="8683075">
            <text:p>8683075</text:p>
          </table:table-cell>
          <table:table-cell table:number-columns-repeated="14"/>
        </table:table-row>
        <table:table-row table:style-name="ro2">
          <table:table-cell office:value-type="float" office:value="1479624063901">
            <text:p>1479624063901</text:p>
          </table:table-cell>
          <table:table-cell table:formula="of:=[.A223]-[.A222]" office:value-type="float" office:value="8">
            <text:p>8</text:p>
          </table:table-cell>
          <table:table-cell office:value-type="float" office:value="1479624063901">
            <text:p>1479624063901</text:p>
          </table:table-cell>
          <table:table-cell office:value-type="float" office:value="6051229">
            <text:p>6051229</text:p>
          </table:table-cell>
          <table:table-cell table:number-columns-repeated="14"/>
        </table:table-row>
        <table:table-row table:style-name="ro2">
          <table:table-cell office:value-type="float" office:value="1479624063909">
            <text:p>1479624063909</text:p>
          </table:table-cell>
          <table:table-cell table:formula="of:=[.A224]-[.A223]" office:value-type="float" office:value="0">
            <text:p>0</text:p>
          </table:table-cell>
          <table:table-cell office:value-type="float" office:value="1479624063909">
            <text:p>1479624063909</text:p>
          </table:table-cell>
          <table:table-cell office:value-type="float" office:value="5043810">
            <text:p>5043810</text:p>
          </table:table-cell>
          <table:table-cell table:number-columns-repeated="14"/>
        </table:table-row>
        <table:table-row table:style-name="ro2">
          <table:table-cell office:value-type="float" office:value="1479624063909">
            <text:p>1479624063909</text:p>
          </table:table-cell>
          <table:table-cell table:formula="of:=[.A225]-[.A224]" office:value-type="float" office:value="17">
            <text:p>17</text:p>
          </table:table-cell>
          <table:table-cell office:value-type="float" office:value="1479624063909">
            <text:p>1479624063909</text:p>
          </table:table-cell>
          <table:table-cell office:value-type="float" office:value="5726740">
            <text:p>5726740</text:p>
          </table:table-cell>
          <table:table-cell table:number-columns-repeated="14"/>
        </table:table-row>
        <table:table-row table:style-name="ro2">
          <table:table-cell office:value-type="float" office:value="1479624063926">
            <text:p>1479624063926</text:p>
          </table:table-cell>
          <table:table-cell table:formula="of:=[.A226]-[.A225]" office:value-type="float" office:value="8">
            <text:p>8</text:p>
          </table:table-cell>
          <table:table-cell office:value-type="float" office:value="1479624063926">
            <text:p>1479624063926</text:p>
          </table:table-cell>
          <table:table-cell office:value-type="float" office:value="4797876">
            <text:p>4797876</text:p>
          </table:table-cell>
          <table:table-cell table:number-columns-repeated="14"/>
        </table:table-row>
        <table:table-row table:style-name="ro2">
          <table:table-cell office:value-type="float" office:value="1479624063934">
            <text:p>1479624063934</text:p>
          </table:table-cell>
          <table:table-cell table:formula="of:=[.A227]-[.A226]" office:value-type="float" office:value="0">
            <text:p>0</text:p>
          </table:table-cell>
          <table:table-cell office:value-type="float" office:value="1479624063934">
            <text:p>1479624063934</text:p>
          </table:table-cell>
          <table:table-cell office:value-type="float" office:value="8438325">
            <text:p>8438325</text:p>
          </table:table-cell>
          <table:table-cell table:number-columns-repeated="14"/>
        </table:table-row>
        <table:table-row table:style-name="ro2">
          <table:table-cell office:value-type="float" office:value="1479624063934">
            <text:p>1479624063934</text:p>
          </table:table-cell>
          <table:table-cell table:formula="of:=[.A228]-[.A227]" office:value-type="float" office:value="7">
            <text:p>7</text:p>
          </table:table-cell>
          <table:table-cell office:value-type="float" office:value="1479624063934">
            <text:p>1479624063934</text:p>
          </table:table-cell>
          <table:table-cell office:value-type="float" office:value="5107760">
            <text:p>5107760</text:p>
          </table:table-cell>
          <table:table-cell table:number-columns-repeated="14"/>
        </table:table-row>
        <table:table-row table:style-name="ro2">
          <table:table-cell office:value-type="float" office:value="1479624063941">
            <text:p>1479624063941</text:p>
          </table:table-cell>
          <table:table-cell table:formula="of:=[.A229]-[.A228]" office:value-type="float" office:value="8">
            <text:p>8</text:p>
          </table:table-cell>
          <table:table-cell office:value-type="float" office:value="1479624063941">
            <text:p>1479624063941</text:p>
          </table:table-cell>
          <table:table-cell office:value-type="float" office:value="5390012">
            <text:p>5390012</text:p>
          </table:table-cell>
          <table:table-cell table:number-columns-repeated="14"/>
        </table:table-row>
        <table:table-row table:style-name="ro2">
          <table:table-cell office:value-type="float" office:value="1479624063949">
            <text:p>1479624063949</text:p>
          </table:table-cell>
          <table:table-cell table:formula="of:=[.A230]-[.A229]" office:value-type="float" office:value="8">
            <text:p>8</text:p>
          </table:table-cell>
          <table:table-cell office:value-type="float" office:value="1479624063949">
            <text:p>1479624063949</text:p>
          </table:table-cell>
          <table:table-cell office:value-type="float" office:value="5836482">
            <text:p>5836482</text:p>
          </table:table-cell>
          <table:table-cell table:number-columns-repeated="14"/>
        </table:table-row>
        <table:table-row table:style-name="ro2">
          <table:table-cell office:value-type="float" office:value="1479624063957">
            <text:p>1479624063957</text:p>
          </table:table-cell>
          <table:table-cell table:formula="of:=[.A231]-[.A230]" office:value-type="float" office:value="0">
            <text:p>0</text:p>
          </table:table-cell>
          <table:table-cell office:value-type="float" office:value="1479624063957">
            <text:p>1479624063957</text:p>
          </table:table-cell>
          <table:table-cell office:value-type="float" office:value="5260927">
            <text:p>5260927</text:p>
          </table:table-cell>
          <table:table-cell table:number-columns-repeated="14"/>
        </table:table-row>
        <table:table-row table:style-name="ro2">
          <table:table-cell office:value-type="float" office:value="1479624063957">
            <text:p>1479624063957</text:p>
          </table:table-cell>
          <table:table-cell table:formula="of:=[.A232]-[.A231]" office:value-type="float" office:value="8">
            <text:p>8</text:p>
          </table:table-cell>
          <table:table-cell office:value-type="float" office:value="1479624063957">
            <text:p>1479624063957</text:p>
          </table:table-cell>
          <table:table-cell office:value-type="float" office:value="6660735">
            <text:p>6660735</text:p>
          </table:table-cell>
          <table:table-cell table:number-columns-repeated="14"/>
        </table:table-row>
        <table:table-row table:style-name="ro2">
          <table:table-cell office:value-type="float" office:value="1479624063965">
            <text:p>1479624063965</text:p>
          </table:table-cell>
          <table:table-cell table:formula="of:=[.A233]-[.A232]" office:value-type="float" office:value="8">
            <text:p>8</text:p>
          </table:table-cell>
          <table:table-cell office:value-type="float" office:value="1479624063965">
            <text:p>1479624063965</text:p>
          </table:table-cell>
          <table:table-cell office:value-type="float" office:value="5554231">
            <text:p>5554231</text:p>
          </table:table-cell>
          <table:table-cell table:number-columns-repeated="14"/>
        </table:table-row>
        <table:table-row table:style-name="ro2">
          <table:table-cell office:value-type="float" office:value="1479624063973">
            <text:p>1479624063973</text:p>
          </table:table-cell>
          <table:table-cell table:formula="of:=[.A234]-[.A233]" office:value-type="float" office:value="7">
            <text:p>7</text:p>
          </table:table-cell>
          <table:table-cell office:value-type="float" office:value="1479624063973">
            <text:p>1479624063973</text:p>
          </table:table-cell>
          <table:table-cell office:value-type="float" office:value="5948988">
            <text:p>5948988</text:p>
          </table:table-cell>
          <table:table-cell table:number-columns-repeated="14"/>
        </table:table-row>
        <table:table-row table:style-name="ro2">
          <table:table-cell office:value-type="float" office:value="1479624063980">
            <text:p>1479624063980</text:p>
          </table:table-cell>
          <table:table-cell table:formula="of:=[.A235]-[.A234]" office:value-type="float" office:value="7">
            <text:p>7</text:p>
          </table:table-cell>
          <table:table-cell office:value-type="float" office:value="1479624063980">
            <text:p>1479624063980</text:p>
          </table:table-cell>
          <table:table-cell office:value-type="float" office:value="4009546">
            <text:p>4009546</text:p>
          </table:table-cell>
          <table:table-cell table:number-columns-repeated="14"/>
        </table:table-row>
        <table:table-row table:style-name="ro2">
          <table:table-cell office:value-type="float" office:value="1479624063987">
            <text:p>1479624063987</text:p>
          </table:table-cell>
          <table:table-cell table:formula="of:=[.A236]-[.A235]" office:value-type="float" office:value="0">
            <text:p>0</text:p>
          </table:table-cell>
          <table:table-cell office:value-type="float" office:value="1479624063987">
            <text:p>1479624063987</text:p>
          </table:table-cell>
          <table:table-cell office:value-type="float" office:value="4253901">
            <text:p>4253901</text:p>
          </table:table-cell>
          <table:table-cell table:number-columns-repeated="14"/>
        </table:table-row>
        <table:table-row table:style-name="ro2">
          <table:table-cell office:value-type="float" office:value="1479624063987">
            <text:p>1479624063987</text:p>
          </table:table-cell>
          <table:table-cell table:formula="of:=[.A237]-[.A236]" office:value-type="float" office:value="7">
            <text:p>7</text:p>
          </table:table-cell>
          <table:table-cell office:value-type="float" office:value="1479624063987">
            <text:p>1479624063987</text:p>
          </table:table-cell>
          <table:table-cell office:value-type="float" office:value="8222789">
            <text:p>8222789</text:p>
          </table:table-cell>
          <table:table-cell table:number-columns-repeated="14"/>
        </table:table-row>
        <table:table-row table:style-name="ro2">
          <table:table-cell office:value-type="float" office:value="1479624063994">
            <text:p>1479624063994</text:p>
          </table:table-cell>
          <table:table-cell table:formula="of:=[.A238]-[.A237]" office:value-type="float" office:value="8">
            <text:p>8</text:p>
          </table:table-cell>
          <table:table-cell office:value-type="float" office:value="1479624063994">
            <text:p>1479624063994</text:p>
          </table:table-cell>
          <table:table-cell office:value-type="float" office:value="5450805">
            <text:p>5450805</text:p>
          </table:table-cell>
          <table:table-cell table:number-columns-repeated="14"/>
        </table:table-row>
        <table:table-row table:style-name="ro2">
          <table:table-cell office:value-type="float" office:value="1479624064002">
            <text:p>1479624064002</text:p>
          </table:table-cell>
          <table:table-cell table:formula="of:=[.A239]-[.A238]" office:value-type="float" office:value="7">
            <text:p>7</text:p>
          </table:table-cell>
          <table:table-cell office:value-type="float" office:value="1479624064002">
            <text:p>1479624064002</text:p>
          </table:table-cell>
          <table:table-cell office:value-type="float" office:value="6752713">
            <text:p>6752713</text:p>
          </table:table-cell>
          <table:table-cell table:number-columns-repeated="14"/>
        </table:table-row>
        <table:table-row table:style-name="ro2">
          <table:table-cell office:value-type="float" office:value="1479624064009">
            <text:p>1479624064009</text:p>
          </table:table-cell>
          <table:table-cell table:formula="of:=[.A240]-[.A239]" office:value-type="float" office:value="8">
            <text:p>8</text:p>
          </table:table-cell>
          <table:table-cell office:value-type="float" office:value="1479624064009">
            <text:p>1479624064009</text:p>
          </table:table-cell>
          <table:table-cell office:value-type="float" office:value="4713398">
            <text:p>4713398</text:p>
          </table:table-cell>
          <table:table-cell table:number-columns-repeated="14"/>
        </table:table-row>
        <table:table-row table:style-name="ro2">
          <table:table-cell office:value-type="float" office:value="1479624064017">
            <text:p>1479624064017</text:p>
          </table:table-cell>
          <table:table-cell table:formula="of:=[.A241]-[.A240]" office:value-type="float" office:value="9">
            <text:p>9</text:p>
          </table:table-cell>
          <table:table-cell office:value-type="float" office:value="1479624064017">
            <text:p>1479624064017</text:p>
          </table:table-cell>
          <table:table-cell office:value-type="float" office:value="5727924">
            <text:p>5727924</text:p>
          </table:table-cell>
          <table:table-cell table:number-columns-repeated="14"/>
        </table:table-row>
        <table:table-row table:style-name="ro2">
          <table:table-cell office:value-type="float" office:value="1479624064026">
            <text:p>1479624064026</text:p>
          </table:table-cell>
          <table:table-cell table:formula="of:=[.A242]-[.A241]" office:value-type="float" office:value="0">
            <text:p>0</text:p>
          </table:table-cell>
          <table:table-cell office:value-type="float" office:value="1479624064026">
            <text:p>1479624064026</text:p>
          </table:table-cell>
          <table:table-cell office:value-type="float" office:value="4569313">
            <text:p>4569313</text:p>
          </table:table-cell>
          <table:table-cell table:number-columns-repeated="14"/>
        </table:table-row>
        <table:table-row table:style-name="ro2">
          <table:table-cell office:value-type="float" office:value="1479624064026">
            <text:p>1479624064026</text:p>
          </table:table-cell>
          <table:table-cell table:formula="of:=[.A243]-[.A242]" office:value-type="float" office:value="7">
            <text:p>7</text:p>
          </table:table-cell>
          <table:table-cell office:value-type="float" office:value="1479624064026">
            <text:p>1479624064026</text:p>
          </table:table-cell>
          <table:table-cell office:value-type="float" office:value="6642181">
            <text:p>6642181</text:p>
          </table:table-cell>
          <table:table-cell table:number-columns-repeated="14"/>
        </table:table-row>
        <table:table-row table:style-name="ro2">
          <table:table-cell office:value-type="float" office:value="1479624064033">
            <text:p>1479624064033</text:p>
          </table:table-cell>
          <table:table-cell table:formula="of:=[.A244]-[.A243]" office:value-type="float" office:value="8">
            <text:p>8</text:p>
          </table:table-cell>
          <table:table-cell office:value-type="float" office:value="1479624064033">
            <text:p>1479624064033</text:p>
          </table:table-cell>
          <table:table-cell office:value-type="float" office:value="5701870">
            <text:p>5701870</text:p>
          </table:table-cell>
          <table:table-cell table:number-columns-repeated="14"/>
        </table:table-row>
        <table:table-row table:style-name="ro2">
          <table:table-cell office:value-type="float" office:value="1479624064041">
            <text:p>1479624064041</text:p>
          </table:table-cell>
          <table:table-cell table:formula="of:=[.A245]-[.A244]" office:value-type="float" office:value="23">
            <text:p>23</text:p>
          </table:table-cell>
          <table:table-cell office:value-type="float" office:value="1479624064041">
            <text:p>1479624064041</text:p>
          </table:table-cell>
          <table:table-cell office:value-type="float" office:value="6520201">
            <text:p>6520201</text:p>
          </table:table-cell>
          <table:table-cell table:number-columns-repeated="14"/>
        </table:table-row>
        <table:table-row table:style-name="ro2">
          <table:table-cell office:value-type="float" office:value="1479624064064">
            <text:p>1479624064064</text:p>
          </table:table-cell>
          <table:table-cell table:formula="of:=[.A246]-[.A245]" office:value-type="float" office:value="14">
            <text:p>14</text:p>
          </table:table-cell>
          <table:table-cell office:value-type="float" office:value="1479624064064">
            <text:p>1479624064064</text:p>
          </table:table-cell>
          <table:table-cell office:value-type="float" office:value="6326771">
            <text:p>6326771</text:p>
          </table:table-cell>
          <table:table-cell table:number-columns-repeated="14"/>
        </table:table-row>
        <table:table-row table:style-name="ro2">
          <table:table-cell office:value-type="float" office:value="1479624064078">
            <text:p>1479624064078</text:p>
          </table:table-cell>
          <table:table-cell table:formula="of:=[.A247]-[.A246]" office:value-type="float" office:value="16">
            <text:p>16</text:p>
          </table:table-cell>
          <table:table-cell office:value-type="float" office:value="1479624064078">
            <text:p>1479624064078</text:p>
          </table:table-cell>
          <table:table-cell office:value-type="float" office:value="4859854">
            <text:p>4859854</text:p>
          </table:table-cell>
          <table:table-cell table:number-columns-repeated="14"/>
        </table:table-row>
        <table:table-row table:style-name="ro2">
          <table:table-cell office:value-type="float" office:value="1479624064094">
            <text:p>1479624064094</text:p>
          </table:table-cell>
          <table:table-cell table:formula="of:=[.A248]-[.A247]" office:value-type="float" office:value="8">
            <text:p>8</text:p>
          </table:table-cell>
          <table:table-cell office:value-type="float" office:value="1479624064094">
            <text:p>1479624064094</text:p>
          </table:table-cell>
          <table:table-cell office:value-type="float" office:value="5728319">
            <text:p>5728319</text:p>
          </table:table-cell>
          <table:table-cell table:number-columns-repeated="14"/>
        </table:table-row>
        <table:table-row table:style-name="ro2">
          <table:table-cell office:value-type="float" office:value="1479624064102">
            <text:p>1479624064102</text:p>
          </table:table-cell>
          <table:table-cell table:formula="of:=[.A249]-[.A248]" office:value-type="float" office:value="7">
            <text:p>7</text:p>
          </table:table-cell>
          <table:table-cell office:value-type="float" office:value="1479624064102">
            <text:p>1479624064102</text:p>
          </table:table-cell>
          <table:table-cell office:value-type="float" office:value="6204395">
            <text:p>6204395</text:p>
          </table:table-cell>
          <table:table-cell table:number-columns-repeated="14"/>
        </table:table-row>
        <table:table-row table:style-name="ro2">
          <table:table-cell office:value-type="float" office:value="1479624064109">
            <text:p>1479624064109</text:p>
          </table:table-cell>
          <table:table-cell table:formula="of:=[.A250]-[.A249]" office:value-type="float" office:value="8">
            <text:p>8</text:p>
          </table:table-cell>
          <table:table-cell office:value-type="float" office:value="1479624064109">
            <text:p>1479624064109</text:p>
          </table:table-cell>
          <table:table-cell office:value-type="float" office:value="5065917">
            <text:p>5065917</text:p>
          </table:table-cell>
          <table:table-cell table:number-columns-repeated="14"/>
        </table:table-row>
        <table:table-row table:style-name="ro2">
          <table:table-cell office:value-type="float" office:value="1479624064117">
            <text:p>1479624064117</text:p>
          </table:table-cell>
          <table:table-cell table:formula="of:=[.A251]-[.A250]" office:value-type="float" office:value="31">
            <text:p>31</text:p>
          </table:table-cell>
          <table:table-cell office:value-type="float" office:value="1479624064117">
            <text:p>1479624064117</text:p>
          </table:table-cell>
          <table:table-cell office:value-type="float" office:value="5567652">
            <text:p>5567652</text:p>
          </table:table-cell>
          <table:table-cell table:number-columns-repeated="14"/>
        </table:table-row>
        <table:table-row table:style-name="ro2">
          <table:table-cell office:value-type="float" office:value="1479624064148">
            <text:p>1479624064148</text:p>
          </table:table-cell>
          <table:table-cell table:formula="of:=[.A252]-[.A251]" office:value-type="float" office:value="8">
            <text:p>8</text:p>
          </table:table-cell>
          <table:table-cell office:value-type="float" office:value="1479624064148">
            <text:p>1479624064148</text:p>
          </table:table-cell>
          <table:table-cell office:value-type="float" office:value="4506151">
            <text:p>4506151</text:p>
          </table:table-cell>
          <table:table-cell table:number-columns-repeated="14"/>
        </table:table-row>
        <table:table-row table:style-name="ro2">
          <table:table-cell office:value-type="float" office:value="1479624064156">
            <text:p>1479624064156</text:p>
          </table:table-cell>
          <table:table-cell table:formula="of:=[.A253]-[.A252]" office:value-type="float" office:value="0">
            <text:p>0</text:p>
          </table:table-cell>
          <table:table-cell office:value-type="float" office:value="1479624064156">
            <text:p>1479624064156</text:p>
          </table:table-cell>
          <table:table-cell office:value-type="float" office:value="5444883">
            <text:p>5444883</text:p>
          </table:table-cell>
          <table:table-cell table:number-columns-repeated="14"/>
        </table:table-row>
        <table:table-row table:style-name="ro2">
          <table:table-cell office:value-type="float" office:value="1479624064156">
            <text:p>1479624064156</text:p>
          </table:table-cell>
          <table:table-cell table:formula="of:=[.A254]-[.A253]" office:value-type="float" office:value="8">
            <text:p>8</text:p>
          </table:table-cell>
          <table:table-cell office:value-type="float" office:value="1479624064156">
            <text:p>1479624064156</text:p>
          </table:table-cell>
          <table:table-cell office:value-type="float" office:value="8492802">
            <text:p>8492802</text:p>
          </table:table-cell>
          <table:table-cell table:number-columns-repeated="14"/>
        </table:table-row>
        <table:table-row table:style-name="ro2">
          <table:table-cell office:value-type="float" office:value="1479624064164">
            <text:p>1479624064164</text:p>
          </table:table-cell>
          <table:table-cell table:formula="of:=[.A255]-[.A254]" office:value-type="float" office:value="8">
            <text:p>8</text:p>
          </table:table-cell>
          <table:table-cell office:value-type="float" office:value="1479624064164">
            <text:p>1479624064164</text:p>
          </table:table-cell>
          <table:table-cell office:value-type="float" office:value="5178027">
            <text:p>5178027</text:p>
          </table:table-cell>
          <table:table-cell table:number-columns-repeated="14"/>
        </table:table-row>
        <table:table-row table:style-name="ro2">
          <table:table-cell office:value-type="float" office:value="1479624064172">
            <text:p>1479624064172</text:p>
          </table:table-cell>
          <table:table-cell table:formula="of:=[.A256]-[.A255]" office:value-type="float" office:value="7">
            <text:p>7</text:p>
          </table:table-cell>
          <table:table-cell office:value-type="float" office:value="1479624064172">
            <text:p>1479624064172</text:p>
          </table:table-cell>
          <table:table-cell office:value-type="float" office:value="13509768">
            <text:p>13509768</text:p>
          </table:table-cell>
          <table:table-cell table:number-columns-repeated="14"/>
        </table:table-row>
        <table:table-row table:style-name="ro2">
          <table:table-cell office:value-type="float" office:value="1479624064179">
            <text:p>1479624064179</text:p>
          </table:table-cell>
          <table:table-cell table:formula="of:=[.A257]-[.A256]" office:value-type="float" office:value="8">
            <text:p>8</text:p>
          </table:table-cell>
          <table:table-cell office:value-type="float" office:value="1479624064179">
            <text:p>1479624064179</text:p>
          </table:table-cell>
          <table:table-cell office:value-type="float" office:value="6531254">
            <text:p>6531254</text:p>
          </table:table-cell>
          <table:table-cell table:number-columns-repeated="14"/>
        </table:table-row>
        <table:table-row table:style-name="ro2">
          <table:table-cell office:value-type="float" office:value="1479624064187">
            <text:p>1479624064187</text:p>
          </table:table-cell>
          <table:table-cell table:formula="of:=[.A258]-[.A257]" office:value-type="float" office:value="0">
            <text:p>0</text:p>
          </table:table-cell>
          <table:table-cell office:value-type="float" office:value="1479624064187">
            <text:p>1479624064187</text:p>
          </table:table-cell>
          <table:table-cell office:value-type="float" office:value="5575942">
            <text:p>5575942</text:p>
          </table:table-cell>
          <table:table-cell table:number-columns-repeated="14"/>
        </table:table-row>
        <table:table-row table:style-name="ro2">
          <table:table-cell office:value-type="float" office:value="1479624064187">
            <text:p>1479624064187</text:p>
          </table:table-cell>
          <table:table-cell table:formula="of:=[.A259]-[.A258]" office:value-type="float" office:value="8">
            <text:p>8</text:p>
          </table:table-cell>
          <table:table-cell office:value-type="float" office:value="1479624064187">
            <text:p>1479624064187</text:p>
          </table:table-cell>
          <table:table-cell office:value-type="float" office:value="6303085">
            <text:p>6303085</text:p>
          </table:table-cell>
          <table:table-cell table:number-columns-repeated="14"/>
        </table:table-row>
        <table:table-row table:style-name="ro2">
          <table:table-cell office:value-type="float" office:value="1479624064195">
            <text:p>1479624064195</text:p>
          </table:table-cell>
          <table:table-cell table:formula="of:=[.A260]-[.A259]" office:value-type="float" office:value="7">
            <text:p>7</text:p>
          </table:table-cell>
          <table:table-cell office:value-type="float" office:value="1479624064195">
            <text:p>1479624064195</text:p>
          </table:table-cell>
          <table:table-cell office:value-type="float" office:value="6007806">
            <text:p>6007806</text:p>
          </table:table-cell>
          <table:table-cell table:number-columns-repeated="14"/>
        </table:table-row>
        <table:table-row table:style-name="ro2">
          <table:table-cell office:value-type="float" office:value="1479624064202">
            <text:p>1479624064202</text:p>
          </table:table-cell>
          <table:table-cell table:formula="of:=[.A261]-[.A260]" office:value-type="float" office:value="8">
            <text:p>8</text:p>
          </table:table-cell>
          <table:table-cell office:value-type="float" office:value="1479624064202">
            <text:p>1479624064202</text:p>
          </table:table-cell>
          <table:table-cell office:value-type="float" office:value="6160183">
            <text:p>6160183</text:p>
          </table:table-cell>
          <table:table-cell table:number-columns-repeated="14"/>
        </table:table-row>
        <table:table-row table:style-name="ro2">
          <table:table-cell office:value-type="float" office:value="1479624064210">
            <text:p>1479624064210</text:p>
          </table:table-cell>
          <table:table-cell table:formula="of:=[.A262]-[.A261]" office:value-type="float" office:value="7">
            <text:p>7</text:p>
          </table:table-cell>
          <table:table-cell office:value-type="float" office:value="1479624064210">
            <text:p>1479624064210</text:p>
          </table:table-cell>
          <table:table-cell office:value-type="float" office:value="7798030">
            <text:p>7798030</text:p>
          </table:table-cell>
          <table:table-cell table:number-columns-repeated="14"/>
        </table:table-row>
        <table:table-row table:style-name="ro2">
          <table:table-cell office:value-type="float" office:value="1479624064217">
            <text:p>1479624064217</text:p>
          </table:table-cell>
          <table:table-cell table:formula="of:=[.A263]-[.A262]" office:value-type="float" office:value="8">
            <text:p>8</text:p>
          </table:table-cell>
          <table:table-cell office:value-type="float" office:value="1479624064217">
            <text:p>1479624064217</text:p>
          </table:table-cell>
          <table:table-cell office:value-type="float" office:value="5405408">
            <text:p>5405408</text:p>
          </table:table-cell>
          <table:table-cell table:number-columns-repeated="14"/>
        </table:table-row>
        <table:table-row table:style-name="ro2">
          <table:table-cell office:value-type="float" office:value="1479624064225">
            <text:p>1479624064225</text:p>
          </table:table-cell>
          <table:table-cell table:formula="of:=[.A264]-[.A263]" office:value-type="float" office:value="0">
            <text:p>0</text:p>
          </table:table-cell>
          <table:table-cell office:value-type="float" office:value="1479624064225">
            <text:p>1479624064225</text:p>
          </table:table-cell>
          <table:table-cell office:value-type="float" office:value="11883764">
            <text:p>11883764</text:p>
          </table:table-cell>
          <table:table-cell table:number-columns-repeated="14"/>
        </table:table-row>
        <table:table-row table:style-name="ro2">
          <table:table-cell office:value-type="float" office:value="1479624064225">
            <text:p>1479624064225</text:p>
          </table:table-cell>
          <table:table-cell table:formula="of:=[.A265]-[.A264]" office:value-type="float" office:value="6">
            <text:p>6</text:p>
          </table:table-cell>
          <table:table-cell office:value-type="float" office:value="1479624064225">
            <text:p>1479624064225</text:p>
          </table:table-cell>
          <table:table-cell office:value-type="float" office:value="11477954">
            <text:p>11477954</text:p>
          </table:table-cell>
          <table:table-cell table:number-columns-repeated="14"/>
        </table:table-row>
        <table:table-row table:style-name="ro2">
          <table:table-cell office:value-type="float" office:value="1479624064231">
            <text:p>1479624064231</text:p>
          </table:table-cell>
          <table:table-cell table:formula="of:=[.A266]-[.A265]" office:value-type="float" office:value="8">
            <text:p>8</text:p>
          </table:table-cell>
          <table:table-cell office:value-type="float" office:value="1479624064231">
            <text:p>1479624064231</text:p>
          </table:table-cell>
          <table:table-cell office:value-type="float" office:value="15450000">
            <text:p>15450000</text:p>
          </table:table-cell>
          <table:table-cell table:number-columns-repeated="14"/>
        </table:table-row>
        <table:table-row table:style-name="ro2">
          <table:table-cell office:value-type="float" office:value="1479624064239">
            <text:p>1479624064239</text:p>
          </table:table-cell>
          <table:table-cell table:formula="of:=[.A267]-[.A266]" office:value-type="float" office:value="7">
            <text:p>7</text:p>
          </table:table-cell>
          <table:table-cell office:value-type="float" office:value="1479624064239">
            <text:p>1479624064239</text:p>
          </table:table-cell>
          <table:table-cell office:value-type="float" office:value="5103418">
            <text:p>5103418</text:p>
          </table:table-cell>
          <table:table-cell table:number-columns-repeated="14"/>
        </table:table-row>
        <table:table-row table:style-name="ro2">
          <table:table-cell office:value-type="float" office:value="1479624064246">
            <text:p>1479624064246</text:p>
          </table:table-cell>
          <table:table-cell table:formula="of:=[.A268]-[.A267]" office:value-type="float" office:value="0">
            <text:p>0</text:p>
          </table:table-cell>
          <table:table-cell office:value-type="float" office:value="1479624064246">
            <text:p>1479624064246</text:p>
          </table:table-cell>
          <table:table-cell office:value-type="float" office:value="9336398">
            <text:p>9336398</text:p>
          </table:table-cell>
          <table:table-cell table:number-columns-repeated="14"/>
        </table:table-row>
        <table:table-row table:style-name="ro2">
          <table:table-cell office:value-type="float" office:value="1479624064246">
            <text:p>1479624064246</text:p>
          </table:table-cell>
          <table:table-cell table:formula="of:=[.A269]-[.A268]" office:value-type="float" office:value="8">
            <text:p>8</text:p>
          </table:table-cell>
          <table:table-cell office:value-type="float" office:value="1479624064246">
            <text:p>1479624064246</text:p>
          </table:table-cell>
          <table:table-cell office:value-type="float" office:value="6954434">
            <text:p>6954434</text:p>
          </table:table-cell>
          <table:table-cell table:number-columns-repeated="14"/>
        </table:table-row>
        <table:table-row table:style-name="ro2">
          <table:table-cell office:value-type="float" office:value="1479624064254">
            <text:p>1479624064254</text:p>
          </table:table-cell>
          <table:table-cell table:formula="of:=[.A270]-[.A269]" office:value-type="float" office:value="6">
            <text:p>6</text:p>
          </table:table-cell>
          <table:table-cell office:value-type="float" office:value="1479624064254">
            <text:p>1479624064254</text:p>
          </table:table-cell>
          <table:table-cell office:value-type="float" office:value="5345799">
            <text:p>5345799</text:p>
          </table:table-cell>
          <table:table-cell table:number-columns-repeated="14"/>
        </table:table-row>
        <table:table-row table:style-name="ro2">
          <table:table-cell office:value-type="float" office:value="1479624064260">
            <text:p>1479624064260</text:p>
          </table:table-cell>
          <table:table-cell table:formula="of:=[.A271]-[.A270]" office:value-type="float" office:value="8">
            <text:p>8</text:p>
          </table:table-cell>
          <table:table-cell office:value-type="float" office:value="1479624064260">
            <text:p>1479624064260</text:p>
          </table:table-cell>
          <table:table-cell office:value-type="float" office:value="8141468">
            <text:p>8141468</text:p>
          </table:table-cell>
          <table:table-cell table:number-columns-repeated="14"/>
        </table:table-row>
        <table:table-row table:style-name="ro2">
          <table:table-cell office:value-type="float" office:value="1479624064268">
            <text:p>1479624064268</text:p>
          </table:table-cell>
          <table:table-cell table:formula="of:=[.A272]-[.A271]" office:value-type="float" office:value="8">
            <text:p>8</text:p>
          </table:table-cell>
          <table:table-cell office:value-type="float" office:value="1479624064268">
            <text:p>1479624064268</text:p>
          </table:table-cell>
          <table:table-cell office:value-type="float" office:value="7366166">
            <text:p>7366166</text:p>
          </table:table-cell>
          <table:table-cell table:number-columns-repeated="14"/>
        </table:table-row>
        <table:table-row table:style-name="ro2">
          <table:table-cell office:value-type="float" office:value="1479624064276">
            <text:p>1479624064276</text:p>
          </table:table-cell>
          <table:table-cell table:formula="of:=[.A273]-[.A272]" office:value-type="float" office:value="7">
            <text:p>7</text:p>
          </table:table-cell>
          <table:table-cell office:value-type="float" office:value="1479624064276">
            <text:p>1479624064276</text:p>
          </table:table-cell>
          <table:table-cell office:value-type="float" office:value="6691131">
            <text:p>6691131</text:p>
          </table:table-cell>
          <table:table-cell table:number-columns-repeated="14"/>
        </table:table-row>
        <table:table-row table:style-name="ro2">
          <table:table-cell office:value-type="float" office:value="1479624064283">
            <text:p>1479624064283</text:p>
          </table:table-cell>
          <table:table-cell table:formula="of:=[.A274]-[.A273]" office:value-type="float" office:value="7">
            <text:p>7</text:p>
          </table:table-cell>
          <table:table-cell office:value-type="float" office:value="1479624064283">
            <text:p>1479624064283</text:p>
          </table:table-cell>
          <table:table-cell office:value-type="float" office:value="6793373">
            <text:p>6793373</text:p>
          </table:table-cell>
          <table:table-cell table:number-columns-repeated="14"/>
        </table:table-row>
        <table:table-row table:style-name="ro2">
          <table:table-cell office:value-type="float" office:value="1479624064290">
            <text:p>1479624064290</text:p>
          </table:table-cell>
          <table:table-cell table:formula="of:=[.A275]-[.A274]" office:value-type="float" office:value="0">
            <text:p>0</text:p>
          </table:table-cell>
          <table:table-cell office:value-type="float" office:value="1479624064290">
            <text:p>1479624064290</text:p>
          </table:table-cell>
          <table:table-cell office:value-type="float" office:value="8125678">
            <text:p>8125678</text:p>
          </table:table-cell>
          <table:table-cell table:number-columns-repeated="14"/>
        </table:table-row>
        <table:table-row table:style-name="ro2">
          <table:table-cell office:value-type="float" office:value="1479624064290">
            <text:p>1479624064290</text:p>
          </table:table-cell>
          <table:table-cell table:formula="of:=[.A276]-[.A275]" office:value-type="float" office:value="14">
            <text:p>14</text:p>
          </table:table-cell>
          <table:table-cell office:value-type="float" office:value="1479624064290">
            <text:p>1479624064290</text:p>
          </table:table-cell>
          <table:table-cell office:value-type="float" office:value="20275114">
            <text:p>20275114</text:p>
          </table:table-cell>
          <table:table-cell table:number-columns-repeated="14"/>
        </table:table-row>
        <table:table-row table:style-name="ro2">
          <table:table-cell office:value-type="float" office:value="1479624064304">
            <text:p>1479624064304</text:p>
          </table:table-cell>
          <table:table-cell table:formula="of:=[.A277]-[.A276]" office:value-type="float" office:value="16">
            <text:p>16</text:p>
          </table:table-cell>
          <table:table-cell office:value-type="float" office:value="1479624064304">
            <text:p>1479624064304</text:p>
          </table:table-cell>
          <table:table-cell office:value-type="float" office:value="7201157">
            <text:p>7201157</text:p>
          </table:table-cell>
          <table:table-cell table:number-columns-repeated="14"/>
        </table:table-row>
        <table:table-row table:style-name="ro2">
          <table:table-cell office:value-type="float" office:value="1479624064320">
            <text:p>1479624064320</text:p>
          </table:table-cell>
          <table:table-cell table:formula="of:=[.A278]-[.A277]" office:value-type="float" office:value="8">
            <text:p>8</text:p>
          </table:table-cell>
          <table:table-cell office:value-type="float" office:value="1479624064320">
            <text:p>1479624064320</text:p>
          </table:table-cell>
          <table:table-cell office:value-type="float" office:value="20258139">
            <text:p>20258139</text:p>
          </table:table-cell>
          <table:table-cell table:number-columns-repeated="14"/>
        </table:table-row>
        <table:table-row table:style-name="ro2">
          <table:table-cell office:value-type="float" office:value="1479624064328">
            <text:p>1479624064328</text:p>
          </table:table-cell>
          <table:table-cell table:formula="of:=[.A279]-[.A278]" office:value-type="float" office:value="0">
            <text:p>0</text:p>
          </table:table-cell>
          <table:table-cell office:value-type="float" office:value="1479624064328">
            <text:p>1479624064328</text:p>
          </table:table-cell>
          <table:table-cell office:value-type="float" office:value="7846585">
            <text:p>7846585</text:p>
          </table:table-cell>
          <table:table-cell table:number-columns-repeated="14"/>
        </table:table-row>
        <table:table-row table:style-name="ro2">
          <table:table-cell office:value-type="float" office:value="1479624064328">
            <text:p>1479624064328</text:p>
          </table:table-cell>
          <table:table-cell table:formula="of:=[.A280]-[.A279]" office:value-type="float" office:value="22">
            <text:p>22</text:p>
          </table:table-cell>
          <table:table-cell office:value-type="float" office:value="1479624064328">
            <text:p>1479624064328</text:p>
          </table:table-cell>
          <table:table-cell office:value-type="float" office:value="6084784">
            <text:p>6084784</text:p>
          </table:table-cell>
          <table:table-cell table:number-columns-repeated="14"/>
        </table:table-row>
        <table:table-row table:style-name="ro2">
          <table:table-cell office:value-type="float" office:value="1479624064350">
            <text:p>1479624064350</text:p>
          </table:table-cell>
          <table:table-cell table:formula="of:=[.A281]-[.A280]" office:value-type="float" office:value="7">
            <text:p>7</text:p>
          </table:table-cell>
          <table:table-cell office:value-type="float" office:value="1479624064350">
            <text:p>1479624064350</text:p>
          </table:table-cell>
          <table:table-cell office:value-type="float" office:value="7369324">
            <text:p>7369324</text:p>
          </table:table-cell>
          <table:table-cell table:number-columns-repeated="14"/>
        </table:table-row>
        <table:table-row table:style-name="ro2">
          <table:table-cell office:value-type="float" office:value="1479624064357">
            <text:p>1479624064357</text:p>
          </table:table-cell>
          <table:table-cell table:formula="of:=[.A282]-[.A281]" office:value-type="float" office:value="8">
            <text:p>8</text:p>
          </table:table-cell>
          <table:table-cell office:value-type="float" office:value="1479624064357">
            <text:p>1479624064357</text:p>
          </table:table-cell>
          <table:table-cell office:value-type="float" office:value="6248213">
            <text:p>6248213</text:p>
          </table:table-cell>
          <table:table-cell table:number-columns-repeated="14"/>
        </table:table-row>
        <table:table-row table:style-name="ro2">
          <table:table-cell office:value-type="float" office:value="1479624064365">
            <text:p>1479624064365</text:p>
          </table:table-cell>
          <table:table-cell table:formula="of:=[.A283]-[.A282]" office:value-type="float" office:value="0">
            <text:p>0</text:p>
          </table:table-cell>
          <table:table-cell office:value-type="float" office:value="1479624064365">
            <text:p>1479624064365</text:p>
          </table:table-cell>
          <table:table-cell office:value-type="float" office:value="5565679">
            <text:p>5565679</text:p>
          </table:table-cell>
          <table:table-cell table:number-columns-repeated="14"/>
        </table:table-row>
        <table:table-row table:style-name="ro2">
          <table:table-cell office:value-type="float" office:value="1479624064365">
            <text:p>1479624064365</text:p>
          </table:table-cell>
          <table:table-cell table:formula="of:=[.A284]-[.A283]" office:value-type="float" office:value="7">
            <text:p>7</text:p>
          </table:table-cell>
          <table:table-cell office:value-type="float" office:value="1479624064365">
            <text:p>1479624064365</text:p>
          </table:table-cell>
          <table:table-cell office:value-type="float" office:value="7503935">
            <text:p>7503935</text:p>
          </table:table-cell>
          <table:table-cell table:number-columns-repeated="14"/>
        </table:table-row>
        <table:table-row table:style-name="ro2">
          <table:table-cell office:value-type="float" office:value="1479624064372">
            <text:p>1479624064372</text:p>
          </table:table-cell>
          <table:table-cell table:formula="of:=[.A285]-[.A284]" office:value-type="float" office:value="8">
            <text:p>8</text:p>
          </table:table-cell>
          <table:table-cell office:value-type="float" office:value="1479624064372">
            <text:p>1479624064372</text:p>
          </table:table-cell>
          <table:table-cell office:value-type="float" office:value="5347379">
            <text:p>5347379</text:p>
          </table:table-cell>
          <table:table-cell table:number-columns-repeated="14"/>
        </table:table-row>
        <table:table-row table:style-name="ro2">
          <table:table-cell office:value-type="float" office:value="1479624064380">
            <text:p>1479624064380</text:p>
          </table:table-cell>
          <table:table-cell table:formula="of:=[.A286]-[.A285]" office:value-type="float" office:value="7">
            <text:p>7</text:p>
          </table:table-cell>
          <table:table-cell office:value-type="float" office:value="1479624064380">
            <text:p>1479624064380</text:p>
          </table:table-cell>
          <table:table-cell office:value-type="float" office:value="4988150">
            <text:p>4988150</text:p>
          </table:table-cell>
          <table:table-cell table:number-columns-repeated="14"/>
        </table:table-row>
        <table:table-row table:style-name="ro2">
          <table:table-cell office:value-type="float" office:value="1479624064387">
            <text:p>1479624064387</text:p>
          </table:table-cell>
          <table:table-cell table:formula="of:=[.A287]-[.A286]" office:value-type="float" office:value="0">
            <text:p>0</text:p>
          </table:table-cell>
          <table:table-cell office:value-type="float" office:value="1479624064387">
            <text:p>1479624064387</text:p>
          </table:table-cell>
          <table:table-cell office:value-type="float" office:value="12160884">
            <text:p>12160884</text:p>
          </table:table-cell>
          <table:table-cell table:number-columns-repeated="14"/>
        </table:table-row>
        <table:table-row table:style-name="ro2">
          <table:table-cell office:value-type="float" office:value="1479624064387">
            <text:p>1479624064387</text:p>
          </table:table-cell>
          <table:table-cell table:formula="of:=[.A288]-[.A287]" office:value-type="float" office:value="8">
            <text:p>8</text:p>
          </table:table-cell>
          <table:table-cell office:value-type="float" office:value="1479624064387">
            <text:p>1479624064387</text:p>
          </table:table-cell>
          <table:table-cell office:value-type="float" office:value="9303238">
            <text:p>9303238</text:p>
          </table:table-cell>
          <table:table-cell table:number-columns-repeated="14"/>
        </table:table-row>
        <table:table-row table:style-name="ro2">
          <table:table-cell office:value-type="float" office:value="1479624064395">
            <text:p>1479624064395</text:p>
          </table:table-cell>
          <table:table-cell table:formula="of:=[.A289]-[.A288]" office:value-type="float" office:value="8">
            <text:p>8</text:p>
          </table:table-cell>
          <table:table-cell office:value-type="float" office:value="1479624064395">
            <text:p>1479624064395</text:p>
          </table:table-cell>
          <table:table-cell office:value-type="float" office:value="5331588">
            <text:p>5331588</text:p>
          </table:table-cell>
          <table:table-cell table:number-columns-repeated="14"/>
        </table:table-row>
        <table:table-row table:style-name="ro2">
          <table:table-cell office:value-type="float" office:value="1479624064403">
            <text:p>1479624064403</text:p>
          </table:table-cell>
          <table:table-cell table:formula="of:=[.A290]-[.A289]" office:value-type="float" office:value="0">
            <text:p>0</text:p>
          </table:table-cell>
          <table:table-cell office:value-type="float" office:value="1479624064403">
            <text:p>1479624064403</text:p>
          </table:table-cell>
          <table:table-cell office:value-type="float" office:value="5736609">
            <text:p>5736609</text:p>
          </table:table-cell>
          <table:table-cell table:number-columns-repeated="14"/>
        </table:table-row>
        <table:table-row table:style-name="ro2">
          <table:table-cell office:value-type="float" office:value="1479624064403">
            <text:p>1479624064403</text:p>
          </table:table-cell>
          <table:table-cell table:formula="of:=[.A291]-[.A290]" office:value-type="float" office:value="8">
            <text:p>8</text:p>
          </table:table-cell>
          <table:table-cell office:value-type="float" office:value="1479624064403">
            <text:p>1479624064403</text:p>
          </table:table-cell>
          <table:table-cell office:value-type="float" office:value="9573647">
            <text:p>9573647</text:p>
          </table:table-cell>
          <table:table-cell table:number-columns-repeated="14"/>
        </table:table-row>
        <table:table-row table:style-name="ro2">
          <table:table-cell office:value-type="float" office:value="1479624064411">
            <text:p>1479624064411</text:p>
          </table:table-cell>
          <table:table-cell table:formula="of:=[.A292]-[.A291]" office:value-type="float" office:value="7">
            <text:p>7</text:p>
          </table:table-cell>
          <table:table-cell office:value-type="float" office:value="1479624064411">
            <text:p>1479624064411</text:p>
          </table:table-cell>
          <table:table-cell office:value-type="float" office:value="11664280">
            <text:p>11664280</text:p>
          </table:table-cell>
          <table:table-cell table:number-columns-repeated="14"/>
        </table:table-row>
        <table:table-row table:style-name="ro2">
          <table:table-cell office:value-type="float" office:value="1479624064418">
            <text:p>1479624064418</text:p>
          </table:table-cell>
          <table:table-cell table:formula="of:=[.A293]-[.A292]" office:value-type="float" office:value="16">
            <text:p>16</text:p>
          </table:table-cell>
          <table:table-cell office:value-type="float" office:value="1479624064418">
            <text:p>1479624064418</text:p>
          </table:table-cell>
          <table:table-cell office:value-type="float" office:value="7024306">
            <text:p>7024306</text:p>
          </table:table-cell>
          <table:table-cell table:number-columns-repeated="14"/>
        </table:table-row>
        <table:table-row table:style-name="ro2">
          <table:table-cell office:value-type="float" office:value="1479624064434">
            <text:p>1479624064434</text:p>
          </table:table-cell>
          <table:table-cell table:formula="of:=[.A294]-[.A293]" office:value-type="float" office:value="7">
            <text:p>7</text:p>
          </table:table-cell>
          <table:table-cell office:value-type="float" office:value="1479624064434">
            <text:p>1479624064434</text:p>
          </table:table-cell>
          <table:table-cell office:value-type="float" office:value="5838851">
            <text:p>5838851</text:p>
          </table:table-cell>
          <table:table-cell table:number-columns-repeated="14"/>
        </table:table-row>
        <table:table-row table:style-name="ro2">
          <table:table-cell office:value-type="float" office:value="1479624064441">
            <text:p>1479624064441</text:p>
          </table:table-cell>
          <table:table-cell table:formula="of:=[.A295]-[.A294]" office:value-type="float" office:value="7">
            <text:p>7</text:p>
          </table:table-cell>
          <table:table-cell office:value-type="float" office:value="1479624064441">
            <text:p>1479624064441</text:p>
          </table:table-cell>
          <table:table-cell office:value-type="float" office:value="7591177">
            <text:p>7591177</text:p>
          </table:table-cell>
          <table:table-cell table:number-columns-repeated="14"/>
        </table:table-row>
        <table:table-row table:style-name="ro2">
          <table:table-cell office:value-type="float" office:value="1479624064448">
            <text:p>1479624064448</text:p>
          </table:table-cell>
          <table:table-cell table:formula="of:=[.A296]-[.A295]" office:value-type="float" office:value="0">
            <text:p>0</text:p>
          </table:table-cell>
          <table:table-cell office:value-type="float" office:value="1479624064448">
            <text:p>1479624064448</text:p>
          </table:table-cell>
          <table:table-cell office:value-type="float" office:value="5343036">
            <text:p>5343036</text:p>
          </table:table-cell>
          <table:table-cell table:number-columns-repeated="14"/>
        </table:table-row>
        <table:table-row table:style-name="ro2">
          <table:table-cell office:value-type="float" office:value="1479624064448">
            <text:p>1479624064448</text:p>
          </table:table-cell>
          <table:table-cell table:formula="of:=[.A297]-[.A296]" office:value-type="float" office:value="8">
            <text:p>8</text:p>
          </table:table-cell>
          <table:table-cell office:value-type="float" office:value="1479624064448">
            <text:p>1479624064448</text:p>
          </table:table-cell>
          <table:table-cell office:value-type="float" office:value="5804112">
            <text:p>5804112</text:p>
          </table:table-cell>
          <table:table-cell table:number-columns-repeated="14"/>
        </table:table-row>
        <table:table-row table:style-name="ro2">
          <table:table-cell office:value-type="float" office:value="1479624064456">
            <text:p>1479624064456</text:p>
          </table:table-cell>
          <table:table-cell table:formula="of:=[.A298]-[.A297]" office:value-type="float" office:value="8">
            <text:p>8</text:p>
          </table:table-cell>
          <table:table-cell office:value-type="float" office:value="1479624064456">
            <text:p>1479624064456</text:p>
          </table:table-cell>
          <table:table-cell office:value-type="float" office:value="6594415">
            <text:p>6594415</text:p>
          </table:table-cell>
          <table:table-cell table:number-columns-repeated="14"/>
        </table:table-row>
        <table:table-row table:style-name="ro2">
          <table:table-cell office:value-type="float" office:value="1479624064464">
            <text:p>1479624064464</text:p>
          </table:table-cell>
          <table:table-cell table:formula="of:=[.A299]-[.A298]" office:value-type="float" office:value="8">
            <text:p>8</text:p>
          </table:table-cell>
          <table:table-cell office:value-type="float" office:value="1479624064464">
            <text:p>1479624064464</text:p>
          </table:table-cell>
          <table:table-cell office:value-type="float" office:value="8172654">
            <text:p>8172654</text:p>
          </table:table-cell>
          <table:table-cell table:number-columns-repeated="14"/>
        </table:table-row>
        <table:table-row table:style-name="ro2">
          <table:table-cell office:value-type="float" office:value="1479624064472">
            <text:p>1479624064472</text:p>
          </table:table-cell>
          <table:table-cell table:formula="of:=[.A300]-[.A299]" office:value-type="float" office:value="14">
            <text:p>14</text:p>
          </table:table-cell>
          <table:table-cell office:value-type="float" office:value="1479624064472">
            <text:p>1479624064472</text:p>
          </table:table-cell>
          <table:table-cell office:value-type="float" office:value="9059673">
            <text:p>9059673</text:p>
          </table:table-cell>
          <table:table-cell table:number-columns-repeated="14"/>
        </table:table-row>
        <table:table-row table:style-name="ro2">
          <table:table-cell office:value-type="float" office:value="1479624064486">
            <text:p>1479624064486</text:p>
          </table:table-cell>
          <table:table-cell table:formula="of:=[.A301]-[.A300]" office:value-type="float" office:value="0">
            <text:p>0</text:p>
          </table:table-cell>
          <table:table-cell office:value-type="float" office:value="1479624064486">
            <text:p>1479624064486</text:p>
          </table:table-cell>
          <table:table-cell office:value-type="float" office:value="6864824">
            <text:p>6864824</text:p>
          </table:table-cell>
          <table:table-cell table:number-columns-repeated="14"/>
        </table:table-row>
        <table:table-row table:style-name="ro2">
          <table:table-cell office:value-type="float" office:value="1479624064486">
            <text:p>1479624064486</text:p>
          </table:table-cell>
          <table:table-cell table:formula="of:=[.A302]-[.A301]" office:value-type="float" office:value="8">
            <text:p>8</text:p>
          </table:table-cell>
          <table:table-cell office:value-type="float" office:value="1479624064486">
            <text:p>1479624064486</text:p>
          </table:table-cell>
          <table:table-cell office:value-type="float" office:value="6149919">
            <text:p>6149919</text:p>
          </table:table-cell>
          <table:table-cell table:number-columns-repeated="14"/>
        </table:table-row>
        <table:table-row table:style-name="ro2">
          <table:table-cell office:value-type="float" office:value="1479624064494">
            <text:p>1479624064494</text:p>
          </table:table-cell>
          <table:table-cell table:formula="of:=[.A303]-[.A302]" office:value-type="float" office:value="7">
            <text:p>7</text:p>
          </table:table-cell>
          <table:table-cell office:value-type="float" office:value="1479624064494">
            <text:p>1479624064494</text:p>
          </table:table-cell>
          <table:table-cell office:value-type="float" office:value="6357167">
            <text:p>6357167</text:p>
          </table:table-cell>
          <table:table-cell table:number-columns-repeated="14"/>
        </table:table-row>
        <table:table-row table:style-name="ro2">
          <table:table-cell office:value-type="float" office:value="1479624064501">
            <text:p>1479624064501</text:p>
          </table:table-cell>
          <table:table-cell table:formula="of:=[.A304]-[.A303]" office:value-type="float" office:value="6">
            <text:p>6</text:p>
          </table:table-cell>
          <table:table-cell office:value-type="float" office:value="1479624064501">
            <text:p>1479624064501</text:p>
          </table:table-cell>
          <table:table-cell office:value-type="float" office:value="29208070">
            <text:p>29208070</text:p>
          </table:table-cell>
          <table:table-cell table:number-columns-repeated="14"/>
        </table:table-row>
        <table:table-row table:style-name="ro2">
          <table:table-cell office:value-type="float" office:value="1479624064507">
            <text:p>1479624064507</text:p>
          </table:table-cell>
          <table:table-cell table:formula="of:=[.A305]-[.A304]" office:value-type="float" office:value="0">
            <text:p>0</text:p>
          </table:table-cell>
          <table:table-cell office:value-type="float" office:value="1479624064507">
            <text:p>1479624064507</text:p>
          </table:table-cell>
          <table:table-cell office:value-type="float" office:value="7807109">
            <text:p>7807109</text:p>
          </table:table-cell>
          <table:table-cell table:number-columns-repeated="14"/>
        </table:table-row>
        <table:table-row table:style-name="ro2">
          <table:table-cell office:value-type="float" office:value="1479624064507">
            <text:p>1479624064507</text:p>
          </table:table-cell>
          <table:table-cell table:formula="of:=[.A306]-[.A305]" office:value-type="float" office:value="7">
            <text:p>7</text:p>
          </table:table-cell>
          <table:table-cell office:value-type="float" office:value="1479624064507">
            <text:p>1479624064507</text:p>
          </table:table-cell>
          <table:table-cell office:value-type="float" office:value="5139341">
            <text:p>5139341</text:p>
          </table:table-cell>
          <table:table-cell table:number-columns-repeated="14"/>
        </table:table-row>
        <table:table-row table:style-name="ro2">
          <table:table-cell office:value-type="float" office:value="1479624064514">
            <text:p>1479624064514</text:p>
          </table:table-cell>
          <table:table-cell table:formula="of:=[.A307]-[.A306]" office:value-type="float" office:value="9">
            <text:p>9</text:p>
          </table:table-cell>
          <table:table-cell office:value-type="float" office:value="1479624064514">
            <text:p>1479624064514</text:p>
          </table:table-cell>
          <table:table-cell office:value-type="float" office:value="5369484">
            <text:p>5369484</text:p>
          </table:table-cell>
          <table:table-cell table:number-columns-repeated="14"/>
        </table:table-row>
        <table:table-row table:style-name="ro2">
          <table:table-cell office:value-type="float" office:value="1479624064523">
            <text:p>1479624064523</text:p>
          </table:table-cell>
          <table:table-cell table:formula="of:=[.A308]-[.A307]" office:value-type="float" office:value="0">
            <text:p>0</text:p>
          </table:table-cell>
          <table:table-cell office:value-type="float" office:value="1479624064523">
            <text:p>1479624064523</text:p>
          </table:table-cell>
          <table:table-cell office:value-type="float" office:value="5894512">
            <text:p>5894512</text:p>
          </table:table-cell>
          <table:table-cell table:number-columns-repeated="14"/>
        </table:table-row>
        <table:table-row table:style-name="ro2">
          <table:table-cell office:value-type="float" office:value="1479624064523">
            <text:p>1479624064523</text:p>
          </table:table-cell>
          <table:table-cell table:formula="of:=[.A309]-[.A308]" office:value-type="float" office:value="14">
            <text:p>14</text:p>
          </table:table-cell>
          <table:table-cell office:value-type="float" office:value="1479624064523">
            <text:p>1479624064523</text:p>
          </table:table-cell>
          <table:table-cell office:value-type="float" office:value="5106971">
            <text:p>5106971</text:p>
          </table:table-cell>
          <table:table-cell table:number-columns-repeated="14"/>
        </table:table-row>
        <table:table-row table:style-name="ro2">
          <table:table-cell office:value-type="float" office:value="1479624064537">
            <text:p>1479624064537</text:p>
          </table:table-cell>
          <table:table-cell table:formula="of:=[.A310]-[.A309]" office:value-type="float" office:value="19">
            <text:p>19</text:p>
          </table:table-cell>
          <table:table-cell office:value-type="float" office:value="1479624064537">
            <text:p>1479624064537</text:p>
          </table:table-cell>
          <table:table-cell office:value-type="float" office:value="6548229">
            <text:p>6548229</text:p>
          </table:table-cell>
          <table:table-cell table:number-columns-repeated="14"/>
        </table:table-row>
        <table:table-row table:style-name="ro2">
          <table:table-cell office:value-type="float" office:value="1479624064556">
            <text:p>1479624064556</text:p>
          </table:table-cell>
          <table:table-cell table:formula="of:=[.A311]-[.A310]" office:value-type="float" office:value="7">
            <text:p>7</text:p>
          </table:table-cell>
          <table:table-cell office:value-type="float" office:value="1479624064556">
            <text:p>1479624064556</text:p>
          </table:table-cell>
          <table:table-cell office:value-type="float" office:value="6440066">
            <text:p>6440066</text:p>
          </table:table-cell>
          <table:table-cell table:number-columns-repeated="14"/>
        </table:table-row>
        <table:table-row table:style-name="ro2">
          <table:table-cell office:value-type="float" office:value="1479624064563">
            <text:p>1479624064563</text:p>
          </table:table-cell>
          <table:table-cell table:formula="of:=[.A312]-[.A311]" office:value-type="float" office:value="9">
            <text:p>9</text:p>
          </table:table-cell>
          <table:table-cell office:value-type="float" office:value="1479624064563">
            <text:p>1479624064563</text:p>
          </table:table-cell>
          <table:table-cell office:value-type="float" office:value="7866323">
            <text:p>7866323</text:p>
          </table:table-cell>
          <table:table-cell table:number-columns-repeated="14"/>
        </table:table-row>
        <table:table-row table:style-name="ro2">
          <table:table-cell office:value-type="float" office:value="1479624064572">
            <text:p>1479624064572</text:p>
          </table:table-cell>
          <table:table-cell table:formula="of:=[.A313]-[.A312]" office:value-type="float" office:value="0">
            <text:p>0</text:p>
          </table:table-cell>
          <table:table-cell office:value-type="float" office:value="1479624064572">
            <text:p>1479624064572</text:p>
          </table:table-cell>
          <table:table-cell office:value-type="float" office:value="5904775">
            <text:p>5904775</text:p>
          </table:table-cell>
          <table:table-cell table:number-columns-repeated="14"/>
        </table:table-row>
        <table:table-row table:style-name="ro2">
          <table:table-cell office:value-type="float" office:value="1479624064572">
            <text:p>1479624064572</text:p>
          </table:table-cell>
          <table:table-cell table:formula="of:=[.A314]-[.A313]" office:value-type="float" office:value="9">
            <text:p>9</text:p>
          </table:table-cell>
          <table:table-cell office:value-type="float" office:value="1479624064572">
            <text:p>1479624064572</text:p>
          </table:table-cell>
          <table:table-cell office:value-type="float" office:value="7087072">
            <text:p>7087072</text:p>
          </table:table-cell>
          <table:table-cell table:number-columns-repeated="14"/>
        </table:table-row>
        <table:table-row table:style-name="ro2">
          <table:table-cell office:value-type="float" office:value="1479624064581">
            <text:p>1479624064581</text:p>
          </table:table-cell>
          <table:table-cell table:formula="of:=[.A315]-[.A314]" office:value-type="float" office:value="7">
            <text:p>7</text:p>
          </table:table-cell>
          <table:table-cell office:value-type="float" office:value="1479624064581">
            <text:p>1479624064581</text:p>
          </table:table-cell>
          <table:table-cell office:value-type="float" office:value="8236210">
            <text:p>8236210</text:p>
          </table:table-cell>
          <table:table-cell table:number-columns-repeated="14"/>
        </table:table-row>
        <table:table-row table:style-name="ro2">
          <table:table-cell office:value-type="float" office:value="1479624064588">
            <text:p>1479624064588</text:p>
          </table:table-cell>
          <table:table-cell table:formula="of:=[.A316]-[.A315]" office:value-type="float" office:value="8">
            <text:p>8</text:p>
          </table:table-cell>
          <table:table-cell office:value-type="float" office:value="1479624064588">
            <text:p>1479624064588</text:p>
          </table:table-cell>
          <table:table-cell office:value-type="float" office:value="6552966">
            <text:p>6552966</text:p>
          </table:table-cell>
          <table:table-cell table:number-columns-repeated="14"/>
        </table:table-row>
        <table:table-row table:style-name="ro2">
          <table:table-cell office:value-type="float" office:value="1479624064596">
            <text:p>1479624064596</text:p>
          </table:table-cell>
          <table:table-cell table:formula="of:=[.A317]-[.A316]" office:value-type="float" office:value="6">
            <text:p>6</text:p>
          </table:table-cell>
          <table:table-cell office:value-type="float" office:value="1479624064596">
            <text:p>1479624064596</text:p>
          </table:table-cell>
          <table:table-cell office:value-type="float" office:value="8743473">
            <text:p>8743473</text:p>
          </table:table-cell>
          <table:table-cell table:number-columns-repeated="14"/>
        </table:table-row>
        <table:table-row table:style-name="ro2">
          <table:table-cell office:value-type="float" office:value="1479624064602">
            <text:p>1479624064602</text:p>
          </table:table-cell>
          <table:table-cell table:formula="of:=[.A318]-[.A317]" office:value-type="float" office:value="8">
            <text:p>8</text:p>
          </table:table-cell>
          <table:table-cell office:value-type="float" office:value="1479624064602">
            <text:p>1479624064602</text:p>
          </table:table-cell>
          <table:table-cell office:value-type="float" office:value="7725000">
            <text:p>7725000</text:p>
          </table:table-cell>
          <table:table-cell table:number-columns-repeated="14"/>
        </table:table-row>
        <table:table-row table:style-name="ro2">
          <table:table-cell office:value-type="float" office:value="1479624064610">
            <text:p>1479624064610</text:p>
          </table:table-cell>
          <table:table-cell table:formula="of:=[.A319]-[.A318]" office:value-type="float" office:value="7">
            <text:p>7</text:p>
          </table:table-cell>
          <table:table-cell office:value-type="float" office:value="1479624064610">
            <text:p>1479624064610</text:p>
          </table:table-cell>
          <table:table-cell office:value-type="float" office:value="7523279">
            <text:p>7523279</text:p>
          </table:table-cell>
          <table:table-cell table:number-columns-repeated="14"/>
        </table:table-row>
        <table:table-row table:style-name="ro2">
          <table:table-cell office:value-type="float" office:value="1479624064617">
            <text:p>1479624064617</text:p>
          </table:table-cell>
          <table:table-cell table:formula="of:=[.A320]-[.A319]" office:value-type="float" office:value="7">
            <text:p>7</text:p>
          </table:table-cell>
          <table:table-cell office:value-type="float" office:value="1479624064617">
            <text:p>1479624064617</text:p>
          </table:table-cell>
          <table:table-cell office:value-type="float" office:value="5148815">
            <text:p>5148815</text:p>
          </table:table-cell>
          <table:table-cell table:number-columns-repeated="14"/>
        </table:table-row>
        <table:table-row table:style-name="ro2">
          <table:table-cell office:value-type="float" office:value="1479624064624">
            <text:p>1479624064624</text:p>
          </table:table-cell>
          <table:table-cell table:formula="of:=[.A321]-[.A320]" office:value-type="float" office:value="0">
            <text:p>0</text:p>
          </table:table-cell>
          <table:table-cell office:value-type="float" office:value="1479624064624">
            <text:p>1479624064624</text:p>
          </table:table-cell>
          <table:table-cell office:value-type="float" office:value="6217027">
            <text:p>6217027</text:p>
          </table:table-cell>
          <table:table-cell table:number-columns-repeated="14"/>
        </table:table-row>
        <table:table-row table:style-name="ro2">
          <table:table-cell office:value-type="float" office:value="1479624064624">
            <text:p>1479624064624</text:p>
          </table:table-cell>
          <table:table-cell table:formula="of:=[.A322]-[.A321]" office:value-type="float" office:value="7">
            <text:p>7</text:p>
          </table:table-cell>
          <table:table-cell office:value-type="float" office:value="1479624064624">
            <text:p>1479624064624</text:p>
          </table:table-cell>
          <table:table-cell office:value-type="float" office:value="5563705">
            <text:p>5563705</text:p>
          </table:table-cell>
          <table:table-cell table:number-columns-repeated="14"/>
        </table:table-row>
        <table:table-row table:style-name="ro2">
          <table:table-cell office:value-type="float" office:value="1479624064631">
            <text:p>1479624064631</text:p>
          </table:table-cell>
          <table:table-cell table:formula="of:=[.A323]-[.A322]" office:value-type="float" office:value="8">
            <text:p>8</text:p>
          </table:table-cell>
          <table:table-cell office:value-type="float" office:value="1479624064631">
            <text:p>1479624064631</text:p>
          </table:table-cell>
          <table:table-cell office:value-type="float" office:value="8592280">
            <text:p>8592280</text:p>
          </table:table-cell>
          <table:table-cell table:number-columns-repeated="14"/>
        </table:table-row>
        <table:table-row table:style-name="ro2">
          <table:table-cell office:value-type="float" office:value="1479624064639">
            <text:p>1479624064639</text:p>
          </table:table-cell>
          <table:table-cell table:formula="of:=[.A324]-[.A323]" office:value-type="float" office:value="9">
            <text:p>9</text:p>
          </table:table-cell>
          <table:table-cell office:value-type="float" office:value="1479624064639">
            <text:p>1479624064639</text:p>
          </table:table-cell>
          <table:table-cell office:value-type="float" office:value="6707711">
            <text:p>6707711</text:p>
          </table:table-cell>
          <table:table-cell table:number-columns-repeated="14"/>
        </table:table-row>
        <table:table-row table:style-name="ro2">
          <table:table-cell office:value-type="float" office:value="1479624064648">
            <text:p>1479624064648</text:p>
          </table:table-cell>
          <table:table-cell table:formula="of:=[.A325]-[.A324]" office:value-type="float" office:value="6">
            <text:p>6</text:p>
          </table:table-cell>
          <table:table-cell office:value-type="float" office:value="1479624064648">
            <text:p>1479624064648</text:p>
          </table:table-cell>
          <table:table-cell office:value-type="float" office:value="6064257">
            <text:p>6064257</text:p>
          </table:table-cell>
          <table:table-cell table:number-columns-repeated="14"/>
        </table:table-row>
        <table:table-row table:style-name="ro2">
          <table:table-cell office:value-type="float" office:value="1479624064654">
            <text:p>1479624064654</text:p>
          </table:table-cell>
          <table:table-cell table:formula="of:=[.A326]-[.A325]" office:value-type="float" office:value="17">
            <text:p>17</text:p>
          </table:table-cell>
          <table:table-cell office:value-type="float" office:value="1479624064654">
            <text:p>1479624064654</text:p>
          </table:table-cell>
          <table:table-cell office:value-type="float" office:value="8414640">
            <text:p>8414640</text:p>
          </table:table-cell>
          <table:table-cell table:number-columns-repeated="14"/>
        </table:table-row>
        <table:table-row table:style-name="ro2">
          <table:table-cell office:value-type="float" office:value="1479624064671">
            <text:p>1479624064671</text:p>
          </table:table-cell>
          <table:table-cell table:formula="of:=[.A327]-[.A326]" office:value-type="float" office:value="8">
            <text:p>8</text:p>
          </table:table-cell>
          <table:table-cell office:value-type="float" office:value="1479624064671">
            <text:p>1479624064671</text:p>
          </table:table-cell>
          <table:table-cell office:value-type="float" office:value="5225003">
            <text:p>5225003</text:p>
          </table:table-cell>
          <table:table-cell table:number-columns-repeated="14"/>
        </table:table-row>
        <table:table-row table:style-name="ro2">
          <table:table-cell office:value-type="float" office:value="1479624064679">
            <text:p>1479624064679</text:p>
          </table:table-cell>
          <table:table-cell table:formula="of:=[.A328]-[.A327]" office:value-type="float" office:value="8">
            <text:p>8</text:p>
          </table:table-cell>
          <table:table-cell office:value-type="float" office:value="1479624064679">
            <text:p>1479624064679</text:p>
          </table:table-cell>
          <table:table-cell office:value-type="float" office:value="5945830">
            <text:p>5945830</text:p>
          </table:table-cell>
          <table:table-cell table:number-columns-repeated="14"/>
        </table:table-row>
        <table:table-row table:style-name="ro2">
          <table:table-cell office:value-type="float" office:value="1479624064687">
            <text:p>1479624064687</text:p>
          </table:table-cell>
          <table:table-cell table:formula="of:=[.A329]-[.A328]" office:value-type="float" office:value="7">
            <text:p>7</text:p>
          </table:table-cell>
          <table:table-cell office:value-type="float" office:value="1479624064687">
            <text:p>1479624064687</text:p>
          </table:table-cell>
          <table:table-cell office:value-type="float" office:value="5978990">
            <text:p>5978990</text:p>
          </table:table-cell>
          <table:table-cell table:number-columns-repeated="14"/>
        </table:table-row>
        <table:table-row table:style-name="ro2">
          <table:table-cell office:value-type="float" office:value="1479624064694">
            <text:p>1479624064694</text:p>
          </table:table-cell>
          <table:table-cell table:formula="of:=[.A330]-[.A329]" office:value-type="float" office:value="7">
            <text:p>7</text:p>
          </table:table-cell>
          <table:table-cell office:value-type="float" office:value="1479624064694">
            <text:p>1479624064694</text:p>
          </table:table-cell>
          <table:table-cell office:value-type="float" office:value="6400590">
            <text:p>6400590</text:p>
          </table:table-cell>
          <table:table-cell table:number-columns-repeated="14"/>
        </table:table-row>
        <table:table-row table:style-name="ro2">
          <table:table-cell office:value-type="float" office:value="1479624064701">
            <text:p>1479624064701</text:p>
          </table:table-cell>
          <table:table-cell table:formula="of:=[.A331]-[.A330]" office:value-type="float" office:value="8">
            <text:p>8</text:p>
          </table:table-cell>
          <table:table-cell office:value-type="float" office:value="1479624064701">
            <text:p>1479624064701</text:p>
          </table:table-cell>
          <table:table-cell office:value-type="float" office:value="5976226">
            <text:p>5976226</text:p>
          </table:table-cell>
          <table:table-cell table:number-columns-repeated="14"/>
        </table:table-row>
        <table:table-row table:style-name="ro2">
          <table:table-cell office:value-type="float" office:value="1479624064709">
            <text:p>1479624064709</text:p>
          </table:table-cell>
          <table:table-cell table:formula="of:=[.A332]-[.A331]" office:value-type="float" office:value="0">
            <text:p>0</text:p>
          </table:table-cell>
          <table:table-cell office:value-type="float" office:value="1479624064709">
            <text:p>1479624064709</text:p>
          </table:table-cell>
          <table:table-cell office:value-type="float" office:value="9254683">
            <text:p>9254683</text:p>
          </table:table-cell>
          <table:table-cell table:number-columns-repeated="14"/>
        </table:table-row>
        <table:table-row table:style-name="ro2">
          <table:table-cell office:value-type="float" office:value="1479624064709">
            <text:p>1479624064709</text:p>
          </table:table-cell>
          <table:table-cell table:formula="of:=[.A333]-[.A332]" office:value-type="float" office:value="8">
            <text:p>8</text:p>
          </table:table-cell>
          <table:table-cell office:value-type="float" office:value="1479624064709">
            <text:p>1479624064709</text:p>
          </table:table-cell>
          <table:table-cell office:value-type="float" office:value="5519492">
            <text:p>5519492</text:p>
          </table:table-cell>
          <table:table-cell table:number-columns-repeated="14"/>
        </table:table-row>
        <table:table-row table:style-name="ro2">
          <table:table-cell office:value-type="float" office:value="1479624064717">
            <text:p>1479624064717</text:p>
          </table:table-cell>
          <table:table-cell table:formula="of:=[.A334]-[.A333]" office:value-type="float" office:value="6">
            <text:p>6</text:p>
          </table:table-cell>
          <table:table-cell office:value-type="float" office:value="1479624064717">
            <text:p>1479624064717</text:p>
          </table:table-cell>
          <table:table-cell office:value-type="float" office:value="5801349">
            <text:p>5801349</text:p>
          </table:table-cell>
          <table:table-cell table:number-columns-repeated="14"/>
        </table:table-row>
        <table:table-row table:style-name="ro2">
          <table:table-cell office:value-type="float" office:value="1479624064723">
            <text:p>1479624064723</text:p>
          </table:table-cell>
          <table:table-cell table:formula="of:=[.A335]-[.A334]" office:value-type="float" office:value="8">
            <text:p>8</text:p>
          </table:table-cell>
          <table:table-cell office:value-type="float" office:value="1479624064723">
            <text:p>1479624064723</text:p>
          </table:table-cell>
          <table:table-cell office:value-type="float" office:value="6122681">
            <text:p>6122681</text:p>
          </table:table-cell>
          <table:table-cell table:number-columns-repeated="14"/>
        </table:table-row>
        <table:table-row table:style-name="ro2">
          <table:table-cell office:value-type="float" office:value="1479624064731">
            <text:p>1479624064731</text:p>
          </table:table-cell>
          <table:table-cell table:formula="of:=[.A336]-[.A335]" office:value-type="float" office:value="14">
            <text:p>14</text:p>
          </table:table-cell>
          <table:table-cell office:value-type="float" office:value="1479624064731">
            <text:p>1479624064731</text:p>
          </table:table-cell>
          <table:table-cell office:value-type="float" office:value="13238966">
            <text:p>13238966</text:p>
          </table:table-cell>
          <table:table-cell table:number-columns-repeated="14"/>
        </table:table-row>
        <table:table-row table:style-name="ro2">
          <table:table-cell office:value-type="float" office:value="1479624064745">
            <text:p>1479624064745</text:p>
          </table:table-cell>
          <table:table-cell table:formula="of:=[.A337]-[.A336]" office:value-type="float" office:value="0">
            <text:p>0</text:p>
          </table:table-cell>
          <table:table-cell office:value-type="float" office:value="1479624064745">
            <text:p>1479624064745</text:p>
          </table:table-cell>
          <table:table-cell office:value-type="float" office:value="11785865">
            <text:p>11785865</text:p>
          </table:table-cell>
          <table:table-cell table:number-columns-repeated="14"/>
        </table:table-row>
        <table:table-row table:style-name="ro2">
          <table:table-cell office:value-type="float" office:value="1479624064745">
            <text:p>1479624064745</text:p>
          </table:table-cell>
          <table:table-cell table:formula="of:=[.A338]-[.A337]" office:value-type="float" office:value="7">
            <text:p>7</text:p>
          </table:table-cell>
          <table:table-cell office:value-type="float" office:value="1479624064745">
            <text:p>1479624064745</text:p>
          </table:table-cell>
          <table:table-cell office:value-type="float" office:value="7691051">
            <text:p>7691051</text:p>
          </table:table-cell>
          <table:table-cell table:number-columns-repeated="14"/>
        </table:table-row>
        <table:table-row table:style-name="ro2">
          <table:table-cell office:value-type="float" office:value="1479624064752">
            <text:p>1479624064752</text:p>
          </table:table-cell>
          <table:table-cell table:formula="of:=[.A339]-[.A338]" office:value-type="float" office:value="8">
            <text:p>8</text:p>
          </table:table-cell>
          <table:table-cell office:value-type="float" office:value="1479624064752">
            <text:p>1479624064752</text:p>
          </table:table-cell>
          <table:table-cell office:value-type="float" office:value="4791166">
            <text:p>4791166</text:p>
          </table:table-cell>
          <table:table-cell table:number-columns-repeated="14"/>
        </table:table-row>
        <table:table-row table:style-name="ro2">
          <table:table-cell office:value-type="float" office:value="1479624064760">
            <text:p>1479624064760</text:p>
          </table:table-cell>
          <table:table-cell table:formula="of:=[.A340]-[.A339]" office:value-type="float" office:value="7">
            <text:p>7</text:p>
          </table:table-cell>
          <table:table-cell office:value-type="float" office:value="1479624064760">
            <text:p>1479624064760</text:p>
          </table:table-cell>
          <table:table-cell office:value-type="float" office:value="5324088">
            <text:p>5324088</text:p>
          </table:table-cell>
          <table:table-cell table:number-columns-repeated="14"/>
        </table:table-row>
        <table:table-row table:style-name="ro2">
          <table:table-cell office:value-type="float" office:value="1479624064767">
            <text:p>1479624064767</text:p>
          </table:table-cell>
          <table:table-cell table:formula="of:=[.A341]-[.A340]" office:value-type="float" office:value="7">
            <text:p>7</text:p>
          </table:table-cell>
          <table:table-cell office:value-type="float" office:value="1479624064767">
            <text:p>1479624064767</text:p>
          </table:table-cell>
          <table:table-cell office:value-type="float" office:value="3765587">
            <text:p>3765587</text:p>
          </table:table-cell>
          <table:table-cell table:number-columns-repeated="14"/>
        </table:table-row>
        <table:table-row table:style-name="ro2">
          <table:table-cell office:value-type="float" office:value="1479624064774">
            <text:p>1479624064774</text:p>
          </table:table-cell>
          <table:table-cell table:formula="of:=[.A342]-[.A341]" office:value-type="float" office:value="0">
            <text:p>0</text:p>
          </table:table-cell>
          <table:table-cell office:value-type="float" office:value="1479624064774">
            <text:p>1479624064774</text:p>
          </table:table-cell>
          <table:table-cell office:value-type="float" office:value="5545546">
            <text:p>5545546</text:p>
          </table:table-cell>
          <table:table-cell table:number-columns-repeated="14"/>
        </table:table-row>
        <table:table-row table:style-name="ro2">
          <table:table-cell office:value-type="float" office:value="1479624064774">
            <text:p>1479624064774</text:p>
          </table:table-cell>
          <table:table-cell table:formula="of:=[.A343]-[.A342]" office:value-type="float" office:value="18">
            <text:p>18</text:p>
          </table:table-cell>
          <table:table-cell office:value-type="float" office:value="1479624064774">
            <text:p>1479624064774</text:p>
          </table:table-cell>
          <table:table-cell office:value-type="float" office:value="5067496">
            <text:p>5067496</text:p>
          </table:table-cell>
          <table:table-cell table:number-columns-repeated="14"/>
        </table:table-row>
        <table:table-row table:style-name="ro2">
          <table:table-cell office:value-type="float" office:value="1479624064792">
            <text:p>1479624064792</text:p>
          </table:table-cell>
          <table:table-cell table:formula="of:=[.A344]-[.A343]" office:value-type="float" office:value="0">
            <text:p>0</text:p>
          </table:table-cell>
          <table:table-cell office:value-type="float" office:value="1479624064792">
            <text:p>1479624064792</text:p>
          </table:table-cell>
          <table:table-cell office:value-type="float" office:value="12053904">
            <text:p>12053904</text:p>
          </table:table-cell>
          <table:table-cell table:number-columns-repeated="14"/>
        </table:table-row>
        <table:table-row table:style-name="ro2">
          <table:table-cell office:value-type="float" office:value="1479624064792">
            <text:p>1479624064792</text:p>
          </table:table-cell>
          <table:table-cell table:formula="of:=[.A345]-[.A344]" office:value-type="float" office:value="7">
            <text:p>7</text:p>
          </table:table-cell>
          <table:table-cell office:value-type="float" office:value="1479624064792">
            <text:p>1479624064792</text:p>
          </table:table-cell>
          <table:table-cell office:value-type="float" office:value="5107366">
            <text:p>5107366</text:p>
          </table:table-cell>
          <table:table-cell table:number-columns-repeated="14"/>
        </table:table-row>
        <table:table-row table:style-name="ro2">
          <table:table-cell office:value-type="float" office:value="1479624064799">
            <text:p>1479624064799</text:p>
          </table:table-cell>
          <table:table-cell table:formula="of:=[.A346]-[.A345]" office:value-type="float" office:value="7">
            <text:p>7</text:p>
          </table:table-cell>
          <table:table-cell office:value-type="float" office:value="1479624064799">
            <text:p>1479624064799</text:p>
          </table:table-cell>
          <table:table-cell office:value-type="float" office:value="10790682">
            <text:p>10790682</text:p>
          </table:table-cell>
          <table:table-cell table:number-columns-repeated="14"/>
        </table:table-row>
        <table:table-row table:style-name="ro2">
          <table:table-cell office:value-type="float" office:value="1479624064806">
            <text:p>1479624064806</text:p>
          </table:table-cell>
          <table:table-cell table:formula="of:=[.A347]-[.A346]" office:value-type="float" office:value="7">
            <text:p>7</text:p>
          </table:table-cell>
          <table:table-cell office:value-type="float" office:value="1479624064806">
            <text:p>1479624064806</text:p>
          </table:table-cell>
          <table:table-cell office:value-type="float" office:value="4816035">
            <text:p>4816035</text:p>
          </table:table-cell>
          <table:table-cell table:number-columns-repeated="14"/>
        </table:table-row>
        <table:table-row table:style-name="ro2">
          <table:table-cell office:value-type="float" office:value="1479624064813">
            <text:p>1479624064813</text:p>
          </table:table-cell>
          <table:table-cell table:formula="of:=[.A348]-[.A347]" office:value-type="float" office:value="7">
            <text:p>7</text:p>
          </table:table-cell>
          <table:table-cell office:value-type="float" office:value="1479624064813">
            <text:p>1479624064813</text:p>
          </table:table-cell>
          <table:table-cell office:value-type="float" office:value="5211977">
            <text:p>5211977</text:p>
          </table:table-cell>
          <table:table-cell table:number-columns-repeated="14"/>
        </table:table-row>
        <table:table-row table:style-name="ro2">
          <table:table-cell office:value-type="float" office:value="1479624064820">
            <text:p>1479624064820</text:p>
          </table:table-cell>
          <table:table-cell table:formula="of:=[.A349]-[.A348]" office:value-type="float" office:value="6">
            <text:p>6</text:p>
          </table:table-cell>
          <table:table-cell office:value-type="float" office:value="1479624064820">
            <text:p>1479624064820</text:p>
          </table:table-cell>
          <table:table-cell office:value-type="float" office:value="8135547">
            <text:p>8135547</text:p>
          </table:table-cell>
          <table:table-cell table:number-columns-repeated="14"/>
        </table:table-row>
        <table:table-row table:style-name="ro2">
          <table:table-cell office:value-type="float" office:value="1479624064826">
            <text:p>1479624064826</text:p>
          </table:table-cell>
          <table:table-cell table:formula="of:=[.A350]-[.A349]" office:value-type="float" office:value="9">
            <text:p>9</text:p>
          </table:table-cell>
          <table:table-cell office:value-type="float" office:value="1479624064826">
            <text:p>1479624064826</text:p>
          </table:table-cell>
          <table:table-cell office:value-type="float" office:value="5547125">
            <text:p>5547125</text:p>
          </table:table-cell>
          <table:table-cell table:number-columns-repeated="14"/>
        </table:table-row>
        <table:table-row table:style-name="ro2">
          <table:table-cell office:value-type="float" office:value="1479624064835">
            <text:p>1479624064835</text:p>
          </table:table-cell>
          <table:table-cell table:formula="of:=[.A351]-[.A350]" office:value-type="float" office:value="0">
            <text:p>0</text:p>
          </table:table-cell>
          <table:table-cell office:value-type="float" office:value="1479624064835">
            <text:p>1479624064835</text:p>
          </table:table-cell>
          <table:table-cell office:value-type="float" office:value="4555890">
            <text:p>4555890</text:p>
          </table:table-cell>
          <table:table-cell table:number-columns-repeated="14"/>
        </table:table-row>
        <table:table-row table:style-name="ro2">
          <table:table-cell office:value-type="float" office:value="1479624064835">
            <text:p>1479624064835</text:p>
          </table:table-cell>
          <table:table-cell table:formula="of:=[.A352]-[.A351]" office:value-type="float" office:value="8">
            <text:p>8</text:p>
          </table:table-cell>
          <table:table-cell office:value-type="float" office:value="1479624064835">
            <text:p>1479624064835</text:p>
          </table:table-cell>
          <table:table-cell office:value-type="float" office:value="5783585">
            <text:p>5783585</text:p>
          </table:table-cell>
          <table:table-cell table:number-columns-repeated="14"/>
        </table:table-row>
        <table:table-row table:style-name="ro2">
          <table:table-cell office:value-type="float" office:value="1479624064843">
            <text:p>1479624064843</text:p>
          </table:table-cell>
          <table:table-cell table:formula="of:=[.A353]-[.A352]" office:value-type="float" office:value="7">
            <text:p>7</text:p>
          </table:table-cell>
          <table:table-cell office:value-type="float" office:value="1479624064843">
            <text:p>1479624064843</text:p>
          </table:table-cell>
          <table:table-cell office:value-type="float" office:value="5372643">
            <text:p>5372643</text:p>
          </table:table-cell>
          <table:table-cell table:number-columns-repeated="14"/>
        </table:table-row>
        <table:table-row table:style-name="ro2">
          <table:table-cell office:value-type="float" office:value="1479624064850">
            <text:p>1479624064850</text:p>
          </table:table-cell>
          <table:table-cell table:formula="of:=[.A354]-[.A353]" office:value-type="float" office:value="8">
            <text:p>8</text:p>
          </table:table-cell>
          <table:table-cell office:value-type="float" office:value="1479624064850">
            <text:p>1479624064850</text:p>
          </table:table-cell>
          <table:table-cell office:value-type="float" office:value="5602391">
            <text:p>5602391</text:p>
          </table:table-cell>
          <table:table-cell table:number-columns-repeated="14"/>
        </table:table-row>
        <table:table-row table:style-name="ro2">
          <table:table-cell office:value-type="float" office:value="1479624064858">
            <text:p>1479624064858</text:p>
          </table:table-cell>
          <table:table-cell table:formula="of:=[.A355]-[.A354]" office:value-type="float" office:value="7">
            <text:p>7</text:p>
          </table:table-cell>
          <table:table-cell office:value-type="float" office:value="1479624064858">
            <text:p>1479624064858</text:p>
          </table:table-cell>
          <table:table-cell office:value-type="float" office:value="5061574">
            <text:p>5061574</text:p>
          </table:table-cell>
          <table:table-cell table:number-columns-repeated="14"/>
        </table:table-row>
        <table:table-row table:style-name="ro2">
          <table:table-cell office:value-type="float" office:value="1479624064865">
            <text:p>1479624064865</text:p>
          </table:table-cell>
          <table:table-cell table:formula="of:=[.A356]-[.A355]" office:value-type="float" office:value="9">
            <text:p>9</text:p>
          </table:table-cell>
          <table:table-cell office:value-type="float" office:value="1479624064865">
            <text:p>1479624064865</text:p>
          </table:table-cell>
          <table:table-cell office:value-type="float" office:value="5991621">
            <text:p>5991621</text:p>
          </table:table-cell>
          <table:table-cell table:number-columns-repeated="14"/>
        </table:table-row>
        <table:table-row table:style-name="ro2">
          <table:table-cell office:value-type="float" office:value="1479624064874">
            <text:p>1479624064874</text:p>
          </table:table-cell>
          <table:table-cell table:formula="of:=[.A357]-[.A356]" office:value-type="float" office:value="7">
            <text:p>7</text:p>
          </table:table-cell>
          <table:table-cell office:value-type="float" office:value="1479624064874">
            <text:p>1479624064874</text:p>
          </table:table-cell>
          <table:table-cell office:value-type="float" office:value="4864196">
            <text:p>4864196</text:p>
          </table:table-cell>
          <table:table-cell table:number-columns-repeated="14"/>
        </table:table-row>
        <table:table-row table:style-name="ro2">
          <table:table-cell office:value-type="float" office:value="1479624064881">
            <text:p>1479624064881</text:p>
          </table:table-cell>
          <table:table-cell table:formula="of:=[.A358]-[.A357]" office:value-type="float" office:value="0">
            <text:p>0</text:p>
          </table:table-cell>
          <table:table-cell office:value-type="float" office:value="1479624064881">
            <text:p>1479624064881</text:p>
          </table:table-cell>
          <table:table-cell office:value-type="float" office:value="4967227">
            <text:p>4967227</text:p>
          </table:table-cell>
          <table:table-cell table:number-columns-repeated="14"/>
        </table:table-row>
        <table:table-row table:style-name="ro2">
          <table:table-cell office:value-type="float" office:value="1479624064881">
            <text:p>1479624064881</text:p>
          </table:table-cell>
          <table:table-cell table:formula="of:=[.A359]-[.A358]" office:value-type="float" office:value="7">
            <text:p>7</text:p>
          </table:table-cell>
          <table:table-cell office:value-type="float" office:value="1479624064881">
            <text:p>1479624064881</text:p>
          </table:table-cell>
          <table:table-cell office:value-type="float" office:value="4962095">
            <text:p>4962095</text:p>
          </table:table-cell>
          <table:table-cell table:number-columns-repeated="14"/>
        </table:table-row>
        <table:table-row table:style-name="ro2">
          <table:table-cell office:value-type="float" office:value="1479624064888">
            <text:p>1479624064888</text:p>
          </table:table-cell>
          <table:table-cell table:formula="of:=[.A360]-[.A359]" office:value-type="float" office:value="7">
            <text:p>7</text:p>
          </table:table-cell>
          <table:table-cell office:value-type="float" office:value="1479624064888">
            <text:p>1479624064888</text:p>
          </table:table-cell>
          <table:table-cell office:value-type="float" office:value="4675897">
            <text:p>4675897</text:p>
          </table:table-cell>
          <table:table-cell table:number-columns-repeated="14"/>
        </table:table-row>
        <table:table-row table:style-name="ro2">
          <table:table-cell office:value-type="float" office:value="1479624064895">
            <text:p>1479624064895</text:p>
          </table:table-cell>
          <table:table-cell table:formula="of:=[.A361]-[.A360]" office:value-type="float" office:value="7">
            <text:p>7</text:p>
          </table:table-cell>
          <table:table-cell office:value-type="float" office:value="1479624064895">
            <text:p>1479624064895</text:p>
          </table:table-cell>
          <table:table-cell office:value-type="float" office:value="4841300">
            <text:p>4841300</text:p>
          </table:table-cell>
          <table:table-cell table:number-columns-repeated="14"/>
        </table:table-row>
        <table:table-row table:style-name="ro2">
          <table:table-cell office:value-type="float" office:value="1479624064902">
            <text:p>1479624064902</text:p>
          </table:table-cell>
          <table:table-cell table:formula="of:=[.A362]-[.A361]" office:value-type="float" office:value="8">
            <text:p>8</text:p>
          </table:table-cell>
          <table:table-cell office:value-type="float" office:value="1479624064902">
            <text:p>1479624064902</text:p>
          </table:table-cell>
          <table:table-cell office:value-type="float" office:value="5720819">
            <text:p>5720819</text:p>
          </table:table-cell>
          <table:table-cell table:number-columns-repeated="14"/>
        </table:table-row>
        <table:table-row table:style-name="ro2">
          <table:table-cell office:value-type="float" office:value="1479624064910">
            <text:p>1479624064910</text:p>
          </table:table-cell>
          <table:table-cell table:formula="of:=[.A363]-[.A362]" office:value-type="float" office:value="7">
            <text:p>7</text:p>
          </table:table-cell>
          <table:table-cell office:value-type="float" office:value="1479624064910">
            <text:p>1479624064910</text:p>
          </table:table-cell>
          <table:table-cell office:value-type="float" office:value="6027940">
            <text:p>6027940</text:p>
          </table:table-cell>
          <table:table-cell table:number-columns-repeated="14"/>
        </table:table-row>
        <table:table-row table:style-name="ro2">
          <table:table-cell office:value-type="float" office:value="1479624064917">
            <text:p>1479624064917</text:p>
          </table:table-cell>
          <table:table-cell table:formula="of:=[.A364]-[.A363]" office:value-type="float" office:value="7">
            <text:p>7</text:p>
          </table:table-cell>
          <table:table-cell office:value-type="float" office:value="1479624064917">
            <text:p>1479624064917</text:p>
          </table:table-cell>
          <table:table-cell office:value-type="float" office:value="7627100">
            <text:p>7627100</text:p>
          </table:table-cell>
          <table:table-cell table:number-columns-repeated="14"/>
        </table:table-row>
        <table:table-row table:style-name="ro2">
          <table:table-cell office:value-type="float" office:value="1479624064924">
            <text:p>1479624064924</text:p>
          </table:table-cell>
          <table:table-cell table:formula="of:=[.A365]-[.A364]" office:value-type="float" office:value="9">
            <text:p>9</text:p>
          </table:table-cell>
          <table:table-cell office:value-type="float" office:value="1479624064924">
            <text:p>1479624064924</text:p>
          </table:table-cell>
          <table:table-cell office:value-type="float" office:value="4881170">
            <text:p>4881170</text:p>
          </table:table-cell>
          <table:table-cell table:number-columns-repeated="14"/>
        </table:table-row>
        <table:table-row table:style-name="ro2">
          <table:table-cell office:value-type="float" office:value="1479624064933">
            <text:p>1479624064933</text:p>
          </table:table-cell>
          <table:table-cell table:formula="of:=[.A366]-[.A365]" office:value-type="float" office:value="7">
            <text:p>7</text:p>
          </table:table-cell>
          <table:table-cell office:value-type="float" office:value="1479624064933">
            <text:p>1479624064933</text:p>
          </table:table-cell>
          <table:table-cell office:value-type="float" office:value="5976226">
            <text:p>5976226</text:p>
          </table:table-cell>
          <table:table-cell table:number-columns-repeated="14"/>
        </table:table-row>
        <table:table-row table:style-name="ro2">
          <table:table-cell office:value-type="float" office:value="1479624064940">
            <text:p>1479624064940</text:p>
          </table:table-cell>
          <table:table-cell table:formula="of:=[.A367]-[.A366]" office:value-type="float" office:value="15">
            <text:p>15</text:p>
          </table:table-cell>
          <table:table-cell office:value-type="float" office:value="1479624064940">
            <text:p>1479624064940</text:p>
          </table:table-cell>
          <table:table-cell office:value-type="float" office:value="6445987">
            <text:p>6445987</text:p>
          </table:table-cell>
          <table:table-cell table:number-columns-repeated="14"/>
        </table:table-row>
        <table:table-row table:style-name="ro2">
          <table:table-cell office:value-type="float" office:value="1479624064955">
            <text:p>1479624064955</text:p>
          </table:table-cell>
          <table:table-cell table:formula="of:=[.A368]-[.A367]" office:value-type="float" office:value="7">
            <text:p>7</text:p>
          </table:table-cell>
          <table:table-cell office:value-type="float" office:value="1479624064955">
            <text:p>1479624064955</text:p>
          </table:table-cell>
          <table:table-cell office:value-type="float" office:value="6357166">
            <text:p>6357166</text:p>
          </table:table-cell>
          <table:table-cell table:number-columns-repeated="14"/>
        </table:table-row>
        <table:table-row table:style-name="ro2">
          <table:table-cell office:value-type="float" office:value="1479624064962">
            <text:p>1479624064962</text:p>
          </table:table-cell>
          <table:table-cell table:formula="of:=[.A369]-[.A368]" office:value-type="float" office:value="0">
            <text:p>0</text:p>
          </table:table-cell>
          <table:table-cell office:value-type="float" office:value="1479624064962">
            <text:p>1479624064962</text:p>
          </table:table-cell>
          <table:table-cell office:value-type="float" office:value="5639104">
            <text:p>5639104</text:p>
          </table:table-cell>
          <table:table-cell table:number-columns-repeated="14"/>
        </table:table-row>
        <table:table-row table:style-name="ro2">
          <table:table-cell office:value-type="float" office:value="1479624064962">
            <text:p>1479624064962</text:p>
          </table:table-cell>
          <table:table-cell table:formula="of:=[.A370]-[.A369]" office:value-type="float" office:value="7">
            <text:p>7</text:p>
          </table:table-cell>
          <table:table-cell office:value-type="float" office:value="1479624064962">
            <text:p>1479624064962</text:p>
          </table:table-cell>
          <table:table-cell office:value-type="float" office:value="6481515">
            <text:p>6481515</text:p>
          </table:table-cell>
          <table:table-cell table:number-columns-repeated="14"/>
        </table:table-row>
        <table:table-row table:style-name="ro2">
          <table:table-cell office:value-type="float" office:value="1479624064969">
            <text:p>1479624064969</text:p>
          </table:table-cell>
          <table:table-cell table:formula="of:=[.A371]-[.A370]" office:value-type="float" office:value="8">
            <text:p>8</text:p>
          </table:table-cell>
          <table:table-cell office:value-type="float" office:value="1479624064969">
            <text:p>1479624064969</text:p>
          </table:table-cell>
          <table:table-cell office:value-type="float" office:value="26138834">
            <text:p>26138834</text:p>
          </table:table-cell>
          <table:table-cell table:number-columns-repeated="14"/>
        </table:table-row>
        <table:table-row table:style-name="ro2">
          <table:table-cell office:value-type="float" office:value="1479624064977">
            <text:p>1479624064977</text:p>
          </table:table-cell>
          <table:table-cell table:formula="of:=[.A372]-[.A371]" office:value-type="float" office:value="9">
            <text:p>9</text:p>
          </table:table-cell>
          <table:table-cell office:value-type="float" office:value="1479624064977">
            <text:p>1479624064977</text:p>
          </table:table-cell>
          <table:table-cell office:value-type="float" office:value="6874299">
            <text:p>6874299</text:p>
          </table:table-cell>
          <table:table-cell table:number-columns-repeated="14"/>
        </table:table-row>
        <table:table-row table:style-name="ro2">
          <table:table-cell office:value-type="float" office:value="1479624064986">
            <text:p>1479624064986</text:p>
          </table:table-cell>
          <table:table-cell table:formula="of:=[.A373]-[.A372]" office:value-type="float" office:value="15">
            <text:p>15</text:p>
          </table:table-cell>
          <table:table-cell office:value-type="float" office:value="1479624064986">
            <text:p>1479624064986</text:p>
          </table:table-cell>
          <table:table-cell office:value-type="float" office:value="5256584">
            <text:p>5256584</text:p>
          </table:table-cell>
          <table:table-cell table:number-columns-repeated="14"/>
        </table:table-row>
        <table:table-row table:style-name="ro2">
          <table:table-cell office:value-type="float" office:value="1479624065001">
            <text:p>1479624065001</text:p>
          </table:table-cell>
          <table:table-cell table:formula="of:=[.A374]-[.A373]" office:value-type="float" office:value="8">
            <text:p>8</text:p>
          </table:table-cell>
          <table:table-cell office:value-type="float" office:value="1479624065001">
            <text:p>1479624065001</text:p>
          </table:table-cell>
          <table:table-cell office:value-type="float" office:value="6497306">
            <text:p>6497306</text:p>
          </table:table-cell>
          <table:table-cell table:number-columns-repeated="14"/>
        </table:table-row>
        <table:table-row table:style-name="ro2">
          <table:table-cell office:value-type="float" office:value="1479624065009">
            <text:p>1479624065009</text:p>
          </table:table-cell>
          <table:table-cell table:formula="of:=[.A375]-[.A374]" office:value-type="float" office:value="7">
            <text:p>7</text:p>
          </table:table-cell>
          <table:table-cell office:value-type="float" office:value="1479624065009">
            <text:p>1479624065009</text:p>
          </table:table-cell>
          <table:table-cell office:value-type="float" office:value="5365932">
            <text:p>5365932</text:p>
          </table:table-cell>
          <table:table-cell table:number-columns-repeated="14"/>
        </table:table-row>
        <table:table-row table:style-name="ro2">
          <table:table-cell office:value-type="float" office:value="1479624065016">
            <text:p>1479624065016</text:p>
          </table:table-cell>
          <table:table-cell table:formula="of:=[.A376]-[.A375]" office:value-type="float" office:value="9">
            <text:p>9</text:p>
          </table:table-cell>
          <table:table-cell office:value-type="float" office:value="1479624065016">
            <text:p>1479624065016</text:p>
          </table:table-cell>
          <table:table-cell office:value-type="float" office:value="4802219">
            <text:p>4802219</text:p>
          </table:table-cell>
          <table:table-cell table:number-columns-repeated="14"/>
        </table:table-row>
        <table:table-row table:style-name="ro2">
          <table:table-cell office:value-type="float" office:value="1479624065025">
            <text:p>1479624065025</text:p>
          </table:table-cell>
          <table:table-cell table:formula="of:=[.A377]-[.A376]" office:value-type="float" office:value="0">
            <text:p>0</text:p>
          </table:table-cell>
          <table:table-cell office:value-type="float" office:value="1479624065025">
            <text:p>1479624065025</text:p>
          </table:table-cell>
          <table:table-cell office:value-type="float" office:value="6491384">
            <text:p>6491384</text:p>
          </table:table-cell>
          <table:table-cell table:number-columns-repeated="14"/>
        </table:table-row>
        <table:table-row table:style-name="ro2">
          <table:table-cell office:value-type="float" office:value="1479624065025">
            <text:p>1479624065025</text:p>
          </table:table-cell>
          <table:table-cell table:formula="of:=[.A378]-[.A377]" office:value-type="float" office:value="7">
            <text:p>7</text:p>
          </table:table-cell>
          <table:table-cell office:value-type="float" office:value="1479624065025">
            <text:p>1479624065025</text:p>
          </table:table-cell>
          <table:table-cell office:value-type="float" office:value="6325191">
            <text:p>6325191</text:p>
          </table:table-cell>
          <table:table-cell table:number-columns-repeated="14"/>
        </table:table-row>
        <table:table-row table:style-name="ro2">
          <table:table-cell office:value-type="float" office:value="1479624065032">
            <text:p>1479624065032</text:p>
          </table:table-cell>
          <table:table-cell table:formula="of:=[.A379]-[.A378]" office:value-type="float" office:value="7">
            <text:p>7</text:p>
          </table:table-cell>
          <table:table-cell office:value-type="float" office:value="1479624065032">
            <text:p>1479624065032</text:p>
          </table:table-cell>
          <table:table-cell office:value-type="float" office:value="5392380">
            <text:p>5392380</text:p>
          </table:table-cell>
          <table:table-cell table:number-columns-repeated="14"/>
        </table:table-row>
        <table:table-row table:style-name="ro2">
          <table:table-cell office:value-type="float" office:value="1479624065039">
            <text:p>1479624065039</text:p>
          </table:table-cell>
          <table:table-cell table:formula="of:=[.A380]-[.A379]" office:value-type="float" office:value="8">
            <text:p>8</text:p>
          </table:table-cell>
          <table:table-cell office:value-type="float" office:value="1479624065039">
            <text:p>1479624065039</text:p>
          </table:table-cell>
          <table:table-cell office:value-type="float" office:value="6059125">
            <text:p>6059125</text:p>
          </table:table-cell>
          <table:table-cell table:number-columns-repeated="14"/>
        </table:table-row>
        <table:table-row table:style-name="ro2">
          <table:table-cell office:value-type="float" office:value="1479624065047">
            <text:p>1479624065047</text:p>
          </table:table-cell>
          <table:table-cell table:formula="of:=[.A381]-[.A380]" office:value-type="float" office:value="8">
            <text:p>8</text:p>
          </table:table-cell>
          <table:table-cell office:value-type="float" office:value="1479624065047">
            <text:p>1479624065047</text:p>
          </table:table-cell>
          <table:table-cell office:value-type="float" office:value="7051149">
            <text:p>7051149</text:p>
          </table:table-cell>
          <table:table-cell table:number-columns-repeated="14"/>
        </table:table-row>
        <table:table-row table:style-name="ro2">
          <table:table-cell office:value-type="float" office:value="1479624065055">
            <text:p>1479624065055</text:p>
          </table:table-cell>
          <table:table-cell table:formula="of:=[.A382]-[.A381]" office:value-type="float" office:value="23">
            <text:p>23</text:p>
          </table:table-cell>
          <table:table-cell office:value-type="float" office:value="1479624065055">
            <text:p>1479624065055</text:p>
          </table:table-cell>
          <table:table-cell office:value-type="float" office:value="4892223">
            <text:p>4892223</text:p>
          </table:table-cell>
          <table:table-cell table:number-columns-repeated="14"/>
        </table:table-row>
        <table:table-row table:style-name="ro2">
          <table:table-cell office:value-type="float" office:value="1479624065078">
            <text:p>1479624065078</text:p>
          </table:table-cell>
          <table:table-cell table:formula="of:=[.A383]-[.A382]" office:value-type="float" office:value="22">
            <text:p>22</text:p>
          </table:table-cell>
          <table:table-cell office:value-type="float" office:value="1479624065078">
            <text:p>1479624065078</text:p>
          </table:table-cell>
          <table:table-cell office:value-type="float" office:value="5403039">
            <text:p>5403039</text:p>
          </table:table-cell>
          <table:table-cell table:number-columns-repeated="14"/>
        </table:table-row>
        <table:table-row table:style-name="ro2">
          <table:table-cell office:value-type="float" office:value="1479624065100">
            <text:p>1479624065100</text:p>
          </table:table-cell>
          <table:table-cell table:formula="of:=[.A384]-[.A383]" office:value-type="float" office:value="7">
            <text:p>7</text:p>
          </table:table-cell>
          <table:table-cell office:value-type="float" office:value="1479624065100">
            <text:p>1479624065100</text:p>
          </table:table-cell>
          <table:table-cell office:value-type="float" office:value="6097022">
            <text:p>6097022</text:p>
          </table:table-cell>
          <table:table-cell table:number-columns-repeated="14"/>
        </table:table-row>
        <table:table-row table:style-name="ro2">
          <table:table-cell office:value-type="float" office:value="1479624065107">
            <text:p>1479624065107</text:p>
          </table:table-cell>
          <table:table-cell table:formula="of:=[.A385]-[.A384]" office:value-type="float" office:value="0">
            <text:p>0</text:p>
          </table:table-cell>
          <table:table-cell office:value-type="float" office:value="1479624065107">
            <text:p>1479624065107</text:p>
          </table:table-cell>
          <table:table-cell office:value-type="float" office:value="8214498">
            <text:p>8214498</text:p>
          </table:table-cell>
          <table:table-cell table:number-columns-repeated="14"/>
        </table:table-row>
        <table:table-row table:style-name="ro2">
          <table:table-cell office:value-type="float" office:value="1479624065107">
            <text:p>1479624065107</text:p>
          </table:table-cell>
          <table:table-cell table:formula="of:=[.A386]-[.A385]" office:value-type="float" office:value="8">
            <text:p>8</text:p>
          </table:table-cell>
          <table:table-cell office:value-type="float" office:value="1479624065107">
            <text:p>1479624065107</text:p>
          </table:table-cell>
          <table:table-cell office:value-type="float" office:value="6350851">
            <text:p>6350851</text:p>
          </table:table-cell>
          <table:table-cell table:number-columns-repeated="14"/>
        </table:table-row>
        <table:table-row table:style-name="ro2">
          <table:table-cell office:value-type="float" office:value="1479624065115">
            <text:p>1479624065115</text:p>
          </table:table-cell>
          <table:table-cell table:formula="of:=[.A387]-[.A386]" office:value-type="float" office:value="7">
            <text:p>7</text:p>
          </table:table-cell>
          <table:table-cell office:value-type="float" office:value="1479624065115">
            <text:p>1479624065115</text:p>
          </table:table-cell>
          <table:table-cell office:value-type="float" office:value="4262191">
            <text:p>4262191</text:p>
          </table:table-cell>
          <table:table-cell table:number-columns-repeated="14"/>
        </table:table-row>
        <table:table-row table:style-name="ro2">
          <table:table-cell office:value-type="float" office:value="1479624065122">
            <text:p>1479624065122</text:p>
          </table:table-cell>
          <table:table-cell table:formula="of:=[.A388]-[.A387]" office:value-type="float" office:value="9">
            <text:p>9</text:p>
          </table:table-cell>
          <table:table-cell office:value-type="float" office:value="1479624065122">
            <text:p>1479624065122</text:p>
          </table:table-cell>
          <table:table-cell office:value-type="float" office:value="9881952">
            <text:p>9881952</text:p>
          </table:table-cell>
          <table:table-cell table:number-columns-repeated="14"/>
        </table:table-row>
        <table:table-row table:style-name="ro2">
          <table:table-cell office:value-type="float" office:value="1479624065131">
            <text:p>1479624065131</text:p>
          </table:table-cell>
          <table:table-cell table:formula="of:=[.A389]-[.A388]" office:value-type="float" office:value="8">
            <text:p>8</text:p>
          </table:table-cell>
          <table:table-cell office:value-type="float" office:value="1479624065131">
            <text:p>1479624065131</text:p>
          </table:table-cell>
          <table:table-cell office:value-type="float" office:value="4080208">
            <text:p>4080208</text:p>
          </table:table-cell>
          <table:table-cell table:number-columns-repeated="14"/>
        </table:table-row>
        <table:table-row table:style-name="ro2">
          <table:table-cell office:value-type="float" office:value="1479624065139">
            <text:p>1479624065139</text:p>
          </table:table-cell>
          <table:table-cell table:formula="of:=[.A390]-[.A389]" office:value-type="float" office:value="0">
            <text:p>0</text:p>
          </table:table-cell>
          <table:table-cell office:value-type="float" office:value="1479624065139">
            <text:p>1479624065139</text:p>
          </table:table-cell>
          <table:table-cell office:value-type="float" office:value="4386540">
            <text:p>4386540</text:p>
          </table:table-cell>
          <table:table-cell table:number-columns-repeated="14"/>
        </table:table-row>
        <table:table-row table:style-name="ro2">
          <table:table-cell office:value-type="float" office:value="1479624065139">
            <text:p>1479624065139</text:p>
          </table:table-cell>
          <table:table-cell table:formula="of:=[.A391]-[.A390]" office:value-type="float" office:value="15">
            <text:p>15</text:p>
          </table:table-cell>
          <table:table-cell office:value-type="float" office:value="1479624065139">
            <text:p>1479624065139</text:p>
          </table:table-cell>
          <table:table-cell office:value-type="float" office:value="5639104">
            <text:p>5639104</text:p>
          </table:table-cell>
          <table:table-cell table:number-columns-repeated="14"/>
        </table:table-row>
        <table:table-row table:style-name="ro2">
          <table:table-cell office:value-type="float" office:value="1479624065154">
            <text:p>1479624065154</text:p>
          </table:table-cell>
          <table:table-cell table:formula="of:=[.A392]-[.A391]" office:value-type="float" office:value="0">
            <text:p>0</text:p>
          </table:table-cell>
          <table:table-cell office:value-type="float" office:value="1479624065154">
            <text:p>1479624065154</text:p>
          </table:table-cell>
          <table:table-cell office:value-type="float" office:value="9973140">
            <text:p>9973140</text:p>
          </table:table-cell>
          <table:table-cell table:number-columns-repeated="14"/>
        </table:table-row>
        <table:table-row table:style-name="ro2">
          <table:table-cell office:value-type="float" office:value="1479624065154">
            <text:p>1479624065154</text:p>
          </table:table-cell>
          <table:table-cell table:formula="of:=[.A393]-[.A392]" office:value-type="float" office:value="7">
            <text:p>7</text:p>
          </table:table-cell>
          <table:table-cell office:value-type="float" office:value="1479624065154">
            <text:p>1479624065154</text:p>
          </table:table-cell>
          <table:table-cell office:value-type="float" office:value="6155051">
            <text:p>6155051</text:p>
          </table:table-cell>
          <table:table-cell table:number-columns-repeated="14"/>
        </table:table-row>
        <table:table-row table:style-name="ro2">
          <table:table-cell office:value-type="float" office:value="1479624065161">
            <text:p>1479624065161</text:p>
          </table:table-cell>
          <table:table-cell table:formula="of:=[.A394]-[.A393]" office:value-type="float" office:value="7">
            <text:p>7</text:p>
          </table:table-cell>
          <table:table-cell office:value-type="float" office:value="1479624065161">
            <text:p>1479624065161</text:p>
          </table:table-cell>
          <table:table-cell office:value-type="float" office:value="6176763">
            <text:p>6176763</text:p>
          </table:table-cell>
          <table:table-cell table:number-columns-repeated="14"/>
        </table:table-row>
        <table:table-row table:style-name="ro2">
          <table:table-cell office:value-type="float" office:value="1479624065168">
            <text:p>1479624065168</text:p>
          </table:table-cell>
          <table:table-cell table:formula="of:=[.A395]-[.A394]" office:value-type="float" office:value="7">
            <text:p>7</text:p>
          </table:table-cell>
          <table:table-cell office:value-type="float" office:value="1479624065168">
            <text:p>1479624065168</text:p>
          </table:table-cell>
          <table:table-cell office:value-type="float" office:value="6351245">
            <text:p>6351245</text:p>
          </table:table-cell>
          <table:table-cell table:number-columns-repeated="14"/>
        </table:table-row>
        <table:table-row table:style-name="ro2">
          <table:table-cell office:value-type="float" office:value="1479624065175">
            <text:p>1479624065175</text:p>
          </table:table-cell>
          <table:table-cell table:formula="of:=[.A396]-[.A395]" office:value-type="float" office:value="10">
            <text:p>10</text:p>
          </table:table-cell>
          <table:table-cell office:value-type="float" office:value="1479624065175">
            <text:p>1479624065175</text:p>
          </table:table-cell>
          <table:table-cell office:value-type="float" office:value="5800954">
            <text:p>5800954</text:p>
          </table:table-cell>
          <table:table-cell table:number-columns-repeated="14"/>
        </table:table-row>
        <table:table-row table:style-name="ro2">
          <table:table-cell office:value-type="float" office:value="1479624065185">
            <text:p>1479624065185</text:p>
          </table:table-cell>
          <table:table-cell table:formula="of:=[.A397]-[.A396]" office:value-type="float" office:value="7">
            <text:p>7</text:p>
          </table:table-cell>
          <table:table-cell office:value-type="float" office:value="1479624065185">
            <text:p>1479624065185</text:p>
          </table:table-cell>
          <table:table-cell office:value-type="float" office:value="7653549">
            <text:p>7653549</text:p>
          </table:table-cell>
          <table:table-cell table:number-columns-repeated="14"/>
        </table:table-row>
        <table:table-row table:style-name="ro2">
          <table:table-cell office:value-type="float" office:value="1479624065192">
            <text:p>1479624065192</text:p>
          </table:table-cell>
          <table:table-cell table:formula="of:=[.A398]-[.A397]" office:value-type="float" office:value="0">
            <text:p>0</text:p>
          </table:table-cell>
          <table:table-cell office:value-type="float" office:value="1479624065192">
            <text:p>1479624065192</text:p>
          </table:table-cell>
          <table:table-cell office:value-type="float" office:value="5341062">
            <text:p>5341062</text:p>
          </table:table-cell>
          <table:table-cell table:number-columns-repeated="14"/>
        </table:table-row>
        <table:table-row table:style-name="ro2">
          <table:table-cell office:value-type="float" office:value="1479624065192">
            <text:p>1479624065192</text:p>
          </table:table-cell>
          <table:table-cell table:formula="of:=[.A399]-[.A398]" office:value-type="float" office:value="7">
            <text:p>7</text:p>
          </table:table-cell>
          <table:table-cell office:value-type="float" office:value="1479624065192">
            <text:p>1479624065192</text:p>
          </table:table-cell>
          <table:table-cell office:value-type="float" office:value="5484359">
            <text:p>5484359</text:p>
          </table:table-cell>
          <table:table-cell table:number-columns-repeated="14"/>
        </table:table-row>
        <table:table-row table:style-name="ro2">
          <table:table-cell office:value-type="float" office:value="1479624065199">
            <text:p>1479624065199</text:p>
          </table:table-cell>
          <table:table-cell table:formula="of:=[.A400]-[.A399]" office:value-type="float" office:value="16">
            <text:p>16</text:p>
          </table:table-cell>
          <table:table-cell office:value-type="float" office:value="1479624065199">
            <text:p>1479624065199</text:p>
          </table:table-cell>
          <table:table-cell office:value-type="float" office:value="6330323">
            <text:p>6330323</text:p>
          </table:table-cell>
          <table:table-cell table:number-columns-repeated="14"/>
        </table:table-row>
        <table:table-row table:style-name="ro2">
          <table:table-cell office:value-type="float" office:value="1479624065215">
            <text:p>1479624065215</text:p>
          </table:table-cell>
          <table:table-cell table:formula="of:=[.A401]-[.A400]" office:value-type="float" office:value="7">
            <text:p>7</text:p>
          </table:table-cell>
          <table:table-cell office:value-type="float" office:value="1479624065215">
            <text:p>1479624065215</text:p>
          </table:table-cell>
          <table:table-cell office:value-type="float" office:value="5530940">
            <text:p>5530940</text:p>
          </table:table-cell>
          <table:table-cell table:number-columns-repeated="14"/>
        </table:table-row>
        <table:table-row table:style-name="ro2">
          <table:table-cell office:value-type="float" office:value="1479624065222">
            <text:p>1479624065222</text:p>
          </table:table-cell>
          <table:table-cell table:formula="of:=[.A402]-[.A401]" office:value-type="float" office:value="0">
            <text:p>0</text:p>
          </table:table-cell>
          <table:table-cell office:value-type="float" office:value="1479624065222">
            <text:p>1479624065222</text:p>
          </table:table-cell>
          <table:table-cell office:value-type="float" office:value="6390326">
            <text:p>6390326</text:p>
          </table:table-cell>
          <table:table-cell table:number-columns-repeated="14"/>
        </table:table-row>
        <table:table-row table:style-name="ro2">
          <table:table-cell office:value-type="float" office:value="1479624065222">
            <text:p>1479624065222</text:p>
          </table:table-cell>
          <table:table-cell table:formula="of:=[.A403]-[.A402]" office:value-type="float" office:value="8">
            <text:p>8</text:p>
          </table:table-cell>
          <table:table-cell office:value-type="float" office:value="1479624065222">
            <text:p>1479624065222</text:p>
          </table:table-cell>
          <table:table-cell office:value-type="float" office:value="5711344">
            <text:p>5711344</text:p>
          </table:table-cell>
          <table:table-cell table:number-columns-repeated="14"/>
        </table:table-row>
        <table:table-row table:style-name="ro2">
          <table:table-cell office:value-type="float" office:value="1479624065230">
            <text:p>1479624065230</text:p>
          </table:table-cell>
          <table:table-cell table:formula="of:=[.A404]-[.A403]" office:value-type="float" office:value="6">
            <text:p>6</text:p>
          </table:table-cell>
          <table:table-cell office:value-type="float" office:value="1479624065230">
            <text:p>1479624065230</text:p>
          </table:table-cell>
          <table:table-cell office:value-type="float" office:value="5453568">
            <text:p>5453568</text:p>
          </table:table-cell>
          <table:table-cell table:number-columns-repeated="14"/>
        </table:table-row>
        <table:table-row table:style-name="ro2">
          <table:table-cell office:value-type="float" office:value="1479624065236">
            <text:p>1479624065236</text:p>
          </table:table-cell>
          <table:table-cell table:formula="of:=[.A405]-[.A404]" office:value-type="float" office:value="7">
            <text:p>7</text:p>
          </table:table-cell>
          <table:table-cell office:value-type="float" office:value="1479624065236">
            <text:p>1479624065236</text:p>
          </table:table-cell>
          <table:table-cell office:value-type="float" office:value="12906974">
            <text:p>12906974</text:p>
          </table:table-cell>
          <table:table-cell table:number-columns-repeated="14"/>
        </table:table-row>
        <table:table-row table:style-name="ro2">
          <table:table-cell office:value-type="float" office:value="1479624065243">
            <text:p>1479624065243</text:p>
          </table:table-cell>
          <table:table-cell table:formula="of:=[.A406]-[.A405]" office:value-type="float" office:value="16">
            <text:p>16</text:p>
          </table:table-cell>
          <table:table-cell office:value-type="float" office:value="1479624065243">
            <text:p>1479624065243</text:p>
          </table:table-cell>
          <table:table-cell office:value-type="float" office:value="7587624">
            <text:p>7587624</text:p>
          </table:table-cell>
          <table:table-cell table:number-columns-repeated="14"/>
        </table:table-row>
        <table:table-row table:style-name="ro2">
          <table:table-cell office:value-type="float" office:value="1479624065259">
            <text:p>1479624065259</text:p>
          </table:table-cell>
          <table:table-cell table:formula="of:=[.A407]-[.A406]" office:value-type="float" office:value="8">
            <text:p>8</text:p>
          </table:table-cell>
          <table:table-cell office:value-type="float" office:value="1479624065259">
            <text:p>1479624065259</text:p>
          </table:table-cell>
          <table:table-cell office:value-type="float" office:value="8013961">
            <text:p>8013961</text:p>
          </table:table-cell>
          <table:table-cell table:number-columns-repeated="14"/>
        </table:table-row>
        <table:table-row table:style-name="ro2">
          <table:table-cell office:value-type="float" office:value="1479624065267">
            <text:p>1479624065267</text:p>
          </table:table-cell>
          <table:table-cell table:formula="of:=[.A408]-[.A407]" office:value-type="float" office:value="0">
            <text:p>0</text:p>
          </table:table-cell>
          <table:table-cell office:value-type="float" office:value="1479624065267">
            <text:p>1479624065267</text:p>
          </table:table-cell>
          <table:table-cell office:value-type="float" office:value="6528097">
            <text:p>6528097</text:p>
          </table:table-cell>
          <table:table-cell table:number-columns-repeated="14"/>
        </table:table-row>
        <table:table-row table:style-name="ro2">
          <table:table-cell office:value-type="float" office:value="1479624065267">
            <text:p>1479624065267</text:p>
          </table:table-cell>
          <table:table-cell table:formula="of:=[.A409]-[.A408]" office:value-type="float" office:value="7">
            <text:p>7</text:p>
          </table:table-cell>
          <table:table-cell office:value-type="float" office:value="1479624065267">
            <text:p>1479624065267</text:p>
          </table:table-cell>
          <table:table-cell office:value-type="float" office:value="5033546">
            <text:p>5033546</text:p>
          </table:table-cell>
          <table:table-cell table:number-columns-repeated="14"/>
        </table:table-row>
        <table:table-row table:style-name="ro2">
          <table:table-cell office:value-type="float" office:value="1479624065274">
            <text:p>1479624065274</text:p>
          </table:table-cell>
          <table:table-cell table:formula="of:=[.A410]-[.A409]" office:value-type="float" office:value="9">
            <text:p>9</text:p>
          </table:table-cell>
          <table:table-cell office:value-type="float" office:value="1479624065274">
            <text:p>1479624065274</text:p>
          </table:table-cell>
          <table:table-cell office:value-type="float" office:value="6249793">
            <text:p>6249793</text:p>
          </table:table-cell>
          <table:table-cell table:number-columns-repeated="14"/>
        </table:table-row>
        <table:table-row table:style-name="ro2">
          <table:table-cell office:value-type="float" office:value="1479624065283">
            <text:p>1479624065283</text:p>
          </table:table-cell>
          <table:table-cell table:formula="of:=[.A411]-[.A410]" office:value-type="float" office:value="7">
            <text:p>7</text:p>
          </table:table-cell>
          <table:table-cell office:value-type="float" office:value="1479624065283">
            <text:p>1479624065283</text:p>
          </table:table-cell>
          <table:table-cell office:value-type="float" office:value="4851958">
            <text:p>4851958</text:p>
          </table:table-cell>
          <table:table-cell table:number-columns-repeated="14"/>
        </table:table-row>
        <table:table-row table:style-name="ro2">
          <table:table-cell office:value-type="float" office:value="1479624065290">
            <text:p>1479624065290</text:p>
          </table:table-cell>
          <table:table-cell table:formula="of:=[.A412]-[.A411]" office:value-type="float" office:value="8">
            <text:p>8</text:p>
          </table:table-cell>
          <table:table-cell office:value-type="float" office:value="1479624065290">
            <text:p>1479624065290</text:p>
          </table:table-cell>
          <table:table-cell office:value-type="float" office:value="5266453">
            <text:p>5266453</text:p>
          </table:table-cell>
          <table:table-cell table:number-columns-repeated="14"/>
        </table:table-row>
        <table:table-row table:style-name="ro2">
          <table:table-cell office:value-type="float" office:value="1479624065298">
            <text:p>1479624065298</text:p>
          </table:table-cell>
          <table:table-cell table:formula="of:=[.A413]-[.A412]" office:value-type="float" office:value="8">
            <text:p>8</text:p>
          </table:table-cell>
          <table:table-cell office:value-type="float" office:value="1479624065298">
            <text:p>1479624065298</text:p>
          </table:table-cell>
          <table:table-cell office:value-type="float" office:value="5618577">
            <text:p>5618577</text:p>
          </table:table-cell>
          <table:table-cell table:number-columns-repeated="14"/>
        </table:table-row>
        <table:table-row table:style-name="ro2">
          <table:table-cell office:value-type="float" office:value="1479624065306">
            <text:p>1479624065306</text:p>
          </table:table-cell>
          <table:table-cell table:formula="of:=[.A414]-[.A413]" office:value-type="float" office:value="7">
            <text:p>7</text:p>
          </table:table-cell>
          <table:table-cell office:value-type="float" office:value="1479624065306">
            <text:p>1479624065306</text:p>
          </table:table-cell>
          <table:table-cell office:value-type="float" office:value="6125050">
            <text:p>6125050</text:p>
          </table:table-cell>
          <table:table-cell table:number-columns-repeated="14"/>
        </table:table-row>
        <table:table-row table:style-name="ro2">
          <table:table-cell office:value-type="float" office:value="1479624065313">
            <text:p>1479624065313</text:p>
          </table:table-cell>
          <table:table-cell table:formula="of:=[.A415]-[.A414]" office:value-type="float" office:value="8">
            <text:p>8</text:p>
          </table:table-cell>
          <table:table-cell office:value-type="float" office:value="1479624065313">
            <text:p>1479624065313</text:p>
          </table:table-cell>
          <table:table-cell office:value-type="float" office:value="7226817">
            <text:p>7226817</text:p>
          </table:table-cell>
          <table:table-cell table:number-columns-repeated="14"/>
        </table:table-row>
        <table:table-row table:style-name="ro2">
          <table:table-cell office:value-type="float" office:value="1479624065321">
            <text:p>1479624065321</text:p>
          </table:table-cell>
          <table:table-cell table:formula="of:=[.A416]-[.A415]" office:value-type="float" office:value="16">
            <text:p>16</text:p>
          </table:table-cell>
          <table:table-cell office:value-type="float" office:value="1479624065321">
            <text:p>1479624065321</text:p>
          </table:table-cell>
          <table:table-cell office:value-type="float" office:value="7820925">
            <text:p>7820925</text:p>
          </table:table-cell>
          <table:table-cell table:number-columns-repeated="14"/>
        </table:table-row>
        <table:table-row table:style-name="ro2">
          <table:table-cell office:value-type="float" office:value="1479624065337">
            <text:p>1479624065337</text:p>
          </table:table-cell>
          <table:table-cell table:formula="of:=[.A417]-[.A416]" office:value-type="float" office:value="9">
            <text:p>9</text:p>
          </table:table-cell>
          <table:table-cell office:value-type="float" office:value="1479624065337">
            <text:p>1479624065337</text:p>
          </table:table-cell>
          <table:table-cell office:value-type="float" office:value="5535677">
            <text:p>5535677</text:p>
          </table:table-cell>
          <table:table-cell table:number-columns-repeated="14"/>
        </table:table-row>
        <table:table-row table:style-name="ro2">
          <table:table-cell office:value-type="float" office:value="1479624065346">
            <text:p>1479624065346</text:p>
          </table:table-cell>
          <table:table-cell table:formula="of:=[.A418]-[.A417]" office:value-type="float" office:value="8">
            <text:p>8</text:p>
          </table:table-cell>
          <table:table-cell office:value-type="float" office:value="1479624065346">
            <text:p>1479624065346</text:p>
          </table:table-cell>
          <table:table-cell office:value-type="float" office:value="5690817">
            <text:p>5690817</text:p>
          </table:table-cell>
          <table:table-cell table:number-columns-repeated="14"/>
        </table:table-row>
        <table:table-row table:style-name="ro2">
          <table:table-cell office:value-type="float" office:value="1479624065354">
            <text:p>1479624065354</text:p>
          </table:table-cell>
          <table:table-cell table:formula="of:=[.A419]-[.A418]" office:value-type="float" office:value="8">
            <text:p>8</text:p>
          </table:table-cell>
          <table:table-cell office:value-type="float" office:value="1479624065354">
            <text:p>1479624065354</text:p>
          </table:table-cell>
          <table:table-cell office:value-type="float" office:value="6023202">
            <text:p>6023202</text:p>
          </table:table-cell>
          <table:table-cell table:number-columns-repeated="14"/>
        </table:table-row>
        <table:table-row table:style-name="ro2">
          <table:table-cell office:value-type="float" office:value="1479624065362">
            <text:p>1479624065362</text:p>
          </table:table-cell>
          <table:table-cell table:formula="of:=[.A420]-[.A419]" office:value-type="float" office:value="0">
            <text:p>0</text:p>
          </table:table-cell>
          <table:table-cell office:value-type="float" office:value="1479624065362">
            <text:p>1479624065362</text:p>
          </table:table-cell>
          <table:table-cell office:value-type="float" office:value="6145182">
            <text:p>6145182</text:p>
          </table:table-cell>
          <table:table-cell table:number-columns-repeated="14"/>
        </table:table-row>
        <table:table-row table:style-name="ro2">
          <table:table-cell office:value-type="float" office:value="1479624065362">
            <text:p>1479624065362</text:p>
          </table:table-cell>
          <table:table-cell table:formula="of:=[.A421]-[.A420]" office:value-type="float" office:value="7">
            <text:p>7</text:p>
          </table:table-cell>
          <table:table-cell office:value-type="float" office:value="1479624065362">
            <text:p>1479624065362</text:p>
          </table:table-cell>
          <table:table-cell office:value-type="float" office:value="5783190">
            <text:p>5783190</text:p>
          </table:table-cell>
          <table:table-cell table:number-columns-repeated="14"/>
        </table:table-row>
        <table:table-row table:style-name="ro2">
          <table:table-cell office:value-type="float" office:value="1479624065369">
            <text:p>1479624065369</text:p>
          </table:table-cell>
          <table:table-cell table:formula="of:=[.A422]-[.A421]" office:value-type="float" office:value="7">
            <text:p>7</text:p>
          </table:table-cell>
          <table:table-cell office:value-type="float" office:value="1479624065369">
            <text:p>1479624065369</text:p>
          </table:table-cell>
          <table:table-cell office:value-type="float" office:value="7038912">
            <text:p>7038912</text:p>
          </table:table-cell>
          <table:table-cell table:number-columns-repeated="14"/>
        </table:table-row>
        <table:table-row table:style-name="ro2">
          <table:table-cell office:value-type="float" office:value="1479624065376">
            <text:p>1479624065376</text:p>
          </table:table-cell>
          <table:table-cell table:formula="of:=[.A423]-[.A422]" office:value-type="float" office:value="7">
            <text:p>7</text:p>
          </table:table-cell>
          <table:table-cell office:value-type="float" office:value="1479624065376">
            <text:p>1479624065376</text:p>
          </table:table-cell>
          <table:table-cell office:value-type="float" office:value="6356772">
            <text:p>6356772</text:p>
          </table:table-cell>
          <table:table-cell table:number-columns-repeated="14"/>
        </table:table-row>
        <table:table-row table:style-name="ro2">
          <table:table-cell office:value-type="float" office:value="1479624065383">
            <text:p>1479624065383</text:p>
          </table:table-cell>
          <table:table-cell table:formula="of:=[.A424]-[.A423]" office:value-type="float" office:value="0">
            <text:p>0</text:p>
          </table:table-cell>
          <table:table-cell office:value-type="float" office:value="1479624065383">
            <text:p>1479624065383</text:p>
          </table:table-cell>
          <table:table-cell office:value-type="float" office:value="4295351">
            <text:p>4295351</text:p>
          </table:table-cell>
          <table:table-cell table:number-columns-repeated="14"/>
        </table:table-row>
        <table:table-row table:style-name="ro2">
          <table:table-cell office:value-type="float" office:value="1479624065383">
            <text:p>1479624065383</text:p>
          </table:table-cell>
          <table:table-cell table:formula="of:=[.A425]-[.A424]" office:value-type="float" office:value="7">
            <text:p>7</text:p>
          </table:table-cell>
          <table:table-cell office:value-type="float" office:value="1479624065383">
            <text:p>1479624065383</text:p>
          </table:table-cell>
          <table:table-cell office:value-type="float" office:value="7475514">
            <text:p>7475514</text:p>
          </table:table-cell>
          <table:table-cell table:number-columns-repeated="14"/>
        </table:table-row>
        <table:table-row table:style-name="ro2">
          <table:table-cell office:value-type="float" office:value="1479624065390">
            <text:p>1479624065390</text:p>
          </table:table-cell>
          <table:table-cell table:formula="of:=[.A426]-[.A425]" office:value-type="float" office:value="8">
            <text:p>8</text:p>
          </table:table-cell>
          <table:table-cell office:value-type="float" office:value="1479624065390">
            <text:p>1479624065390</text:p>
          </table:table-cell>
          <table:table-cell office:value-type="float" office:value="5899643">
            <text:p>5899643</text:p>
          </table:table-cell>
          <table:table-cell table:number-columns-repeated="14"/>
        </table:table-row>
        <table:table-row table:style-name="ro2">
          <table:table-cell office:value-type="float" office:value="1479624065398">
            <text:p>1479624065398</text:p>
          </table:table-cell>
          <table:table-cell table:formula="of:=[.A427]-[.A426]" office:value-type="float" office:value="7">
            <text:p>7</text:p>
          </table:table-cell>
          <table:table-cell office:value-type="float" office:value="1479624065398">
            <text:p>1479624065398</text:p>
          </table:table-cell>
          <table:table-cell office:value-type="float" office:value="6033861">
            <text:p>6033861</text:p>
          </table:table-cell>
          <table:table-cell table:number-columns-repeated="14"/>
        </table:table-row>
        <table:table-row table:style-name="ro2">
          <table:table-cell office:value-type="float" office:value="1479624065405">
            <text:p>1479624065405</text:p>
          </table:table-cell>
          <table:table-cell table:formula="of:=[.A428]-[.A427]" office:value-type="float" office:value="0">
            <text:p>0</text:p>
          </table:table-cell>
          <table:table-cell office:value-type="float" office:value="1479624065405">
            <text:p>1479624065405</text:p>
          </table:table-cell>
          <table:table-cell office:value-type="float" office:value="5766215">
            <text:p>5766215</text:p>
          </table:table-cell>
          <table:table-cell table:number-columns-repeated="14"/>
        </table:table-row>
        <table:table-row table:style-name="ro2">
          <table:table-cell office:value-type="float" office:value="1479624065405">
            <text:p>1479624065405</text:p>
          </table:table-cell>
          <table:table-cell table:formula="of:=[.A429]-[.A428]" office:value-type="float" office:value="7">
            <text:p>7</text:p>
          </table:table-cell>
          <table:table-cell office:value-type="float" office:value="1479624065405">
            <text:p>1479624065405</text:p>
          </table:table-cell>
          <table:table-cell office:value-type="float" office:value="5807665">
            <text:p>5807665</text:p>
          </table:table-cell>
          <table:table-cell table:number-columns-repeated="14"/>
        </table:table-row>
        <table:table-row table:style-name="ro2">
          <table:table-cell office:value-type="float" office:value="1479624065412">
            <text:p>1479624065412</text:p>
          </table:table-cell>
          <table:table-cell table:formula="of:=[.A430]-[.A429]" office:value-type="float" office:value="9">
            <text:p>9</text:p>
          </table:table-cell>
          <table:table-cell office:value-type="float" office:value="1479624065412">
            <text:p>1479624065412</text:p>
          </table:table-cell>
          <table:table-cell office:value-type="float" office:value="4597340">
            <text:p>4597340</text:p>
          </table:table-cell>
          <table:table-cell table:number-columns-repeated="14"/>
        </table:table-row>
        <table:table-row table:style-name="ro2">
          <table:table-cell office:value-type="float" office:value="1479624065421">
            <text:p>1479624065421</text:p>
          </table:table-cell>
          <table:table-cell table:formula="of:=[.A431]-[.A430]" office:value-type="float" office:value="0">
            <text:p>0</text:p>
          </table:table-cell>
          <table:table-cell office:value-type="float" office:value="1479624065421">
            <text:p>1479624065421</text:p>
          </table:table-cell>
          <table:table-cell office:value-type="float" office:value="7457354">
            <text:p>7457354</text:p>
          </table:table-cell>
          <table:table-cell table:number-columns-repeated="14"/>
        </table:table-row>
        <table:table-row table:style-name="ro2">
          <table:table-cell office:value-type="float" office:value="1479624065421">
            <text:p>1479624065421</text:p>
          </table:table-cell>
          <table:table-cell table:formula="of:=[.A432]-[.A431]" office:value-type="float" office:value="7">
            <text:p>7</text:p>
          </table:table-cell>
          <table:table-cell office:value-type="float" office:value="1479624065421">
            <text:p>1479624065421</text:p>
          </table:table-cell>
          <table:table-cell office:value-type="float" office:value="5139342">
            <text:p>5139342</text:p>
          </table:table-cell>
          <table:table-cell table:number-columns-repeated="14"/>
        </table:table-row>
        <table:table-row table:style-name="ro2">
          <table:table-cell office:value-type="float" office:value="1479624065428">
            <text:p>1479624065428</text:p>
          </table:table-cell>
          <table:table-cell table:formula="of:=[.A433]-[.A432]" office:value-type="float" office:value="8">
            <text:p>8</text:p>
          </table:table-cell>
          <table:table-cell office:value-type="float" office:value="1479624065428">
            <text:p>1479624065428</text:p>
          </table:table-cell>
          <table:table-cell office:value-type="float" office:value="5577522">
            <text:p>5577522</text:p>
          </table:table-cell>
          <table:table-cell table:number-columns-repeated="14"/>
        </table:table-row>
        <table:table-row table:style-name="ro2">
          <table:table-cell office:value-type="float" office:value="1479624065436">
            <text:p>1479624065436</text:p>
          </table:table-cell>
          <table:table-cell table:formula="of:=[.A434]-[.A433]" office:value-type="float" office:value="7">
            <text:p>7</text:p>
          </table:table-cell>
          <table:table-cell office:value-type="float" office:value="1479624065436">
            <text:p>1479624065436</text:p>
          </table:table-cell>
          <table:table-cell office:value-type="float" office:value="9497853">
            <text:p>9497853</text:p>
          </table:table-cell>
          <table:table-cell table:number-columns-repeated="14"/>
        </table:table-row>
        <table:table-row table:style-name="ro2">
          <table:table-cell office:value-type="float" office:value="1479624065443">
            <text:p>1479624065443</text:p>
          </table:table-cell>
          <table:table-cell table:formula="of:=[.A435]-[.A434]" office:value-type="float" office:value="7">
            <text:p>7</text:p>
          </table:table-cell>
          <table:table-cell office:value-type="float" office:value="1479624065443">
            <text:p>1479624065443</text:p>
          </table:table-cell>
          <table:table-cell office:value-type="float" office:value="6310585">
            <text:p>6310585</text:p>
          </table:table-cell>
          <table:table-cell table:number-columns-repeated="14"/>
        </table:table-row>
        <table:table-row table:style-name="ro2">
          <table:table-cell office:value-type="float" office:value="1479624065450">
            <text:p>1479624065450</text:p>
          </table:table-cell>
          <table:table-cell table:formula="of:=[.A436]-[.A435]" office:value-type="float" office:value="8">
            <text:p>8</text:p>
          </table:table-cell>
          <table:table-cell office:value-type="float" office:value="1479624065450">
            <text:p>1479624065450</text:p>
          </table:table-cell>
          <table:table-cell office:value-type="float" office:value="7127732">
            <text:p>7127732</text:p>
          </table:table-cell>
          <table:table-cell table:number-columns-repeated="14"/>
        </table:table-row>
        <table:table-row table:style-name="ro2">
          <table:table-cell office:value-type="float" office:value="1479624065458">
            <text:p>1479624065458</text:p>
          </table:table-cell>
          <table:table-cell table:formula="of:=[.A437]-[.A436]" office:value-type="float" office:value="7">
            <text:p>7</text:p>
          </table:table-cell>
          <table:table-cell office:value-type="float" office:value="1479624065458">
            <text:p>1479624065458</text:p>
          </table:table-cell>
          <table:table-cell office:value-type="float" office:value="7528016">
            <text:p>7528016</text:p>
          </table:table-cell>
          <table:table-cell table:number-columns-repeated="14"/>
        </table:table-row>
        <table:table-row table:style-name="ro2">
          <table:table-cell office:value-type="float" office:value="1479624065465">
            <text:p>1479624065465</text:p>
          </table:table-cell>
          <table:table-cell table:formula="of:=[.A438]-[.A437]" office:value-type="float" office:value="8">
            <text:p>8</text:p>
          </table:table-cell>
          <table:table-cell office:value-type="float" office:value="1479624065465">
            <text:p>1479624065465</text:p>
          </table:table-cell>
          <table:table-cell office:value-type="float" office:value="5474885">
            <text:p>5474885</text:p>
          </table:table-cell>
          <table:table-cell table:number-columns-repeated="14"/>
        </table:table-row>
        <table:table-row table:style-name="ro2">
          <table:table-cell office:value-type="float" office:value="1479624065473">
            <text:p>1479624065473</text:p>
          </table:table-cell>
          <table:table-cell table:formula="of:=[.A439]-[.A438]" office:value-type="float" office:value="6">
            <text:p>6</text:p>
          </table:table-cell>
          <table:table-cell office:value-type="float" office:value="1479624065473">
            <text:p>1479624065473</text:p>
          </table:table-cell>
          <table:table-cell office:value-type="float" office:value="5431856">
            <text:p>5431856</text:p>
          </table:table-cell>
          <table:table-cell table:number-columns-repeated="14"/>
        </table:table-row>
        <table:table-row table:style-name="ro2">
          <table:table-cell office:value-type="float" office:value="1479624065479">
            <text:p>1479624065479</text:p>
          </table:table-cell>
          <table:table-cell table:formula="of:=[.A440]-[.A439]" office:value-type="float" office:value="0">
            <text:p>0</text:p>
          </table:table-cell>
          <table:table-cell office:value-type="float" office:value="1479624065479">
            <text:p>1479624065479</text:p>
          </table:table-cell>
          <table:table-cell office:value-type="float" office:value="9393243">
            <text:p>9393243</text:p>
          </table:table-cell>
          <table:table-cell table:number-columns-repeated="14"/>
        </table:table-row>
        <table:table-row table:style-name="ro2">
          <table:table-cell office:value-type="float" office:value="1479624065479">
            <text:p>1479624065479</text:p>
          </table:table-cell>
          <table:table-cell table:formula="of:=[.A441]-[.A440]" office:value-type="float" office:value="7">
            <text:p>7</text:p>
          </table:table-cell>
          <table:table-cell office:value-type="float" office:value="1479624065479">
            <text:p>1479624065479</text:p>
          </table:table-cell>
          <table:table-cell office:value-type="float" office:value="6946933">
            <text:p>6946933</text:p>
          </table:table-cell>
          <table:table-cell table:number-columns-repeated="14"/>
        </table:table-row>
        <table:table-row table:style-name="ro2">
          <table:table-cell office:value-type="float" office:value="1479624065486">
            <text:p>1479624065486</text:p>
          </table:table-cell>
          <table:table-cell table:formula="of:=[.A442]-[.A441]" office:value-type="float" office:value="16">
            <text:p>16</text:p>
          </table:table-cell>
          <table:table-cell office:value-type="float" office:value="1479624065486">
            <text:p>1479624065486</text:p>
          </table:table-cell>
          <table:table-cell office:value-type="float" office:value="6072153">
            <text:p>6072153</text:p>
          </table:table-cell>
          <table:table-cell table:number-columns-repeated="14"/>
        </table:table-row>
        <table:table-row table:style-name="ro2">
          <table:table-cell office:value-type="float" office:value="1479624065502">
            <text:p>1479624065502</text:p>
          </table:table-cell>
          <table:table-cell table:formula="of:=[.A443]-[.A442]" office:value-type="float" office:value="8">
            <text:p>8</text:p>
          </table:table-cell>
          <table:table-cell office:value-type="float" office:value="1479624065502">
            <text:p>1479624065502</text:p>
          </table:table-cell>
          <table:table-cell office:value-type="float" office:value="5266848">
            <text:p>5266848</text:p>
          </table:table-cell>
          <table:table-cell table:number-columns-repeated="14"/>
        </table:table-row>
        <table:table-row table:style-name="ro2">
          <table:table-cell office:value-type="float" office:value="1479624065510">
            <text:p>1479624065510</text:p>
          </table:table-cell>
          <table:table-cell table:formula="of:=[.A444]-[.A443]" office:value-type="float" office:value="7">
            <text:p>7</text:p>
          </table:table-cell>
          <table:table-cell office:value-type="float" office:value="1479624065510">
            <text:p>1479624065510</text:p>
          </table:table-cell>
          <table:table-cell office:value-type="float" office:value="12138383">
            <text:p>12138383</text:p>
          </table:table-cell>
          <table:table-cell table:number-columns-repeated="14"/>
        </table:table-row>
        <table:table-row table:style-name="ro2">
          <table:table-cell office:value-type="float" office:value="1479624065517">
            <text:p>1479624065517</text:p>
          </table:table-cell>
          <table:table-cell table:formula="of:=[.A445]-[.A444]" office:value-type="float" office:value="8">
            <text:p>8</text:p>
          </table:table-cell>
          <table:table-cell office:value-type="float" office:value="1479624065517">
            <text:p>1479624065517</text:p>
          </table:table-cell>
          <table:table-cell office:value-type="float" office:value="11600723">
            <text:p>11600723</text:p>
          </table:table-cell>
          <table:table-cell table:number-columns-repeated="14"/>
        </table:table-row>
        <table:table-row table:style-name="ro2">
          <table:table-cell office:value-type="float" office:value="1479624065525">
            <text:p>1479624065525</text:p>
          </table:table-cell>
          <table:table-cell table:formula="of:=[.A446]-[.A445]" office:value-type="float" office:value="0">
            <text:p>0</text:p>
          </table:table-cell>
          <table:table-cell office:value-type="float" office:value="1479624065525">
            <text:p>1479624065525</text:p>
          </table:table-cell>
          <table:table-cell office:value-type="float" office:value="16222539">
            <text:p>16222539</text:p>
          </table:table-cell>
          <table:table-cell table:number-columns-repeated="14"/>
        </table:table-row>
        <table:table-row table:style-name="ro2">
          <table:table-cell office:value-type="float" office:value="1479624065525">
            <text:p>1479624065525</text:p>
          </table:table-cell>
          <table:table-cell table:formula="of:=[.A447]-[.A446]" office:value-type="float" office:value="6">
            <text:p>6</text:p>
          </table:table-cell>
          <table:table-cell office:value-type="float" office:value="1479624065525">
            <text:p>1479624065525</text:p>
          </table:table-cell>
          <table:table-cell office:value-type="float" office:value="5780822">
            <text:p>5780822</text:p>
          </table:table-cell>
          <table:table-cell table:number-columns-repeated="14"/>
        </table:table-row>
        <table:table-row table:style-name="ro2">
          <table:table-cell office:value-type="float" office:value="1479624065531">
            <text:p>1479624065531</text:p>
          </table:table-cell>
          <table:table-cell table:formula="of:=[.A448]-[.A447]" office:value-type="float" office:value="7">
            <text:p>7</text:p>
          </table:table-cell>
          <table:table-cell office:value-type="float" office:value="1479624065531">
            <text:p>1479624065531</text:p>
          </table:table-cell>
          <table:table-cell office:value-type="float" office:value="6035440">
            <text:p>6035440</text:p>
          </table:table-cell>
          <table:table-cell table:number-columns-repeated="14"/>
        </table:table-row>
        <table:table-row table:style-name="ro2">
          <table:table-cell office:value-type="float" office:value="1479624065538">
            <text:p>1479624065538</text:p>
          </table:table-cell>
          <table:table-cell table:formula="of:=[.A449]-[.A448]" office:value-type="float" office:value="8">
            <text:p>8</text:p>
          </table:table-cell>
          <table:table-cell office:value-type="float" office:value="1479624065538">
            <text:p>1479624065538</text:p>
          </table:table-cell>
          <table:table-cell office:value-type="float" office:value="5609103">
            <text:p>5609103</text:p>
          </table:table-cell>
          <table:table-cell table:number-columns-repeated="14"/>
        </table:table-row>
        <table:table-row table:style-name="ro2">
          <table:table-cell office:value-type="float" office:value="1479624065546">
            <text:p>1479624065546</text:p>
          </table:table-cell>
          <table:table-cell table:formula="of:=[.A450]-[.A449]" office:value-type="float" office:value="7">
            <text:p>7</text:p>
          </table:table-cell>
          <table:table-cell office:value-type="float" office:value="1479624065546">
            <text:p>1479624065546</text:p>
          </table:table-cell>
          <table:table-cell office:value-type="float" office:value="6907064">
            <text:p>6907064</text:p>
          </table:table-cell>
          <table:table-cell table:number-columns-repeated="14"/>
        </table:table-row>
        <table:table-row table:style-name="ro2">
          <table:table-cell office:value-type="float" office:value="1479624065553">
            <text:p>1479624065553</text:p>
          </table:table-cell>
          <table:table-cell table:formula="of:=[.A451]-[.A450]" office:value-type="float" office:value="8">
            <text:p>8</text:p>
          </table:table-cell>
          <table:table-cell office:value-type="float" office:value="1479624065553">
            <text:p>1479624065553</text:p>
          </table:table-cell>
          <table:table-cell office:value-type="float" office:value="5322508">
            <text:p>5322508</text:p>
          </table:table-cell>
          <table:table-cell table:number-columns-repeated="14"/>
        </table:table-row>
        <table:table-row table:style-name="ro2">
          <table:table-cell office:value-type="float" office:value="1479624065561">
            <text:p>1479624065561</text:p>
          </table:table-cell>
          <table:table-cell table:formula="of:=[.A452]-[.A451]" office:value-type="float" office:value="9">
            <text:p>9</text:p>
          </table:table-cell>
          <table:table-cell office:value-type="float" office:value="1479624065561">
            <text:p>1479624065561</text:p>
          </table:table-cell>
          <table:table-cell office:value-type="float" office:value="12282864">
            <text:p>12282864</text:p>
          </table:table-cell>
          <table:table-cell table:number-columns-repeated="14"/>
        </table:table-row>
        <table:table-row table:style-name="ro2">
          <table:table-cell office:value-type="float" office:value="1479624065570">
            <text:p>1479624065570</text:p>
          </table:table-cell>
          <table:table-cell table:formula="of:=[.A453]-[.A452]" office:value-type="float" office:value="0">
            <text:p>0</text:p>
          </table:table-cell>
          <table:table-cell office:value-type="float" office:value="1479624065570">
            <text:p>1479624065570</text:p>
          </table:table-cell>
          <table:table-cell office:value-type="float" office:value="5107366">
            <text:p>5107366</text:p>
          </table:table-cell>
          <table:table-cell table:number-columns-repeated="14"/>
        </table:table-row>
        <table:table-row table:style-name="ro2">
          <table:table-cell office:value-type="float" office:value="1479624065570">
            <text:p>1479624065570</text:p>
          </table:table-cell>
          <table:table-cell table:formula="of:=[.A454]-[.A453]" office:value-type="float" office:value="7">
            <text:p>7</text:p>
          </table:table-cell>
          <table:table-cell office:value-type="float" office:value="1479624065570">
            <text:p>1479624065570</text:p>
          </table:table-cell>
          <table:table-cell office:value-type="float" office:value="6068599">
            <text:p>6068599</text:p>
          </table:table-cell>
          <table:table-cell table:number-columns-repeated="14"/>
        </table:table-row>
        <table:table-row table:style-name="ro2">
          <table:table-cell office:value-type="float" office:value="1479624065577">
            <text:p>1479624065577</text:p>
          </table:table-cell>
          <table:table-cell table:formula="of:=[.A455]-[.A454]" office:value-type="float" office:value="7">
            <text:p>7</text:p>
          </table:table-cell>
          <table:table-cell office:value-type="float" office:value="1479624065577">
            <text:p>1479624065577</text:p>
          </table:table-cell>
          <table:table-cell office:value-type="float" office:value="6260452">
            <text:p>6260452</text:p>
          </table:table-cell>
          <table:table-cell table:number-columns-repeated="14"/>
        </table:table-row>
        <table:table-row table:style-name="ro2">
          <table:table-cell office:value-type="float" office:value="1479624065584">
            <text:p>1479624065584</text:p>
          </table:table-cell>
          <table:table-cell table:formula="of:=[.A456]-[.A455]" office:value-type="float" office:value="7">
            <text:p>7</text:p>
          </table:table-cell>
          <table:table-cell office:value-type="float" office:value="1479624065584">
            <text:p>1479624065584</text:p>
          </table:table-cell>
          <table:table-cell office:value-type="float" office:value="7408799">
            <text:p>7408799</text:p>
          </table:table-cell>
          <table:table-cell table:number-columns-repeated="14"/>
        </table:table-row>
        <table:table-row table:style-name="ro2">
          <table:table-cell office:value-type="float" office:value="1479624065591">
            <text:p>1479624065591</text:p>
          </table:table-cell>
          <table:table-cell table:formula="of:=[.A457]-[.A456]" office:value-type="float" office:value="8">
            <text:p>8</text:p>
          </table:table-cell>
          <table:table-cell office:value-type="float" office:value="1479624065591">
            <text:p>1479624065591</text:p>
          </table:table-cell>
          <table:table-cell office:value-type="float" office:value="5056047">
            <text:p>5056047</text:p>
          </table:table-cell>
          <table:table-cell table:number-columns-repeated="14"/>
        </table:table-row>
        <table:table-row table:style-name="ro2">
          <table:table-cell office:value-type="float" office:value="1479624065599">
            <text:p>1479624065599</text:p>
          </table:table-cell>
          <table:table-cell table:formula="of:=[.A458]-[.A457]" office:value-type="float" office:value="7">
            <text:p>7</text:p>
          </table:table-cell>
          <table:table-cell office:value-type="float" office:value="1479624065599">
            <text:p>1479624065599</text:p>
          </table:table-cell>
          <table:table-cell office:value-type="float" office:value="7248528">
            <text:p>7248528</text:p>
          </table:table-cell>
          <table:table-cell table:number-columns-repeated="14"/>
        </table:table-row>
        <table:table-row table:style-name="ro2">
          <table:table-cell office:value-type="float" office:value="1479624065606">
            <text:p>1479624065606</text:p>
          </table:table-cell>
          <table:table-cell table:formula="of:=[.A459]-[.A458]" office:value-type="float" office:value="0">
            <text:p>0</text:p>
          </table:table-cell>
          <table:table-cell office:value-type="float" office:value="1479624065606">
            <text:p>1479624065606</text:p>
          </table:table-cell>
          <table:table-cell office:value-type="float" office:value="5154342">
            <text:p>5154342</text:p>
          </table:table-cell>
          <table:table-cell table:number-columns-repeated="14"/>
        </table:table-row>
        <table:table-row table:style-name="ro2">
          <table:table-cell office:value-type="float" office:value="1479624065606">
            <text:p>1479624065606</text:p>
          </table:table-cell>
          <table:table-cell table:formula="of:=[.A460]-[.A459]" office:value-type="float" office:value="16">
            <text:p>16</text:p>
          </table:table-cell>
          <table:table-cell office:value-type="float" office:value="1479624065606">
            <text:p>1479624065606</text:p>
          </table:table-cell>
          <table:table-cell office:value-type="float" office:value="5804113">
            <text:p>5804113</text:p>
          </table:table-cell>
          <table:table-cell table:number-columns-repeated="14"/>
        </table:table-row>
        <table:table-row table:style-name="ro2">
          <table:table-cell office:value-type="float" office:value="1479624065622">
            <text:p>1479624065622</text:p>
          </table:table-cell>
          <table:table-cell table:formula="of:=[.A461]-[.A460]" office:value-type="float" office:value="8">
            <text:p>8</text:p>
          </table:table-cell>
          <table:table-cell office:value-type="float" office:value="1479624065622">
            <text:p>1479624065622</text:p>
          </table:table-cell>
          <table:table-cell office:value-type="float" office:value="10265656">
            <text:p>10265656</text:p>
          </table:table-cell>
          <table:table-cell table:number-columns-repeated="14"/>
        </table:table-row>
        <table:table-row table:style-name="ro2">
          <table:table-cell office:value-type="float" office:value="1479624065630">
            <text:p>1479624065630</text:p>
          </table:table-cell>
          <table:table-cell table:formula="of:=[.A462]-[.A461]" office:value-type="float" office:value="8">
            <text:p>8</text:p>
          </table:table-cell>
          <table:table-cell office:value-type="float" office:value="1479624065630">
            <text:p>1479624065630</text:p>
          </table:table-cell>
          <table:table-cell office:value-type="float" office:value="6055572">
            <text:p>6055572</text:p>
          </table:table-cell>
          <table:table-cell table:number-columns-repeated="14"/>
        </table:table-row>
        <table:table-row table:style-name="ro2">
          <table:table-cell office:value-type="float" office:value="1479624065638">
            <text:p>1479624065638</text:p>
          </table:table-cell>
          <table:table-cell table:formula="of:=[.A463]-[.A462]" office:value-type="float" office:value="0">
            <text:p>0</text:p>
          </table:table-cell>
          <table:table-cell office:value-type="float" office:value="1479624065638">
            <text:p>1479624065638</text:p>
          </table:table-cell>
          <table:table-cell office:value-type="float" office:value="6672183">
            <text:p>6672183</text:p>
          </table:table-cell>
          <table:table-cell table:number-columns-repeated="14"/>
        </table:table-row>
        <table:table-row table:style-name="ro2">
          <table:table-cell office:value-type="float" office:value="1479624065638">
            <text:p>1479624065638</text:p>
          </table:table-cell>
          <table:table-cell table:formula="of:=[.A464]-[.A463]" office:value-type="float" office:value="7">
            <text:p>7</text:p>
          </table:table-cell>
          <table:table-cell office:value-type="float" office:value="1479624065638">
            <text:p>1479624065638</text:p>
          </table:table-cell>
          <table:table-cell office:value-type="float" office:value="5710160">
            <text:p>5710160</text:p>
          </table:table-cell>
          <table:table-cell table:number-columns-repeated="14"/>
        </table:table-row>
        <table:table-row table:style-name="ro2">
          <table:table-cell office:value-type="float" office:value="1479624065645">
            <text:p>1479624065645</text:p>
          </table:table-cell>
          <table:table-cell table:formula="of:=[.A465]-[.A464]" office:value-type="float" office:value="7">
            <text:p>7</text:p>
          </table:table-cell>
          <table:table-cell office:value-type="float" office:value="1479624065645">
            <text:p>1479624065645</text:p>
          </table:table-cell>
          <table:table-cell office:value-type="float" office:value="5776874">
            <text:p>5776874</text:p>
          </table:table-cell>
          <table:table-cell table:number-columns-repeated="14"/>
        </table:table-row>
        <table:table-row table:style-name="ro2">
          <table:table-cell office:value-type="float" office:value="1479624065652">
            <text:p>1479624065652</text:p>
          </table:table-cell>
          <table:table-cell table:formula="of:=[.A466]-[.A465]" office:value-type="float" office:value="7">
            <text:p>7</text:p>
          </table:table-cell>
          <table:table-cell office:value-type="float" office:value="1479624065652">
            <text:p>1479624065652</text:p>
          </table:table-cell>
          <table:table-cell office:value-type="float" office:value="6091100">
            <text:p>6091100</text:p>
          </table:table-cell>
          <table:table-cell table:number-columns-repeated="14"/>
        </table:table-row>
        <table:table-row table:style-name="ro2">
          <table:table-cell office:value-type="float" office:value="1479624065659">
            <text:p>1479624065659</text:p>
          </table:table-cell>
          <table:table-cell table:formula="of:=[.A467]-[.A466]" office:value-type="float" office:value="9">
            <text:p>9</text:p>
          </table:table-cell>
          <table:table-cell office:value-type="float" office:value="1479624065659">
            <text:p>1479624065659</text:p>
          </table:table-cell>
          <table:table-cell office:value-type="float" office:value="4967227">
            <text:p>4967227</text:p>
          </table:table-cell>
          <table:table-cell table:number-columns-repeated="14"/>
        </table:table-row>
        <table:table-row table:style-name="ro2">
          <table:table-cell office:value-type="float" office:value="1479624065668">
            <text:p>1479624065668</text:p>
          </table:table-cell>
          <table:table-cell table:formula="of:=[.A468]-[.A467]" office:value-type="float" office:value="8">
            <text:p>8</text:p>
          </table:table-cell>
          <table:table-cell office:value-type="float" office:value="1479624065668">
            <text:p>1479624065668</text:p>
          </table:table-cell>
          <table:table-cell office:value-type="float" office:value="6950881">
            <text:p>6950881</text:p>
          </table:table-cell>
          <table:table-cell table:number-columns-repeated="14"/>
        </table:table-row>
        <table:table-row table:style-name="ro2">
          <table:table-cell office:value-type="float" office:value="1479624065676">
            <text:p>1479624065676</text:p>
          </table:table-cell>
          <table:table-cell table:formula="of:=[.A469]-[.A468]" office:value-type="float" office:value="0">
            <text:p>0</text:p>
          </table:table-cell>
          <table:table-cell office:value-type="float" office:value="1479624065676">
            <text:p>1479624065676</text:p>
          </table:table-cell>
          <table:table-cell office:value-type="float" office:value="6044519">
            <text:p>6044519</text:p>
          </table:table-cell>
          <table:table-cell table:number-columns-repeated="14"/>
        </table:table-row>
        <table:table-row table:style-name="ro2">
          <table:table-cell office:value-type="float" office:value="1479624065676">
            <text:p>1479624065676</text:p>
          </table:table-cell>
          <table:table-cell table:formula="of:=[.A470]-[.A469]" office:value-type="float" office:value="7">
            <text:p>7</text:p>
          </table:table-cell>
          <table:table-cell office:value-type="float" office:value="1479624065676">
            <text:p>1479624065676</text:p>
          </table:table-cell>
          <table:table-cell office:value-type="float" office:value="4824325">
            <text:p>4824325</text:p>
          </table:table-cell>
          <table:table-cell table:number-columns-repeated="14"/>
        </table:table-row>
        <table:table-row table:style-name="ro2">
          <table:table-cell office:value-type="float" office:value="1479624065683">
            <text:p>1479624065683</text:p>
          </table:table-cell>
          <table:table-cell table:formula="of:=[.A471]-[.A470]" office:value-type="float" office:value="8">
            <text:p>8</text:p>
          </table:table-cell>
          <table:table-cell office:value-type="float" office:value="1479624065683">
            <text:p>1479624065683</text:p>
          </table:table-cell>
          <table:table-cell office:value-type="float" office:value="8350295">
            <text:p>8350295</text:p>
          </table:table-cell>
          <table:table-cell table:number-columns-repeated="14"/>
        </table:table-row>
        <table:table-row table:style-name="ro2">
          <table:table-cell office:value-type="float" office:value="1479624065691">
            <text:p>1479624065691</text:p>
          </table:table-cell>
          <table:table-cell table:formula="of:=[.A472]-[.A471]" office:value-type="float" office:value="7">
            <text:p>7</text:p>
          </table:table-cell>
          <table:table-cell office:value-type="float" office:value="1479624065691">
            <text:p>1479624065691</text:p>
          </table:table-cell>
          <table:table-cell office:value-type="float" office:value="11835604">
            <text:p>11835604</text:p>
          </table:table-cell>
          <table:table-cell table:number-columns-repeated="14"/>
        </table:table-row>
        <table:table-row table:style-name="ro2">
          <table:table-cell office:value-type="float" office:value="1479624065698">
            <text:p>1479624065698</text:p>
          </table:table-cell>
          <table:table-cell table:formula="of:=[.A473]-[.A472]" office:value-type="float" office:value="9">
            <text:p>9</text:p>
          </table:table-cell>
          <table:table-cell office:value-type="float" office:value="1479624065698">
            <text:p>1479624065698</text:p>
          </table:table-cell>
          <table:table-cell office:value-type="float" office:value="5317772">
            <text:p>5317772</text:p>
          </table:table-cell>
          <table:table-cell table:number-columns-repeated="14"/>
        </table:table-row>
        <table:table-row table:style-name="ro2">
          <table:table-cell office:value-type="float" office:value="1479624065707">
            <text:p>1479624065707</text:p>
          </table:table-cell>
          <table:table-cell table:formula="of:=[.A474]-[.A473]" office:value-type="float" office:value="8">
            <text:p>8</text:p>
          </table:table-cell>
          <table:table-cell office:value-type="float" office:value="1479624065707">
            <text:p>1479624065707</text:p>
          </table:table-cell>
          <table:table-cell office:value-type="float" office:value="5903591">
            <text:p>5903591</text:p>
          </table:table-cell>
          <table:table-cell table:number-columns-repeated="14"/>
        </table:table-row>
        <table:table-row table:style-name="ro2">
          <table:table-cell office:value-type="float" office:value="1479624065715">
            <text:p>1479624065715</text:p>
          </table:table-cell>
          <table:table-cell table:formula="of:=[.A475]-[.A474]" office:value-type="float" office:value="7">
            <text:p>7</text:p>
          </table:table-cell>
          <table:table-cell office:value-type="float" office:value="1479624065715">
            <text:p>1479624065715</text:p>
          </table:table-cell>
          <table:table-cell office:value-type="float" office:value="13256335">
            <text:p>13256335</text:p>
          </table:table-cell>
          <table:table-cell table:number-columns-repeated="14"/>
        </table:table-row>
        <table:table-row table:style-name="ro2">
          <table:table-cell office:value-type="float" office:value="1479624065722">
            <text:p>1479624065722</text:p>
          </table:table-cell>
          <table:table-cell table:formula="of:=[.A476]-[.A475]" office:value-type="float" office:value="7">
            <text:p>7</text:p>
          </table:table-cell>
          <table:table-cell office:value-type="float" office:value="1479624065722">
            <text:p>1479624065722</text:p>
          </table:table-cell>
          <table:table-cell office:value-type="float" office:value="5574758">
            <text:p>5574758</text:p>
          </table:table-cell>
          <table:table-cell table:number-columns-repeated="14"/>
        </table:table-row>
        <table:table-row table:style-name="ro2">
          <table:table-cell office:value-type="float" office:value="1479624065729">
            <text:p>1479624065729</text:p>
          </table:table-cell>
          <table:table-cell table:formula="of:=[.A477]-[.A476]" office:value-type="float" office:value="7">
            <text:p>7</text:p>
          </table:table-cell>
          <table:table-cell office:value-type="float" office:value="1479624065729">
            <text:p>1479624065729</text:p>
          </table:table-cell>
          <table:table-cell office:value-type="float" office:value="5752004">
            <text:p>5752004</text:p>
          </table:table-cell>
          <table:table-cell table:number-columns-repeated="14"/>
        </table:table-row>
        <table:table-row table:style-name="ro2">
          <table:table-cell office:value-type="float" office:value="1479624065736">
            <text:p>1479624065736</text:p>
          </table:table-cell>
          <table:table-cell table:formula="of:=[.A478]-[.A477]" office:value-type="float" office:value="0">
            <text:p>0</text:p>
          </table:table-cell>
          <table:table-cell office:value-type="float" office:value="1479624065736">
            <text:p>1479624065736</text:p>
          </table:table-cell>
          <table:table-cell office:value-type="float" office:value="5607523">
            <text:p>5607523</text:p>
          </table:table-cell>
          <table:table-cell table:number-columns-repeated="14"/>
        </table:table-row>
        <table:table-row table:style-name="ro2">
          <table:table-cell office:value-type="float" office:value="1479624065736">
            <text:p>1479624065736</text:p>
          </table:table-cell>
          <table:table-cell table:formula="of:=[.A479]-[.A478]" office:value-type="float" office:value="7">
            <text:p>7</text:p>
          </table:table-cell>
          <table:table-cell office:value-type="float" office:value="1479624065736">
            <text:p>1479624065736</text:p>
          </table:table-cell>
          <table:table-cell office:value-type="float" office:value="8597807">
            <text:p>8597807</text:p>
          </table:table-cell>
          <table:table-cell table:number-columns-repeated="14"/>
        </table:table-row>
        <table:table-row table:style-name="ro2">
          <table:table-cell office:value-type="float" office:value="1479624065743">
            <text:p>1479624065743</text:p>
          </table:table-cell>
          <table:table-cell table:formula="of:=[.A480]-[.A479]" office:value-type="float" office:value="9">
            <text:p>9</text:p>
          </table:table-cell>
          <table:table-cell office:value-type="float" office:value="1479624065743">
            <text:p>1479624065743</text:p>
          </table:table-cell>
          <table:table-cell office:value-type="float" office:value="5575153">
            <text:p>5575153</text:p>
          </table:table-cell>
          <table:table-cell table:number-columns-repeated="14"/>
        </table:table-row>
        <table:table-row table:style-name="ro2">
          <table:table-cell office:value-type="float" office:value="1479624065752">
            <text:p>1479624065752</text:p>
          </table:table-cell>
          <table:table-cell table:formula="of:=[.A481]-[.A480]" office:value-type="float" office:value="7">
            <text:p>7</text:p>
          </table:table-cell>
          <table:table-cell office:value-type="float" office:value="1479624065752">
            <text:p>1479624065752</text:p>
          </table:table-cell>
          <table:table-cell office:value-type="float" office:value="6937064">
            <text:p>6937064</text:p>
          </table:table-cell>
          <table:table-cell table:number-columns-repeated="14"/>
        </table:table-row>
        <table:table-row table:style-name="ro2">
          <table:table-cell office:value-type="float" office:value="1479624065759">
            <text:p>1479624065759</text:p>
          </table:table-cell>
          <table:table-cell table:formula="of:=[.A482]-[.A481]" office:value-type="float" office:value="7">
            <text:p>7</text:p>
          </table:table-cell>
          <table:table-cell office:value-type="float" office:value="1479624065759">
            <text:p>1479624065759</text:p>
          </table:table-cell>
          <table:table-cell office:value-type="float" office:value="6727054">
            <text:p>6727054</text:p>
          </table:table-cell>
          <table:table-cell table:number-columns-repeated="14"/>
        </table:table-row>
        <table:table-row table:style-name="ro2">
          <table:table-cell office:value-type="float" office:value="1479624065766">
            <text:p>1479624065766</text:p>
          </table:table-cell>
          <table:table-cell table:formula="of:=[.A483]-[.A482]" office:value-type="float" office:value="8">
            <text:p>8</text:p>
          </table:table-cell>
          <table:table-cell office:value-type="float" office:value="1479624065766">
            <text:p>1479624065766</text:p>
          </table:table-cell>
          <table:table-cell office:value-type="float" office:value="6164130">
            <text:p>6164130</text:p>
          </table:table-cell>
          <table:table-cell table:number-columns-repeated="14"/>
        </table:table-row>
        <table:table-row table:style-name="ro2">
          <table:table-cell office:value-type="float" office:value="1479624065774">
            <text:p>1479624065774</text:p>
          </table:table-cell>
          <table:table-cell table:formula="of:=[.A484]-[.A483]" office:value-type="float" office:value="6">
            <text:p>6</text:p>
          </table:table-cell>
          <table:table-cell office:value-type="float" office:value="1479624065774">
            <text:p>1479624065774</text:p>
          </table:table-cell>
          <table:table-cell office:value-type="float" office:value="5143289">
            <text:p>5143289</text:p>
          </table:table-cell>
          <table:table-cell table:number-columns-repeated="14"/>
        </table:table-row>
        <table:table-row table:style-name="ro2">
          <table:table-cell office:value-type="float" office:value="1479624065780">
            <text:p>1479624065780</text:p>
          </table:table-cell>
          <table:table-cell table:formula="of:=[.A485]-[.A484]" office:value-type="float" office:value="0">
            <text:p>0</text:p>
          </table:table-cell>
          <table:table-cell office:value-type="float" office:value="1479624065780">
            <text:p>1479624065780</text:p>
          </table:table-cell>
          <table:table-cell office:value-type="float" office:value="6504411">
            <text:p>6504411</text:p>
          </table:table-cell>
          <table:table-cell table:number-columns-repeated="14"/>
        </table:table-row>
        <table:table-row table:style-name="ro2">
          <table:table-cell office:value-type="float" office:value="1479624065780">
            <text:p>1479624065780</text:p>
          </table:table-cell>
          <table:table-cell table:formula="of:=[.A486]-[.A485]" office:value-type="float" office:value="16">
            <text:p>16</text:p>
          </table:table-cell>
          <table:table-cell office:value-type="float" office:value="1479624065780">
            <text:p>1479624065780</text:p>
          </table:table-cell>
          <table:table-cell office:value-type="float" office:value="7766844">
            <text:p>7766844</text:p>
          </table:table-cell>
          <table:table-cell table:number-columns-repeated="14"/>
        </table:table-row>
        <table:table-row table:style-name="ro2">
          <table:table-cell office:value-type="float" office:value="1479624065796">
            <text:p>1479624065796</text:p>
          </table:table-cell>
          <table:table-cell table:formula="of:=[.A487]-[.A486]" office:value-type="float" office:value="9">
            <text:p>9</text:p>
          </table:table-cell>
          <table:table-cell office:value-type="float" office:value="1479624065796">
            <text:p>1479624065796</text:p>
          </table:table-cell>
          <table:table-cell office:value-type="float" office:value="5046573">
            <text:p>5046573</text:p>
          </table:table-cell>
          <table:table-cell table:number-columns-repeated="14"/>
        </table:table-row>
        <table:table-row table:style-name="ro2">
          <table:table-cell office:value-type="float" office:value="1479624065805">
            <text:p>1479624065805</text:p>
          </table:table-cell>
          <table:table-cell table:formula="of:=[.A488]-[.A487]" office:value-type="float" office:value="16">
            <text:p>16</text:p>
          </table:table-cell>
          <table:table-cell office:value-type="float" office:value="1479624065805">
            <text:p>1479624065805</text:p>
          </table:table-cell>
          <table:table-cell office:value-type="float" office:value="6162551">
            <text:p>6162551</text:p>
          </table:table-cell>
          <table:table-cell table:number-columns-repeated="14"/>
        </table:table-row>
        <table:table-row table:style-name="ro2">
          <table:table-cell office:value-type="float" office:value="1479624065821">
            <text:p>1479624065821</text:p>
          </table:table-cell>
          <table:table-cell table:formula="of:=[.A489]-[.A488]" office:value-type="float" office:value="9">
            <text:p>9</text:p>
          </table:table-cell>
          <table:table-cell office:value-type="float" office:value="1479624065821">
            <text:p>1479624065821</text:p>
          </table:table-cell>
          <table:table-cell office:value-type="float" office:value="5520677">
            <text:p>5520677</text:p>
          </table:table-cell>
          <table:table-cell table:number-columns-repeated="14"/>
        </table:table-row>
        <table:table-row table:style-name="ro2">
          <table:table-cell office:value-type="float" office:value="1479624065830">
            <text:p>1479624065830</text:p>
          </table:table-cell>
          <table:table-cell table:formula="of:=[.A490]-[.A489]" office:value-type="float" office:value="7">
            <text:p>7</text:p>
          </table:table-cell>
          <table:table-cell office:value-type="float" office:value="1479624065830">
            <text:p>1479624065830</text:p>
          </table:table-cell>
          <table:table-cell office:value-type="float" office:value="5170922">
            <text:p>5170922</text:p>
          </table:table-cell>
          <table:table-cell table:number-columns-repeated="14"/>
        </table:table-row>
        <table:table-row table:style-name="ro2">
          <table:table-cell office:value-type="float" office:value="1479624065837">
            <text:p>1479624065837</text:p>
          </table:table-cell>
          <table:table-cell table:formula="of:=[.A491]-[.A490]" office:value-type="float" office:value="8">
            <text:p>8</text:p>
          </table:table-cell>
          <table:table-cell office:value-type="float" office:value="1479624065837">
            <text:p>1479624065837</text:p>
          </table:table-cell>
          <table:table-cell office:value-type="float" office:value="8268580">
            <text:p>8268580</text:p>
          </table:table-cell>
          <table:table-cell table:number-columns-repeated="14"/>
        </table:table-row>
        <table:table-row table:style-name="ro2">
          <table:table-cell office:value-type="float" office:value="1479624065845">
            <text:p>1479624065845</text:p>
          </table:table-cell>
          <table:table-cell table:formula="of:=[.A492]-[.A491]" office:value-type="float" office:value="7">
            <text:p>7</text:p>
          </table:table-cell>
          <table:table-cell office:value-type="float" office:value="1479624065845">
            <text:p>1479624065845</text:p>
          </table:table-cell>
          <table:table-cell office:value-type="float" office:value="6312954">
            <text:p>6312954</text:p>
          </table:table-cell>
          <table:table-cell table:number-columns-repeated="14"/>
        </table:table-row>
        <table:table-row table:style-name="ro2">
          <table:table-cell office:value-type="float" office:value="1479624065852">
            <text:p>1479624065852</text:p>
          </table:table-cell>
          <table:table-cell table:formula="of:=[.A493]-[.A492]" office:value-type="float" office:value="14">
            <text:p>14</text:p>
          </table:table-cell>
          <table:table-cell office:value-type="float" office:value="1479624065852">
            <text:p>1479624065852</text:p>
          </table:table-cell>
          <table:table-cell office:value-type="float" office:value="4591814">
            <text:p>4591814</text:p>
          </table:table-cell>
          <table:table-cell table:number-columns-repeated="14"/>
        </table:table-row>
        <table:table-row table:style-name="ro2">
          <table:table-cell office:value-type="float" office:value="1479624065866">
            <text:p>1479624065866</text:p>
          </table:table-cell>
          <table:table-cell table:formula="of:=[.A494]-[.A493]" office:value-type="float" office:value="7">
            <text:p>7</text:p>
          </table:table-cell>
          <table:table-cell office:value-type="float" office:value="1479624065866">
            <text:p>1479624065866</text:p>
          </table:table-cell>
          <table:table-cell office:value-type="float" office:value="5121578">
            <text:p>5121578</text:p>
          </table:table-cell>
          <table:table-cell table:number-columns-repeated="14"/>
        </table:table-row>
        <table:table-row table:style-name="ro2">
          <table:table-cell office:value-type="float" office:value="1479624065873">
            <text:p>1479624065873</text:p>
          </table:table-cell>
          <table:table-cell table:formula="of:=[.A495]-[.A494]" office:value-type="float" office:value="9">
            <text:p>9</text:p>
          </table:table-cell>
          <table:table-cell office:value-type="float" office:value="1479624065873">
            <text:p>1479624065873</text:p>
          </table:table-cell>
          <table:table-cell office:value-type="float" office:value="5359616">
            <text:p>5359616</text:p>
          </table:table-cell>
          <table:table-cell table:number-columns-repeated="14"/>
        </table:table-row>
        <table:table-row table:style-name="ro2">
          <table:table-cell office:value-type="float" office:value="1479624065882">
            <text:p>1479624065882</text:p>
          </table:table-cell>
          <table:table-cell table:formula="of:=[.A496]-[.A495]" office:value-type="float" office:value="8">
            <text:p>8</text:p>
          </table:table-cell>
          <table:table-cell office:value-type="float" office:value="1479624065882">
            <text:p>1479624065882</text:p>
          </table:table-cell>
          <table:table-cell office:value-type="float" office:value="5642261">
            <text:p>5642261</text:p>
          </table:table-cell>
          <table:table-cell table:number-columns-repeated="14"/>
        </table:table-row>
        <table:table-row table:style-name="ro2">
          <table:table-cell office:value-type="float" office:value="1479624065890">
            <text:p>1479624065890</text:p>
          </table:table-cell>
          <table:table-cell table:formula="of:=[.A497]-[.A496]" office:value-type="float" office:value="0">
            <text:p>0</text:p>
          </table:table-cell>
          <table:table-cell office:value-type="float" office:value="1479624065890">
            <text:p>1479624065890</text:p>
          </table:table-cell>
          <table:table-cell office:value-type="float" office:value="5647789">
            <text:p>5647789</text:p>
          </table:table-cell>
          <table:table-cell table:number-columns-repeated="14"/>
        </table:table-row>
        <table:table-row table:style-name="ro2">
          <table:table-cell office:value-type="float" office:value="1479624065890">
            <text:p>1479624065890</text:p>
          </table:table-cell>
          <table:table-cell table:formula="of:=[.A498]-[.A497]" office:value-type="float" office:value="16">
            <text:p>16</text:p>
          </table:table-cell>
          <table:table-cell office:value-type="float" office:value="1479624065890">
            <text:p>1479624065890</text:p>
          </table:table-cell>
          <table:table-cell office:value-type="float" office:value="5018940">
            <text:p>5018940</text:p>
          </table:table-cell>
          <table:table-cell table:number-columns-repeated="14"/>
        </table:table-row>
        <table:table-row table:style-name="ro2">
          <table:table-cell office:value-type="float" office:value="1479624065906">
            <text:p>1479624065906</text:p>
          </table:table-cell>
          <table:table-cell table:formula="of:=[.A499]-[.A498]" office:value-type="float" office:value="8">
            <text:p>8</text:p>
          </table:table-cell>
          <table:table-cell office:value-type="float" office:value="1479624065906">
            <text:p>1479624065906</text:p>
          </table:table-cell>
          <table:table-cell office:value-type="float" office:value="6675736">
            <text:p>6675736</text:p>
          </table:table-cell>
          <table:table-cell table:number-columns-repeated="14"/>
        </table:table-row>
        <table:table-row table:style-name="ro2">
          <table:table-cell office:value-type="float" office:value="1479624065914">
            <text:p>1479624065914</text:p>
          </table:table-cell>
          <table:table-cell table:formula="of:=[.A500]-[.A499]" office:value-type="float" office:value="7">
            <text:p>7</text:p>
          </table:table-cell>
          <table:table-cell office:value-type="float" office:value="1479624065914">
            <text:p>1479624065914</text:p>
          </table:table-cell>
          <table:table-cell office:value-type="float" office:value="6067415">
            <text:p>6067415</text:p>
          </table:table-cell>
          <table:table-cell table:number-columns-repeated="14"/>
        </table:table-row>
        <table:table-row table:style-name="ro2">
          <table:table-cell office:value-type="float" office:value="1479624065921">
            <text:p>1479624065921</text:p>
          </table:table-cell>
          <table:table-cell table:formula="of:=[.A501]-[.A500]" office:value-type="float" office:value="0">
            <text:p>0</text:p>
          </table:table-cell>
          <table:table-cell office:value-type="float" office:value="1479624065921">
            <text:p>1479624065921</text:p>
          </table:table-cell>
          <table:table-cell office:value-type="float" office:value="6235976">
            <text:p>6235976</text:p>
          </table:table-cell>
          <table:table-cell table:number-columns-repeated="14"/>
        </table:table-row>
        <table:table-row table:style-name="ro2">
          <table:table-cell office:value-type="float" office:value="1479624065921">
            <text:p>1479624065921</text:p>
          </table:table-cell>
          <table:table-cell table:formula="of:=[.A502]-[.A501]" office:value-type="float" office:value="7">
            <text:p>7</text:p>
          </table:table-cell>
          <table:table-cell office:value-type="float" office:value="1479624065921">
            <text:p>1479624065921</text:p>
          </table:table-cell>
          <table:table-cell office:value-type="float" office:value="5990833">
            <text:p>5990833</text:p>
          </table:table-cell>
          <table:table-cell table:number-columns-repeated="14"/>
        </table:table-row>
        <table:table-row table:style-name="ro2">
          <table:table-cell office:value-type="float" office:value="1479624065928">
            <text:p>1479624065928</text:p>
          </table:table-cell>
          <table:table-cell table:formula="of:=[.A503]-[.A502]" office:value-type="float" office:value="17">
            <text:p>17</text:p>
          </table:table-cell>
          <table:table-cell office:value-type="float" office:value="1479624065928">
            <text:p>1479624065928</text:p>
          </table:table-cell>
          <table:table-cell office:value-type="float" office:value="6905484">
            <text:p>6905484</text:p>
          </table:table-cell>
          <table:table-cell table:number-columns-repeated="14"/>
        </table:table-row>
        <table:table-row table:style-name="ro2">
          <table:table-cell office:value-type="float" office:value="1479624065945">
            <text:p>1479624065945</text:p>
          </table:table-cell>
          <table:table-cell table:formula="of:=[.A504]-[.A503]" office:value-type="float" office:value="7">
            <text:p>7</text:p>
          </table:table-cell>
          <table:table-cell office:value-type="float" office:value="1479624065945">
            <text:p>1479624065945</text:p>
          </table:table-cell>
          <table:table-cell office:value-type="float" office:value="4663659">
            <text:p>4663659</text:p>
          </table:table-cell>
          <table:table-cell table:number-columns-repeated="14"/>
        </table:table-row>
        <table:table-row table:style-name="ro2">
          <table:table-cell office:value-type="float" office:value="1479624065952">
            <text:p>1479624065952</text:p>
          </table:table-cell>
          <table:table-cell table:formula="of:=[.A505]-[.A504]" office:value-type="float" office:value="7">
            <text:p>7</text:p>
          </table:table-cell>
          <table:table-cell office:value-type="float" office:value="1479624065952">
            <text:p>1479624065952</text:p>
          </table:table-cell>
          <table:table-cell office:value-type="float" office:value="5410934">
            <text:p>5410934</text:p>
          </table:table-cell>
          <table:table-cell table:number-columns-repeated="14"/>
        </table:table-row>
        <table:table-row table:style-name="ro2">
          <table:table-cell office:value-type="float" office:value="1479624065959">
            <text:p>1479624065959</text:p>
          </table:table-cell>
          <table:table-cell table:formula="of:=[.A506]-[.A505]" office:value-type="float" office:value="0">
            <text:p>0</text:p>
          </table:table-cell>
          <table:table-cell office:value-type="float" office:value="1479624065959">
            <text:p>1479624065959</text:p>
          </table:table-cell>
          <table:table-cell office:value-type="float" office:value="5749241">
            <text:p>5749241</text:p>
          </table:table-cell>
          <table:table-cell table:number-columns-repeated="14"/>
        </table:table-row>
        <table:table-row table:style-name="ro2">
          <table:table-cell office:value-type="float" office:value="1479624065959">
            <text:p>1479624065959</text:p>
          </table:table-cell>
          <table:table-cell table:formula="of:=[.A507]-[.A506]" office:value-type="float" office:value="7">
            <text:p>7</text:p>
          </table:table-cell>
          <table:table-cell office:value-type="float" office:value="1479624065959">
            <text:p>1479624065959</text:p>
          </table:table-cell>
          <table:table-cell office:value-type="float" office:value="6200054">
            <text:p>6200054</text:p>
          </table:table-cell>
          <table:table-cell table:number-columns-repeated="14"/>
        </table:table-row>
        <table:table-row table:style-name="ro2">
          <table:table-cell office:value-type="float" office:value="1479624065966">
            <text:p>1479624065966</text:p>
          </table:table-cell>
          <table:table-cell table:formula="of:=[.A508]-[.A507]" office:value-type="float" office:value="8">
            <text:p>8</text:p>
          </table:table-cell>
          <table:table-cell office:value-type="float" office:value="1479624065966">
            <text:p>1479624065966</text:p>
          </table:table-cell>
          <table:table-cell office:value-type="float" office:value="4858669">
            <text:p>4858669</text:p>
          </table:table-cell>
          <table:table-cell table:number-columns-repeated="14"/>
        </table:table-row>
        <table:table-row table:style-name="ro2">
          <table:table-cell office:value-type="float" office:value="1479624065974">
            <text:p>1479624065974</text:p>
          </table:table-cell>
          <table:table-cell table:formula="of:=[.A509]-[.A508]" office:value-type="float" office:value="7">
            <text:p>7</text:p>
          </table:table-cell>
          <table:table-cell office:value-type="float" office:value="1479624065974">
            <text:p>1479624065974</text:p>
          </table:table-cell>
          <table:table-cell office:value-type="float" office:value="4866959">
            <text:p>4866959</text:p>
          </table:table-cell>
          <table:table-cell table:number-columns-repeated="14"/>
        </table:table-row>
        <table:table-row table:style-name="ro2">
          <table:table-cell office:value-type="float" office:value="1479624065981">
            <text:p>1479624065981</text:p>
          </table:table-cell>
          <table:table-cell table:formula="of:=[.A510]-[.A509]" office:value-type="float" office:value="7">
            <text:p>7</text:p>
          </table:table-cell>
          <table:table-cell office:value-type="float" office:value="1479624065981">
            <text:p>1479624065981</text:p>
          </table:table-cell>
          <table:table-cell office:value-type="float" office:value="4763533">
            <text:p>4763533</text:p>
          </table:table-cell>
          <table:table-cell table:number-columns-repeated="14"/>
        </table:table-row>
        <table:table-row table:style-name="ro2">
          <table:table-cell office:value-type="float" office:value="1479624065988">
            <text:p>1479624065988</text:p>
          </table:table-cell>
          <table:table-cell table:formula="of:=[.A511]-[.A510]" office:value-type="float" office:value="0">
            <text:p>0</text:p>
          </table:table-cell>
          <table:table-cell office:value-type="float" office:value="1479624065988">
            <text:p>1479624065988</text:p>
          </table:table-cell>
          <table:table-cell office:value-type="float" office:value="5388433">
            <text:p>5388433</text:p>
          </table:table-cell>
          <table:table-cell table:number-columns-repeated="14"/>
        </table:table-row>
        <table:table-row table:style-name="ro2">
          <table:table-cell office:value-type="float" office:value="1479624065988">
            <text:p>1479624065988</text:p>
          </table:table-cell>
          <table:table-cell table:formula="of:=[.A512]-[.A511]" office:value-type="float" office:value="7">
            <text:p>7</text:p>
          </table:table-cell>
          <table:table-cell office:value-type="float" office:value="1479624065988">
            <text:p>1479624065988</text:p>
          </table:table-cell>
          <table:table-cell office:value-type="float" office:value="6278610">
            <text:p>6278610</text:p>
          </table:table-cell>
          <table:table-cell table:number-columns-repeated="14"/>
        </table:table-row>
        <table:table-row table:style-name="ro2">
          <table:table-cell office:value-type="float" office:value="1479624065995">
            <text:p>1479624065995</text:p>
          </table:table-cell>
          <table:table-cell table:formula="of:=[.A513]-[.A512]" office:value-type="float" office:value="9">
            <text:p>9</text:p>
          </table:table-cell>
          <table:table-cell office:value-type="float" office:value="1479624065995">
            <text:p>1479624065995</text:p>
          </table:table-cell>
          <table:table-cell office:value-type="float" office:value="10132623">
            <text:p>10132623</text:p>
          </table:table-cell>
          <table:table-cell table:number-columns-repeated="14"/>
        </table:table-row>
        <table:table-row table:style-name="ro2">
          <table:table-cell office:value-type="float" office:value="1479624066004">
            <text:p>1479624066004</text:p>
          </table:table-cell>
          <table:table-cell table:formula="of:=[.A514]-[.A513]" office:value-type="float" office:value="8">
            <text:p>8</text:p>
          </table:table-cell>
          <table:table-cell office:value-type="float" office:value="1479624066004">
            <text:p>1479624066004</text:p>
          </table:table-cell>
          <table:table-cell office:value-type="float" office:value="4927357">
            <text:p>4927357</text:p>
          </table:table-cell>
          <table:table-cell table:number-columns-repeated="14"/>
        </table:table-row>
        <table:table-row table:style-name="ro2">
          <table:table-cell office:value-type="float" office:value="1479624066012">
            <text:p>1479624066012</text:p>
          </table:table-cell>
          <table:table-cell table:formula="of:=[.A515]-[.A514]" office:value-type="float" office:value="8">
            <text:p>8</text:p>
          </table:table-cell>
          <table:table-cell office:value-type="float" office:value="1479624066012">
            <text:p>1479624066012</text:p>
          </table:table-cell>
          <table:table-cell office:value-type="float" office:value="4671949">
            <text:p>4671949</text:p>
          </table:table-cell>
          <table:table-cell table:number-columns-repeated="14"/>
        </table:table-row>
        <table:table-row table:style-name="ro2">
          <table:table-cell office:value-type="float" office:value="1479624066020">
            <text:p>1479624066020</text:p>
          </table:table-cell>
          <table:table-cell table:formula="of:=[.A516]-[.A515]" office:value-type="float" office:value="7">
            <text:p>7</text:p>
          </table:table-cell>
          <table:table-cell office:value-type="float" office:value="1479624066020">
            <text:p>1479624066020</text:p>
          </table:table-cell>
          <table:table-cell office:value-type="float" office:value="6749555">
            <text:p>6749555</text:p>
          </table:table-cell>
          <table:table-cell table:number-columns-repeated="14"/>
        </table:table-row>
        <table:table-row table:style-name="ro2">
          <table:table-cell office:value-type="float" office:value="1479624066027">
            <text:p>1479624066027</text:p>
          </table:table-cell>
          <table:table-cell table:formula="of:=[.A517]-[.A516]" office:value-type="float" office:value="8">
            <text:p>8</text:p>
          </table:table-cell>
          <table:table-cell office:value-type="float" office:value="1479624066027">
            <text:p>1479624066027</text:p>
          </table:table-cell>
          <table:table-cell office:value-type="float" office:value="5770953">
            <text:p>5770953</text:p>
          </table:table-cell>
          <table:table-cell table:number-columns-repeated="14"/>
        </table:table-row>
        <table:table-row table:style-name="ro2">
          <table:table-cell office:value-type="float" office:value="1479624066035">
            <text:p>1479624066035</text:p>
          </table:table-cell>
          <table:table-cell table:formula="of:=[.A518]-[.A517]" office:value-type="float" office:value="7">
            <text:p>7</text:p>
          </table:table-cell>
          <table:table-cell office:value-type="float" office:value="1479624066035">
            <text:p>1479624066035</text:p>
          </table:table-cell>
          <table:table-cell office:value-type="float" office:value="5433830">
            <text:p>5433830</text:p>
          </table:table-cell>
          <table:table-cell table:number-columns-repeated="14"/>
        </table:table-row>
        <table:table-row table:style-name="ro2">
          <table:table-cell office:value-type="float" office:value="1479624066042">
            <text:p>1479624066042</text:p>
          </table:table-cell>
          <table:table-cell table:formula="of:=[.A519]-[.A518]" office:value-type="float" office:value="7">
            <text:p>7</text:p>
          </table:table-cell>
          <table:table-cell office:value-type="float" office:value="1479624066042">
            <text:p>1479624066042</text:p>
          </table:table-cell>
          <table:table-cell office:value-type="float" office:value="5262110">
            <text:p>5262110</text:p>
          </table:table-cell>
          <table:table-cell table:number-columns-repeated="14"/>
        </table:table-row>
        <table:table-row table:style-name="ro2">
          <table:table-cell office:value-type="float" office:value="1479624066049">
            <text:p>1479624066049</text:p>
          </table:table-cell>
          <table:table-cell table:formula="of:=[.A520]-[.A519]" office:value-type="float" office:value="8">
            <text:p>8</text:p>
          </table:table-cell>
          <table:table-cell office:value-type="float" office:value="1479624066049">
            <text:p>1479624066049</text:p>
          </table:table-cell>
          <table:table-cell office:value-type="float" office:value="7184972">
            <text:p>7184972</text:p>
          </table:table-cell>
          <table:table-cell table:number-columns-repeated="14"/>
        </table:table-row>
        <table:table-row table:style-name="ro2">
          <table:table-cell office:value-type="float" office:value="1479624066057">
            <text:p>1479624066057</text:p>
          </table:table-cell>
          <table:table-cell table:formula="of:=[.A521]-[.A520]" office:value-type="float" office:value="16">
            <text:p>16</text:p>
          </table:table-cell>
          <table:table-cell office:value-type="float" office:value="1479624066057">
            <text:p>1479624066057</text:p>
          </table:table-cell>
          <table:table-cell office:value-type="float" office:value="6095443">
            <text:p>6095443</text:p>
          </table:table-cell>
          <table:table-cell table:number-columns-repeated="14"/>
        </table:table-row>
        <table:table-row table:style-name="ro2">
          <table:table-cell office:value-type="float" office:value="1479624066073">
            <text:p>1479624066073</text:p>
          </table:table-cell>
          <table:table-cell table:formula="of:=[.A522]-[.A521]" office:value-type="float" office:value="7">
            <text:p>7</text:p>
          </table:table-cell>
          <table:table-cell office:value-type="float" office:value="1479624066073">
            <text:p>1479624066073</text:p>
          </table:table-cell>
          <table:table-cell office:value-type="float" office:value="5019335">
            <text:p>5019335</text:p>
          </table:table-cell>
          <table:table-cell table:number-columns-repeated="14"/>
        </table:table-row>
        <table:table-row table:style-name="ro2">
          <table:table-cell office:value-type="float" office:value="1479624066080">
            <text:p>1479624066080</text:p>
          </table:table-cell>
          <table:table-cell table:formula="of:=[.A523]-[.A522]" office:value-type="float" office:value="7">
            <text:p>7</text:p>
          </table:table-cell>
          <table:table-cell office:value-type="float" office:value="1479624066080">
            <text:p>1479624066080</text:p>
          </table:table-cell>
          <table:table-cell office:value-type="float" office:value="5451595">
            <text:p>5451595</text:p>
          </table:table-cell>
          <table:table-cell table:number-columns-repeated="14"/>
        </table:table-row>
        <table:table-row table:style-name="ro2">
          <table:table-cell office:value-type="float" office:value="1479624066087">
            <text:p>1479624066087</text:p>
          </table:table-cell>
          <table:table-cell table:formula="of:=[.A524]-[.A523]" office:value-type="float" office:value="0">
            <text:p>0</text:p>
          </table:table-cell>
          <table:table-cell office:value-type="float" office:value="1479624066087">
            <text:p>1479624066087</text:p>
          </table:table-cell>
          <table:table-cell office:value-type="float" office:value="6477172">
            <text:p>6477172</text:p>
          </table:table-cell>
          <table:table-cell table:number-columns-repeated="14"/>
        </table:table-row>
        <table:table-row table:style-name="ro2">
          <table:table-cell office:value-type="float" office:value="1479624066087">
            <text:p>1479624066087</text:p>
          </table:table-cell>
          <table:table-cell table:formula="of:=[.A525]-[.A524]" office:value-type="float" office:value="7">
            <text:p>7</text:p>
          </table:table-cell>
          <table:table-cell office:value-type="float" office:value="1479624066087">
            <text:p>1479624066087</text:p>
          </table:table-cell>
          <table:table-cell office:value-type="float" office:value="8062516">
            <text:p>8062516</text:p>
          </table:table-cell>
          <table:table-cell table:number-columns-repeated="14"/>
        </table:table-row>
        <table:table-row table:style-name="ro2">
          <table:table-cell office:value-type="float" office:value="1479624066094">
            <text:p>1479624066094</text:p>
          </table:table-cell>
          <table:table-cell table:formula="of:=[.A526]-[.A525]" office:value-type="float" office:value="7">
            <text:p>7</text:p>
          </table:table-cell>
          <table:table-cell office:value-type="float" office:value="1479624066094">
            <text:p>1479624066094</text:p>
          </table:table-cell>
          <table:table-cell office:value-type="float" office:value="5768979">
            <text:p>5768979</text:p>
          </table:table-cell>
          <table:table-cell table:number-columns-repeated="14"/>
        </table:table-row>
        <table:table-row table:style-name="ro2">
          <table:table-cell office:value-type="float" office:value="1479624066101">
            <text:p>1479624066101</text:p>
          </table:table-cell>
          <table:table-cell table:formula="of:=[.A527]-[.A526]" office:value-type="float" office:value="7">
            <text:p>7</text:p>
          </table:table-cell>
          <table:table-cell office:value-type="float" office:value="1479624066101">
            <text:p>1479624066101</text:p>
          </table:table-cell>
          <table:table-cell office:value-type="float" office:value="5950567">
            <text:p>5950567</text:p>
          </table:table-cell>
          <table:table-cell table:number-columns-repeated="14"/>
        </table:table-row>
        <table:table-row table:style-name="ro2">
          <table:table-cell office:value-type="float" office:value="1479624066108">
            <text:p>1479624066108</text:p>
          </table:table-cell>
          <table:table-cell table:formula="of:=[.A528]-[.A527]" office:value-type="float" office:value="28">
            <text:p>28</text:p>
          </table:table-cell>
          <table:table-cell office:value-type="float" office:value="1479624066108">
            <text:p>1479624066108</text:p>
          </table:table-cell>
          <table:table-cell office:value-type="float" office:value="6417959">
            <text:p>6417959</text:p>
          </table:table-cell>
          <table:table-cell table:number-columns-repeated="14"/>
        </table:table-row>
        <table:table-row table:style-name="ro2">
          <table:table-cell office:value-type="float" office:value="1479624066136">
            <text:p>1479624066136</text:p>
          </table:table-cell>
          <table:table-cell table:formula="of:=[.A529]-[.A528]" office:value-type="float" office:value="0">
            <text:p>0</text:p>
          </table:table-cell>
          <table:table-cell office:value-type="float" office:value="1479624066136">
            <text:p>1479624066136</text:p>
          </table:table-cell>
          <table:table-cell office:value-type="float" office:value="7135232">
            <text:p>7135232</text:p>
          </table:table-cell>
          <table:table-cell table:number-columns-repeated="14"/>
        </table:table-row>
        <table:table-row table:style-name="ro2">
          <table:table-cell office:value-type="float" office:value="1479624066136">
            <text:p>1479624066136</text:p>
          </table:table-cell>
          <table:table-cell table:formula="of:=[.A530]-[.A529]" office:value-type="float" office:value="9">
            <text:p>9</text:p>
          </table:table-cell>
          <table:table-cell office:value-type="float" office:value="1479624066136">
            <text:p>1479624066136</text:p>
          </table:table-cell>
          <table:table-cell office:value-type="float" office:value="5399486">
            <text:p>5399486</text:p>
          </table:table-cell>
          <table:table-cell table:number-columns-repeated="14"/>
        </table:table-row>
        <table:table-row table:style-name="ro2">
          <table:table-cell office:value-type="float" office:value="1479624066145">
            <text:p>1479624066145</text:p>
          </table:table-cell>
          <table:table-cell table:formula="of:=[.A531]-[.A530]" office:value-type="float" office:value="6">
            <text:p>6</text:p>
          </table:table-cell>
          <table:table-cell office:value-type="float" office:value="1479624066145">
            <text:p>1479624066145</text:p>
          </table:table-cell>
          <table:table-cell office:value-type="float" office:value="6555729">
            <text:p>6555729</text:p>
          </table:table-cell>
          <table:table-cell table:number-columns-repeated="14"/>
        </table:table-row>
        <table:table-row table:style-name="ro2">
          <table:table-cell office:value-type="float" office:value="1479624066151">
            <text:p>1479624066151</text:p>
          </table:table-cell>
          <table:table-cell table:formula="of:=[.A532]-[.A531]" office:value-type="float" office:value="9">
            <text:p>9</text:p>
          </table:table-cell>
          <table:table-cell office:value-type="float" office:value="1479624066151">
            <text:p>1479624066151</text:p>
          </table:table-cell>
          <table:table-cell office:value-type="float" office:value="13700831">
            <text:p>13700831</text:p>
          </table:table-cell>
          <table:table-cell table:number-columns-repeated="14"/>
        </table:table-row>
        <table:table-row table:style-name="ro2">
          <table:table-cell office:value-type="float" office:value="1479624066160">
            <text:p>1479624066160</text:p>
          </table:table-cell>
          <table:table-cell table:formula="of:=[.A533]-[.A532]" office:value-type="float" office:value="7">
            <text:p>7</text:p>
          </table:table-cell>
          <table:table-cell office:value-type="float" office:value="1479624066160">
            <text:p>1479624066160</text:p>
          </table:table-cell>
          <table:table-cell office:value-type="float" office:value="5793453">
            <text:p>5793453</text:p>
          </table:table-cell>
          <table:table-cell table:number-columns-repeated="14"/>
        </table:table-row>
        <table:table-row table:style-name="ro2">
          <table:table-cell office:value-type="float" office:value="1479624066167">
            <text:p>1479624066167</text:p>
          </table:table-cell>
          <table:table-cell table:formula="of:=[.A534]-[.A533]" office:value-type="float" office:value="8">
            <text:p>8</text:p>
          </table:table-cell>
          <table:table-cell office:value-type="float" office:value="1479624066167">
            <text:p>1479624066167</text:p>
          </table:table-cell>
          <table:table-cell office:value-type="float" office:value="4488387">
            <text:p>4488387</text:p>
          </table:table-cell>
          <table:table-cell table:number-columns-repeated="14"/>
        </table:table-row>
        <table:table-row table:style-name="ro2">
          <table:table-cell office:value-type="float" office:value="1479624066175">
            <text:p>1479624066175</text:p>
          </table:table-cell>
          <table:table-cell table:formula="of:=[.A535]-[.A534]" office:value-type="float" office:value="0">
            <text:p>0</text:p>
          </table:table-cell>
          <table:table-cell office:value-type="float" office:value="1479624066175">
            <text:p>1479624066175</text:p>
          </table:table-cell>
          <table:table-cell office:value-type="float" office:value="7888429">
            <text:p>7888429</text:p>
          </table:table-cell>
          <table:table-cell table:number-columns-repeated="14"/>
        </table:table-row>
        <table:table-row table:style-name="ro2">
          <table:table-cell office:value-type="float" office:value="1479624066175">
            <text:p>1479624066175</text:p>
          </table:table-cell>
          <table:table-cell table:formula="of:=[.A536]-[.A535]" office:value-type="float" office:value="7">
            <text:p>7</text:p>
          </table:table-cell>
          <table:table-cell office:value-type="float" office:value="1479624066175">
            <text:p>1479624066175</text:p>
          </table:table-cell>
          <table:table-cell office:value-type="float" office:value="4967227">
            <text:p>4967227</text:p>
          </table:table-cell>
          <table:table-cell table:number-columns-repeated="14"/>
        </table:table-row>
        <table:table-row table:style-name="ro2">
          <table:table-cell office:value-type="float" office:value="1479624066182">
            <text:p>1479624066182</text:p>
          </table:table-cell>
          <table:table-cell table:formula="of:=[.A537]-[.A536]" office:value-type="float" office:value="7">
            <text:p>7</text:p>
          </table:table-cell>
          <table:table-cell office:value-type="float" office:value="1479624066182">
            <text:p>1479624066182</text:p>
          </table:table-cell>
          <table:table-cell office:value-type="float" office:value="5879906">
            <text:p>5879906</text:p>
          </table:table-cell>
          <table:table-cell table:number-columns-repeated="14"/>
        </table:table-row>
        <table:table-row table:style-name="ro2">
          <table:table-cell office:value-type="float" office:value="1479624066189">
            <text:p>1479624066189</text:p>
          </table:table-cell>
          <table:table-cell table:formula="of:=[.A538]-[.A537]" office:value-type="float" office:value="16">
            <text:p>16</text:p>
          </table:table-cell>
          <table:table-cell office:value-type="float" office:value="1479624066189">
            <text:p>1479624066189</text:p>
          </table:table-cell>
          <table:table-cell office:value-type="float" office:value="5946619">
            <text:p>5946619</text:p>
          </table:table-cell>
          <table:table-cell table:number-columns-repeated="14"/>
        </table:table-row>
        <table:table-row table:style-name="ro2">
          <table:table-cell office:value-type="float" office:value="1479624066205">
            <text:p>1479624066205</text:p>
          </table:table-cell>
          <table:table-cell table:formula="of:=[.A539]-[.A538]" office:value-type="float" office:value="7">
            <text:p>7</text:p>
          </table:table-cell>
          <table:table-cell office:value-type="float" office:value="1479624066205">
            <text:p>1479624066205</text:p>
          </table:table-cell>
          <table:table-cell office:value-type="float" office:value="13177779">
            <text:p>13177779</text:p>
          </table:table-cell>
          <table:table-cell table:number-columns-repeated="14"/>
        </table:table-row>
        <table:table-row table:style-name="ro2">
          <table:table-cell office:value-type="float" office:value="1479624066212">
            <text:p>1479624066212</text:p>
          </table:table-cell>
          <table:table-cell table:formula="of:=[.A540]-[.A539]" office:value-type="float" office:value="8">
            <text:p>8</text:p>
          </table:table-cell>
          <table:table-cell office:value-type="float" office:value="1479624066212">
            <text:p>1479624066212</text:p>
          </table:table-cell>
          <table:table-cell office:value-type="float" office:value="5294086">
            <text:p>5294086</text:p>
          </table:table-cell>
          <table:table-cell table:number-columns-repeated="14"/>
        </table:table-row>
        <table:table-row table:style-name="ro2">
          <table:table-cell office:value-type="float" office:value="1479624066220">
            <text:p>1479624066220</text:p>
          </table:table-cell>
          <table:table-cell table:formula="of:=[.A541]-[.A540]" office:value-type="float" office:value="0">
            <text:p>0</text:p>
          </table:table-cell>
          <table:table-cell office:value-type="float" office:value="1479624066220">
            <text:p>1479624066220</text:p>
          </table:table-cell>
          <table:table-cell office:value-type="float" office:value="5718055">
            <text:p>5718055</text:p>
          </table:table-cell>
          <table:table-cell table:number-columns-repeated="14"/>
        </table:table-row>
        <table:table-row table:style-name="ro2">
          <table:table-cell office:value-type="float" office:value="1479624066220">
            <text:p>1479624066220</text:p>
          </table:table-cell>
          <table:table-cell table:formula="of:=[.A542]-[.A541]" office:value-type="float" office:value="8">
            <text:p>8</text:p>
          </table:table-cell>
          <table:table-cell office:value-type="float" office:value="1479624066220">
            <text:p>1479624066220</text:p>
          </table:table-cell>
          <table:table-cell office:value-type="float" office:value="5678974">
            <text:p>5678974</text:p>
          </table:table-cell>
          <table:table-cell table:number-columns-repeated="14"/>
        </table:table-row>
        <table:table-row table:style-name="ro2">
          <table:table-cell office:value-type="float" office:value="1479624066228">
            <text:p>1479624066228</text:p>
          </table:table-cell>
          <table:table-cell table:formula="of:=[.A543]-[.A542]" office:value-type="float" office:value="7">
            <text:p>7</text:p>
          </table:table-cell>
          <table:table-cell office:value-type="float" office:value="1479624066228">
            <text:p>1479624066228</text:p>
          </table:table-cell>
          <table:table-cell office:value-type="float" office:value="6111628">
            <text:p>6111628</text:p>
          </table:table-cell>
          <table:table-cell table:number-columns-repeated="14"/>
        </table:table-row>
        <table:table-row table:style-name="ro2">
          <table:table-cell office:value-type="float" office:value="1479624066235">
            <text:p>1479624066235</text:p>
          </table:table-cell>
          <table:table-cell table:formula="of:=[.A544]-[.A543]" office:value-type="float" office:value="15">
            <text:p>15</text:p>
          </table:table-cell>
          <table:table-cell office:value-type="float" office:value="1479624066235">
            <text:p>1479624066235</text:p>
          </table:table-cell>
          <table:table-cell office:value-type="float" office:value="6465330">
            <text:p>6465330</text:p>
          </table:table-cell>
          <table:table-cell table:number-columns-repeated="14"/>
        </table:table-row>
        <table:table-row table:style-name="ro2">
          <table:table-cell office:value-type="float" office:value="1479624066250">
            <text:p>1479624066250</text:p>
          </table:table-cell>
          <table:table-cell table:formula="of:=[.A545]-[.A544]" office:value-type="float" office:value="8">
            <text:p>8</text:p>
          </table:table-cell>
          <table:table-cell office:value-type="float" office:value="1479624066250">
            <text:p>1479624066250</text:p>
          </table:table-cell>
          <table:table-cell office:value-type="float" office:value="7509067">
            <text:p>7509067</text:p>
          </table:table-cell>
          <table:table-cell table:number-columns-repeated="14"/>
        </table:table-row>
        <table:table-row table:style-name="ro2">
          <table:table-cell office:value-type="float" office:value="1479624066258">
            <text:p>1479624066258</text:p>
          </table:table-cell>
          <table:table-cell table:formula="of:=[.A546]-[.A545]" office:value-type="float" office:value="7">
            <text:p>7</text:p>
          </table:table-cell>
          <table:table-cell office:value-type="float" office:value="1479624066258">
            <text:p>1479624066258</text:p>
          </table:table-cell>
          <table:table-cell office:value-type="float" office:value="6051230">
            <text:p>6051230</text:p>
          </table:table-cell>
          <table:table-cell table:number-columns-repeated="14"/>
        </table:table-row>
        <table:table-row table:style-name="ro2">
          <table:table-cell office:value-type="float" office:value="1479624066265">
            <text:p>1479624066265</text:p>
          </table:table-cell>
          <table:table-cell table:formula="of:=[.A547]-[.A546]" office:value-type="float" office:value="0">
            <text:p>0</text:p>
          </table:table-cell>
          <table:table-cell office:value-type="float" office:value="1479624066265">
            <text:p>1479624066265</text:p>
          </table:table-cell>
          <table:table-cell office:value-type="float" office:value="15946999">
            <text:p>15946999</text:p>
          </table:table-cell>
          <table:table-cell table:number-columns-repeated="14"/>
        </table:table-row>
        <table:table-row table:style-name="ro2">
          <table:table-cell office:value-type="float" office:value="1479624066265">
            <text:p>1479624066265</text:p>
          </table:table-cell>
          <table:table-cell table:formula="of:=[.A548]-[.A547]" office:value-type="float" office:value="8">
            <text:p>8</text:p>
          </table:table-cell>
          <table:table-cell office:value-type="float" office:value="1479624066265">
            <text:p>1479624066265</text:p>
          </table:table-cell>
          <table:table-cell office:value-type="float" office:value="13968871">
            <text:p>13968871</text:p>
          </table:table-cell>
          <table:table-cell table:number-columns-repeated="14"/>
        </table:table-row>
        <table:table-row table:style-name="ro2">
          <table:table-cell office:value-type="float" office:value="1479624066273">
            <text:p>1479624066273</text:p>
          </table:table-cell>
          <table:table-cell table:formula="of:=[.A549]-[.A548]" office:value-type="float" office:value="15">
            <text:p>15</text:p>
          </table:table-cell>
          <table:table-cell office:value-type="float" office:value="1479624066273">
            <text:p>1479624066273</text:p>
          </table:table-cell>
          <table:table-cell office:value-type="float" office:value="5055258">
            <text:p>5055258</text:p>
          </table:table-cell>
          <table:table-cell table:number-columns-repeated="14"/>
        </table:table-row>
        <table:table-row table:style-name="ro2">
          <table:table-cell office:value-type="float" office:value="1479624066288">
            <text:p>1479624066288</text:p>
          </table:table-cell>
          <table:table-cell table:formula="of:=[.A550]-[.A549]" office:value-type="float" office:value="0">
            <text:p>0</text:p>
          </table:table-cell>
          <table:table-cell office:value-type="float" office:value="1479624066288">
            <text:p>1479624066288</text:p>
          </table:table-cell>
          <table:table-cell office:value-type="float" office:value="5302376">
            <text:p>5302376</text:p>
          </table:table-cell>
          <table:table-cell table:number-columns-repeated="14"/>
        </table:table-row>
        <table:table-row table:style-name="ro2">
          <table:table-cell office:value-type="float" office:value="1479624066288">
            <text:p>1479624066288</text:p>
          </table:table-cell>
          <table:table-cell table:formula="of:=[.A551]-[.A550]" office:value-type="float" office:value="8">
            <text:p>8</text:p>
          </table:table-cell>
          <table:table-cell office:value-type="float" office:value="1479624066288">
            <text:p>1479624066288</text:p>
          </table:table-cell>
          <table:table-cell office:value-type="float" office:value="5500939">
            <text:p>5500939</text:p>
          </table:table-cell>
          <table:table-cell table:number-columns-repeated="14"/>
        </table:table-row>
        <table:table-row table:style-name="ro2">
          <table:table-cell office:value-type="float" office:value="1479624066296">
            <text:p>1479624066296</text:p>
          </table:table-cell>
          <table:table-cell table:formula="of:=[.A552]-[.A551]" office:value-type="float" office:value="14">
            <text:p>14</text:p>
          </table:table-cell>
          <table:table-cell office:value-type="float" office:value="1479624066296">
            <text:p>1479624066296</text:p>
          </table:table-cell>
          <table:table-cell office:value-type="float" office:value="5524229">
            <text:p>5524229</text:p>
          </table:table-cell>
          <table:table-cell table:number-columns-repeated="14"/>
        </table:table-row>
        <table:table-row table:style-name="ro2">
          <table:table-cell office:value-type="float" office:value="1479624066310">
            <text:p>1479624066310</text:p>
          </table:table-cell>
          <table:table-cell table:formula="of:=[.A553]-[.A552]" office:value-type="float" office:value="6">
            <text:p>6</text:p>
          </table:table-cell>
          <table:table-cell office:value-type="float" office:value="1479624066310">
            <text:p>1479624066310</text:p>
          </table:table-cell>
          <table:table-cell office:value-type="float" office:value="4913540">
            <text:p>4913540</text:p>
          </table:table-cell>
          <table:table-cell table:number-columns-repeated="14"/>
        </table:table-row>
        <table:table-row table:style-name="ro2">
          <table:table-cell office:value-type="float" office:value="1479624066316">
            <text:p>1479624066316</text:p>
          </table:table-cell>
          <table:table-cell table:formula="of:=[.A554]-[.A553]" office:value-type="float" office:value="7">
            <text:p>7</text:p>
          </table:table-cell>
          <table:table-cell office:value-type="float" office:value="1479624066316">
            <text:p>1479624066316</text:p>
          </table:table-cell>
          <table:table-cell office:value-type="float" office:value="5855431">
            <text:p>5855431</text:p>
          </table:table-cell>
          <table:table-cell table:number-columns-repeated="14"/>
        </table:table-row>
        <table:table-row table:style-name="ro2">
          <table:table-cell office:value-type="float" office:value="1479624066323">
            <text:p>1479624066323</text:p>
          </table:table-cell>
          <table:table-cell table:formula="of:=[.A555]-[.A554]" office:value-type="float" office:value="23">
            <text:p>23</text:p>
          </table:table-cell>
          <table:table-cell office:value-type="float" office:value="1479624066323">
            <text:p>1479624066323</text:p>
          </table:table-cell>
          <table:table-cell office:value-type="float" office:value="7047991">
            <text:p>7047991</text:p>
          </table:table-cell>
          <table:table-cell table:number-columns-repeated="14"/>
        </table:table-row>
        <table:table-row table:style-name="ro2">
          <table:table-cell office:value-type="float" office:value="1479624066346">
            <text:p>1479624066346</text:p>
          </table:table-cell>
          <table:table-cell table:formula="of:=[.A556]-[.A555]" office:value-type="float" office:value="0">
            <text:p>0</text:p>
          </table:table-cell>
          <table:table-cell office:value-type="float" office:value="1479624066346">
            <text:p>1479624066346</text:p>
          </table:table-cell>
          <table:table-cell office:value-type="float" office:value="4435095">
            <text:p>4435095</text:p>
          </table:table-cell>
          <table:table-cell table:number-columns-repeated="14"/>
        </table:table-row>
        <table:table-row table:style-name="ro2">
          <table:table-cell office:value-type="float" office:value="1479624066346">
            <text:p>1479624066346</text:p>
          </table:table-cell>
          <table:table-cell table:formula="of:=[.A557]-[.A556]" office:value-type="float" office:value="7">
            <text:p>7</text:p>
          </table:table-cell>
          <table:table-cell office:value-type="float" office:value="1479624066346">
            <text:p>1479624066346</text:p>
          </table:table-cell>
          <table:table-cell office:value-type="float" office:value="7513410">
            <text:p>7513410</text:p>
          </table:table-cell>
          <table:table-cell table:number-columns-repeated="14"/>
        </table:table-row>
        <table:table-row table:style-name="ro2">
          <table:table-cell office:value-type="float" office:value="1479624066353">
            <text:p>1479624066353</text:p>
          </table:table-cell>
          <table:table-cell table:formula="of:=[.A558]-[.A557]" office:value-type="float" office:value="8">
            <text:p>8</text:p>
          </table:table-cell>
          <table:table-cell office:value-type="float" office:value="1479624066353">
            <text:p>1479624066353</text:p>
          </table:table-cell>
          <table:table-cell office:value-type="float" office:value="7730921">
            <text:p>7730921</text:p>
          </table:table-cell>
          <table:table-cell table:number-columns-repeated="14"/>
        </table:table-row>
        <table:table-row table:style-name="ro2">
          <table:table-cell office:value-type="float" office:value="1479624066361">
            <text:p>1479624066361</text:p>
          </table:table-cell>
          <table:table-cell table:formula="of:=[.A559]-[.A558]" office:value-type="float" office:value="8">
            <text:p>8</text:p>
          </table:table-cell>
          <table:table-cell office:value-type="float" office:value="1479624066361">
            <text:p>1479624066361</text:p>
          </table:table-cell>
          <table:table-cell office:value-type="float" office:value="4329695">
            <text:p>4329695</text:p>
          </table:table-cell>
          <table:table-cell table:number-columns-repeated="14"/>
        </table:table-row>
        <table:table-row table:style-name="ro2">
          <table:table-cell office:value-type="float" office:value="1479624066369">
            <text:p>1479624066369</text:p>
          </table:table-cell>
          <table:table-cell table:formula="of:=[.A560]-[.A559]" office:value-type="float" office:value="7">
            <text:p>7</text:p>
          </table:table-cell>
          <table:table-cell office:value-type="float" office:value="1479624066369">
            <text:p>1479624066369</text:p>
          </table:table-cell>
          <table:table-cell office:value-type="float" office:value="5413697">
            <text:p>5413697</text:p>
          </table:table-cell>
          <table:table-cell table:number-columns-repeated="14"/>
        </table:table-row>
        <table:table-row table:style-name="ro2">
          <table:table-cell office:value-type="float" office:value="1479624066376">
            <text:p>1479624066376</text:p>
          </table:table-cell>
          <table:table-cell table:formula="of:=[.A561]-[.A560]" office:value-type="float" office:value="8">
            <text:p>8</text:p>
          </table:table-cell>
          <table:table-cell office:value-type="float" office:value="1479624066376">
            <text:p>1479624066376</text:p>
          </table:table-cell>
          <table:table-cell office:value-type="float" office:value="8638467">
            <text:p>8638467</text:p>
          </table:table-cell>
          <table:table-cell table:number-columns-repeated="14"/>
        </table:table-row>
        <table:table-row table:style-name="ro2">
          <table:table-cell office:value-type="float" office:value="1479624066384">
            <text:p>1479624066384</text:p>
          </table:table-cell>
          <table:table-cell table:formula="of:=[.A562]-[.A561]" office:value-type="float" office:value="0">
            <text:p>0</text:p>
          </table:table-cell>
          <table:table-cell office:value-type="float" office:value="1479624066384">
            <text:p>1479624066384</text:p>
          </table:table-cell>
          <table:table-cell office:value-type="float" office:value="5618971">
            <text:p>5618971</text:p>
          </table:table-cell>
          <table:table-cell table:number-columns-repeated="14"/>
        </table:table-row>
        <table:table-row table:style-name="ro2">
          <table:table-cell office:value-type="float" office:value="1479624066384">
            <text:p>1479624066384</text:p>
          </table:table-cell>
          <table:table-cell table:formula="of:=[.A563]-[.A562]" office:value-type="float" office:value="7">
            <text:p>7</text:p>
          </table:table-cell>
          <table:table-cell office:value-type="float" office:value="1479624066384">
            <text:p>1479624066384</text:p>
          </table:table-cell>
          <table:table-cell office:value-type="float" office:value="6535202">
            <text:p>6535202</text:p>
          </table:table-cell>
          <table:table-cell table:number-columns-repeated="14"/>
        </table:table-row>
        <table:table-row table:style-name="ro2">
          <table:table-cell office:value-type="float" office:value="1479624066391">
            <text:p>1479624066391</text:p>
          </table:table-cell>
          <table:table-cell table:formula="of:=[.A564]-[.A563]" office:value-type="float" office:value="8">
            <text:p>8</text:p>
          </table:table-cell>
          <table:table-cell office:value-type="float" office:value="1479624066391">
            <text:p>1479624066391</text:p>
          </table:table-cell>
          <table:table-cell office:value-type="float" office:value="6789030">
            <text:p>6789030</text:p>
          </table:table-cell>
          <table:table-cell table:number-columns-repeated="14"/>
        </table:table-row>
        <table:table-row table:style-name="ro2">
          <table:table-cell office:value-type="float" office:value="1479624066399">
            <text:p>1479624066399</text:p>
          </table:table-cell>
          <table:table-cell table:formula="of:=[.A565]-[.A564]" office:value-type="float" office:value="8">
            <text:p>8</text:p>
          </table:table-cell>
          <table:table-cell office:value-type="float" office:value="1479624066399">
            <text:p>1479624066399</text:p>
          </table:table-cell>
          <table:table-cell office:value-type="float" office:value="5700686">
            <text:p>5700686</text:p>
          </table:table-cell>
          <table:table-cell table:number-columns-repeated="14"/>
        </table:table-row>
        <table:table-row table:style-name="ro2">
          <table:table-cell office:value-type="float" office:value="1479624066407">
            <text:p>1479624066407</text:p>
          </table:table-cell>
          <table:table-cell table:formula="of:=[.A566]-[.A565]" office:value-type="float" office:value="8">
            <text:p>8</text:p>
          </table:table-cell>
          <table:table-cell office:value-type="float" office:value="1479624066407">
            <text:p>1479624066407</text:p>
          </table:table-cell>
          <table:table-cell office:value-type="float" office:value="6041361">
            <text:p>6041361</text:p>
          </table:table-cell>
          <table:table-cell table:number-columns-repeated="14"/>
        </table:table-row>
        <table:table-row table:style-name="ro2">
          <table:table-cell office:value-type="float" office:value="1479624066415">
            <text:p>1479624066415</text:p>
          </table:table-cell>
          <table:table-cell table:formula="of:=[.A567]-[.A566]" office:value-type="float" office:value="19">
            <text:p>19</text:p>
          </table:table-cell>
          <table:table-cell office:value-type="float" office:value="1479624066415">
            <text:p>1479624066415</text:p>
          </table:table-cell>
          <table:table-cell office:value-type="float" office:value="6015701">
            <text:p>6015701</text:p>
          </table:table-cell>
          <table:table-cell table:number-columns-repeated="14"/>
        </table:table-row>
        <table:table-row table:style-name="ro2">
          <table:table-cell office:value-type="float" office:value="1479624066434">
            <text:p>1479624066434</text:p>
          </table:table-cell>
          <table:table-cell table:formula="of:=[.A568]-[.A567]" office:value-type="float" office:value="8">
            <text:p>8</text:p>
          </table:table-cell>
          <table:table-cell office:value-type="float" office:value="1479624066434">
            <text:p>1479624066434</text:p>
          </table:table-cell>
          <table:table-cell office:value-type="float" office:value="6198079">
            <text:p>6198079</text:p>
          </table:table-cell>
          <table:table-cell table:number-columns-repeated="14"/>
        </table:table-row>
        <table:table-row table:style-name="ro2">
          <table:table-cell office:value-type="float" office:value="1479624066442">
            <text:p>1479624066442</text:p>
          </table:table-cell>
          <table:table-cell table:formula="of:=[.A569]-[.A568]" office:value-type="float" office:value="15">
            <text:p>15</text:p>
          </table:table-cell>
          <table:table-cell office:value-type="float" office:value="1479624066442">
            <text:p>1479624066442</text:p>
          </table:table-cell>
          <table:table-cell office:value-type="float" office:value="5294086">
            <text:p>5294086</text:p>
          </table:table-cell>
          <table:table-cell table:number-columns-repeated="14"/>
        </table:table-row>
        <table:table-row table:style-name="ro2">
          <table:table-cell office:value-type="float" office:value="1479624066457">
            <text:p>1479624066457</text:p>
          </table:table-cell>
          <table:table-cell table:formula="of:=[.A570]-[.A569]" office:value-type="float" office:value="7">
            <text:p>7</text:p>
          </table:table-cell>
          <table:table-cell office:value-type="float" office:value="1479624066457">
            <text:p>1479624066457</text:p>
          </table:table-cell>
          <table:table-cell office:value-type="float" office:value="5783190">
            <text:p>5783190</text:p>
          </table:table-cell>
          <table:table-cell table:number-columns-repeated="14"/>
        </table:table-row>
        <table:table-row table:style-name="ro2">
          <table:table-cell office:value-type="float" office:value="1479624066464">
            <text:p>1479624066464</text:p>
          </table:table-cell>
          <table:table-cell table:formula="of:=[.A571]-[.A570]" office:value-type="float" office:value="8">
            <text:p>8</text:p>
          </table:table-cell>
          <table:table-cell office:value-type="float" office:value="1479624066464">
            <text:p>1479624066464</text:p>
          </table:table-cell>
          <table:table-cell office:value-type="float" office:value="5653709">
            <text:p>5653709</text:p>
          </table:table-cell>
          <table:table-cell table:number-columns-repeated="14"/>
        </table:table-row>
        <table:table-row table:style-name="ro2">
          <table:table-cell office:value-type="float" office:value="1479624066472">
            <text:p>1479624066472</text:p>
          </table:table-cell>
          <table:table-cell table:formula="of:=[.A572]-[.A571]" office:value-type="float" office:value="8">
            <text:p>8</text:p>
          </table:table-cell>
          <table:table-cell office:value-type="float" office:value="1479624066472">
            <text:p>1479624066472</text:p>
          </table:table-cell>
          <table:table-cell office:value-type="float" office:value="9531803">
            <text:p>9531803</text:p>
          </table:table-cell>
          <table:table-cell table:number-columns-repeated="14"/>
        </table:table-row>
        <table:table-row table:style-name="ro2">
          <table:table-cell office:value-type="float" office:value="1479624066480">
            <text:p>1479624066480</text:p>
          </table:table-cell>
          <table:table-cell table:formula="of:=[.A573]-[.A572]" office:value-type="float" office:value="9">
            <text:p>9</text:p>
          </table:table-cell>
          <table:table-cell office:value-type="float" office:value="1479624066480">
            <text:p>1479624066480</text:p>
          </table:table-cell>
          <table:table-cell office:value-type="float" office:value="7115100">
            <text:p>7115100</text:p>
          </table:table-cell>
          <table:table-cell table:number-columns-repeated="14"/>
        </table:table-row>
        <table:table-row table:style-name="ro2">
          <table:table-cell office:value-type="float" office:value="1479624066489">
            <text:p>1479624066489</text:p>
          </table:table-cell>
          <table:table-cell table:formula="of:=[.A574]-[.A573]" office:value-type="float" office:value="13">
            <text:p>13</text:p>
          </table:table-cell>
          <table:table-cell office:value-type="float" office:value="1479624066489">
            <text:p>1479624066489</text:p>
          </table:table-cell>
          <table:table-cell office:value-type="float" office:value="4753664">
            <text:p>4753664</text:p>
          </table:table-cell>
          <table:table-cell table:number-columns-repeated="14"/>
        </table:table-row>
        <table:table-row table:style-name="ro2">
          <table:table-cell office:value-type="float" office:value="1479624066502">
            <text:p>1479624066502</text:p>
          </table:table-cell>
          <table:table-cell table:formula="of:=[.A575]-[.A574]" office:value-type="float" office:value="8">
            <text:p>8</text:p>
          </table:table-cell>
          <table:table-cell office:value-type="float" office:value="1479624066502">
            <text:p>1479624066502</text:p>
          </table:table-cell>
          <table:table-cell office:value-type="float" office:value="5862931">
            <text:p>5862931</text:p>
          </table:table-cell>
          <table:table-cell table:number-columns-repeated="14"/>
        </table:table-row>
        <table:table-row table:style-name="ro2">
          <table:table-cell office:value-type="float" office:value="1479624066510">
            <text:p>1479624066510</text:p>
          </table:table-cell>
          <table:table-cell table:formula="of:=[.A576]-[.A575]" office:value-type="float" office:value="8">
            <text:p>8</text:p>
          </table:table-cell>
          <table:table-cell office:value-type="float" office:value="1479624066510">
            <text:p>1479624066510</text:p>
          </table:table-cell>
          <table:table-cell office:value-type="float" office:value="5504097">
            <text:p>5504097</text:p>
          </table:table-cell>
          <table:table-cell table:number-columns-repeated="14"/>
        </table:table-row>
        <table:table-row table:style-name="ro2">
          <table:table-cell office:value-type="float" office:value="1479624066518">
            <text:p>1479624066518</text:p>
          </table:table-cell>
          <table:table-cell table:formula="of:=[.A577]-[.A576]" office:value-type="float" office:value="7">
            <text:p>7</text:p>
          </table:table-cell>
          <table:table-cell office:value-type="float" office:value="1479624066518">
            <text:p>1479624066518</text:p>
          </table:table-cell>
          <table:table-cell office:value-type="float" office:value="6707711">
            <text:p>6707711</text:p>
          </table:table-cell>
          <table:table-cell table:number-columns-repeated="14"/>
        </table:table-row>
        <table:table-row table:style-name="ro2">
          <table:table-cell office:value-type="float" office:value="1479624066525">
            <text:p>1479624066525</text:p>
          </table:table-cell>
          <table:table-cell table:formula="of:=[.A578]-[.A577]" office:value-type="float" office:value="7">
            <text:p>7</text:p>
          </table:table-cell>
          <table:table-cell office:value-type="float" office:value="1479624066525">
            <text:p>1479624066525</text:p>
          </table:table-cell>
          <table:table-cell office:value-type="float" office:value="4598919">
            <text:p>4598919</text:p>
          </table:table-cell>
          <table:table-cell table:number-columns-repeated="14"/>
        </table:table-row>
        <table:table-row table:style-name="ro2">
          <table:table-cell office:value-type="float" office:value="1479624066532">
            <text:p>1479624066532</text:p>
          </table:table-cell>
          <table:table-cell table:formula="of:=[.A579]-[.A578]" office:value-type="float" office:value="8">
            <text:p>8</text:p>
          </table:table-cell>
          <table:table-cell office:value-type="float" office:value="1479624066532">
            <text:p>1479624066532</text:p>
          </table:table-cell>
          <table:table-cell office:value-type="float" office:value="5305534">
            <text:p>5305534</text:p>
          </table:table-cell>
          <table:table-cell table:number-columns-repeated="14"/>
        </table:table-row>
        <table:table-row table:style-name="ro2">
          <table:table-cell office:value-type="float" office:value="1479624066540">
            <text:p>1479624066540</text:p>
          </table:table-cell>
          <table:table-cell table:formula="of:=[.A580]-[.A579]" office:value-type="float" office:value="7">
            <text:p>7</text:p>
          </table:table-cell>
          <table:table-cell office:value-type="float" office:value="1479624066540">
            <text:p>1479624066540</text:p>
          </table:table-cell>
          <table:table-cell office:value-type="float" office:value="4993676">
            <text:p>4993676</text:p>
          </table:table-cell>
          <table:table-cell table:number-columns-repeated="14"/>
        </table:table-row>
        <table:table-row table:style-name="ro2">
          <table:table-cell office:value-type="float" office:value="1479624066547">
            <text:p>1479624066547</text:p>
          </table:table-cell>
          <table:table-cell table:formula="of:=[.A581]-[.A580]" office:value-type="float" office:value="8">
            <text:p>8</text:p>
          </table:table-cell>
          <table:table-cell office:value-type="float" office:value="1479624066547">
            <text:p>1479624066547</text:p>
          </table:table-cell>
          <table:table-cell office:value-type="float" office:value="5787533">
            <text:p>5787533</text:p>
          </table:table-cell>
          <table:table-cell table:number-columns-repeated="14"/>
        </table:table-row>
        <table:table-row table:style-name="ro2">
          <table:table-cell office:value-type="float" office:value="1479624066555">
            <text:p>1479624066555</text:p>
          </table:table-cell>
          <table:table-cell table:formula="of:=[.A582]-[.A581]" office:value-type="float" office:value="8">
            <text:p>8</text:p>
          </table:table-cell>
          <table:table-cell office:value-type="float" office:value="1479624066555">
            <text:p>1479624066555</text:p>
          </table:table-cell>
          <table:table-cell office:value-type="float" office:value="5801744">
            <text:p>5801744</text:p>
          </table:table-cell>
          <table:table-cell table:number-columns-repeated="14"/>
        </table:table-row>
        <table:table-row table:style-name="ro2">
          <table:table-cell office:value-type="float" office:value="1479624066563">
            <text:p>1479624066563</text:p>
          </table:table-cell>
          <table:table-cell table:formula="of:=[.A583]-[.A582]" office:value-type="float" office:value="8">
            <text:p>8</text:p>
          </table:table-cell>
          <table:table-cell office:value-type="float" office:value="1479624066563">
            <text:p>1479624066563</text:p>
          </table:table-cell>
          <table:table-cell office:value-type="float" office:value="5210003">
            <text:p>5210003</text:p>
          </table:table-cell>
          <table:table-cell table:number-columns-repeated="14"/>
        </table:table-row>
        <table:table-row table:style-name="ro2">
          <table:table-cell office:value-type="float" office:value="1479624066571">
            <text:p>1479624066571</text:p>
          </table:table-cell>
          <table:table-cell table:formula="of:=[.A584]-[.A583]" office:value-type="float" office:value="7">
            <text:p>7</text:p>
          </table:table-cell>
          <table:table-cell office:value-type="float" office:value="1479624066571">
            <text:p>1479624066571</text:p>
          </table:table-cell>
          <table:table-cell office:value-type="float" office:value="6657971">
            <text:p>6657971</text:p>
          </table:table-cell>
          <table:table-cell table:number-columns-repeated="14"/>
        </table:table-row>
        <table:table-row table:style-name="ro2">
          <table:table-cell office:value-type="float" office:value="1479624066578">
            <text:p>1479624066578</text:p>
          </table:table-cell>
          <table:table-cell table:formula="of:=[.A585]-[.A584]" office:value-type="float" office:value="9">
            <text:p>9</text:p>
          </table:table-cell>
          <table:table-cell office:value-type="float" office:value="1479624066578">
            <text:p>1479624066578</text:p>
          </table:table-cell>
          <table:table-cell office:value-type="float" office:value="7528016">
            <text:p>7528016</text:p>
          </table:table-cell>
          <table:table-cell table:number-columns-repeated="14"/>
        </table:table-row>
        <table:table-row table:style-name="ro2">
          <table:table-cell office:value-type="float" office:value="1479624066587">
            <text:p>1479624066587</text:p>
          </table:table-cell>
          <table:table-cell table:formula="of:=[.A586]-[.A585]" office:value-type="float" office:value="17">
            <text:p>17</text:p>
          </table:table-cell>
          <table:table-cell office:value-type="float" office:value="1479624066587">
            <text:p>1479624066587</text:p>
          </table:table-cell>
          <table:table-cell office:value-type="float" office:value="4148896">
            <text:p>4148896</text:p>
          </table:table-cell>
          <table:table-cell table:number-columns-repeated="14"/>
        </table:table-row>
        <table:table-row table:style-name="ro2">
          <table:table-cell office:value-type="float" office:value="1479624066604">
            <text:p>1479624066604</text:p>
          </table:table-cell>
          <table:table-cell table:formula="of:=[.A587]-[.A586]" office:value-type="float" office:value="8">
            <text:p>8</text:p>
          </table:table-cell>
          <table:table-cell office:value-type="float" office:value="1479624066604">
            <text:p>1479624066604</text:p>
          </table:table-cell>
          <table:table-cell office:value-type="float" office:value="4719319">
            <text:p>4719319</text:p>
          </table:table-cell>
          <table:table-cell table:number-columns-repeated="14"/>
        </table:table-row>
        <table:table-row table:style-name="ro2">
          <table:table-cell office:value-type="float" office:value="1479624066612">
            <text:p>1479624066612</text:p>
          </table:table-cell>
          <table:table-cell table:formula="of:=[.A588]-[.A587]" office:value-type="float" office:value="6">
            <text:p>6</text:p>
          </table:table-cell>
          <table:table-cell office:value-type="float" office:value="1479624066612">
            <text:p>1479624066612</text:p>
          </table:table-cell>
          <table:table-cell office:value-type="float" office:value="5405013">
            <text:p>5405013</text:p>
          </table:table-cell>
          <table:table-cell table:number-columns-repeated="14"/>
        </table:table-row>
        <table:table-row table:style-name="ro2">
          <table:table-cell office:value-type="float" office:value="1479624066618">
            <text:p>1479624066618</text:p>
          </table:table-cell>
          <table:table-cell table:formula="of:=[.A589]-[.A588]" office:value-type="float" office:value="7">
            <text:p>7</text:p>
          </table:table-cell>
          <table:table-cell office:value-type="float" office:value="1479624066618">
            <text:p>1479624066618</text:p>
          </table:table-cell>
          <table:table-cell office:value-type="float" office:value="5901222">
            <text:p>5901222</text:p>
          </table:table-cell>
          <table:table-cell table:number-columns-repeated="14"/>
        </table:table-row>
        <table:table-row table:style-name="ro2">
          <table:table-cell office:value-type="float" office:value="1479624066625">
            <text:p>1479624066625</text:p>
          </table:table-cell>
          <table:table-cell table:formula="of:=[.A590]-[.A589]" office:value-type="float" office:value="7">
            <text:p>7</text:p>
          </table:table-cell>
          <table:table-cell office:value-type="float" office:value="1479624066625">
            <text:p>1479624066625</text:p>
          </table:table-cell>
          <table:table-cell office:value-type="float" office:value="4786823">
            <text:p>4786823</text:p>
          </table:table-cell>
          <table:table-cell table:number-columns-repeated="14"/>
        </table:table-row>
        <table:table-row table:style-name="ro2">
          <table:table-cell office:value-type="float" office:value="1479624066632">
            <text:p>1479624066632</text:p>
          </table:table-cell>
          <table:table-cell table:formula="of:=[.A591]-[.A590]" office:value-type="float" office:value="8">
            <text:p>8</text:p>
          </table:table-cell>
          <table:table-cell office:value-type="float" office:value="1479624066632">
            <text:p>1479624066632</text:p>
          </table:table-cell>
          <table:table-cell office:value-type="float" office:value="6598758">
            <text:p>6598758</text:p>
          </table:table-cell>
          <table:table-cell table:number-columns-repeated="14"/>
        </table:table-row>
        <table:table-row table:style-name="ro2">
          <table:table-cell office:value-type="float" office:value="1479624066640">
            <text:p>1479624066640</text:p>
          </table:table-cell>
          <table:table-cell table:formula="of:=[.A592]-[.A591]" office:value-type="float" office:value="8">
            <text:p>8</text:p>
          </table:table-cell>
          <table:table-cell office:value-type="float" office:value="1479624066640">
            <text:p>1479624066640</text:p>
          </table:table-cell>
          <table:table-cell office:value-type="float" office:value="5830955">
            <text:p>5830955</text:p>
          </table:table-cell>
          <table:table-cell table:number-columns-repeated="14"/>
        </table:table-row>
        <table:table-row table:style-name="ro2">
          <table:table-cell office:value-type="float" office:value="1479624066648">
            <text:p>1479624066648</text:p>
          </table:table-cell>
          <table:table-cell table:formula="of:=[.A593]-[.A592]" office:value-type="float" office:value="13">
            <text:p>13</text:p>
          </table:table-cell>
          <table:table-cell office:value-type="float" office:value="1479624066648">
            <text:p>1479624066648</text:p>
          </table:table-cell>
          <table:table-cell office:value-type="float" office:value="5563705">
            <text:p>5563705</text:p>
          </table:table-cell>
          <table:table-cell table:number-columns-repeated="14"/>
        </table:table-row>
        <table:table-row table:style-name="ro2">
          <table:table-cell office:value-type="float" office:value="1479624066661">
            <text:p>1479624066661</text:p>
          </table:table-cell>
          <table:table-cell table:formula="of:=[.A594]-[.A593]" office:value-type="float" office:value="0">
            <text:p>0</text:p>
          </table:table-cell>
          <table:table-cell office:value-type="float" office:value="1479624066661">
            <text:p>1479624066661</text:p>
          </table:table-cell>
          <table:table-cell office:value-type="float" office:value="4729188">
            <text:p>4729188</text:p>
          </table:table-cell>
          <table:table-cell table:number-columns-repeated="14"/>
        </table:table-row>
        <table:table-row table:style-name="ro2">
          <table:table-cell office:value-type="float" office:value="1479624066661">
            <text:p>1479624066661</text:p>
          </table:table-cell>
          <table:table-cell table:formula="of:=[.A595]-[.A594]" office:value-type="float" office:value="25">
            <text:p>25</text:p>
          </table:table-cell>
          <table:table-cell office:value-type="float" office:value="1479624066661">
            <text:p>1479624066661</text:p>
          </table:table-cell>
          <table:table-cell office:value-type="float" office:value="12222861">
            <text:p>12222861</text:p>
          </table:table-cell>
          <table:table-cell table:number-columns-repeated="14"/>
        </table:table-row>
        <table:table-row table:style-name="ro2">
          <table:table-cell office:value-type="float" office:value="1479624066686">
            <text:p>1479624066686</text:p>
          </table:table-cell>
          <table:table-cell table:formula="of:=[.A596]-[.A595]" office:value-type="float" office:value="14">
            <text:p>14</text:p>
          </table:table-cell>
          <table:table-cell office:value-type="float" office:value="1479624066686">
            <text:p>1479624066686</text:p>
          </table:table-cell>
          <table:table-cell office:value-type="float" office:value="4967622">
            <text:p>4967622</text:p>
          </table:table-cell>
          <table:table-cell table:number-columns-repeated="14"/>
        </table:table-row>
        <table:table-row table:style-name="ro2">
          <table:table-cell office:value-type="float" office:value="1479624066700">
            <text:p>1479624066700</text:p>
          </table:table-cell>
          <table:table-cell table:formula="of:=[.A597]-[.A596]" office:value-type="float" office:value="0">
            <text:p>0</text:p>
          </table:table-cell>
          <table:table-cell office:value-type="float" office:value="1479624066700">
            <text:p>1479624066700</text:p>
          </table:table-cell>
          <table:table-cell office:value-type="float" office:value="5089207">
            <text:p>5089207</text:p>
          </table:table-cell>
          <table:table-cell table:number-columns-repeated="14"/>
        </table:table-row>
        <table:table-row table:style-name="ro2">
          <table:table-cell office:value-type="float" office:value="1479624066700">
            <text:p>1479624066700</text:p>
          </table:table-cell>
          <table:table-cell table:formula="of:=[.A598]-[.A597]" office:value-type="float" office:value="18">
            <text:p>18</text:p>
          </table:table-cell>
          <table:table-cell office:value-type="float" office:value="1479624066700">
            <text:p>1479624066700</text:p>
          </table:table-cell>
          <table:table-cell office:value-type="float" office:value="5750820">
            <text:p>5750820</text:p>
          </table:table-cell>
          <table:table-cell table:number-columns-repeated="14"/>
        </table:table-row>
        <table:table-row table:style-name="ro2">
          <table:table-cell office:value-type="float" office:value="1479624066718">
            <text:p>1479624066718</text:p>
          </table:table-cell>
          <table:table-cell table:formula="of:=[.A599]-[.A598]" office:value-type="float" office:value="7">
            <text:p>7</text:p>
          </table:table-cell>
          <table:table-cell office:value-type="float" office:value="1479624066718">
            <text:p>1479624066718</text:p>
          </table:table-cell>
          <table:table-cell office:value-type="float" office:value="8942825">
            <text:p>8942825</text:p>
          </table:table-cell>
          <table:table-cell table:number-columns-repeated="14"/>
        </table:table-row>
        <table:table-row table:style-name="ro2">
          <table:table-cell office:value-type="float" office:value="1479624066725">
            <text:p>1479624066725</text:p>
          </table:table-cell>
          <table:table-cell table:formula="of:=[.A600]-[.A599]" office:value-type="float" office:value="15">
            <text:p>15</text:p>
          </table:table-cell>
          <table:table-cell office:value-type="float" office:value="1479624066725">
            <text:p>1479624066725</text:p>
          </table:table-cell>
          <table:table-cell office:value-type="float" office:value="6564809">
            <text:p>6564809</text:p>
          </table:table-cell>
          <table:table-cell table:number-columns-repeated="14"/>
        </table:table-row>
        <table:table-row table:style-name="ro2">
          <table:table-cell office:value-type="float" office:value="1479624066740">
            <text:p>1479624066740</text:p>
          </table:table-cell>
          <table:table-cell table:formula="of:=[.A601]-[.A600]" office:value-type="float" office:value="8">
            <text:p>8</text:p>
          </table:table-cell>
          <table:table-cell office:value-type="float" office:value="1479624066740">
            <text:p>1479624066740</text:p>
          </table:table-cell>
          <table:table-cell office:value-type="float" office:value="4214821">
            <text:p>4214821</text:p>
          </table:table-cell>
          <table:table-cell table:number-columns-repeated="14"/>
        </table:table-row>
        <table:table-row table:style-name="ro2">
          <table:table-cell office:value-type="float" office:value="1479624066748">
            <text:p>1479624066748</text:p>
          </table:table-cell>
          <table:table-cell table:formula="of:=[.A602]-[.A601]" office:value-type="float" office:value="0">
            <text:p>0</text:p>
          </table:table-cell>
          <table:table-cell office:value-type="float" office:value="1479624066748">
            <text:p>1479624066748</text:p>
          </table:table-cell>
          <table:table-cell office:value-type="float" office:value="4508519">
            <text:p>4508519</text:p>
          </table:table-cell>
          <table:table-cell table:number-columns-repeated="14"/>
        </table:table-row>
        <table:table-row table:style-name="ro2">
          <table:table-cell office:value-type="float" office:value="1479624066748">
            <text:p>1479624066748</text:p>
          </table:table-cell>
          <table:table-cell table:formula="of:=[.A603]-[.A602]" office:value-type="float" office:value="8">
            <text:p>8</text:p>
          </table:table-cell>
          <table:table-cell office:value-type="float" office:value="1479624066748">
            <text:p>1479624066748</text:p>
          </table:table-cell>
          <table:table-cell office:value-type="float" office:value="7611705">
            <text:p>7611705</text:p>
          </table:table-cell>
          <table:table-cell table:number-columns-repeated="14"/>
        </table:table-row>
        <table:table-row table:style-name="ro2">
          <table:table-cell office:value-type="float" office:value="1479624066756">
            <text:p>1479624066756</text:p>
          </table:table-cell>
          <table:table-cell table:formula="of:=[.A604]-[.A603]" office:value-type="float" office:value="7">
            <text:p>7</text:p>
          </table:table-cell>
          <table:table-cell office:value-type="float" office:value="1479624066756">
            <text:p>1479624066756</text:p>
          </table:table-cell>
          <table:table-cell office:value-type="float" office:value="4153238">
            <text:p>4153238</text:p>
          </table:table-cell>
          <table:table-cell table:number-columns-repeated="14"/>
        </table:table-row>
        <table:table-row table:style-name="ro2">
          <table:table-cell office:value-type="float" office:value="1479624066763">
            <text:p>1479624066763</text:p>
          </table:table-cell>
          <table:table-cell table:formula="of:=[.A605]-[.A604]" office:value-type="float" office:value="7">
            <text:p>7</text:p>
          </table:table-cell>
          <table:table-cell office:value-type="float" office:value="1479624066763">
            <text:p>1479624066763</text:p>
          </table:table-cell>
          <table:table-cell office:value-type="float" office:value="8433194">
            <text:p>8433194</text:p>
          </table:table-cell>
          <table:table-cell table:number-columns-repeated="14"/>
        </table:table-row>
        <table:table-row table:style-name="ro2">
          <table:table-cell office:value-type="float" office:value="1479624066770">
            <text:p>1479624066770</text:p>
          </table:table-cell>
          <table:table-cell table:formula="of:=[.A606]-[.A605]" office:value-type="float" office:value="7">
            <text:p>7</text:p>
          </table:table-cell>
          <table:table-cell office:value-type="float" office:value="1479624066770">
            <text:p>1479624066770</text:p>
          </table:table-cell>
          <table:table-cell office:value-type="float" office:value="5294875">
            <text:p>5294875</text:p>
          </table:table-cell>
          <table:table-cell table:number-columns-repeated="14"/>
        </table:table-row>
        <table:table-row table:style-name="ro2">
          <table:table-cell office:value-type="float" office:value="1479624066777">
            <text:p>1479624066777</text:p>
          </table:table-cell>
          <table:table-cell table:formula="of:=[.A607]-[.A606]" office:value-type="float" office:value="0">
            <text:p>0</text:p>
          </table:table-cell>
          <table:table-cell office:value-type="float" office:value="1479624066777">
            <text:p>1479624066777</text:p>
          </table:table-cell>
          <table:table-cell office:value-type="float" office:value="6605469">
            <text:p>6605469</text:p>
          </table:table-cell>
          <table:table-cell table:number-columns-repeated="14"/>
        </table:table-row>
        <table:table-row table:style-name="ro2">
          <table:table-cell office:value-type="float" office:value="1479624066777">
            <text:p>1479624066777</text:p>
          </table:table-cell>
          <table:table-cell table:formula="of:=[.A608]-[.A607]" office:value-type="float" office:value="16">
            <text:p>16</text:p>
          </table:table-cell>
          <table:table-cell office:value-type="float" office:value="1479624066777">
            <text:p>1479624066777</text:p>
          </table:table-cell>
          <table:table-cell office:value-type="float" office:value="6768503">
            <text:p>6768503</text:p>
          </table:table-cell>
          <table:table-cell table:number-columns-repeated="14"/>
        </table:table-row>
        <table:table-row table:style-name="ro2">
          <table:table-cell office:value-type="float" office:value="1479624066793">
            <text:p>1479624066793</text:p>
          </table:table-cell>
          <table:table-cell table:formula="of:=[.A609]-[.A608]" office:value-type="float" office:value="17">
            <text:p>17</text:p>
          </table:table-cell>
          <table:table-cell office:value-type="float" office:value="1479624066793">
            <text:p>1479624066793</text:p>
          </table:table-cell>
          <table:table-cell office:value-type="float" office:value="4289824">
            <text:p>4289824</text:p>
          </table:table-cell>
          <table:table-cell table:number-columns-repeated="14"/>
        </table:table-row>
        <table:table-row table:style-name="ro2">
          <table:table-cell office:value-type="float" office:value="1479624066810">
            <text:p>1479624066810</text:p>
          </table:table-cell>
          <table:table-cell table:formula="of:=[.A610]-[.A609]" office:value-type="float" office:value="8">
            <text:p>8</text:p>
          </table:table-cell>
          <table:table-cell office:value-type="float" office:value="1479624066810">
            <text:p>1479624066810</text:p>
          </table:table-cell>
          <table:table-cell office:value-type="float" office:value="6171236">
            <text:p>6171236</text:p>
          </table:table-cell>
          <table:table-cell table:number-columns-repeated="14"/>
        </table:table-row>
        <table:table-row table:style-name="ro2">
          <table:table-cell office:value-type="float" office:value="1479624066818">
            <text:p>1479624066818</text:p>
          </table:table-cell>
          <table:table-cell table:formula="of:=[.A611]-[.A610]" office:value-type="float" office:value="7">
            <text:p>7</text:p>
          </table:table-cell>
          <table:table-cell office:value-type="float" office:value="1479624066818">
            <text:p>1479624066818</text:p>
          </table:table-cell>
          <table:table-cell office:value-type="float" office:value="5162238">
            <text:p>5162238</text:p>
          </table:table-cell>
          <table:table-cell table:number-columns-repeated="14"/>
        </table:table-row>
        <table:table-row table:style-name="ro2">
          <table:table-cell office:value-type="float" office:value="1479624066825">
            <text:p>1479624066825</text:p>
          </table:table-cell>
          <table:table-cell table:formula="of:=[.A612]-[.A611]" office:value-type="float" office:value="16">
            <text:p>16</text:p>
          </table:table-cell>
          <table:table-cell office:value-type="float" office:value="1479624066825">
            <text:p>1479624066825</text:p>
          </table:table-cell>
          <table:table-cell office:value-type="float" office:value="7177866">
            <text:p>7177866</text:p>
          </table:table-cell>
          <table:table-cell table:number-columns-repeated="14"/>
        </table:table-row>
        <table:table-row table:style-name="ro2">
          <table:table-cell office:value-type="float" office:value="1479624066841">
            <text:p>1479624066841</text:p>
          </table:table-cell>
          <table:table-cell table:formula="of:=[.A613]-[.A612]" office:value-type="float" office:value="13">
            <text:p>13</text:p>
          </table:table-cell>
          <table:table-cell office:value-type="float" office:value="1479624066841">
            <text:p>1479624066841</text:p>
          </table:table-cell>
          <table:table-cell office:value-type="float" office:value="5081313">
            <text:p>5081313</text:p>
          </table:table-cell>
          <table:table-cell table:number-columns-repeated="14"/>
        </table:table-row>
        <table:table-row table:style-name="ro2">
          <table:table-cell office:value-type="float" office:value="1479624066854">
            <text:p>1479624066854</text:p>
          </table:table-cell>
          <table:table-cell table:formula="of:=[.A614]-[.A613]" office:value-type="float" office:value="15">
            <text:p>15</text:p>
          </table:table-cell>
          <table:table-cell office:value-type="float" office:value="1479624066854">
            <text:p>1479624066854</text:p>
          </table:table-cell>
          <table:table-cell office:value-type="float" office:value="5624498">
            <text:p>5624498</text:p>
          </table:table-cell>
          <table:table-cell table:number-columns-repeated="14"/>
        </table:table-row>
        <table:table-row table:style-name="ro2">
          <table:table-cell office:value-type="float" office:value="1479624066869">
            <text:p>1479624066869</text:p>
          </table:table-cell>
          <table:table-cell table:formula="of:=[.A615]-[.A614]" office:value-type="float" office:value="8">
            <text:p>8</text:p>
          </table:table-cell>
          <table:table-cell office:value-type="float" office:value="1479624066869">
            <text:p>1479624066869</text:p>
          </table:table-cell>
          <table:table-cell office:value-type="float" office:value="4634053">
            <text:p>4634053</text:p>
          </table:table-cell>
          <table:table-cell table:number-columns-repeated="14"/>
        </table:table-row>
        <table:table-row table:style-name="ro2">
          <table:table-cell office:value-type="float" office:value="1479624066877">
            <text:p>1479624066877</text:p>
          </table:table-cell>
          <table:table-cell table:formula="of:=[.A616]-[.A615]" office:value-type="float" office:value="8">
            <text:p>8</text:p>
          </table:table-cell>
          <table:table-cell office:value-type="float" office:value="1479624066877">
            <text:p>1479624066877</text:p>
          </table:table-cell>
          <table:table-cell office:value-type="float" office:value="6994304">
            <text:p>6994304</text:p>
          </table:table-cell>
          <table:table-cell table:number-columns-repeated="14"/>
        </table:table-row>
        <table:table-row table:style-name="ro2">
          <table:table-cell office:value-type="float" office:value="1479624066885">
            <text:p>1479624066885</text:p>
          </table:table-cell>
          <table:table-cell table:formula="of:=[.A617]-[.A616]" office:value-type="float" office:value="14">
            <text:p>14</text:p>
          </table:table-cell>
          <table:table-cell office:value-type="float" office:value="1479624066885">
            <text:p>1479624066885</text:p>
          </table:table-cell>
          <table:table-cell office:value-type="float" office:value="4722478">
            <text:p>4722478</text:p>
          </table:table-cell>
          <table:table-cell table:number-columns-repeated="14"/>
        </table:table-row>
        <table:table-row table:style-name="ro2">
          <table:table-cell office:value-type="float" office:value="1479624066899">
            <text:p>1479624066899</text:p>
          </table:table-cell>
          <table:table-cell table:formula="of:=[.A618]-[.A617]" office:value-type="float" office:value="7">
            <text:p>7</text:p>
          </table:table-cell>
          <table:table-cell office:value-type="float" office:value="1479624066899">
            <text:p>1479624066899</text:p>
          </table:table-cell>
          <table:table-cell office:value-type="float" office:value="5074996">
            <text:p>5074996</text:p>
          </table:table-cell>
          <table:table-cell table:number-columns-repeated="14"/>
        </table:table-row>
        <table:table-row table:style-name="ro2">
          <table:table-cell office:value-type="float" office:value="1479624066906">
            <text:p>1479624066906</text:p>
          </table:table-cell>
          <table:table-cell table:formula="of:=[.A619]-[.A618]" office:value-type="float" office:value="36">
            <text:p>36</text:p>
          </table:table-cell>
          <table:table-cell office:value-type="float" office:value="1479624066906">
            <text:p>1479624066906</text:p>
          </table:table-cell>
          <table:table-cell office:value-type="float" office:value="4140606">
            <text:p>4140606</text:p>
          </table:table-cell>
          <table:table-cell table:number-columns-repeated="14"/>
        </table:table-row>
        <table:table-row table:style-name="ro2">
          <table:table-cell office:value-type="float" office:value="1479624066942">
            <text:p>1479624066942</text:p>
          </table:table-cell>
          <table:table-cell table:formula="of:=[.A620]-[.A619]" office:value-type="float" office:value="8">
            <text:p>8</text:p>
          </table:table-cell>
          <table:table-cell office:value-type="float" office:value="1479624066942">
            <text:p>1479624066942</text:p>
          </table:table-cell>
          <table:table-cell office:value-type="float" office:value="5390801">
            <text:p>5390801</text:p>
          </table:table-cell>
          <table:table-cell table:number-columns-repeated="14"/>
        </table:table-row>
        <table:table-row table:style-name="ro2">
          <table:table-cell office:value-type="float" office:value="1479624066950">
            <text:p>1479624066950</text:p>
          </table:table-cell>
          <table:table-cell table:formula="of:=[.A621]-[.A620]" office:value-type="float" office:value="7">
            <text:p>7</text:p>
          </table:table-cell>
          <table:table-cell office:value-type="float" office:value="1479624066950">
            <text:p>1479624066950</text:p>
          </table:table-cell>
          <table:table-cell office:value-type="float" office:value="4519573">
            <text:p>4519573</text:p>
          </table:table-cell>
          <table:table-cell table:number-columns-repeated="14"/>
        </table:table-row>
        <table:table-row table:style-name="ro2">
          <table:table-cell office:value-type="float" office:value="1479624066957">
            <text:p>1479624066957</text:p>
          </table:table-cell>
          <table:table-cell table:formula="of:=[.A622]-[.A621]" office:value-type="float" office:value="17">
            <text:p>17</text:p>
          </table:table-cell>
          <table:table-cell office:value-type="float" office:value="1479624066957">
            <text:p>1479624066957</text:p>
          </table:table-cell>
          <table:table-cell office:value-type="float" office:value="6184658">
            <text:p>6184658</text:p>
          </table:table-cell>
          <table:table-cell table:number-columns-repeated="14"/>
        </table:table-row>
        <table:table-row table:style-name="ro2">
          <table:table-cell office:value-type="float" office:value="1479624066974">
            <text:p>1479624066974</text:p>
          </table:table-cell>
          <table:table-cell table:formula="of:=[.A623]-[.A622]" office:value-type="float" office:value="6">
            <text:p>6</text:p>
          </table:table-cell>
          <table:table-cell office:value-type="float" office:value="1479624066974">
            <text:p>1479624066974</text:p>
          </table:table-cell>
          <table:table-cell office:value-type="float" office:value="4913935">
            <text:p>4913935</text:p>
          </table:table-cell>
          <table:table-cell table:number-columns-repeated="14"/>
        </table:table-row>
        <table:table-row table:style-name="ro2">
          <table:table-cell office:value-type="float" office:value="1479624066980">
            <text:p>1479624066980</text:p>
          </table:table-cell>
          <table:table-cell table:formula="of:=[.A624]-[.A623]" office:value-type="float" office:value="17">
            <text:p>17</text:p>
          </table:table-cell>
          <table:table-cell office:value-type="float" office:value="1479624066980">
            <text:p>1479624066980</text:p>
          </table:table-cell>
          <table:table-cell office:value-type="float" office:value="17046396">
            <text:p>17046396</text:p>
          </table:table-cell>
          <table:table-cell table:number-columns-repeated="14"/>
        </table:table-row>
        <table:table-row table:style-name="ro2">
          <table:table-cell office:value-type="float" office:value="1479624066997">
            <text:p>1479624066997</text:p>
          </table:table-cell>
          <table:table-cell table:formula="of:=[.A625]-[.A624]" office:value-type="float" office:value="16">
            <text:p>16</text:p>
          </table:table-cell>
          <table:table-cell office:value-type="float" office:value="1479624066997">
            <text:p>1479624066997</text:p>
          </table:table-cell>
          <table:table-cell office:value-type="float" office:value="4598919">
            <text:p>4598919</text:p>
          </table:table-cell>
          <table:table-cell table:number-columns-repeated="14"/>
        </table:table-row>
        <table:table-row table:style-name="ro2">
          <table:table-cell office:value-type="float" office:value="1479624067013">
            <text:p>1479624067013</text:p>
          </table:table-cell>
          <table:table-cell table:formula="of:=[.A626]-[.A625]" office:value-type="float" office:value="15">
            <text:p>15</text:p>
          </table:table-cell>
          <table:table-cell office:value-type="float" office:value="1479624067013">
            <text:p>1479624067013</text:p>
          </table:table-cell>
          <table:table-cell office:value-type="float" office:value="4748531">
            <text:p>4748531</text:p>
          </table:table-cell>
          <table:table-cell table:number-columns-repeated="14"/>
        </table:table-row>
        <table:table-row table:style-name="ro2">
          <table:table-cell office:value-type="float" office:value="1479624067028">
            <text:p>1479624067028</text:p>
          </table:table-cell>
          <table:table-cell table:formula="of:=[.A627]-[.A626]" office:value-type="float" office:value="10">
            <text:p>10</text:p>
          </table:table-cell>
          <table:table-cell office:value-type="float" office:value="1479624067028">
            <text:p>1479624067028</text:p>
          </table:table-cell>
          <table:table-cell office:value-type="float" office:value="5894512">
            <text:p>5894512</text:p>
          </table:table-cell>
          <table:table-cell table:number-columns-repeated="14"/>
        </table:table-row>
        <table:table-row table:style-name="ro2">
          <table:table-cell office:value-type="float" office:value="1479624067038">
            <text:p>1479624067038</text:p>
          </table:table-cell>
          <table:table-cell table:formula="of:=[.A628]-[.A627]" office:value-type="float" office:value="8">
            <text:p>8</text:p>
          </table:table-cell>
          <table:table-cell office:value-type="float" office:value="1479624067038">
            <text:p>1479624067038</text:p>
          </table:table-cell>
          <table:table-cell office:value-type="float" office:value="4462333">
            <text:p>4462333</text:p>
          </table:table-cell>
          <table:table-cell table:number-columns-repeated="14"/>
        </table:table-row>
        <table:table-row table:style-name="ro2">
          <table:table-cell office:value-type="float" office:value="1479624067046">
            <text:p>1479624067046</text:p>
          </table:table-cell>
          <table:table-cell table:formula="of:=[.A629]-[.A628]" office:value-type="float" office:value="7">
            <text:p>7</text:p>
          </table:table-cell>
          <table:table-cell office:value-type="float" office:value="1479624067046">
            <text:p>1479624067046</text:p>
          </table:table-cell>
          <table:table-cell office:value-type="float" office:value="4340354">
            <text:p>4340354</text:p>
          </table:table-cell>
          <table:table-cell table:number-columns-repeated="14"/>
        </table:table-row>
        <table:table-row table:style-name="ro2">
          <table:table-cell office:value-type="float" office:value="1479624067053">
            <text:p>1479624067053</text:p>
          </table:table-cell>
          <table:table-cell table:formula="of:=[.A630]-[.A629]" office:value-type="float" office:value="9">
            <text:p>9</text:p>
          </table:table-cell>
          <table:table-cell office:value-type="float" office:value="1479624067053">
            <text:p>1479624067053</text:p>
          </table:table-cell>
          <table:table-cell office:value-type="float" office:value="4594577">
            <text:p>4594577</text:p>
          </table:table-cell>
          <table:table-cell table:number-columns-repeated="14"/>
        </table:table-row>
        <table:table-row table:style-name="ro2">
          <table:table-cell office:value-type="float" office:value="1479624067062">
            <text:p>1479624067062</text:p>
          </table:table-cell>
          <table:table-cell table:formula="of:=[.A631]-[.A630]" office:value-type="float" office:value="7">
            <text:p>7</text:p>
          </table:table-cell>
          <table:table-cell office:value-type="float" office:value="1479624067062">
            <text:p>1479624067062</text:p>
          </table:table-cell>
          <table:table-cell office:value-type="float" office:value="4354565">
            <text:p>4354565</text:p>
          </table:table-cell>
          <table:table-cell table:number-columns-repeated="14"/>
        </table:table-row>
        <table:table-row table:style-name="ro2">
          <table:table-cell office:value-type="float" office:value="1479624067069">
            <text:p>1479624067069</text:p>
          </table:table-cell>
          <table:table-cell table:formula="of:=[.A632]-[.A631]" office:value-type="float" office:value="7">
            <text:p>7</text:p>
          </table:table-cell>
          <table:table-cell office:value-type="float" office:value="1479624067069">
            <text:p>1479624067069</text:p>
          </table:table-cell>
          <table:table-cell office:value-type="float" office:value="3906515">
            <text:p>3906515</text:p>
          </table:table-cell>
          <table:table-cell table:number-columns-repeated="14"/>
        </table:table-row>
        <table:table-row table:style-name="ro2">
          <table:table-cell office:value-type="float" office:value="1479624067076">
            <text:p>1479624067076</text:p>
          </table:table-cell>
          <table:table-cell table:formula="of:=[.A633]-[.A632]" office:value-type="float" office:value="9">
            <text:p>9</text:p>
          </table:table-cell>
          <table:table-cell office:value-type="float" office:value="1479624067076">
            <text:p>1479624067076</text:p>
          </table:table-cell>
          <table:table-cell office:value-type="float" office:value="7374061">
            <text:p>7374061</text:p>
          </table:table-cell>
          <table:table-cell table:number-columns-repeated="14"/>
        </table:table-row>
        <table:table-row table:style-name="ro2">
          <table:table-cell office:value-type="float" office:value="1479624067085">
            <text:p>1479624067085</text:p>
          </table:table-cell>
          <table:table-cell table:formula="of:=[.A634]-[.A633]" office:value-type="float" office:value="0">
            <text:p>0</text:p>
          </table:table-cell>
          <table:table-cell office:value-type="float" office:value="1479624067085">
            <text:p>1479624067085</text:p>
          </table:table-cell>
          <table:table-cell office:value-type="float" office:value="12059036">
            <text:p>12059036</text:p>
          </table:table-cell>
          <table:table-cell table:number-columns-repeated="14"/>
        </table:table-row>
        <table:table-row table:style-name="ro2">
          <table:table-cell office:value-type="float" office:value="1479624067085">
            <text:p>1479624067085</text:p>
          </table:table-cell>
          <table:table-cell table:formula="of:=[.A635]-[.A634]" office:value-type="float" office:value="15">
            <text:p>15</text:p>
          </table:table-cell>
          <table:table-cell office:value-type="float" office:value="1479624067085">
            <text:p>1479624067085</text:p>
          </table:table-cell>
          <table:table-cell office:value-type="float" office:value="5060390">
            <text:p>5060390</text:p>
          </table:table-cell>
          <table:table-cell table:number-columns-repeated="14"/>
        </table:table-row>
        <table:table-row table:style-name="ro2">
          <table:table-cell office:value-type="float" office:value="1479624067100">
            <text:p>1479624067100</text:p>
          </table:table-cell>
          <table:table-cell table:formula="of:=[.A636]-[.A635]" office:value-type="float" office:value="7">
            <text:p>7</text:p>
          </table:table-cell>
          <table:table-cell office:value-type="float" office:value="1479624067100">
            <text:p>1479624067100</text:p>
          </table:table-cell>
          <table:table-cell office:value-type="float" office:value="4069944">
            <text:p>4069944</text:p>
          </table:table-cell>
          <table:table-cell table:number-columns-repeated="14"/>
        </table:table-row>
        <table:table-row table:style-name="ro2">
          <table:table-cell office:value-type="float" office:value="1479624067107">
            <text:p>1479624067107</text:p>
          </table:table-cell>
          <table:table-cell table:formula="of:=[.A637]-[.A636]" office:value-type="float" office:value="8">
            <text:p>8</text:p>
          </table:table-cell>
          <table:table-cell office:value-type="float" office:value="1479624067107">
            <text:p>1479624067107</text:p>
          </table:table-cell>
          <table:table-cell office:value-type="float" office:value="4903672">
            <text:p>4903672</text:p>
          </table:table-cell>
          <table:table-cell table:number-columns-repeated="14"/>
        </table:table-row>
        <table:table-row table:style-name="ro2">
          <table:table-cell office:value-type="float" office:value="1479624067115">
            <text:p>1479624067115</text:p>
          </table:table-cell>
          <table:table-cell table:formula="of:=[.A638]-[.A637]" office:value-type="float" office:value="7">
            <text:p>7</text:p>
          </table:table-cell>
          <table:table-cell office:value-type="float" office:value="1479624067115">
            <text:p>1479624067115</text:p>
          </table:table-cell>
          <table:table-cell office:value-type="float" office:value="5721214">
            <text:p>5721214</text:p>
          </table:table-cell>
          <table:table-cell table:number-columns-repeated="14"/>
        </table:table-row>
        <table:table-row table:style-name="ro2">
          <table:table-cell office:value-type="float" office:value="1479624067122">
            <text:p>1479624067122</text:p>
          </table:table-cell>
          <table:table-cell table:formula="of:=[.A639]-[.A638]" office:value-type="float" office:value="8">
            <text:p>8</text:p>
          </table:table-cell>
          <table:table-cell office:value-type="float" office:value="1479624067122">
            <text:p>1479624067122</text:p>
          </table:table-cell>
          <table:table-cell office:value-type="float" office:value="4189556">
            <text:p>4189556</text:p>
          </table:table-cell>
          <table:table-cell table:number-columns-repeated="14"/>
        </table:table-row>
        <table:table-row table:style-name="ro2">
          <table:table-cell office:value-type="float" office:value="1479624067130">
            <text:p>1479624067130</text:p>
          </table:table-cell>
          <table:table-cell table:formula="of:=[.A640]-[.A639]" office:value-type="float" office:value="7">
            <text:p>7</text:p>
          </table:table-cell>
          <table:table-cell office:value-type="float" office:value="1479624067130">
            <text:p>1479624067130</text:p>
          </table:table-cell>
          <table:table-cell office:value-type="float" office:value="5430672">
            <text:p>5430672</text:p>
          </table:table-cell>
          <table:table-cell table:number-columns-repeated="14"/>
        </table:table-row>
        <table:table-row table:style-name="ro2">
          <table:table-cell office:value-type="float" office:value="1479624067137">
            <text:p>1479624067137</text:p>
          </table:table-cell>
          <table:table-cell table:formula="of:=[.A641]-[.A640]" office:value-type="float" office:value="24">
            <text:p>24</text:p>
          </table:table-cell>
          <table:table-cell office:value-type="float" office:value="1479624067137">
            <text:p>1479624067137</text:p>
          </table:table-cell>
          <table:table-cell office:value-type="float" office:value="9216392">
            <text:p>9216392</text:p>
          </table:table-cell>
          <table:table-cell table:number-columns-repeated="14"/>
        </table:table-row>
        <table:table-row table:style-name="ro2">
          <table:table-cell office:value-type="float" office:value="1479624067161">
            <text:p>1479624067161</text:p>
          </table:table-cell>
          <table:table-cell table:formula="of:=[.A642]-[.A641]" office:value-type="float" office:value="9">
            <text:p>9</text:p>
          </table:table-cell>
          <table:table-cell office:value-type="float" office:value="1479624067161">
            <text:p>1479624067161</text:p>
          </table:table-cell>
          <table:table-cell office:value-type="float" office:value="5652130">
            <text:p>5652130</text:p>
          </table:table-cell>
          <table:table-cell table:number-columns-repeated="14"/>
        </table:table-row>
        <table:table-row table:style-name="ro2">
          <table:table-cell office:value-type="float" office:value="1479624067170">
            <text:p>1479624067170</text:p>
          </table:table-cell>
          <table:table-cell table:formula="of:=[.A643]-[.A642]" office:value-type="float" office:value="7">
            <text:p>7</text:p>
          </table:table-cell>
          <table:table-cell office:value-type="float" office:value="1479624067170">
            <text:p>1479624067170</text:p>
          </table:table-cell>
          <table:table-cell office:value-type="float" office:value="5452779">
            <text:p>5452779</text:p>
          </table:table-cell>
          <table:table-cell table:number-columns-repeated="14"/>
        </table:table-row>
        <table:table-row table:style-name="ro2">
          <table:table-cell office:value-type="float" office:value="1479624067177">
            <text:p>1479624067177</text:p>
          </table:table-cell>
          <table:table-cell table:formula="of:=[.A644]-[.A643]" office:value-type="float" office:value="15">
            <text:p>15</text:p>
          </table:table-cell>
          <table:table-cell office:value-type="float" office:value="1479624067177">
            <text:p>1479624067177</text:p>
          </table:table-cell>
          <table:table-cell office:value-type="float" office:value="12379974">
            <text:p>12379974</text:p>
          </table:table-cell>
          <table:table-cell table:number-columns-repeated="14"/>
        </table:table-row>
        <table:table-row table:style-name="ro2">
          <table:table-cell office:value-type="float" office:value="1479624067192">
            <text:p>1479624067192</text:p>
          </table:table-cell>
          <table:table-cell table:formula="of:=[.A645]-[.A644]" office:value-type="float" office:value="0">
            <text:p>0</text:p>
          </table:table-cell>
          <table:table-cell office:value-type="float" office:value="1479624067192">
            <text:p>1479624067192</text:p>
          </table:table-cell>
          <table:table-cell office:value-type="float" office:value="8318714">
            <text:p>8318714</text:p>
          </table:table-cell>
          <table:table-cell table:number-columns-repeated="14"/>
        </table:table-row>
        <table:table-row table:style-name="ro2">
          <table:table-cell office:value-type="float" office:value="1479624067192">
            <text:p>1479624067192</text:p>
          </table:table-cell>
          <table:table-cell table:formula="of:=[.A646]-[.A645]" office:value-type="float" office:value="7">
            <text:p>7</text:p>
          </table:table-cell>
          <table:table-cell office:value-type="float" office:value="1479624067192">
            <text:p>1479624067192</text:p>
          </table:table-cell>
          <table:table-cell office:value-type="float" office:value="4531416">
            <text:p>4531416</text:p>
          </table:table-cell>
          <table:table-cell table:number-columns-repeated="14"/>
        </table:table-row>
        <table:table-row table:style-name="ro2">
          <table:table-cell office:value-type="float" office:value="1479624067199">
            <text:p>1479624067199</text:p>
          </table:table-cell>
          <table:table-cell table:formula="of:=[.A647]-[.A646]" office:value-type="float" office:value="8">
            <text:p>8</text:p>
          </table:table-cell>
          <table:table-cell office:value-type="float" office:value="1479624067199">
            <text:p>1479624067199</text:p>
          </table:table-cell>
          <table:table-cell office:value-type="float" office:value="4920251">
            <text:p>4920251</text:p>
          </table:table-cell>
          <table:table-cell table:number-columns-repeated="14"/>
        </table:table-row>
        <table:table-row table:style-name="ro2">
          <table:table-cell office:value-type="float" office:value="1479624067207">
            <text:p>1479624067207</text:p>
          </table:table-cell>
          <table:table-cell table:formula="of:=[.A648]-[.A647]" office:value-type="float" office:value="7">
            <text:p>7</text:p>
          </table:table-cell>
          <table:table-cell office:value-type="float" office:value="1479624067207">
            <text:p>1479624067207</text:p>
          </table:table-cell>
          <table:table-cell office:value-type="float" office:value="7885271">
            <text:p>7885271</text:p>
          </table:table-cell>
          <table:table-cell table:number-columns-repeated="14"/>
        </table:table-row>
        <table:table-row table:style-name="ro2">
          <table:table-cell office:value-type="float" office:value="1479624067214">
            <text:p>1479624067214</text:p>
          </table:table-cell>
          <table:table-cell table:formula="of:=[.A649]-[.A648]" office:value-type="float" office:value="6">
            <text:p>6</text:p>
          </table:table-cell>
          <table:table-cell office:value-type="float" office:value="1479624067214">
            <text:p>1479624067214</text:p>
          </table:table-cell>
          <table:table-cell office:value-type="float" office:value="5300008">
            <text:p>5300008</text:p>
          </table:table-cell>
          <table:table-cell table:number-columns-repeated="14"/>
        </table:table-row>
        <table:table-row table:style-name="ro2">
          <table:table-cell office:value-type="float" office:value="1479624067220">
            <text:p>1479624067220</text:p>
          </table:table-cell>
          <table:table-cell table:formula="of:=[.A650]-[.A649]" office:value-type="float" office:value="16">
            <text:p>16</text:p>
          </table:table-cell>
          <table:table-cell office:value-type="float" office:value="1479624067220">
            <text:p>1479624067220</text:p>
          </table:table-cell>
          <table:table-cell office:value-type="float" office:value="5656868">
            <text:p>5656868</text:p>
          </table:table-cell>
          <table:table-cell table:number-columns-repeated="14"/>
        </table:table-row>
        <table:table-row table:style-name="ro2">
          <table:table-cell office:value-type="float" office:value="1479624067236">
            <text:p>1479624067236</text:p>
          </table:table-cell>
          <table:table-cell table:formula="of:=[.A651]-[.A650]" office:value-type="float" office:value="0">
            <text:p>0</text:p>
          </table:table-cell>
          <table:table-cell office:value-type="float" office:value="1479624067236">
            <text:p>1479624067236</text:p>
          </table:table-cell>
          <table:table-cell office:value-type="float" office:value="9400348">
            <text:p>9400348</text:p>
          </table:table-cell>
          <table:table-cell table:number-columns-repeated="14"/>
        </table:table-row>
        <table:table-row table:style-name="ro2">
          <table:table-cell office:value-type="float" office:value="1479624067236">
            <text:p>1479624067236</text:p>
          </table:table-cell>
          <table:table-cell table:formula="of:=[.A652]-[.A651]" office:value-type="float" office:value="7">
            <text:p>7</text:p>
          </table:table-cell>
          <table:table-cell office:value-type="float" office:value="1479624067236">
            <text:p>1479624067236</text:p>
          </table:table-cell>
          <table:table-cell office:value-type="float" office:value="5475279">
            <text:p>5475279</text:p>
          </table:table-cell>
          <table:table-cell table:number-columns-repeated="14"/>
        </table:table-row>
        <table:table-row table:style-name="ro2">
          <table:table-cell office:value-type="float" office:value="1479624067243">
            <text:p>1479624067243</text:p>
          </table:table-cell>
          <table:table-cell table:formula="of:=[.A653]-[.A652]" office:value-type="float" office:value="7">
            <text:p>7</text:p>
          </table:table-cell>
          <table:table-cell office:value-type="float" office:value="1479624067243">
            <text:p>1479624067243</text:p>
          </table:table-cell>
          <table:table-cell office:value-type="float" office:value="4902093">
            <text:p>4902093</text:p>
          </table:table-cell>
          <table:table-cell table:number-columns-repeated="14"/>
        </table:table-row>
        <table:table-row table:style-name="ro2">
          <table:table-cell office:value-type="float" office:value="1479624067250">
            <text:p>1479624067250</text:p>
          </table:table-cell>
          <table:table-cell table:formula="of:=[.A654]-[.A653]" office:value-type="float" office:value="8">
            <text:p>8</text:p>
          </table:table-cell>
          <table:table-cell office:value-type="float" office:value="1479624067250">
            <text:p>1479624067250</text:p>
          </table:table-cell>
          <table:table-cell office:value-type="float" office:value="5796217">
            <text:p>5796217</text:p>
          </table:table-cell>
          <table:table-cell table:number-columns-repeated="14"/>
        </table:table-row>
        <table:table-row table:style-name="ro2">
          <table:table-cell office:value-type="float" office:value="1479624067258">
            <text:p>1479624067258</text:p>
          </table:table-cell>
          <table:table-cell table:formula="of:=[.A655]-[.A654]" office:value-type="float" office:value="6">
            <text:p>6</text:p>
          </table:table-cell>
          <table:table-cell office:value-type="float" office:value="1479624067258">
            <text:p>1479624067258</text:p>
          </table:table-cell>
          <table:table-cell office:value-type="float" office:value="5283822">
            <text:p>5283822</text:p>
          </table:table-cell>
          <table:table-cell table:number-columns-repeated="14"/>
        </table:table-row>
        <table:table-row table:style-name="ro2">
          <table:table-cell office:value-type="float" office:value="1479624067264">
            <text:p>1479624067264</text:p>
          </table:table-cell>
          <table:table-cell table:formula="of:=[.A656]-[.A655]" office:value-type="float" office:value="7">
            <text:p>7</text:p>
          </table:table-cell>
          <table:table-cell office:value-type="float" office:value="1479624067264">
            <text:p>1479624067264</text:p>
          </table:table-cell>
          <table:table-cell office:value-type="float" office:value="5360405">
            <text:p>5360405</text:p>
          </table:table-cell>
          <table:table-cell table:number-columns-repeated="14"/>
        </table:table-row>
        <table:table-row table:style-name="ro2">
          <table:table-cell office:value-type="float" office:value="1479624067271">
            <text:p>1479624067271</text:p>
          </table:table-cell>
          <table:table-cell table:formula="of:=[.A657]-[.A656]" office:value-type="float" office:value="8">
            <text:p>8</text:p>
          </table:table-cell>
          <table:table-cell office:value-type="float" office:value="1479624067271">
            <text:p>1479624067271</text:p>
          </table:table-cell>
          <table:table-cell office:value-type="float" office:value="5718055">
            <text:p>5718055</text:p>
          </table:table-cell>
          <table:table-cell table:number-columns-repeated="14"/>
        </table:table-row>
        <table:table-row table:style-name="ro2">
          <table:table-cell office:value-type="float" office:value="1479624067279">
            <text:p>1479624067279</text:p>
          </table:table-cell>
          <table:table-cell table:formula="of:=[.A658]-[.A657]" office:value-type="float" office:value="8">
            <text:p>8</text:p>
          </table:table-cell>
          <table:table-cell office:value-type="float" office:value="1479624067279">
            <text:p>1479624067279</text:p>
          </table:table-cell>
          <table:table-cell office:value-type="float" office:value="4917883">
            <text:p>4917883</text:p>
          </table:table-cell>
          <table:table-cell table:number-columns-repeated="14"/>
        </table:table-row>
        <table:table-row table:style-name="ro2">
          <table:table-cell office:value-type="float" office:value="1479624067287">
            <text:p>1479624067287</text:p>
          </table:table-cell>
          <table:table-cell table:formula="of:=[.A659]-[.A658]" office:value-type="float" office:value="7">
            <text:p>7</text:p>
          </table:table-cell>
          <table:table-cell office:value-type="float" office:value="1479624067287">
            <text:p>1479624067287</text:p>
          </table:table-cell>
          <table:table-cell office:value-type="float" office:value="6590863">
            <text:p>6590863</text:p>
          </table:table-cell>
          <table:table-cell table:number-columns-repeated="14"/>
        </table:table-row>
        <table:table-row table:style-name="ro2">
          <table:table-cell office:value-type="float" office:value="1479624067294">
            <text:p>1479624067294</text:p>
          </table:table-cell>
          <table:table-cell table:formula="of:=[.A660]-[.A659]" office:value-type="float" office:value="26">
            <text:p>26</text:p>
          </table:table-cell>
          <table:table-cell office:value-type="float" office:value="1479624067294">
            <text:p>1479624067294</text:p>
          </table:table-cell>
          <table:table-cell office:value-type="float" office:value="5426724">
            <text:p>5426724</text:p>
          </table:table-cell>
          <table:table-cell table:number-columns-repeated="14"/>
        </table:table-row>
        <table:table-row table:style-name="ro2">
          <table:table-cell office:value-type="float" office:value="1479624067320">
            <text:p>1479624067320</text:p>
          </table:table-cell>
          <table:table-cell table:formula="of:=[.A661]-[.A660]" office:value-type="float" office:value="0">
            <text:p>0</text:p>
          </table:table-cell>
          <table:table-cell office:value-type="float" office:value="1479624067320">
            <text:p>1479624067320</text:p>
          </table:table-cell>
          <table:table-cell office:value-type="float" office:value="5875168">
            <text:p>5875168</text:p>
          </table:table-cell>
          <table:table-cell table:number-columns-repeated="14"/>
        </table:table-row>
        <table:table-row table:style-name="ro2">
          <table:table-cell office:value-type="float" office:value="1479624067320">
            <text:p>1479624067320</text:p>
          </table:table-cell>
          <table:table-cell table:formula="of:=[.A662]-[.A661]" office:value-type="float" office:value="15">
            <text:p>15</text:p>
          </table:table-cell>
          <table:table-cell office:value-type="float" office:value="1479624067320">
            <text:p>1479624067320</text:p>
          </table:table-cell>
          <table:table-cell office:value-type="float" office:value="8792817">
            <text:p>8792817</text:p>
          </table:table-cell>
          <table:table-cell table:number-columns-repeated="14"/>
        </table:table-row>
        <table:table-row table:style-name="ro2">
          <table:table-cell office:value-type="float" office:value="1479624067335">
            <text:p>1479624067335</text:p>
          </table:table-cell>
          <table:table-cell table:formula="of:=[.A663]-[.A662]" office:value-type="float" office:value="7">
            <text:p>7</text:p>
          </table:table-cell>
          <table:table-cell office:value-type="float" office:value="1479624067335">
            <text:p>1479624067335</text:p>
          </table:table-cell>
          <table:table-cell office:value-type="float" office:value="5249478">
            <text:p>5249478</text:p>
          </table:table-cell>
          <table:table-cell table:number-columns-repeated="14"/>
        </table:table-row>
        <table:table-row table:style-name="ro2">
          <table:table-cell office:value-type="float" office:value="1479624067342">
            <text:p>1479624067342</text:p>
          </table:table-cell>
          <table:table-cell table:formula="of:=[.A664]-[.A663]" office:value-type="float" office:value="9">
            <text:p>9</text:p>
          </table:table-cell>
          <table:table-cell office:value-type="float" office:value="1479624067342">
            <text:p>1479624067342</text:p>
          </table:table-cell>
          <table:table-cell office:value-type="float" office:value="6012149">
            <text:p>6012149</text:p>
          </table:table-cell>
          <table:table-cell table:number-columns-repeated="14"/>
        </table:table-row>
        <table:table-row table:style-name="ro2">
          <table:table-cell office:value-type="float" office:value="1479624067351">
            <text:p>1479624067351</text:p>
          </table:table-cell>
          <table:table-cell table:formula="of:=[.A665]-[.A664]" office:value-type="float" office:value="8">
            <text:p>8</text:p>
          </table:table-cell>
          <table:table-cell office:value-type="float" office:value="1479624067351">
            <text:p>1479624067351</text:p>
          </table:table-cell>
          <table:table-cell office:value-type="float" office:value="4991702">
            <text:p>4991702</text:p>
          </table:table-cell>
          <table:table-cell table:number-columns-repeated="14"/>
        </table:table-row>
        <table:table-row table:style-name="ro2">
          <table:table-cell office:value-type="float" office:value="1479624067359">
            <text:p>1479624067359</text:p>
          </table:table-cell>
          <table:table-cell table:formula="of:=[.A666]-[.A665]" office:value-type="float" office:value="7">
            <text:p>7</text:p>
          </table:table-cell>
          <table:table-cell office:value-type="float" office:value="1479624067359">
            <text:p>1479624067359</text:p>
          </table:table-cell>
          <table:table-cell office:value-type="float" office:value="5252636">
            <text:p>5252636</text:p>
          </table:table-cell>
          <table:table-cell table:number-columns-repeated="14"/>
        </table:table-row>
        <table:table-row table:style-name="ro2">
          <table:table-cell office:value-type="float" office:value="1479624067366">
            <text:p>1479624067366</text:p>
          </table:table-cell>
          <table:table-cell table:formula="of:=[.A667]-[.A666]" office:value-type="float" office:value="7">
            <text:p>7</text:p>
          </table:table-cell>
          <table:table-cell office:value-type="float" office:value="1479624067366">
            <text:p>1479624067366</text:p>
          </table:table-cell>
          <table:table-cell office:value-type="float" office:value="6310191">
            <text:p>6310191</text:p>
          </table:table-cell>
          <table:table-cell table:number-columns-repeated="14"/>
        </table:table-row>
        <table:table-row table:style-name="ro2">
          <table:table-cell office:value-type="float" office:value="1479624067373">
            <text:p>1479624067373</text:p>
          </table:table-cell>
          <table:table-cell table:formula="of:=[.A668]-[.A667]" office:value-type="float" office:value="7">
            <text:p>7</text:p>
          </table:table-cell>
          <table:table-cell office:value-type="float" office:value="1479624067373">
            <text:p>1479624067373</text:p>
          </table:table-cell>
          <table:table-cell office:value-type="float" office:value="6075310">
            <text:p>6075310</text:p>
          </table:table-cell>
          <table:table-cell table:number-columns-repeated="14"/>
        </table:table-row>
        <table:table-row table:style-name="ro2">
          <table:table-cell office:value-type="float" office:value="1479624067380">
            <text:p>1479624067380</text:p>
          </table:table-cell>
          <table:table-cell table:formula="of:=[.A669]-[.A668]" office:value-type="float" office:value="8">
            <text:p>8</text:p>
          </table:table-cell>
          <table:table-cell office:value-type="float" office:value="1479624067380">
            <text:p>1479624067380</text:p>
          </table:table-cell>
          <table:table-cell office:value-type="float" office:value="6158999">
            <text:p>6158999</text:p>
          </table:table-cell>
          <table:table-cell table:number-columns-repeated="14"/>
        </table:table-row>
        <table:table-row table:style-name="ro2">
          <table:table-cell office:value-type="float" office:value="1479624067388">
            <text:p>1479624067388</text:p>
          </table:table-cell>
          <table:table-cell table:formula="of:=[.A670]-[.A669]" office:value-type="float" office:value="7">
            <text:p>7</text:p>
          </table:table-cell>
          <table:table-cell office:value-type="float" office:value="1479624067388">
            <text:p>1479624067388</text:p>
          </table:table-cell>
          <table:table-cell office:value-type="float" office:value="6589678">
            <text:p>6589678</text:p>
          </table:table-cell>
          <table:table-cell table:number-columns-repeated="14"/>
        </table:table-row>
        <table:table-row table:style-name="ro2">
          <table:table-cell office:value-type="float" office:value="1479624067395">
            <text:p>1479624067395</text:p>
          </table:table-cell>
          <table:table-cell table:formula="of:=[.A671]-[.A670]" office:value-type="float" office:value="8">
            <text:p>8</text:p>
          </table:table-cell>
          <table:table-cell office:value-type="float" office:value="1479624067395">
            <text:p>1479624067395</text:p>
          </table:table-cell>
          <table:table-cell office:value-type="float" office:value="7491698">
            <text:p>7491698</text:p>
          </table:table-cell>
          <table:table-cell table:number-columns-repeated="14"/>
        </table:table-row>
        <table:table-row table:style-name="ro2">
          <table:table-cell office:value-type="float" office:value="1479624067403">
            <text:p>1479624067403</text:p>
          </table:table-cell>
          <table:table-cell table:formula="of:=[.A672]-[.A671]" office:value-type="float" office:value="7">
            <text:p>7</text:p>
          </table:table-cell>
          <table:table-cell office:value-type="float" office:value="1479624067403">
            <text:p>1479624067403</text:p>
          </table:table-cell>
          <table:table-cell office:value-type="float" office:value="5489886">
            <text:p>5489886</text:p>
          </table:table-cell>
          <table:table-cell table:number-columns-repeated="14"/>
        </table:table-row>
        <table:table-row table:style-name="ro2">
          <table:table-cell office:value-type="float" office:value="1479624067410">
            <text:p>1479624067410</text:p>
          </table:table-cell>
          <table:table-cell table:formula="of:=[.A673]-[.A672]" office:value-type="float" office:value="8">
            <text:p>8</text:p>
          </table:table-cell>
          <table:table-cell office:value-type="float" office:value="1479624067410">
            <text:p>1479624067410</text:p>
          </table:table-cell>
          <table:table-cell office:value-type="float" office:value="6853376">
            <text:p>6853376</text:p>
          </table:table-cell>
          <table:table-cell table:number-columns-repeated="14"/>
        </table:table-row>
        <table:table-row table:style-name="ro2">
          <table:table-cell office:value-type="float" office:value="1479624067418">
            <text:p>1479624067418</text:p>
          </table:table-cell>
          <table:table-cell table:formula="of:=[.A674]-[.A673]" office:value-type="float" office:value="7">
            <text:p>7</text:p>
          </table:table-cell>
          <table:table-cell office:value-type="float" office:value="1479624067418">
            <text:p>1479624067418</text:p>
          </table:table-cell>
          <table:table-cell office:value-type="float" office:value="5827008">
            <text:p>5827008</text:p>
          </table:table-cell>
          <table:table-cell table:number-columns-repeated="14"/>
        </table:table-row>
        <table:table-row table:style-name="ro2">
          <table:table-cell office:value-type="float" office:value="1479624067425">
            <text:p>1479624067425</text:p>
          </table:table-cell>
          <table:table-cell table:formula="of:=[.A675]-[.A674]" office:value-type="float" office:value="8">
            <text:p>8</text:p>
          </table:table-cell>
          <table:table-cell office:value-type="float" office:value="1479624067425">
            <text:p>1479624067425</text:p>
          </table:table-cell>
          <table:table-cell office:value-type="float" office:value="5167764">
            <text:p>5167764</text:p>
          </table:table-cell>
          <table:table-cell table:number-columns-repeated="14"/>
        </table:table-row>
        <table:table-row table:style-name="ro2">
          <table:table-cell office:value-type="float" office:value="1479624067433">
            <text:p>1479624067433</text:p>
          </table:table-cell>
          <table:table-cell table:formula="of:=[.A676]-[.A675]" office:value-type="float" office:value="14">
            <text:p>14</text:p>
          </table:table-cell>
          <table:table-cell office:value-type="float" office:value="1479624067433">
            <text:p>1479624067433</text:p>
          </table:table-cell>
          <table:table-cell office:value-type="float" office:value="6566388">
            <text:p>6566388</text:p>
          </table:table-cell>
          <table:table-cell table:number-columns-repeated="14"/>
        </table:table-row>
        <table:table-row table:style-name="ro2">
          <table:table-cell office:value-type="float" office:value="1479624067447">
            <text:p>1479624067447</text:p>
          </table:table-cell>
          <table:table-cell table:formula="of:=[.A677]-[.A676]" office:value-type="float" office:value="7">
            <text:p>7</text:p>
          </table:table-cell>
          <table:table-cell office:value-type="float" office:value="1479624067447">
            <text:p>1479624067447</text:p>
          </table:table-cell>
          <table:table-cell office:value-type="float" office:value="5029205">
            <text:p>5029205</text:p>
          </table:table-cell>
          <table:table-cell table:number-columns-repeated="14"/>
        </table:table-row>
        <table:table-row table:style-name="ro2">
          <table:table-cell office:value-type="float" office:value="1479624067454">
            <text:p>1479624067454</text:p>
          </table:table-cell>
          <table:table-cell table:formula="of:=[.A678]-[.A677]" office:value-type="float" office:value="7">
            <text:p>7</text:p>
          </table:table-cell>
          <table:table-cell office:value-type="float" office:value="1479624067454">
            <text:p>1479624067454</text:p>
          </table:table-cell>
          <table:table-cell office:value-type="float" office:value="8332925">
            <text:p>8332925</text:p>
          </table:table-cell>
          <table:table-cell table:number-columns-repeated="14"/>
        </table:table-row>
        <table:table-row table:style-name="ro2">
          <table:table-cell office:value-type="float" office:value="1479624067461">
            <text:p>1479624067461</text:p>
          </table:table-cell>
          <table:table-cell table:formula="of:=[.A679]-[.A678]" office:value-type="float" office:value="7">
            <text:p>7</text:p>
          </table:table-cell>
          <table:table-cell office:value-type="float" office:value="1479624067461">
            <text:p>1479624067461</text:p>
          </table:table-cell>
          <table:table-cell office:value-type="float" office:value="6472041">
            <text:p>6472041</text:p>
          </table:table-cell>
          <table:table-cell table:number-columns-repeated="14"/>
        </table:table-row>
        <table:table-row table:style-name="ro2">
          <table:table-cell office:value-type="float" office:value="1479624067468">
            <text:p>1479624067468</text:p>
          </table:table-cell>
          <table:table-cell table:formula="of:=[.A680]-[.A679]" office:value-type="float" office:value="7">
            <text:p>7</text:p>
          </table:table-cell>
          <table:table-cell office:value-type="float" office:value="1479624067468">
            <text:p>1479624067468</text:p>
          </table:table-cell>
          <table:table-cell office:value-type="float" office:value="5190659">
            <text:p>5190659</text:p>
          </table:table-cell>
          <table:table-cell table:number-columns-repeated="14"/>
        </table:table-row>
        <table:table-row table:style-name="ro2">
          <table:table-cell office:value-type="float" office:value="1479624067475">
            <text:p>1479624067475</text:p>
          </table:table-cell>
          <table:table-cell table:formula="of:=[.A681]-[.A680]" office:value-type="float" office:value="7">
            <text:p>7</text:p>
          </table:table-cell>
          <table:table-cell office:value-type="float" office:value="1479624067475">
            <text:p>1479624067475</text:p>
          </table:table-cell>
          <table:table-cell office:value-type="float" office:value="6560861">
            <text:p>6560861</text:p>
          </table:table-cell>
          <table:table-cell table:number-columns-repeated="14"/>
        </table:table-row>
        <table:table-row table:style-name="ro2">
          <table:table-cell office:value-type="float" office:value="1479624067482">
            <text:p>1479624067482</text:p>
          </table:table-cell>
          <table:table-cell table:formula="of:=[.A682]-[.A681]" office:value-type="float" office:value="7">
            <text:p>7</text:p>
          </table:table-cell>
          <table:table-cell office:value-type="float" office:value="1479624067482">
            <text:p>1479624067482</text:p>
          </table:table-cell>
          <table:table-cell office:value-type="float" office:value="6752713">
            <text:p>6752713</text:p>
          </table:table-cell>
          <table:table-cell table:number-columns-repeated="14"/>
        </table:table-row>
        <table:table-row table:style-name="ro2">
          <table:table-cell office:value-type="float" office:value="1479624067489">
            <text:p>1479624067489</text:p>
          </table:table-cell>
          <table:table-cell table:formula="of:=[.A683]-[.A682]" office:value-type="float" office:value="8">
            <text:p>8</text:p>
          </table:table-cell>
          <table:table-cell office:value-type="float" office:value="1479624067489">
            <text:p>1479624067489</text:p>
          </table:table-cell>
          <table:table-cell office:value-type="float" office:value="5467384">
            <text:p>5467384</text:p>
          </table:table-cell>
          <table:table-cell table:number-columns-repeated="14"/>
        </table:table-row>
        <table:table-row table:style-name="ro2">
          <table:table-cell office:value-type="float" office:value="1479624067497">
            <text:p>1479624067497</text:p>
          </table:table-cell>
          <table:table-cell table:formula="of:=[.A684]-[.A683]" office:value-type="float" office:value="15">
            <text:p>15</text:p>
          </table:table-cell>
          <table:table-cell office:value-type="float" office:value="1479624067497">
            <text:p>1479624067497</text:p>
          </table:table-cell>
          <table:table-cell office:value-type="float" office:value="6102548">
            <text:p>6102548</text:p>
          </table:table-cell>
          <table:table-cell table:number-columns-repeated="14"/>
        </table:table-row>
        <table:table-row table:style-name="ro2">
          <table:table-cell office:value-type="float" office:value="1479624067512">
            <text:p>1479624067512</text:p>
          </table:table-cell>
          <table:table-cell table:formula="of:=[.A685]-[.A684]" office:value-type="float" office:value="8">
            <text:p>8</text:p>
          </table:table-cell>
          <table:table-cell office:value-type="float" office:value="1479624067512">
            <text:p>1479624067512</text:p>
          </table:table-cell>
          <table:table-cell office:value-type="float" office:value="6392300">
            <text:p>6392300</text:p>
          </table:table-cell>
          <table:table-cell table:number-columns-repeated="14"/>
        </table:table-row>
        <table:table-row table:style-name="ro2">
          <table:table-cell office:value-type="float" office:value="1479624067520">
            <text:p>1479624067520</text:p>
          </table:table-cell>
          <table:table-cell table:formula="of:=[.A686]-[.A685]" office:value-type="float" office:value="7">
            <text:p>7</text:p>
          </table:table-cell>
          <table:table-cell office:value-type="float" office:value="1479624067520">
            <text:p>1479624067520</text:p>
          </table:table-cell>
          <table:table-cell office:value-type="float" office:value="5033942">
            <text:p>5033942</text:p>
          </table:table-cell>
          <table:table-cell table:number-columns-repeated="14"/>
        </table:table-row>
        <table:table-row table:style-name="ro2">
          <table:table-cell office:value-type="float" office:value="1479624067527">
            <text:p>1479624067527</text:p>
          </table:table-cell>
          <table:table-cell table:formula="of:=[.A687]-[.A686]" office:value-type="float" office:value="0">
            <text:p>0</text:p>
          </table:table-cell>
          <table:table-cell office:value-type="float" office:value="1479624067527">
            <text:p>1479624067527</text:p>
          </table:table-cell>
          <table:table-cell office:value-type="float" office:value="6916537">
            <text:p>6916537</text:p>
          </table:table-cell>
          <table:table-cell table:number-columns-repeated="14"/>
        </table:table-row>
        <table:table-row table:style-name="ro2">
          <table:table-cell office:value-type="float" office:value="1479624067527">
            <text:p>1479624067527</text:p>
          </table:table-cell>
          <table:table-cell table:formula="of:=[.A688]-[.A687]" office:value-type="float" office:value="14">
            <text:p>14</text:p>
          </table:table-cell>
          <table:table-cell office:value-type="float" office:value="1479624067527">
            <text:p>1479624067527</text:p>
          </table:table-cell>
          <table:table-cell office:value-type="float" office:value="5356853">
            <text:p>5356853</text:p>
          </table:table-cell>
          <table:table-cell table:number-columns-repeated="14"/>
        </table:table-row>
        <table:table-row table:style-name="ro2">
          <table:table-cell office:value-type="float" office:value="1479624067541">
            <text:p>1479624067541</text:p>
          </table:table-cell>
          <table:table-cell table:formula="of:=[.A689]-[.A688]" office:value-type="float" office:value="8">
            <text:p>8</text:p>
          </table:table-cell>
          <table:table-cell office:value-type="float" office:value="1479624067541">
            <text:p>1479624067541</text:p>
          </table:table-cell>
          <table:table-cell office:value-type="float" office:value="6949697">
            <text:p>6949697</text:p>
          </table:table-cell>
          <table:table-cell table:number-columns-repeated="14"/>
        </table:table-row>
        <table:table-row table:style-name="ro2">
          <table:table-cell office:value-type="float" office:value="1479624067549">
            <text:p>1479624067549</text:p>
          </table:table-cell>
          <table:table-cell table:formula="of:=[.A690]-[.A689]" office:value-type="float" office:value="9">
            <text:p>9</text:p>
          </table:table-cell>
          <table:table-cell office:value-type="float" office:value="1479624067549">
            <text:p>1479624067549</text:p>
          </table:table-cell>
          <table:table-cell office:value-type="float" office:value="6029518">
            <text:p>6029518</text:p>
          </table:table-cell>
          <table:table-cell table:number-columns-repeated="14"/>
        </table:table-row>
        <table:table-row table:style-name="ro2">
          <table:table-cell office:value-type="float" office:value="1479624067558">
            <text:p>1479624067558</text:p>
          </table:table-cell>
          <table:table-cell table:formula="of:=[.A691]-[.A690]" office:value-type="float" office:value="24">
            <text:p>24</text:p>
          </table:table-cell>
          <table:table-cell office:value-type="float" office:value="1479624067558">
            <text:p>1479624067558</text:p>
          </table:table-cell>
          <table:table-cell office:value-type="float" office:value="4253506">
            <text:p>4253506</text:p>
          </table:table-cell>
          <table:table-cell table:number-columns-repeated="14"/>
        </table:table-row>
        <table:table-row table:style-name="ro2">
          <table:table-cell office:value-type="float" office:value="1479624067582">
            <text:p>1479624067582</text:p>
          </table:table-cell>
          <table:table-cell table:formula="of:=[.A692]-[.A691]" office:value-type="float" office:value="8">
            <text:p>8</text:p>
          </table:table-cell>
          <table:table-cell office:value-type="float" office:value="1479624067582">
            <text:p>1479624067582</text:p>
          </table:table-cell>
          <table:table-cell office:value-type="float" office:value="10388819">
            <text:p>10388819</text:p>
          </table:table-cell>
          <table:table-cell table:number-columns-repeated="14"/>
        </table:table-row>
        <table:table-row table:style-name="ro2">
          <table:table-cell office:value-type="float" office:value="1479624067590">
            <text:p>1479624067590</text:p>
          </table:table-cell>
          <table:table-cell table:formula="of:=[.A693]-[.A692]" office:value-type="float" office:value="7">
            <text:p>7</text:p>
          </table:table-cell>
          <table:table-cell office:value-type="float" office:value="1479624067590">
            <text:p>1479624067590</text:p>
          </table:table-cell>
          <table:table-cell office:value-type="float" office:value="6892062">
            <text:p>6892062</text:p>
          </table:table-cell>
          <table:table-cell table:number-columns-repeated="14"/>
        </table:table-row>
        <table:table-row table:style-name="ro2">
          <table:table-cell office:value-type="float" office:value="1479624067597">
            <text:p>1479624067597</text:p>
          </table:table-cell>
          <table:table-cell table:formula="of:=[.A694]-[.A693]" office:value-type="float" office:value="16">
            <text:p>16</text:p>
          </table:table-cell>
          <table:table-cell office:value-type="float" office:value="1479624067597">
            <text:p>1479624067597</text:p>
          </table:table-cell>
          <table:table-cell office:value-type="float" office:value="6606653">
            <text:p>6606653</text:p>
          </table:table-cell>
          <table:table-cell table:number-columns-repeated="14"/>
        </table:table-row>
        <table:table-row table:style-name="ro2">
          <table:table-cell office:value-type="float" office:value="1479624067613">
            <text:p>1479624067613</text:p>
          </table:table-cell>
          <table:table-cell table:formula="of:=[.A695]-[.A694]" office:value-type="float" office:value="7">
            <text:p>7</text:p>
          </table:table-cell>
          <table:table-cell office:value-type="float" office:value="1479624067613">
            <text:p>1479624067613</text:p>
          </table:table-cell>
          <table:table-cell office:value-type="float" office:value="6612180">
            <text:p>6612180</text:p>
          </table:table-cell>
          <table:table-cell table:number-columns-repeated="14"/>
        </table:table-row>
        <table:table-row table:style-name="ro2">
          <table:table-cell office:value-type="float" office:value="1479624067620">
            <text:p>1479624067620</text:p>
          </table:table-cell>
          <table:table-cell table:formula="of:=[.A696]-[.A695]" office:value-type="float" office:value="7">
            <text:p>7</text:p>
          </table:table-cell>
          <table:table-cell office:value-type="float" office:value="1479624067620">
            <text:p>1479624067620</text:p>
          </table:table-cell>
          <table:table-cell office:value-type="float" office:value="6542307">
            <text:p>6542307</text:p>
          </table:table-cell>
          <table:table-cell table:number-columns-repeated="14"/>
        </table:table-row>
        <table:table-row table:style-name="ro2">
          <table:table-cell office:value-type="float" office:value="1479624067627">
            <text:p>1479624067627</text:p>
          </table:table-cell>
          <table:table-cell table:formula="of:=[.A697]-[.A696]" office:value-type="float" office:value="8">
            <text:p>8</text:p>
          </table:table-cell>
          <table:table-cell office:value-type="float" office:value="1479624067627">
            <text:p>1479624067627</text:p>
          </table:table-cell>
          <table:table-cell office:value-type="float" office:value="5187896">
            <text:p>5187896</text:p>
          </table:table-cell>
          <table:table-cell table:number-columns-repeated="14"/>
        </table:table-row>
        <table:table-row table:style-name="ro2">
          <table:table-cell office:value-type="float" office:value="1479624067635">
            <text:p>1479624067635</text:p>
          </table:table-cell>
          <table:table-cell table:formula="of:=[.A698]-[.A697]" office:value-type="float" office:value="7">
            <text:p>7</text:p>
          </table:table-cell>
          <table:table-cell office:value-type="float" office:value="1479624067635">
            <text:p>1479624067635</text:p>
          </table:table-cell>
          <table:table-cell office:value-type="float" office:value="8258711">
            <text:p>8258711</text:p>
          </table:table-cell>
          <table:table-cell table:number-columns-repeated="14"/>
        </table:table-row>
        <table:table-row table:style-name="ro2">
          <table:table-cell office:value-type="float" office:value="1479624067642">
            <text:p>1479624067642</text:p>
          </table:table-cell>
          <table:table-cell table:formula="of:=[.A699]-[.A698]" office:value-type="float" office:value="9">
            <text:p>9</text:p>
          </table:table-cell>
          <table:table-cell office:value-type="float" office:value="1479624067642">
            <text:p>1479624067642</text:p>
          </table:table-cell>
          <table:table-cell office:value-type="float" office:value="5174474">
            <text:p>5174474</text:p>
          </table:table-cell>
          <table:table-cell table:number-columns-repeated="14"/>
        </table:table-row>
        <table:table-row table:style-name="ro2">
          <table:table-cell office:value-type="float" office:value="1479624067651">
            <text:p>1479624067651</text:p>
          </table:table-cell>
          <table:table-cell table:formula="of:=[.A700]-[.A699]" office:value-type="float" office:value="6">
            <text:p>6</text:p>
          </table:table-cell>
          <table:table-cell office:value-type="float" office:value="1479624067651">
            <text:p>1479624067651</text:p>
          </table:table-cell>
          <table:table-cell office:value-type="float" office:value="6804032">
            <text:p>6804032</text:p>
          </table:table-cell>
          <table:table-cell table:number-columns-repeated="14"/>
        </table:table-row>
        <table:table-row table:style-name="ro2">
          <table:table-cell office:value-type="float" office:value="1479624067657">
            <text:p>1479624067657</text:p>
          </table:table-cell>
          <table:table-cell table:formula="of:=[.A701]-[.A700]" office:value-type="float" office:value="7">
            <text:p>7</text:p>
          </table:table-cell>
          <table:table-cell office:value-type="float" office:value="1479624067657">
            <text:p>1479624067657</text:p>
          </table:table-cell>
          <table:table-cell office:value-type="float" office:value="4896171">
            <text:p>4896171</text:p>
          </table:table-cell>
          <table:table-cell table:number-columns-repeated="14"/>
        </table:table-row>
        <table:table-row table:style-name="ro2">
          <table:table-cell office:value-type="float" office:value="1479624067664">
            <text:p>1479624067664</text:p>
          </table:table-cell>
          <table:table-cell table:formula="of:=[.A702]-[.A701]" office:value-type="float" office:value="7">
            <text:p>7</text:p>
          </table:table-cell>
          <table:table-cell office:value-type="float" office:value="1479624067664">
            <text:p>1479624067664</text:p>
          </table:table-cell>
          <table:table-cell office:value-type="float" office:value="4908804">
            <text:p>4908804</text:p>
          </table:table-cell>
          <table:table-cell table:number-columns-repeated="14"/>
        </table:table-row>
        <table:table-row table:style-name="ro2">
          <table:table-cell office:value-type="float" office:value="1479624067671">
            <text:p>1479624067671</text:p>
          </table:table-cell>
          <table:table-cell table:formula="of:=[.A703]-[.A702]" office:value-type="float" office:value="8">
            <text:p>8</text:p>
          </table:table-cell>
          <table:table-cell office:value-type="float" office:value="1479624067671">
            <text:p>1479624067671</text:p>
          </table:table-cell>
          <table:table-cell office:value-type="float" office:value="8835451">
            <text:p>8835451</text:p>
          </table:table-cell>
          <table:table-cell table:number-columns-repeated="14"/>
        </table:table-row>
        <table:table-row table:style-name="ro2">
          <table:table-cell office:value-type="float" office:value="1479624067679">
            <text:p>1479624067679</text:p>
          </table:table-cell>
          <table:table-cell table:formula="of:=[.A704]-[.A703]" office:value-type="float" office:value="7">
            <text:p>7</text:p>
          </table:table-cell>
          <table:table-cell office:value-type="float" office:value="1479624067679">
            <text:p>1479624067679</text:p>
          </table:table-cell>
          <table:table-cell office:value-type="float" office:value="10080120">
            <text:p>10080120</text:p>
          </table:table-cell>
          <table:table-cell table:number-columns-repeated="14"/>
        </table:table-row>
        <table:table-row table:style-name="ro2">
          <table:table-cell office:value-type="float" office:value="1479624067686">
            <text:p>1479624067686</text:p>
          </table:table-cell>
          <table:table-cell table:formula="of:=[.A705]-[.A704]" office:value-type="float" office:value="7">
            <text:p>7</text:p>
          </table:table-cell>
          <table:table-cell office:value-type="float" office:value="1479624067686">
            <text:p>1479624067686</text:p>
          </table:table-cell>
          <table:table-cell office:value-type="float" office:value="5968726">
            <text:p>5968726</text:p>
          </table:table-cell>
          <table:table-cell table:number-columns-repeated="14"/>
        </table:table-row>
        <table:table-row table:style-name="ro2">
          <table:table-cell office:value-type="float" office:value="1479624067693">
            <text:p>1479624067693</text:p>
          </table:table-cell>
          <table:table-cell table:formula="of:=[.A706]-[.A705]" office:value-type="float" office:value="7">
            <text:p>7</text:p>
          </table:table-cell>
          <table:table-cell office:value-type="float" office:value="1479624067693">
            <text:p>1479624067693</text:p>
          </table:table-cell>
          <table:table-cell office:value-type="float" office:value="5833324">
            <text:p>5833324</text:p>
          </table:table-cell>
          <table:table-cell table:number-columns-repeated="14"/>
        </table:table-row>
        <table:table-row table:style-name="ro2">
          <table:table-cell office:value-type="float" office:value="1479624067700">
            <text:p>1479624067700</text:p>
          </table:table-cell>
          <table:table-cell table:formula="of:=[.A707]-[.A706]" office:value-type="float" office:value="15">
            <text:p>15</text:p>
          </table:table-cell>
          <table:table-cell office:value-type="float" office:value="1479624067700">
            <text:p>1479624067700</text:p>
          </table:table-cell>
          <table:table-cell office:value-type="float" office:value="7604599">
            <text:p>7604599</text:p>
          </table:table-cell>
          <table:table-cell table:number-columns-repeated="14"/>
        </table:table-row>
        <table:table-row table:style-name="ro2">
          <table:table-cell office:value-type="float" office:value="1479624067715">
            <text:p>1479624067715</text:p>
          </table:table-cell>
          <table:table-cell table:formula="of:=[.A708]-[.A707]" office:value-type="float" office:value="0">
            <text:p>0</text:p>
          </table:table-cell>
          <table:table-cell office:value-type="float" office:value="1479624067715">
            <text:p>1479624067715</text:p>
          </table:table-cell>
          <table:table-cell office:value-type="float" office:value="7880929">
            <text:p>7880929</text:p>
          </table:table-cell>
          <table:table-cell table:number-columns-repeated="14"/>
        </table:table-row>
        <table:table-row table:style-name="ro2">
          <table:table-cell office:value-type="float" office:value="1479624067715">
            <text:p>1479624067715</text:p>
          </table:table-cell>
          <table:table-cell table:formula="of:=[.A709]-[.A708]" office:value-type="float" office:value="8">
            <text:p>8</text:p>
          </table:table-cell>
          <table:table-cell office:value-type="float" office:value="1479624067715">
            <text:p>1479624067715</text:p>
          </table:table-cell>
          <table:table-cell office:value-type="float" office:value="9204943">
            <text:p>9204943</text:p>
          </table:table-cell>
          <table:table-cell table:number-columns-repeated="14"/>
        </table:table-row>
        <table:table-row table:style-name="ro2">
          <table:table-cell office:value-type="float" office:value="1479624067723">
            <text:p>1479624067723</text:p>
          </table:table-cell>
          <table:table-cell table:formula="of:=[.A710]-[.A709]" office:value-type="float" office:value="8">
            <text:p>8</text:p>
          </table:table-cell>
          <table:table-cell office:value-type="float" office:value="1479624067723">
            <text:p>1479624067723</text:p>
          </table:table-cell>
          <table:table-cell office:value-type="float" office:value="4531020">
            <text:p>4531020</text:p>
          </table:table-cell>
          <table:table-cell table:number-columns-repeated="14"/>
        </table:table-row>
        <table:table-row table:style-name="ro2">
          <table:table-cell office:value-type="float" office:value="1479624067731">
            <text:p>1479624067731</text:p>
          </table:table-cell>
          <table:table-cell table:formula="of:=[.A711]-[.A710]" office:value-type="float" office:value="7">
            <text:p>7</text:p>
          </table:table-cell>
          <table:table-cell office:value-type="float" office:value="1479624067731">
            <text:p>1479624067731</text:p>
          </table:table-cell>
          <table:table-cell office:value-type="float" office:value="6632707">
            <text:p>6632707</text:p>
          </table:table-cell>
          <table:table-cell table:number-columns-repeated="14"/>
        </table:table-row>
        <table:table-row table:style-name="ro2">
          <table:table-cell office:value-type="float" office:value="1479624067738">
            <text:p>1479624067738</text:p>
          </table:table-cell>
          <table:table-cell table:formula="of:=[.A712]-[.A711]" office:value-type="float" office:value="6">
            <text:p>6</text:p>
          </table:table-cell>
          <table:table-cell office:value-type="float" office:value="1479624067738">
            <text:p>1479624067738</text:p>
          </table:table-cell>
          <table:table-cell office:value-type="float" office:value="8431615">
            <text:p>8431615</text:p>
          </table:table-cell>
          <table:table-cell table:number-columns-repeated="14"/>
        </table:table-row>
        <table:table-row table:style-name="ro2">
          <table:table-cell office:value-type="float" office:value="1479624067744">
            <text:p>1479624067744</text:p>
          </table:table-cell>
          <table:table-cell table:formula="of:=[.A713]-[.A712]" office:value-type="float" office:value="8">
            <text:p>8</text:p>
          </table:table-cell>
          <table:table-cell office:value-type="float" office:value="1479624067744">
            <text:p>1479624067744</text:p>
          </table:table-cell>
          <table:table-cell office:value-type="float" office:value="7541832">
            <text:p>7541832</text:p>
          </table:table-cell>
          <table:table-cell table:number-columns-repeated="14"/>
        </table:table-row>
        <table:table-row table:style-name="ro2">
          <table:table-cell office:value-type="float" office:value="1479624067752">
            <text:p>1479624067752</text:p>
          </table:table-cell>
          <table:table-cell table:formula="of:=[.A714]-[.A713]" office:value-type="float" office:value="7">
            <text:p>7</text:p>
          </table:table-cell>
          <table:table-cell office:value-type="float" office:value="1479624067752">
            <text:p>1479624067752</text:p>
          </table:table-cell>
          <table:table-cell office:value-type="float" office:value="4694845">
            <text:p>4694845</text:p>
          </table:table-cell>
          <table:table-cell table:number-columns-repeated="14"/>
        </table:table-row>
        <table:table-row table:style-name="ro2">
          <table:table-cell office:value-type="float" office:value="1479624067759">
            <text:p>1479624067759</text:p>
          </table:table-cell>
          <table:table-cell table:formula="of:=[.A715]-[.A714]" office:value-type="float" office:value="17">
            <text:p>17</text:p>
          </table:table-cell>
          <table:table-cell office:value-type="float" office:value="1479624067759">
            <text:p>1479624067759</text:p>
          </table:table-cell>
          <table:table-cell office:value-type="float" office:value="4357723">
            <text:p>4357723</text:p>
          </table:table-cell>
          <table:table-cell table:number-columns-repeated="14"/>
        </table:table-row>
        <table:table-row table:style-name="ro2">
          <table:table-cell office:value-type="float" office:value="1479624067776">
            <text:p>1479624067776</text:p>
          </table:table-cell>
          <table:table-cell table:formula="of:=[.A716]-[.A715]" office:value-type="float" office:value="0">
            <text:p>0</text:p>
          </table:table-cell>
          <table:table-cell office:value-type="float" office:value="1479624067776">
            <text:p>1479624067776</text:p>
          </table:table-cell>
          <table:table-cell office:value-type="float" office:value="6395853">
            <text:p>6395853</text:p>
          </table:table-cell>
          <table:table-cell table:number-columns-repeated="14"/>
        </table:table-row>
        <table:table-row table:style-name="ro2">
          <table:table-cell office:value-type="float" office:value="1479624067776">
            <text:p>1479624067776</text:p>
          </table:table-cell>
          <table:table-cell table:formula="of:=[.A717]-[.A716]" office:value-type="float" office:value="10">
            <text:p>10</text:p>
          </table:table-cell>
          <table:table-cell office:value-type="float" office:value="1479624067776">
            <text:p>1479624067776</text:p>
          </table:table-cell>
          <table:table-cell office:value-type="float" office:value="6976146">
            <text:p>6976146</text:p>
          </table:table-cell>
          <table:table-cell table:number-columns-repeated="14"/>
        </table:table-row>
        <table:table-row table:style-name="ro2">
          <table:table-cell office:value-type="float" office:value="1479624067786">
            <text:p>1479624067786</text:p>
          </table:table-cell>
          <table:table-cell table:formula="of:=[.A718]-[.A717]" office:value-type="float" office:value="7">
            <text:p>7</text:p>
          </table:table-cell>
          <table:table-cell office:value-type="float" office:value="1479624067786">
            <text:p>1479624067786</text:p>
          </table:table-cell>
          <table:table-cell office:value-type="float" office:value="5871616">
            <text:p>5871616</text:p>
          </table:table-cell>
          <table:table-cell table:number-columns-repeated="14"/>
        </table:table-row>
        <table:table-row table:style-name="ro2">
          <table:table-cell office:value-type="float" office:value="1479624067793">
            <text:p>1479624067793</text:p>
          </table:table-cell>
          <table:table-cell table:formula="of:=[.A719]-[.A718]" office:value-type="float" office:value="7">
            <text:p>7</text:p>
          </table:table-cell>
          <table:table-cell office:value-type="float" office:value="1479624067793">
            <text:p>1479624067793</text:p>
          </table:table-cell>
          <table:table-cell office:value-type="float" office:value="6234002">
            <text:p>6234002</text:p>
          </table:table-cell>
          <table:table-cell table:number-columns-repeated="14"/>
        </table:table-row>
        <table:table-row table:style-name="ro2">
          <table:table-cell office:value-type="float" office:value="1479624067800">
            <text:p>1479624067800</text:p>
          </table:table-cell>
          <table:table-cell table:formula="of:=[.A720]-[.A719]" office:value-type="float" office:value="0">
            <text:p>0</text:p>
          </table:table-cell>
          <table:table-cell office:value-type="float" office:value="1479624067800">
            <text:p>1479624067800</text:p>
          </table:table-cell>
          <table:table-cell office:value-type="float" office:value="5675816">
            <text:p>5675816</text:p>
          </table:table-cell>
          <table:table-cell table:number-columns-repeated="14"/>
        </table:table-row>
        <table:table-row table:style-name="ro2">
          <table:table-cell office:value-type="float" office:value="1479624067800">
            <text:p>1479624067800</text:p>
          </table:table-cell>
          <table:table-cell table:formula="of:=[.A721]-[.A720]" office:value-type="float" office:value="16">
            <text:p>16</text:p>
          </table:table-cell>
          <table:table-cell office:value-type="float" office:value="1479624067800">
            <text:p>1479624067800</text:p>
          </table:table-cell>
          <table:table-cell office:value-type="float" office:value="5662789">
            <text:p>5662789</text:p>
          </table:table-cell>
          <table:table-cell table:number-columns-repeated="14"/>
        </table:table-row>
        <table:table-row table:style-name="ro2">
          <table:table-cell office:value-type="float" office:value="1479624067816">
            <text:p>1479624067816</text:p>
          </table:table-cell>
          <table:table-cell table:formula="of:=[.A722]-[.A721]" office:value-type="float" office:value="9">
            <text:p>9</text:p>
          </table:table-cell>
          <table:table-cell office:value-type="float" office:value="1479624067816">
            <text:p>1479624067816</text:p>
          </table:table-cell>
          <table:table-cell office:value-type="float" office:value="5926487">
            <text:p>5926487</text:p>
          </table:table-cell>
          <table:table-cell table:number-columns-repeated="14"/>
        </table:table-row>
        <table:table-row table:style-name="ro2">
          <table:table-cell office:value-type="float" office:value="1479624067825">
            <text:p>1479624067825</text:p>
          </table:table-cell>
          <table:table-cell table:formula="of:=[.A723]-[.A722]" office:value-type="float" office:value="7">
            <text:p>7</text:p>
          </table:table-cell>
          <table:table-cell office:value-type="float" office:value="1479624067825">
            <text:p>1479624067825</text:p>
          </table:table-cell>
          <table:table-cell office:value-type="float" office:value="8439905">
            <text:p>8439905</text:p>
          </table:table-cell>
          <table:table-cell table:number-columns-repeated="14"/>
        </table:table-row>
        <table:table-row table:style-name="ro2">
          <table:table-cell office:value-type="float" office:value="1479624067832">
            <text:p>1479624067832</text:p>
          </table:table-cell>
          <table:table-cell table:formula="of:=[.A724]-[.A723]" office:value-type="float" office:value="7">
            <text:p>7</text:p>
          </table:table-cell>
          <table:table-cell office:value-type="float" office:value="1479624067832">
            <text:p>1479624067832</text:p>
          </table:table-cell>
          <table:table-cell office:value-type="float" office:value="4823141">
            <text:p>4823141</text:p>
          </table:table-cell>
          <table:table-cell table:number-columns-repeated="14"/>
        </table:table-row>
        <table:table-row table:style-name="ro2">
          <table:table-cell office:value-type="float" office:value="1479624067839">
            <text:p>1479624067839</text:p>
          </table:table-cell>
          <table:table-cell table:formula="of:=[.A725]-[.A724]" office:value-type="float" office:value="7">
            <text:p>7</text:p>
          </table:table-cell>
          <table:table-cell office:value-type="float" office:value="1479624067839">
            <text:p>1479624067839</text:p>
          </table:table-cell>
          <table:table-cell office:value-type="float" office:value="9799448">
            <text:p>9799448</text:p>
          </table:table-cell>
          <table:table-cell table:number-columns-repeated="14"/>
        </table:table-row>
        <table:table-row table:style-name="ro2">
          <table:table-cell office:value-type="float" office:value="1479624067846">
            <text:p>1479624067846</text:p>
          </table:table-cell>
          <table:table-cell table:formula="of:=[.A726]-[.A725]" office:value-type="float" office:value="8">
            <text:p>8</text:p>
          </table:table-cell>
          <table:table-cell office:value-type="float" office:value="1479624067846">
            <text:p>1479624067846</text:p>
          </table:table-cell>
          <table:table-cell office:value-type="float" office:value="11196493">
            <text:p>11196493</text:p>
          </table:table-cell>
          <table:table-cell table:number-columns-repeated="14"/>
        </table:table-row>
        <table:table-row table:style-name="ro2">
          <table:table-cell office:value-type="float" office:value="1479624067854">
            <text:p>1479624067854</text:p>
          </table:table-cell>
          <table:table-cell table:formula="of:=[.A727]-[.A726]" office:value-type="float" office:value="7">
            <text:p>7</text:p>
          </table:table-cell>
          <table:table-cell office:value-type="float" office:value="1479624067854">
            <text:p>1479624067854</text:p>
          </table:table-cell>
          <table:table-cell office:value-type="float" office:value="8722156">
            <text:p>8722156</text:p>
          </table:table-cell>
          <table:table-cell table:number-columns-repeated="14"/>
        </table:table-row>
        <table:table-row table:style-name="ro2">
          <table:table-cell office:value-type="float" office:value="1479624067861">
            <text:p>1479624067861</text:p>
          </table:table-cell>
          <table:table-cell table:formula="of:=[.A728]-[.A727]" office:value-type="float" office:value="8">
            <text:p>8</text:p>
          </table:table-cell>
          <table:table-cell office:value-type="float" office:value="1479624067861">
            <text:p>1479624067861</text:p>
          </table:table-cell>
          <table:table-cell office:value-type="float" office:value="18921887">
            <text:p>18921887</text:p>
          </table:table-cell>
          <table:table-cell table:number-columns-repeated="14"/>
        </table:table-row>
        <table:table-row table:style-name="ro2">
          <table:table-cell office:value-type="float" office:value="1479624067869">
            <text:p>1479624067869</text:p>
          </table:table-cell>
          <table:table-cell table:formula="of:=[.A729]-[.A728]" office:value-type="float" office:value="9">
            <text:p>9</text:p>
          </table:table-cell>
          <table:table-cell office:value-type="float" office:value="1479624067869">
            <text:p>1479624067869</text:p>
          </table:table-cell>
          <table:table-cell office:value-type="float" office:value="7532753">
            <text:p>7532753</text:p>
          </table:table-cell>
          <table:table-cell table:number-columns-repeated="14"/>
        </table:table-row>
        <table:table-row table:style-name="ro2">
          <table:table-cell office:value-type="float" office:value="1479624067878">
            <text:p>1479624067878</text:p>
          </table:table-cell>
          <table:table-cell table:formula="of:=[.A730]-[.A729]" office:value-type="float" office:value="8">
            <text:p>8</text:p>
          </table:table-cell>
          <table:table-cell office:value-type="float" office:value="1479624067878">
            <text:p>1479624067878</text:p>
          </table:table-cell>
          <table:table-cell office:value-type="float" office:value="7344849">
            <text:p>7344849</text:p>
          </table:table-cell>
          <table:table-cell table:number-columns-repeated="14"/>
        </table:table-row>
        <table:table-row table:style-name="ro2">
          <table:table-cell office:value-type="float" office:value="1479624067886">
            <text:p>1479624067886</text:p>
          </table:table-cell>
          <table:table-cell table:formula="of:=[.A731]-[.A730]" office:value-type="float" office:value="8">
            <text:p>8</text:p>
          </table:table-cell>
          <table:table-cell office:value-type="float" office:value="1479624067886">
            <text:p>1479624067886</text:p>
          </table:table-cell>
          <table:table-cell office:value-type="float" office:value="5654500">
            <text:p>5654500</text:p>
          </table:table-cell>
          <table:table-cell table:number-columns-repeated="14"/>
        </table:table-row>
        <table:table-row table:style-name="ro2">
          <table:table-cell office:value-type="float" office:value="1479624067894">
            <text:p>1479624067894</text:p>
          </table:table-cell>
          <table:table-cell table:formula="of:=[.A732]-[.A731]" office:value-type="float" office:value="7">
            <text:p>7</text:p>
          </table:table-cell>
          <table:table-cell office:value-type="float" office:value="1479624067894">
            <text:p>1479624067894</text:p>
          </table:table-cell>
          <table:table-cell office:value-type="float" office:value="5813981">
            <text:p>5813981</text:p>
          </table:table-cell>
          <table:table-cell table:number-columns-repeated="14"/>
        </table:table-row>
        <table:table-row table:style-name="ro2">
          <table:table-cell office:value-type="float" office:value="1479624067901">
            <text:p>1479624067901</text:p>
          </table:table-cell>
          <table:table-cell table:formula="of:=[.A733]-[.A732]" office:value-type="float" office:value="8">
            <text:p>8</text:p>
          </table:table-cell>
          <table:table-cell office:value-type="float" office:value="1479624067901">
            <text:p>1479624067901</text:p>
          </table:table-cell>
          <table:table-cell office:value-type="float" office:value="16963103">
            <text:p>16963103</text:p>
          </table:table-cell>
          <table:table-cell table:number-columns-repeated="14"/>
        </table:table-row>
        <table:table-row table:style-name="ro2">
          <table:table-cell office:value-type="float" office:value="1479624067909">
            <text:p>1479624067909</text:p>
          </table:table-cell>
          <table:table-cell table:formula="of:=[.A734]-[.A733]" office:value-type="float" office:value="7">
            <text:p>7</text:p>
          </table:table-cell>
          <table:table-cell office:value-type="float" office:value="1479624067909">
            <text:p>1479624067909</text:p>
          </table:table-cell>
          <table:table-cell office:value-type="float" office:value="5991622">
            <text:p>5991622</text:p>
          </table:table-cell>
          <table:table-cell table:number-columns-repeated="14"/>
        </table:table-row>
        <table:table-row table:style-name="ro2">
          <table:table-cell office:value-type="float" office:value="1479624067916">
            <text:p>1479624067916</text:p>
          </table:table-cell>
          <table:table-cell table:formula="of:=[.A735]-[.A734]" office:value-type="float" office:value="8">
            <text:p>8</text:p>
          </table:table-cell>
          <table:table-cell office:value-type="float" office:value="1479624067916">
            <text:p>1479624067916</text:p>
          </table:table-cell>
          <table:table-cell office:value-type="float" office:value="7291557">
            <text:p>7291557</text:p>
          </table:table-cell>
          <table:table-cell table:number-columns-repeated="14"/>
        </table:table-row>
        <table:table-row table:style-name="ro2">
          <table:table-cell office:value-type="float" office:value="1479624067924">
            <text:p>1479624067924</text:p>
          </table:table-cell>
          <table:table-cell table:formula="of:=[.A736]-[.A735]" office:value-type="float" office:value="7">
            <text:p>7</text:p>
          </table:table-cell>
          <table:table-cell office:value-type="float" office:value="1479624067924">
            <text:p>1479624067924</text:p>
          </table:table-cell>
          <table:table-cell office:value-type="float" office:value="4972754">
            <text:p>4972754</text:p>
          </table:table-cell>
          <table:table-cell table:number-columns-repeated="14"/>
        </table:table-row>
        <table:table-row table:style-name="ro2">
          <table:table-cell office:value-type="float" office:value="1479624067931">
            <text:p>1479624067931</text:p>
          </table:table-cell>
          <table:table-cell table:formula="of:=[.A737]-[.A736]" office:value-type="float" office:value="23">
            <text:p>23</text:p>
          </table:table-cell>
          <table:table-cell office:value-type="float" office:value="1479624067931">
            <text:p>1479624067931</text:p>
          </table:table-cell>
          <table:table-cell office:value-type="float" office:value="5843588">
            <text:p>5843588</text:p>
          </table:table-cell>
          <table:table-cell table:number-columns-repeated="14"/>
        </table:table-row>
        <table:table-row table:style-name="ro2">
          <table:table-cell office:value-type="float" office:value="1479624067954">
            <text:p>1479624067954</text:p>
          </table:table-cell>
          <table:table-cell table:formula="of:=[.A738]-[.A737]" office:value-type="float" office:value="8">
            <text:p>8</text:p>
          </table:table-cell>
          <table:table-cell office:value-type="float" office:value="1479624067954">
            <text:p>1479624067954</text:p>
          </table:table-cell>
          <table:table-cell office:value-type="float" office:value="5195792">
            <text:p>5195792</text:p>
          </table:table-cell>
          <table:table-cell table:number-columns-repeated="14"/>
        </table:table-row>
        <table:table-row table:style-name="ro2">
          <table:table-cell office:value-type="float" office:value="1479624067962">
            <text:p>1479624067962</text:p>
          </table:table-cell>
          <table:table-cell table:formula="of:=[.A739]-[.A738]" office:value-type="float" office:value="7">
            <text:p>7</text:p>
          </table:table-cell>
          <table:table-cell office:value-type="float" office:value="1479624067962">
            <text:p>1479624067962</text:p>
          </table:table-cell>
          <table:table-cell office:value-type="float" office:value="4683002">
            <text:p>4683002</text:p>
          </table:table-cell>
          <table:table-cell table:number-columns-repeated="14"/>
        </table:table-row>
        <table:table-row table:style-name="ro2">
          <table:table-cell office:value-type="float" office:value="1479624067969">
            <text:p>1479624067969</text:p>
          </table:table-cell>
          <table:table-cell table:formula="of:=[.A740]-[.A739]" office:value-type="float" office:value="0">
            <text:p>0</text:p>
          </table:table-cell>
          <table:table-cell office:value-type="float" office:value="1479624067969">
            <text:p>1479624067969</text:p>
          </table:table-cell>
          <table:table-cell office:value-type="float" office:value="6008596">
            <text:p>6008596</text:p>
          </table:table-cell>
          <table:table-cell table:number-columns-repeated="14"/>
        </table:table-row>
        <table:table-row table:style-name="ro2">
          <table:table-cell office:value-type="float" office:value="1479624067969">
            <text:p>1479624067969</text:p>
          </table:table-cell>
          <table:table-cell table:formula="of:=[.A741]-[.A740]" office:value-type="float" office:value="7">
            <text:p>7</text:p>
          </table:table-cell>
          <table:table-cell office:value-type="float" office:value="1479624067969">
            <text:p>1479624067969</text:p>
          </table:table-cell>
          <table:table-cell office:value-type="float" office:value="7191288">
            <text:p>7191288</text:p>
          </table:table-cell>
          <table:table-cell table:number-columns-repeated="14"/>
        </table:table-row>
        <table:table-row table:style-name="ro2">
          <table:table-cell office:value-type="float" office:value="1479624067976">
            <text:p>1479624067976</text:p>
          </table:table-cell>
          <table:table-cell table:formula="of:=[.A742]-[.A741]" office:value-type="float" office:value="8">
            <text:p>8</text:p>
          </table:table-cell>
          <table:table-cell office:value-type="float" office:value="1479624067976">
            <text:p>1479624067976</text:p>
          </table:table-cell>
          <table:table-cell office:value-type="float" office:value="5581075">
            <text:p>5581075</text:p>
          </table:table-cell>
          <table:table-cell table:number-columns-repeated="14"/>
        </table:table-row>
        <table:table-row table:style-name="ro2">
          <table:table-cell office:value-type="float" office:value="1479624067984">
            <text:p>1479624067984</text:p>
          </table:table-cell>
          <table:table-cell table:formula="of:=[.A743]-[.A742]" office:value-type="float" office:value="0">
            <text:p>0</text:p>
          </table:table-cell>
          <table:table-cell office:value-type="float" office:value="1479624067984">
            <text:p>1479624067984</text:p>
          </table:table-cell>
          <table:table-cell office:value-type="float" office:value="5026441">
            <text:p>5026441</text:p>
          </table:table-cell>
          <table:table-cell table:number-columns-repeated="14"/>
        </table:table-row>
        <table:table-row table:style-name="ro2">
          <table:table-cell office:value-type="float" office:value="1479624067984">
            <text:p>1479624067984</text:p>
          </table:table-cell>
          <table:table-cell table:formula="of:=[.A744]-[.A743]" office:value-type="float" office:value="8">
            <text:p>8</text:p>
          </table:table-cell>
          <table:table-cell office:value-type="float" office:value="1479624067984">
            <text:p>1479624067984</text:p>
          </table:table-cell>
          <table:table-cell office:value-type="float" office:value="6479541">
            <text:p>6479541</text:p>
          </table:table-cell>
          <table:table-cell table:number-columns-repeated="14"/>
        </table:table-row>
        <table:table-row table:style-name="ro2">
          <table:table-cell office:value-type="float" office:value="1479624067992">
            <text:p>1479624067992</text:p>
          </table:table-cell>
          <table:table-cell table:formula="of:=[.A745]-[.A744]" office:value-type="float" office:value="7">
            <text:p>7</text:p>
          </table:table-cell>
          <table:table-cell office:value-type="float" office:value="1479624067992">
            <text:p>1479624067992</text:p>
          </table:table-cell>
          <table:table-cell office:value-type="float" office:value="12322734">
            <text:p>12322734</text:p>
          </table:table-cell>
          <table:table-cell table:number-columns-repeated="14"/>
        </table:table-row>
        <table:table-row table:style-name="ro2">
          <table:table-cell office:value-type="float" office:value="1479624067999">
            <text:p>1479624067999</text:p>
          </table:table-cell>
          <table:table-cell table:formula="of:=[.A746]-[.A745]" office:value-type="float" office:value="8">
            <text:p>8</text:p>
          </table:table-cell>
          <table:table-cell office:value-type="float" office:value="1479624067999">
            <text:p>1479624067999</text:p>
          </table:table-cell>
          <table:table-cell office:value-type="float" office:value="5390802">
            <text:p>5390802</text:p>
          </table:table-cell>
          <table:table-cell table:number-columns-repeated="14"/>
        </table:table-row>
        <table:table-row table:style-name="ro2">
          <table:table-cell office:value-type="float" office:value="1479624068007">
            <text:p>1479624068007</text:p>
          </table:table-cell>
          <table:table-cell table:formula="of:=[.A747]-[.A746]" office:value-type="float" office:value="7">
            <text:p>7</text:p>
          </table:table-cell>
          <table:table-cell office:value-type="float" office:value="1479624068007">
            <text:p>1479624068007</text:p>
          </table:table-cell>
          <table:table-cell office:value-type="float" office:value="5746083">
            <text:p>5746083</text:p>
          </table:table-cell>
          <table:table-cell table:number-columns-repeated="14"/>
        </table:table-row>
        <table:table-row table:style-name="ro2">
          <table:table-cell office:value-type="float" office:value="1479624068014">
            <text:p>1479624068014</text:p>
          </table:table-cell>
          <table:table-cell table:formula="of:=[.A748]-[.A747]" office:value-type="float" office:value="7">
            <text:p>7</text:p>
          </table:table-cell>
          <table:table-cell office:value-type="float" office:value="1479624068014">
            <text:p>1479624068014</text:p>
          </table:table-cell>
          <table:table-cell office:value-type="float" office:value="5483174">
            <text:p>5483174</text:p>
          </table:table-cell>
          <table:table-cell table:number-columns-repeated="14"/>
        </table:table-row>
        <table:table-row table:style-name="ro2">
          <table:table-cell office:value-type="float" office:value="1479624068021">
            <text:p>1479624068021</text:p>
          </table:table-cell>
          <table:table-cell table:formula="of:=[.A749]-[.A748]" office:value-type="float" office:value="7">
            <text:p>7</text:p>
          </table:table-cell>
          <table:table-cell office:value-type="float" office:value="1479624068021">
            <text:p>1479624068021</text:p>
          </table:table-cell>
          <table:table-cell office:value-type="float" office:value="7724605">
            <text:p>7724605</text:p>
          </table:table-cell>
          <table:table-cell table:number-columns-repeated="14"/>
        </table:table-row>
        <table:table-row table:style-name="ro2">
          <table:table-cell office:value-type="float" office:value="1479624068028">
            <text:p>1479624068028</text:p>
          </table:table-cell>
          <table:table-cell table:formula="of:=[.A750]-[.A749]" office:value-type="float" office:value="8">
            <text:p>8</text:p>
          </table:table-cell>
          <table:table-cell office:value-type="float" office:value="1479624068028">
            <text:p>1479624068028</text:p>
          </table:table-cell>
          <table:table-cell office:value-type="float" office:value="5677395">
            <text:p>5677395</text:p>
          </table:table-cell>
          <table:table-cell table:number-columns-repeated="14"/>
        </table:table-row>
        <table:table-row table:style-name="ro2">
          <table:table-cell office:value-type="float" office:value="1479624068036">
            <text:p>1479624068036</text:p>
          </table:table-cell>
          <table:table-cell table:formula="of:=[.A751]-[.A750]" office:value-type="float" office:value="15">
            <text:p>15</text:p>
          </table:table-cell>
          <table:table-cell office:value-type="float" office:value="1479624068036">
            <text:p>1479624068036</text:p>
          </table:table-cell>
          <table:table-cell office:value-type="float" office:value="7486961">
            <text:p>7486961</text:p>
          </table:table-cell>
          <table:table-cell table:number-columns-repeated="14"/>
        </table:table-row>
        <table:table-row table:style-name="ro2">
          <table:table-cell office:value-type="float" office:value="1479624068051">
            <text:p>1479624068051</text:p>
          </table:table-cell>
          <table:table-cell table:formula="of:=[.A752]-[.A751]" office:value-type="float" office:value="9">
            <text:p>9</text:p>
          </table:table-cell>
          <table:table-cell office:value-type="float" office:value="1479624068051">
            <text:p>1479624068051</text:p>
          </table:table-cell>
          <table:table-cell office:value-type="float" office:value="5804112">
            <text:p>5804112</text:p>
          </table:table-cell>
          <table:table-cell table:number-columns-repeated="14"/>
        </table:table-row>
        <table:table-row table:style-name="ro2">
          <table:table-cell office:value-type="float" office:value="1479624068060">
            <text:p>1479624068060</text:p>
          </table:table-cell>
          <table:table-cell table:formula="of:=[.A753]-[.A752]" office:value-type="float" office:value="7">
            <text:p>7</text:p>
          </table:table-cell>
          <table:table-cell office:value-type="float" office:value="1479624068060">
            <text:p>1479624068060</text:p>
          </table:table-cell>
          <table:table-cell office:value-type="float" office:value="6114786">
            <text:p>6114786</text:p>
          </table:table-cell>
          <table:table-cell table:number-columns-repeated="14"/>
        </table:table-row>
        <table:table-row table:style-name="ro2">
          <table:table-cell office:value-type="float" office:value="1479624068067">
            <text:p>1479624068067</text:p>
          </table:table-cell>
          <table:table-cell table:formula="of:=[.A754]-[.A753]" office:value-type="float" office:value="7">
            <text:p>7</text:p>
          </table:table-cell>
          <table:table-cell office:value-type="float" office:value="1479624068067">
            <text:p>1479624068067</text:p>
          </table:table-cell>
          <table:table-cell office:value-type="float" office:value="6815874">
            <text:p>6815874</text:p>
          </table:table-cell>
          <table:table-cell table:number-columns-repeated="14"/>
        </table:table-row>
        <table:table-row table:style-name="ro2">
          <table:table-cell office:value-type="float" office:value="1479624068074">
            <text:p>1479624068074</text:p>
          </table:table-cell>
          <table:table-cell table:formula="of:=[.A755]-[.A754]" office:value-type="float" office:value="0">
            <text:p>0</text:p>
          </table:table-cell>
          <table:table-cell office:value-type="float" office:value="1479624068074">
            <text:p>1479624068074</text:p>
          </table:table-cell>
          <table:table-cell office:value-type="float" office:value="7128916">
            <text:p>7128916</text:p>
          </table:table-cell>
          <table:table-cell table:number-columns-repeated="14"/>
        </table:table-row>
        <table:table-row table:style-name="ro2">
          <table:table-cell office:value-type="float" office:value="1479624068074">
            <text:p>1479624068074</text:p>
          </table:table-cell>
          <table:table-cell table:formula="of:=[.A756]-[.A755]" office:value-type="float" office:value="8">
            <text:p>8</text:p>
          </table:table-cell>
          <table:table-cell office:value-type="float" office:value="1479624068074">
            <text:p>1479624068074</text:p>
          </table:table-cell>
          <table:table-cell office:value-type="float" office:value="5594891">
            <text:p>5594891</text:p>
          </table:table-cell>
          <table:table-cell table:number-columns-repeated="14"/>
        </table:table-row>
        <table:table-row table:style-name="ro2">
          <table:table-cell office:value-type="float" office:value="1479624068082">
            <text:p>1479624068082</text:p>
          </table:table-cell>
          <table:table-cell table:formula="of:=[.A757]-[.A756]" office:value-type="float" office:value="14">
            <text:p>14</text:p>
          </table:table-cell>
          <table:table-cell office:value-type="float" office:value="1479624068082">
            <text:p>1479624068082</text:p>
          </table:table-cell>
          <table:table-cell office:value-type="float" office:value="6243477">
            <text:p>6243477</text:p>
          </table:table-cell>
          <table:table-cell table:number-columns-repeated="14"/>
        </table:table-row>
        <table:table-row table:style-name="ro2">
          <table:table-cell office:value-type="float" office:value="1479624068096">
            <text:p>1479624068096</text:p>
          </table:table-cell>
          <table:table-cell table:formula="of:=[.A758]-[.A757]" office:value-type="float" office:value="8">
            <text:p>8</text:p>
          </table:table-cell>
          <table:table-cell office:value-type="float" office:value="1479624068096">
            <text:p>1479624068096</text:p>
          </table:table-cell>
          <table:table-cell office:value-type="float" office:value="5386854">
            <text:p>5386854</text:p>
          </table:table-cell>
          <table:table-cell table:number-columns-repeated="14"/>
        </table:table-row>
        <table:table-row table:style-name="ro2">
          <table:table-cell office:value-type="float" office:value="1479624068104">
            <text:p>1479624068104</text:p>
          </table:table-cell>
          <table:table-cell table:formula="of:=[.A759]-[.A758]" office:value-type="float" office:value="8">
            <text:p>8</text:p>
          </table:table-cell>
          <table:table-cell office:value-type="float" office:value="1479624068104">
            <text:p>1479624068104</text:p>
          </table:table-cell>
          <table:table-cell office:value-type="float" office:value="6732186">
            <text:p>6732186</text:p>
          </table:table-cell>
          <table:table-cell table:number-columns-repeated="14"/>
        </table:table-row>
        <table:table-row table:style-name="ro2">
          <table:table-cell office:value-type="float" office:value="1479624068112">
            <text:p>1479624068112</text:p>
          </table:table-cell>
          <table:table-cell table:formula="of:=[.A760]-[.A759]" office:value-type="float" office:value="7">
            <text:p>7</text:p>
          </table:table-cell>
          <table:table-cell office:value-type="float" office:value="1479624068112">
            <text:p>1479624068112</text:p>
          </table:table-cell>
          <table:table-cell office:value-type="float" office:value="6299533">
            <text:p>6299533</text:p>
          </table:table-cell>
          <table:table-cell table:number-columns-repeated="14"/>
        </table:table-row>
        <table:table-row table:style-name="ro2">
          <table:table-cell office:value-type="float" office:value="1479624068119">
            <text:p>1479624068119</text:p>
          </table:table-cell>
          <table:table-cell table:formula="of:=[.A761]-[.A760]" office:value-type="float" office:value="0">
            <text:p>0</text:p>
          </table:table-cell>
          <table:table-cell office:value-type="float" office:value="1479624068119">
            <text:p>1479624068119</text:p>
          </table:table-cell>
          <table:table-cell office:value-type="float" office:value="5750425">
            <text:p>5750425</text:p>
          </table:table-cell>
          <table:table-cell table:number-columns-repeated="14"/>
        </table:table-row>
        <table:table-row table:style-name="ro2">
          <table:table-cell office:value-type="float" office:value="1479624068119">
            <text:p>1479624068119</text:p>
          </table:table-cell>
          <table:table-cell table:formula="of:=[.A762]-[.A761]" office:value-type="float" office:value="13">
            <text:p>13</text:p>
          </table:table-cell>
          <table:table-cell office:value-type="float" office:value="1479624068119">
            <text:p>1479624068119</text:p>
          </table:table-cell>
          <table:table-cell office:value-type="float" office:value="6748766">
            <text:p>6748766</text:p>
          </table:table-cell>
          <table:table-cell table:number-columns-repeated="14"/>
        </table:table-row>
        <table:table-row table:style-name="ro2">
          <table:table-cell office:value-type="float" office:value="1479624068132">
            <text:p>1479624068132</text:p>
          </table:table-cell>
          <table:table-cell table:formula="of:=[.A763]-[.A762]" office:value-type="float" office:value="6">
            <text:p>6</text:p>
          </table:table-cell>
          <table:table-cell office:value-type="float" office:value="1479624068132">
            <text:p>1479624068132</text:p>
          </table:table-cell>
          <table:table-cell office:value-type="float" office:value="7736842">
            <text:p>7736842</text:p>
          </table:table-cell>
          <table:table-cell table:number-columns-repeated="14"/>
        </table:table-row>
        <table:table-row table:style-name="ro2">
          <table:table-cell office:value-type="float" office:value="1479624068138">
            <text:p>1479624068138</text:p>
          </table:table-cell>
          <table:table-cell table:formula="of:=[.A764]-[.A763]" office:value-type="float" office:value="7">
            <text:p>7</text:p>
          </table:table-cell>
          <table:table-cell office:value-type="float" office:value="1479624068138">
            <text:p>1479624068138</text:p>
          </table:table-cell>
          <table:table-cell office:value-type="float" office:value="5992806">
            <text:p>5992806</text:p>
          </table:table-cell>
          <table:table-cell table:number-columns-repeated="14"/>
        </table:table-row>
        <table:table-row table:style-name="ro2">
          <table:table-cell office:value-type="float" office:value="1479624068145">
            <text:p>1479624068145</text:p>
          </table:table-cell>
          <table:table-cell table:formula="of:=[.A765]-[.A764]" office:value-type="float" office:value="0">
            <text:p>0</text:p>
          </table:table-cell>
          <table:table-cell office:value-type="float" office:value="1479624068145">
            <text:p>1479624068145</text:p>
          </table:table-cell>
          <table:table-cell office:value-type="float" office:value="5168159">
            <text:p>5168159</text:p>
          </table:table-cell>
          <table:table-cell table:number-columns-repeated="14"/>
        </table:table-row>
        <table:table-row table:style-name="ro2">
          <table:table-cell office:value-type="float" office:value="1479624068145">
            <text:p>1479624068145</text:p>
          </table:table-cell>
          <table:table-cell table:formula="of:=[.A766]-[.A765]" office:value-type="float" office:value="7">
            <text:p>7</text:p>
          </table:table-cell>
          <table:table-cell office:value-type="float" office:value="1479624068145">
            <text:p>1479624068145</text:p>
          </table:table-cell>
          <table:table-cell office:value-type="float" office:value="4766296">
            <text:p>4766296</text:p>
          </table:table-cell>
          <table:table-cell table:number-columns-repeated="14"/>
        </table:table-row>
        <table:table-row table:style-name="ro2">
          <table:table-cell office:value-type="float" office:value="1479624068152">
            <text:p>1479624068152</text:p>
          </table:table-cell>
          <table:table-cell table:formula="of:=[.A767]-[.A766]" office:value-type="float" office:value="7">
            <text:p>7</text:p>
          </table:table-cell>
          <table:table-cell office:value-type="float" office:value="1479624068152">
            <text:p>1479624068152</text:p>
          </table:table-cell>
          <table:table-cell office:value-type="float" office:value="6591257">
            <text:p>6591257</text:p>
          </table:table-cell>
          <table:table-cell table:number-columns-repeated="14"/>
        </table:table-row>
        <table:table-row table:style-name="ro2">
          <table:table-cell office:value-type="float" office:value="1479624068159">
            <text:p>1479624068159</text:p>
          </table:table-cell>
          <table:table-cell table:formula="of:=[.A768]-[.A767]" office:value-type="float" office:value="9">
            <text:p>9</text:p>
          </table:table-cell>
          <table:table-cell office:value-type="float" office:value="1479624068159">
            <text:p>1479624068159</text:p>
          </table:table-cell>
          <table:table-cell office:value-type="float" office:value="7748685">
            <text:p>7748685</text:p>
          </table:table-cell>
          <table:table-cell table:number-columns-repeated="14"/>
        </table:table-row>
        <table:table-row table:style-name="ro2">
          <table:table-cell office:value-type="float" office:value="1479624068168">
            <text:p>1479624068168</text:p>
          </table:table-cell>
          <table:table-cell table:formula="of:=[.A769]-[.A768]" office:value-type="float" office:value="7">
            <text:p>7</text:p>
          </table:table-cell>
          <table:table-cell office:value-type="float" office:value="1479624068168">
            <text:p>1479624068168</text:p>
          </table:table-cell>
          <table:table-cell office:value-type="float" office:value="6448751">
            <text:p>6448751</text:p>
          </table:table-cell>
          <table:table-cell table:number-columns-repeated="14"/>
        </table:table-row>
        <table:table-row table:style-name="ro2">
          <table:table-cell office:value-type="float" office:value="1479624068175">
            <text:p>1479624068175</text:p>
          </table:table-cell>
          <table:table-cell table:formula="of:=[.A770]-[.A769]" office:value-type="float" office:value="8">
            <text:p>8</text:p>
          </table:table-cell>
          <table:table-cell office:value-type="float" office:value="1479624068175">
            <text:p>1479624068175</text:p>
          </table:table-cell>
          <table:table-cell office:value-type="float" office:value="15159458">
            <text:p>15159458</text:p>
          </table:table-cell>
          <table:table-cell table:number-columns-repeated="14"/>
        </table:table-row>
        <table:table-row table:style-name="ro2">
          <table:table-cell office:value-type="float" office:value="1479624068183">
            <text:p>1479624068183</text:p>
          </table:table-cell>
          <table:table-cell table:formula="of:=[.A771]-[.A770]" office:value-type="float" office:value="17">
            <text:p>17</text:p>
          </table:table-cell>
          <table:table-cell office:value-type="float" office:value="1479624068183">
            <text:p>1479624068183</text:p>
          </table:table-cell>
          <table:table-cell office:value-type="float" office:value="5765426">
            <text:p>5765426</text:p>
          </table:table-cell>
          <table:table-cell table:number-columns-repeated="14"/>
        </table:table-row>
        <table:table-row table:style-name="ro2">
          <table:table-cell office:value-type="float" office:value="1479624068200">
            <text:p>1479624068200</text:p>
          </table:table-cell>
          <table:table-cell table:formula="of:=[.A772]-[.A771]" office:value-type="float" office:value="8">
            <text:p>8</text:p>
          </table:table-cell>
          <table:table-cell office:value-type="float" office:value="1479624068200">
            <text:p>1479624068200</text:p>
          </table:table-cell>
          <table:table-cell office:value-type="float" office:value="5639893">
            <text:p>5639893</text:p>
          </table:table-cell>
          <table:table-cell table:number-columns-repeated="14"/>
        </table:table-row>
        <table:table-row table:style-name="ro2">
          <table:table-cell office:value-type="float" office:value="1479624068208">
            <text:p>1479624068208</text:p>
          </table:table-cell>
          <table:table-cell table:formula="of:=[.A773]-[.A772]" office:value-type="float" office:value="7">
            <text:p>7</text:p>
          </table:table-cell>
          <table:table-cell office:value-type="float" office:value="1479624068208">
            <text:p>1479624068208</text:p>
          </table:table-cell>
          <table:table-cell office:value-type="float" office:value="7966591">
            <text:p>7966591</text:p>
          </table:table-cell>
          <table:table-cell table:number-columns-repeated="14"/>
        </table:table-row>
        <table:table-row table:style-name="ro2">
          <table:table-cell office:value-type="float" office:value="1479624068215">
            <text:p>1479624068215</text:p>
          </table:table-cell>
          <table:table-cell table:formula="of:=[.A774]-[.A773]" office:value-type="float" office:value="6">
            <text:p>6</text:p>
          </table:table-cell>
          <table:table-cell office:value-type="float" office:value="1479624068215">
            <text:p>1479624068215</text:p>
          </table:table-cell>
          <table:table-cell office:value-type="float" office:value="6021623">
            <text:p>6021623</text:p>
          </table:table-cell>
          <table:table-cell table:number-columns-repeated="14"/>
        </table:table-row>
        <table:table-row table:style-name="ro2">
          <table:table-cell office:value-type="float" office:value="1479624068221">
            <text:p>1479624068221</text:p>
          </table:table-cell>
          <table:table-cell table:formula="of:=[.A775]-[.A774]" office:value-type="float" office:value="8">
            <text:p>8</text:p>
          </table:table-cell>
          <table:table-cell office:value-type="float" office:value="1479624068221">
            <text:p>1479624068221</text:p>
          </table:table-cell>
          <table:table-cell office:value-type="float" office:value="5168553">
            <text:p>5168553</text:p>
          </table:table-cell>
          <table:table-cell table:number-columns-repeated="14"/>
        </table:table-row>
        <table:table-row table:style-name="ro2">
          <table:table-cell office:value-type="float" office:value="1479624068229">
            <text:p>1479624068229</text:p>
          </table:table-cell>
          <table:table-cell table:formula="of:=[.A776]-[.A775]" office:value-type="float" office:value="0">
            <text:p>0</text:p>
          </table:table-cell>
          <table:table-cell office:value-type="float" office:value="1479624068229">
            <text:p>1479624068229</text:p>
          </table:table-cell>
          <table:table-cell office:value-type="float" office:value="5468174">
            <text:p>5468174</text:p>
          </table:table-cell>
          <table:table-cell table:number-columns-repeated="14"/>
        </table:table-row>
        <table:table-row table:style-name="ro2">
          <table:table-cell office:value-type="float" office:value="1479624068229">
            <text:p>1479624068229</text:p>
          </table:table-cell>
          <table:table-cell table:formula="of:=[.A777]-[.A776]" office:value-type="float" office:value="7">
            <text:p>7</text:p>
          </table:table-cell>
          <table:table-cell office:value-type="float" office:value="1479624068229">
            <text:p>1479624068229</text:p>
          </table:table-cell>
          <table:table-cell office:value-type="float" office:value="4829457">
            <text:p>4829457</text:p>
          </table:table-cell>
          <table:table-cell table:number-columns-repeated="14"/>
        </table:table-row>
        <table:table-row table:style-name="ro2">
          <table:table-cell office:value-type="float" office:value="1479624068236">
            <text:p>1479624068236</text:p>
          </table:table-cell>
          <table:table-cell table:formula="of:=[.A778]-[.A777]" office:value-type="float" office:value="24">
            <text:p>24</text:p>
          </table:table-cell>
          <table:table-cell office:value-type="float" office:value="1479624068236">
            <text:p>1479624068236</text:p>
          </table:table-cell>
          <table:table-cell office:value-type="float" office:value="5416461">
            <text:p>5416461</text:p>
          </table:table-cell>
          <table:table-cell table:number-columns-repeated="14"/>
        </table:table-row>
        <table:table-row table:style-name="ro2">
          <table:table-cell office:value-type="float" office:value="1479624068260">
            <text:p>1479624068260</text:p>
          </table:table-cell>
          <table:table-cell table:formula="of:=[.A779]-[.A778]" office:value-type="float" office:value="8">
            <text:p>8</text:p>
          </table:table-cell>
          <table:table-cell office:value-type="float" office:value="1479624068260">
            <text:p>1479624068260</text:p>
          </table:table-cell>
          <table:table-cell office:value-type="float" office:value="4750111">
            <text:p>4750111</text:p>
          </table:table-cell>
          <table:table-cell table:number-columns-repeated="14"/>
        </table:table-row>
        <table:table-row table:style-name="ro2">
          <table:table-cell office:value-type="float" office:value="1479624068268">
            <text:p>1479624068268</text:p>
          </table:table-cell>
          <table:table-cell table:formula="of:=[.A780]-[.A779]" office:value-type="float" office:value="23">
            <text:p>23</text:p>
          </table:table-cell>
          <table:table-cell office:value-type="float" office:value="1479624068268">
            <text:p>1479624068268</text:p>
          </table:table-cell>
          <table:table-cell office:value-type="float" office:value="9757209">
            <text:p>9757209</text:p>
          </table:table-cell>
          <table:table-cell table:number-columns-repeated="14"/>
        </table:table-row>
        <table:table-row table:style-name="ro2">
          <table:table-cell office:value-type="float" office:value="1479624068291">
            <text:p>1479624068291</text:p>
          </table:table-cell>
          <table:table-cell table:formula="of:=[.A781]-[.A780]" office:value-type="float" office:value="7">
            <text:p>7</text:p>
          </table:table-cell>
          <table:table-cell office:value-type="float" office:value="1479624068291">
            <text:p>1479624068291</text:p>
          </table:table-cell>
          <table:table-cell office:value-type="float" office:value="23973593">
            <text:p>23973593</text:p>
          </table:table-cell>
          <table:table-cell table:number-columns-repeated="14"/>
        </table:table-row>
        <table:table-row table:style-name="ro2">
          <table:table-cell office:value-type="float" office:value="1479624068298">
            <text:p>1479624068298</text:p>
          </table:table-cell>
          <table:table-cell table:formula="of:=[.A782]-[.A781]" office:value-type="float" office:value="7">
            <text:p>7</text:p>
          </table:table-cell>
          <table:table-cell office:value-type="float" office:value="1479624068298">
            <text:p>1479624068298</text:p>
          </table:table-cell>
          <table:table-cell office:value-type="float" office:value="5016571">
            <text:p>5016571</text:p>
          </table:table-cell>
          <table:table-cell table:number-columns-repeated="14"/>
        </table:table-row>
        <table:table-row table:style-name="ro2">
          <table:table-cell office:value-type="float" office:value="1479624068305">
            <text:p>1479624068305</text:p>
          </table:table-cell>
          <table:table-cell table:formula="of:=[.A783]-[.A782]" office:value-type="float" office:value="7">
            <text:p>7</text:p>
          </table:table-cell>
          <table:table-cell office:value-type="float" office:value="1479624068305">
            <text:p>1479624068305</text:p>
          </table:table-cell>
          <table:table-cell office:value-type="float" office:value="5523834">
            <text:p>5523834</text:p>
          </table:table-cell>
          <table:table-cell table:number-columns-repeated="14"/>
        </table:table-row>
        <table:table-row table:style-name="ro2">
          <table:table-cell office:value-type="float" office:value="1479624068312">
            <text:p>1479624068312</text:p>
          </table:table-cell>
          <table:table-cell table:formula="of:=[.A784]-[.A783]" office:value-type="float" office:value="0">
            <text:p>0</text:p>
          </table:table-cell>
          <table:table-cell office:value-type="float" office:value="1479624068312">
            <text:p>1479624068312</text:p>
          </table:table-cell>
          <table:table-cell office:value-type="float" office:value="6279399">
            <text:p>6279399</text:p>
          </table:table-cell>
          <table:table-cell table:number-columns-repeated="14"/>
        </table:table-row>
        <table:table-row table:style-name="ro2">
          <table:table-cell office:value-type="float" office:value="1479624068312">
            <text:p>1479624068312</text:p>
          </table:table-cell>
          <table:table-cell table:formula="of:=[.A785]-[.A784]" office:value-type="float" office:value="16">
            <text:p>16</text:p>
          </table:table-cell>
          <table:table-cell office:value-type="float" office:value="1479624068312">
            <text:p>1479624068312</text:p>
          </table:table-cell>
          <table:table-cell office:value-type="float" office:value="6314928">
            <text:p>6314928</text:p>
          </table:table-cell>
          <table:table-cell table:number-columns-repeated="14"/>
        </table:table-row>
        <table:table-row table:style-name="ro2">
          <table:table-cell office:value-type="float" office:value="1479624068328">
            <text:p>1479624068328</text:p>
          </table:table-cell>
          <table:table-cell table:formula="of:=[.A786]-[.A785]" office:value-type="float" office:value="0">
            <text:p>0</text:p>
          </table:table-cell>
          <table:table-cell office:value-type="float" office:value="1479624068328">
            <text:p>1479624068328</text:p>
          </table:table-cell>
          <table:table-cell office:value-type="float" office:value="6250188">
            <text:p>6250188</text:p>
          </table:table-cell>
          <table:table-cell table:number-columns-repeated="14"/>
        </table:table-row>
        <table:table-row table:style-name="ro2">
          <table:table-cell office:value-type="float" office:value="1479624068328">
            <text:p>1479624068328</text:p>
          </table:table-cell>
          <table:table-cell table:formula="of:=[.A787]-[.A786]" office:value-type="float" office:value="13">
            <text:p>13</text:p>
          </table:table-cell>
          <table:table-cell office:value-type="float" office:value="1479624068328">
            <text:p>1479624068328</text:p>
          </table:table-cell>
          <table:table-cell office:value-type="float" office:value="5685685">
            <text:p>5685685</text:p>
          </table:table-cell>
          <table:table-cell table:number-columns-repeated="14"/>
        </table:table-row>
        <table:table-row table:style-name="ro2">
          <table:table-cell office:value-type="float" office:value="1479624068341">
            <text:p>1479624068341</text:p>
          </table:table-cell>
          <table:table-cell table:formula="of:=[.A788]-[.A787]" office:value-type="float" office:value="8">
            <text:p>8</text:p>
          </table:table-cell>
          <table:table-cell office:value-type="float" office:value="1479624068341">
            <text:p>1479624068341</text:p>
          </table:table-cell>
          <table:table-cell office:value-type="float" office:value="5913854">
            <text:p>5913854</text:p>
          </table:table-cell>
          <table:table-cell table:number-columns-repeated="14"/>
        </table:table-row>
        <table:table-row table:style-name="ro2">
          <table:table-cell office:value-type="float" office:value="1479624068349">
            <text:p>1479624068349</text:p>
          </table:table-cell>
          <table:table-cell table:formula="of:=[.A789]-[.A788]" office:value-type="float" office:value="8">
            <text:p>8</text:p>
          </table:table-cell>
          <table:table-cell office:value-type="float" office:value="1479624068349">
            <text:p>1479624068349</text:p>
          </table:table-cell>
          <table:table-cell office:value-type="float" office:value="6128208">
            <text:p>6128208</text:p>
          </table:table-cell>
          <table:table-cell table:number-columns-repeated="14"/>
        </table:table-row>
        <table:table-row table:style-name="ro2">
          <table:table-cell office:value-type="float" office:value="1479624068357">
            <text:p>1479624068357</text:p>
          </table:table-cell>
          <table:table-cell table:formula="of:=[.A790]-[.A789]" office:value-type="float" office:value="21">
            <text:p>21</text:p>
          </table:table-cell>
          <table:table-cell office:value-type="float" office:value="1479624068357">
            <text:p>1479624068357</text:p>
          </table:table-cell>
          <table:table-cell office:value-type="float" office:value="36996626">
            <text:p>36996626</text:p>
          </table:table-cell>
          <table:table-cell table:number-columns-repeated="14"/>
        </table:table-row>
        <table:table-row table:style-name="ro2">
          <table:table-cell office:value-type="float" office:value="1479624068378">
            <text:p>1479624068378</text:p>
          </table:table-cell>
          <table:table-cell table:formula="of:=[.A791]-[.A790]" office:value-type="float" office:value="7">
            <text:p>7</text:p>
          </table:table-cell>
          <table:table-cell office:value-type="float" office:value="1479624068378">
            <text:p>1479624068378</text:p>
          </table:table-cell>
          <table:table-cell office:value-type="float" office:value="11382423">
            <text:p>11382423</text:p>
          </table:table-cell>
          <table:table-cell table:number-columns-repeated="14"/>
        </table:table-row>
        <table:table-row table:style-name="ro2">
          <table:table-cell office:value-type="float" office:value="1479624068385">
            <text:p>1479624068385</text:p>
          </table:table-cell>
          <table:table-cell table:formula="of:=[.A792]-[.A791]" office:value-type="float" office:value="0">
            <text:p>0</text:p>
          </table:table-cell>
          <table:table-cell office:value-type="float" office:value="1479624068385">
            <text:p>1479624068385</text:p>
          </table:table-cell>
          <table:table-cell office:value-type="float" office:value="6758240">
            <text:p>6758240</text:p>
          </table:table-cell>
          <table:table-cell table:number-columns-repeated="14"/>
        </table:table-row>
        <table:table-row table:style-name="ro2">
          <table:table-cell office:value-type="float" office:value="1479624068385">
            <text:p>1479624068385</text:p>
          </table:table-cell>
          <table:table-cell table:formula="of:=[.A793]-[.A792]" office:value-type="float" office:value="7">
            <text:p>7</text:p>
          </table:table-cell>
          <table:table-cell office:value-type="float" office:value="1479624068385">
            <text:p>1479624068385</text:p>
          </table:table-cell>
          <table:table-cell office:value-type="float" office:value="5027625">
            <text:p>5027625</text:p>
          </table:table-cell>
          <table:table-cell table:number-columns-repeated="14"/>
        </table:table-row>
        <table:table-row table:style-name="ro2">
          <table:table-cell office:value-type="float" office:value="1479624068392">
            <text:p>1479624068392</text:p>
          </table:table-cell>
          <table:table-cell table:formula="of:=[.A794]-[.A793]" office:value-type="float" office:value="8">
            <text:p>8</text:p>
          </table:table-cell>
          <table:table-cell office:value-type="float" office:value="1479624068392">
            <text:p>1479624068392</text:p>
          </table:table-cell>
          <table:table-cell office:value-type="float" office:value="6939828">
            <text:p>6939828</text:p>
          </table:table-cell>
          <table:table-cell table:number-columns-repeated="14"/>
        </table:table-row>
        <table:table-row table:style-name="ro2">
          <table:table-cell office:value-type="float" office:value="1479624068400">
            <text:p>1479624068400</text:p>
          </table:table-cell>
          <table:table-cell table:formula="of:=[.A795]-[.A794]" office:value-type="float" office:value="8">
            <text:p>8</text:p>
          </table:table-cell>
          <table:table-cell office:value-type="float" office:value="1479624068400">
            <text:p>1479624068400</text:p>
          </table:table-cell>
          <table:table-cell office:value-type="float" office:value="6904300">
            <text:p>6904300</text:p>
          </table:table-cell>
          <table:table-cell table:number-columns-repeated="14"/>
        </table:table-row>
        <table:table-row table:style-name="ro2">
          <table:table-cell office:value-type="float" office:value="1479624068408">
            <text:p>1479624068408</text:p>
          </table:table-cell>
          <table:table-cell table:formula="of:=[.A796]-[.A795]" office:value-type="float" office:value="8">
            <text:p>8</text:p>
          </table:table-cell>
          <table:table-cell office:value-type="float" office:value="1479624068408">
            <text:p>1479624068408</text:p>
          </table:table-cell>
          <table:table-cell office:value-type="float" office:value="9627729">
            <text:p>9627729</text:p>
          </table:table-cell>
          <table:table-cell table:number-columns-repeated="14"/>
        </table:table-row>
        <table:table-row table:style-name="ro2">
          <table:table-cell office:value-type="float" office:value="1479624068416">
            <text:p>1479624068416</text:p>
          </table:table-cell>
          <table:table-cell table:formula="of:=[.A797]-[.A796]" office:value-type="float" office:value="9">
            <text:p>9</text:p>
          </table:table-cell>
          <table:table-cell office:value-type="float" office:value="1479624068416">
            <text:p>1479624068416</text:p>
          </table:table-cell>
          <table:table-cell office:value-type="float" office:value="6462961">
            <text:p>6462961</text:p>
          </table:table-cell>
          <table:table-cell table:number-columns-repeated="14"/>
        </table:table-row>
        <table:table-row table:style-name="ro2">
          <table:table-cell office:value-type="float" office:value="1479624068425">
            <text:p>1479624068425</text:p>
          </table:table-cell>
          <table:table-cell table:formula="of:=[.A798]-[.A797]" office:value-type="float" office:value="7">
            <text:p>7</text:p>
          </table:table-cell>
          <table:table-cell office:value-type="float" office:value="1479624068425">
            <text:p>1479624068425</text:p>
          </table:table-cell>
          <table:table-cell office:value-type="float" office:value="7514199">
            <text:p>7514199</text:p>
          </table:table-cell>
          <table:table-cell table:number-columns-repeated="14"/>
        </table:table-row>
        <table:table-row table:style-name="ro2">
          <table:table-cell office:value-type="float" office:value="1479624068432">
            <text:p>1479624068432</text:p>
          </table:table-cell>
          <table:table-cell table:formula="of:=[.A799]-[.A798]" office:value-type="float" office:value="7">
            <text:p>7</text:p>
          </table:table-cell>
          <table:table-cell office:value-type="float" office:value="1479624068432">
            <text:p>1479624068432</text:p>
          </table:table-cell>
          <table:table-cell office:value-type="float" office:value="5773321">
            <text:p>5773321</text:p>
          </table:table-cell>
          <table:table-cell table:number-columns-repeated="14"/>
        </table:table-row>
        <table:table-row table:style-name="ro2">
          <table:table-cell office:value-type="float" office:value="1479624068439">
            <text:p>1479624068439</text:p>
          </table:table-cell>
          <table:table-cell table:formula="of:=[.A800]-[.A799]" office:value-type="float" office:value="7">
            <text:p>7</text:p>
          </table:table-cell>
          <table:table-cell office:value-type="float" office:value="1479624068439">
            <text:p>1479624068439</text:p>
          </table:table-cell>
          <table:table-cell office:value-type="float" office:value="5170132">
            <text:p>5170132</text:p>
          </table:table-cell>
          <table:table-cell table:number-columns-repeated="14"/>
        </table:table-row>
        <table:table-row table:style-name="ro2">
          <table:table-cell office:value-type="float" office:value="1479624068446">
            <text:p>1479624068446</text:p>
          </table:table-cell>
          <table:table-cell table:formula="of:=[.A801]-[.A800]" office:value-type="float" office:value="0">
            <text:p>0</text:p>
          </table:table-cell>
          <table:table-cell office:value-type="float" office:value="1479624068446">
            <text:p>1479624068446</text:p>
          </table:table-cell>
          <table:table-cell office:value-type="float" office:value="5754373">
            <text:p>5754373</text:p>
          </table:table-cell>
          <table:table-cell table:number-columns-repeated="14"/>
        </table:table-row>
        <table:table-row table:style-name="ro2">
          <table:table-cell office:value-type="float" office:value="1479624068446">
            <text:p>1479624068446</text:p>
          </table:table-cell>
          <table:table-cell table:formula="of:=[.A802]-[.A801]" office:value-type="float" office:value="7">
            <text:p>7</text:p>
          </table:table-cell>
          <table:table-cell office:value-type="float" office:value="1479624068446">
            <text:p>1479624068446</text:p>
          </table:table-cell>
          <table:table-cell office:value-type="float" office:value="5032757">
            <text:p>5032757</text:p>
          </table:table-cell>
          <table:table-cell table:number-columns-repeated="14"/>
        </table:table-row>
        <table:table-row table:style-name="ro2">
          <table:table-cell office:value-type="float" office:value="1479624068453">
            <text:p>1479624068453</text:p>
          </table:table-cell>
          <table:table-cell table:formula="of:=[.A803]-[.A802]" office:value-type="float" office:value="14">
            <text:p>14</text:p>
          </table:table-cell>
          <table:table-cell office:value-type="float" office:value="1479624068453">
            <text:p>1479624068453</text:p>
          </table:table-cell>
          <table:table-cell office:value-type="float" office:value="5417250">
            <text:p>5417250</text:p>
          </table:table-cell>
          <table:table-cell table:number-columns-repeated="14"/>
        </table:table-row>
        <table:table-row table:style-name="ro2">
          <table:table-cell office:value-type="float" office:value="1479624068467">
            <text:p>1479624068467</text:p>
          </table:table-cell>
          <table:table-cell table:formula="of:=[.A804]-[.A803]" office:value-type="float" office:value="7">
            <text:p>7</text:p>
          </table:table-cell>
          <table:table-cell office:value-type="float" office:value="1479624068467">
            <text:p>1479624068467</text:p>
          </table:table-cell>
          <table:table-cell office:value-type="float" office:value="4718925">
            <text:p>4718925</text:p>
          </table:table-cell>
          <table:table-cell table:number-columns-repeated="14"/>
        </table:table-row>
        <table:table-row table:style-name="ro2">
          <table:table-cell office:value-type="float" office:value="1479624068474">
            <text:p>1479624068474</text:p>
          </table:table-cell>
          <table:table-cell table:formula="of:=[.A805]-[.A804]" office:value-type="float" office:value="9">
            <text:p>9</text:p>
          </table:table-cell>
          <table:table-cell office:value-type="float" office:value="1479624068474">
            <text:p>1479624068474</text:p>
          </table:table-cell>
          <table:table-cell office:value-type="float" office:value="6912984">
            <text:p>6912984</text:p>
          </table:table-cell>
          <table:table-cell table:number-columns-repeated="14"/>
        </table:table-row>
        <table:table-row table:style-name="ro2">
          <table:table-cell office:value-type="float" office:value="1479624068483">
            <text:p>1479624068483</text:p>
          </table:table-cell>
          <table:table-cell table:formula="of:=[.A806]-[.A805]" office:value-type="float" office:value="14">
            <text:p>14</text:p>
          </table:table-cell>
          <table:table-cell office:value-type="float" office:value="1479624068483">
            <text:p>1479624068483</text:p>
          </table:table-cell>
          <table:table-cell office:value-type="float" office:value="5342641">
            <text:p>5342641</text:p>
          </table:table-cell>
          <table:table-cell table:number-columns-repeated="14"/>
        </table:table-row>
        <table:table-row table:style-name="ro2">
          <table:table-cell office:value-type="float" office:value="1479624068497">
            <text:p>1479624068497</text:p>
          </table:table-cell>
          <table:table-cell table:formula="of:=[.A807]-[.A806]" office:value-type="float" office:value="0">
            <text:p>0</text:p>
          </table:table-cell>
          <table:table-cell office:value-type="float" office:value="1479624068497">
            <text:p>1479624068497</text:p>
          </table:table-cell>
          <table:table-cell office:value-type="float" office:value="9441008">
            <text:p>9441008</text:p>
          </table:table-cell>
          <table:table-cell table:number-columns-repeated="14"/>
        </table:table-row>
        <table:table-row table:style-name="ro2">
          <table:table-cell office:value-type="float" office:value="1479624068497">
            <text:p>1479624068497</text:p>
          </table:table-cell>
          <table:table-cell table:formula="of:=[.A808]-[.A807]" office:value-type="float" office:value="7">
            <text:p>7</text:p>
          </table:table-cell>
          <table:table-cell office:value-type="float" office:value="1479624068497">
            <text:p>1479624068497</text:p>
          </table:table-cell>
          <table:table-cell office:value-type="float" office:value="6225713">
            <text:p>6225713</text:p>
          </table:table-cell>
          <table:table-cell table:number-columns-repeated="14"/>
        </table:table-row>
        <table:table-row table:style-name="ro2">
          <table:table-cell office:value-type="float" office:value="1479624068504">
            <text:p>1479624068504</text:p>
          </table:table-cell>
          <table:table-cell table:formula="of:=[.A809]-[.A808]" office:value-type="float" office:value="7">
            <text:p>7</text:p>
          </table:table-cell>
          <table:table-cell office:value-type="float" office:value="1479624068504">
            <text:p>1479624068504</text:p>
          </table:table-cell>
          <table:table-cell office:value-type="float" office:value="8429641">
            <text:p>8429641</text:p>
          </table:table-cell>
          <table:table-cell table:number-columns-repeated="14"/>
        </table:table-row>
        <table:table-row table:style-name="ro2">
          <table:table-cell office:value-type="float" office:value="1479624068511">
            <text:p>1479624068511</text:p>
          </table:table-cell>
          <table:table-cell table:formula="of:=[.A810]-[.A809]" office:value-type="float" office:value="8">
            <text:p>8</text:p>
          </table:table-cell>
          <table:table-cell office:value-type="float" office:value="1479624068511">
            <text:p>1479624068511</text:p>
          </table:table-cell>
          <table:table-cell office:value-type="float" office:value="6806006">
            <text:p>6806006</text:p>
          </table:table-cell>
          <table:table-cell table:number-columns-repeated="14"/>
        </table:table-row>
        <table:table-row table:style-name="ro2">
          <table:table-cell office:value-type="float" office:value="1479624068519">
            <text:p>1479624068519</text:p>
          </table:table-cell>
          <table:table-cell table:formula="of:=[.A811]-[.A810]" office:value-type="float" office:value="7">
            <text:p>7</text:p>
          </table:table-cell>
          <table:table-cell office:value-type="float" office:value="1479624068519">
            <text:p>1479624068519</text:p>
          </table:table-cell>
          <table:table-cell office:value-type="float" office:value="6695473">
            <text:p>6695473</text:p>
          </table:table-cell>
          <table:table-cell table:number-columns-repeated="14"/>
        </table:table-row>
        <table:table-row table:style-name="ro2">
          <table:table-cell office:value-type="float" office:value="1479624068526">
            <text:p>1479624068526</text:p>
          </table:table-cell>
          <table:table-cell table:formula="of:=[.A812]-[.A811]" office:value-type="float" office:value="24">
            <text:p>24</text:p>
          </table:table-cell>
          <table:table-cell office:value-type="float" office:value="1479624068526">
            <text:p>1479624068526</text:p>
          </table:table-cell>
          <table:table-cell office:value-type="float" office:value="5858984">
            <text:p>5858984</text:p>
          </table:table-cell>
          <table:table-cell table:number-columns-repeated="14"/>
        </table:table-row>
        <table:table-row table:style-name="ro2">
          <table:table-cell office:value-type="float" office:value="1479624068550">
            <text:p>1479624068550</text:p>
          </table:table-cell>
          <table:table-cell table:formula="of:=[.A813]-[.A812]" office:value-type="float" office:value="7">
            <text:p>7</text:p>
          </table:table-cell>
          <table:table-cell office:value-type="float" office:value="1479624068550">
            <text:p>1479624068550</text:p>
          </table:table-cell>
          <table:table-cell office:value-type="float" office:value="4877223">
            <text:p>4877223</text:p>
          </table:table-cell>
          <table:table-cell table:number-columns-repeated="14"/>
        </table:table-row>
        <table:table-row table:style-name="ro2">
          <table:table-cell office:value-type="float" office:value="1479624068557">
            <text:p>1479624068557</text:p>
          </table:table-cell>
          <table:table-cell table:formula="of:=[.A814]-[.A813]" office:value-type="float" office:value="7">
            <text:p>7</text:p>
          </table:table-cell>
          <table:table-cell office:value-type="float" office:value="1479624068557">
            <text:p>1479624068557</text:p>
          </table:table-cell>
          <table:table-cell office:value-type="float" office:value="6702579">
            <text:p>6702579</text:p>
          </table:table-cell>
          <table:table-cell table:number-columns-repeated="14"/>
        </table:table-row>
        <table:table-row table:style-name="ro2">
          <table:table-cell office:value-type="float" office:value="1479624068564">
            <text:p>1479624068564</text:p>
          </table:table-cell>
          <table:table-cell table:formula="of:=[.A815]-[.A814]" office:value-type="float" office:value="9">
            <text:p>9</text:p>
          </table:table-cell>
          <table:table-cell office:value-type="float" office:value="1479624068564">
            <text:p>1479624068564</text:p>
          </table:table-cell>
          <table:table-cell office:value-type="float" office:value="5610681">
            <text:p>5610681</text:p>
          </table:table-cell>
          <table:table-cell table:number-columns-repeated="14"/>
        </table:table-row>
        <table:table-row table:style-name="ro2">
          <table:table-cell office:value-type="float" office:value="1479624068573">
            <text:p>1479624068573</text:p>
          </table:table-cell>
          <table:table-cell table:formula="of:=[.A816]-[.A815]" office:value-type="float" office:value="7">
            <text:p>7</text:p>
          </table:table-cell>
          <table:table-cell office:value-type="float" office:value="1479624068573">
            <text:p>1479624068573</text:p>
          </table:table-cell>
          <table:table-cell office:value-type="float" office:value="4860248">
            <text:p>4860248</text:p>
          </table:table-cell>
          <table:table-cell table:number-columns-repeated="14"/>
        </table:table-row>
        <table:table-row table:style-name="ro2">
          <table:table-cell office:value-type="float" office:value="1479624068580">
            <text:p>1479624068580</text:p>
          </table:table-cell>
          <table:table-cell table:formula="of:=[.A817]-[.A816]" office:value-type="float" office:value="8">
            <text:p>8</text:p>
          </table:table-cell>
          <table:table-cell office:value-type="float" office:value="1479624068580">
            <text:p>1479624068580</text:p>
          </table:table-cell>
          <table:table-cell office:value-type="float" office:value="5929250">
            <text:p>5929250</text:p>
          </table:table-cell>
          <table:table-cell table:number-columns-repeated="14"/>
        </table:table-row>
        <table:table-row table:style-name="ro2">
          <table:table-cell office:value-type="float" office:value="1479624068588">
            <text:p>1479624068588</text:p>
          </table:table-cell>
          <table:table-cell table:formula="of:=[.A818]-[.A817]" office:value-type="float" office:value="7">
            <text:p>7</text:p>
          </table:table-cell>
          <table:table-cell office:value-type="float" office:value="1479624068588">
            <text:p>1479624068588</text:p>
          </table:table-cell>
          <table:table-cell office:value-type="float" office:value="5108155">
            <text:p>5108155</text:p>
          </table:table-cell>
          <table:table-cell table:number-columns-repeated="14"/>
        </table:table-row>
        <table:table-row table:style-name="ro2">
          <table:table-cell office:value-type="float" office:value="1479624068595">
            <text:p>1479624068595</text:p>
          </table:table-cell>
          <table:table-cell table:formula="of:=[.A819]-[.A818]" office:value-type="float" office:value="9">
            <text:p>9</text:p>
          </table:table-cell>
          <table:table-cell office:value-type="float" office:value="1479624068595">
            <text:p>1479624068595</text:p>
          </table:table-cell>
          <table:table-cell office:value-type="float" office:value="7783029">
            <text:p>7783029</text:p>
          </table:table-cell>
          <table:table-cell table:number-columns-repeated="14"/>
        </table:table-row>
        <table:table-row table:style-name="ro2">
          <table:table-cell office:value-type="float" office:value="1479624068604">
            <text:p>1479624068604</text:p>
          </table:table-cell>
          <table:table-cell table:formula="of:=[.A820]-[.A819]" office:value-type="float" office:value="6">
            <text:p>6</text:p>
          </table:table-cell>
          <table:table-cell office:value-type="float" office:value="1479624068604">
            <text:p>1479624068604</text:p>
          </table:table-cell>
          <table:table-cell office:value-type="float" office:value="6399011">
            <text:p>6399011</text:p>
          </table:table-cell>
          <table:table-cell table:number-columns-repeated="14"/>
        </table:table-row>
        <table:table-row table:style-name="ro2">
          <table:table-cell office:value-type="float" office:value="1479624068610">
            <text:p>1479624068610</text:p>
          </table:table-cell>
          <table:table-cell table:formula="of:=[.A821]-[.A820]" office:value-type="float" office:value="7">
            <text:p>7</text:p>
          </table:table-cell>
          <table:table-cell office:value-type="float" office:value="1479624068610">
            <text:p>1479624068610</text:p>
          </table:table-cell>
          <table:table-cell office:value-type="float" office:value="5563705">
            <text:p>5563705</text:p>
          </table:table-cell>
          <table:table-cell table:number-columns-repeated="14"/>
        </table:table-row>
        <table:table-row table:style-name="ro2">
          <table:table-cell office:value-type="float" office:value="1479624068617">
            <text:p>1479624068617</text:p>
          </table:table-cell>
          <table:table-cell table:formula="of:=[.A822]-[.A821]" office:value-type="float" office:value="8">
            <text:p>8</text:p>
          </table:table-cell>
          <table:table-cell office:value-type="float" office:value="1479624068617">
            <text:p>1479624068617</text:p>
          </table:table-cell>
          <table:table-cell office:value-type="float" office:value="7785398">
            <text:p>7785398</text:p>
          </table:table-cell>
          <table:table-cell table:number-columns-repeated="14"/>
        </table:table-row>
        <table:table-row table:style-name="ro2">
          <table:table-cell office:value-type="float" office:value="1479624068625">
            <text:p>1479624068625</text:p>
          </table:table-cell>
          <table:table-cell table:formula="of:=[.A823]-[.A822]" office:value-type="float" office:value="9">
            <text:p>9</text:p>
          </table:table-cell>
          <table:table-cell office:value-type="float" office:value="1479624068625">
            <text:p>1479624068625</text:p>
          </table:table-cell>
          <table:table-cell office:value-type="float" office:value="6318086">
            <text:p>6318086</text:p>
          </table:table-cell>
          <table:table-cell table:number-columns-repeated="14"/>
        </table:table-row>
        <table:table-row table:style-name="ro2">
          <table:table-cell office:value-type="float" office:value="1479624068634">
            <text:p>1479624068634</text:p>
          </table:table-cell>
          <table:table-cell table:formula="of:=[.A824]-[.A823]" office:value-type="float" office:value="7">
            <text:p>7</text:p>
          </table:table-cell>
          <table:table-cell office:value-type="float" office:value="1479624068634">
            <text:p>1479624068634</text:p>
          </table:table-cell>
          <table:table-cell office:value-type="float" office:value="6612970">
            <text:p>6612970</text:p>
          </table:table-cell>
          <table:table-cell table:number-columns-repeated="14"/>
        </table:table-row>
        <table:table-row table:style-name="ro2">
          <table:table-cell office:value-type="float" office:value="1479624068641">
            <text:p>1479624068641</text:p>
          </table:table-cell>
          <table:table-cell table:formula="of:=[.A825]-[.A824]" office:value-type="float" office:value="8">
            <text:p>8</text:p>
          </table:table-cell>
          <table:table-cell office:value-type="float" office:value="1479624068641">
            <text:p>1479624068641</text:p>
          </table:table-cell>
          <table:table-cell office:value-type="float" office:value="5180791">
            <text:p>5180791</text:p>
          </table:table-cell>
          <table:table-cell table:number-columns-repeated="14"/>
        </table:table-row>
        <table:table-row table:style-name="ro2">
          <table:table-cell office:value-type="float" office:value="1479624068649">
            <text:p>1479624068649</text:p>
          </table:table-cell>
          <table:table-cell table:formula="of:=[.A826]-[.A825]" office:value-type="float" office:value="8">
            <text:p>8</text:p>
          </table:table-cell>
          <table:table-cell office:value-type="float" office:value="1479624068649">
            <text:p>1479624068649</text:p>
          </table:table-cell>
          <table:table-cell office:value-type="float" office:value="12731307">
            <text:p>12731307</text:p>
          </table:table-cell>
          <table:table-cell table:number-columns-repeated="14"/>
        </table:table-row>
        <table:table-row table:style-name="ro2">
          <table:table-cell office:value-type="float" office:value="1479624068657">
            <text:p>1479624068657</text:p>
          </table:table-cell>
          <table:table-cell table:formula="of:=[.A827]-[.A826]" office:value-type="float" office:value="16">
            <text:p>16</text:p>
          </table:table-cell>
          <table:table-cell office:value-type="float" office:value="1479624068657">
            <text:p>1479624068657</text:p>
          </table:table-cell>
          <table:table-cell office:value-type="float" office:value="6441249">
            <text:p>6441249</text:p>
          </table:table-cell>
          <table:table-cell table:number-columns-repeated="14"/>
        </table:table-row>
        <table:table-row table:style-name="ro2">
          <table:table-cell office:value-type="float" office:value="1479624068673">
            <text:p>1479624068673</text:p>
          </table:table-cell>
          <table:table-cell table:formula="of:=[.A828]-[.A827]" office:value-type="float" office:value="7">
            <text:p>7</text:p>
          </table:table-cell>
          <table:table-cell office:value-type="float" office:value="1479624068673">
            <text:p>1479624068673</text:p>
          </table:table-cell>
          <table:table-cell office:value-type="float" office:value="8552015">
            <text:p>8552015</text:p>
          </table:table-cell>
          <table:table-cell table:number-columns-repeated="14"/>
        </table:table-row>
        <table:table-row table:style-name="ro2">
          <table:table-cell office:value-type="float" office:value="1479624068680">
            <text:p>1479624068680</text:p>
          </table:table-cell>
          <table:table-cell table:formula="of:=[.A829]-[.A828]" office:value-type="float" office:value="8">
            <text:p>8</text:p>
          </table:table-cell>
          <table:table-cell office:value-type="float" office:value="1479624068680">
            <text:p>1479624068680</text:p>
          </table:table-cell>
          <table:table-cell office:value-type="float" office:value="8039226">
            <text:p>8039226</text:p>
          </table:table-cell>
          <table:table-cell table:number-columns-repeated="14"/>
        </table:table-row>
        <table:table-row table:style-name="ro2">
          <table:table-cell office:value-type="float" office:value="1479624068688">
            <text:p>1479624068688</text:p>
          </table:table-cell>
          <table:table-cell table:formula="of:=[.A830]-[.A829]" office:value-type="float" office:value="0">
            <text:p>0</text:p>
          </table:table-cell>
          <table:table-cell office:value-type="float" office:value="1479624068688">
            <text:p>1479624068688</text:p>
          </table:table-cell>
          <table:table-cell office:value-type="float" office:value="9271263">
            <text:p>9271263</text:p>
          </table:table-cell>
          <table:table-cell table:number-columns-repeated="14"/>
        </table:table-row>
        <table:table-row table:style-name="ro2">
          <table:table-cell office:value-type="float" office:value="1479624068688">
            <text:p>1479624068688</text:p>
          </table:table-cell>
          <table:table-cell table:formula="of:=[.A831]-[.A830]" office:value-type="float" office:value="7">
            <text:p>7</text:p>
          </table:table-cell>
          <table:table-cell office:value-type="float" office:value="1479624068688">
            <text:p>1479624068688</text:p>
          </table:table-cell>
          <table:table-cell office:value-type="float" office:value="7327085">
            <text:p>7327085</text:p>
          </table:table-cell>
          <table:table-cell table:number-columns-repeated="14"/>
        </table:table-row>
        <table:table-row table:style-name="ro2">
          <table:table-cell office:value-type="float" office:value="1479624068695">
            <text:p>1479624068695</text:p>
          </table:table-cell>
          <table:table-cell table:formula="of:=[.A832]-[.A831]" office:value-type="float" office:value="14">
            <text:p>14</text:p>
          </table:table-cell>
          <table:table-cell office:value-type="float" office:value="1479624068695">
            <text:p>1479624068695</text:p>
          </table:table-cell>
          <table:table-cell office:value-type="float" office:value="7992645">
            <text:p>7992645</text:p>
          </table:table-cell>
          <table:table-cell table:number-columns-repeated="14"/>
        </table:table-row>
        <table:table-row table:style-name="ro2">
          <table:table-cell office:value-type="float" office:value="1479624068709">
            <text:p>1479624068709</text:p>
          </table:table-cell>
          <table:table-cell table:formula="of:=[.A833]-[.A832]" office:value-type="float" office:value="8">
            <text:p>8</text:p>
          </table:table-cell>
          <table:table-cell office:value-type="float" office:value="1479624068709">
            <text:p>1479624068709</text:p>
          </table:table-cell>
          <table:table-cell office:value-type="float" office:value="16035424">
            <text:p>16035424</text:p>
          </table:table-cell>
          <table:table-cell table:number-columns-repeated="14"/>
        </table:table-row>
        <table:table-row table:style-name="ro2">
          <table:table-cell office:value-type="float" office:value="1479624068717">
            <text:p>1479624068717</text:p>
          </table:table-cell>
          <table:table-cell table:formula="of:=[.A834]-[.A833]" office:value-type="float" office:value="8">
            <text:p>8</text:p>
          </table:table-cell>
          <table:table-cell office:value-type="float" office:value="1479624068717">
            <text:p>1479624068717</text:p>
          </table:table-cell>
          <table:table-cell office:value-type="float" office:value="8986249">
            <text:p>8986249</text:p>
          </table:table-cell>
          <table:table-cell table:number-columns-repeated="14"/>
        </table:table-row>
        <table:table-row table:style-name="ro2">
          <table:table-cell office:value-type="float" office:value="1479624068725">
            <text:p>1479624068725</text:p>
          </table:table-cell>
          <table:table-cell table:formula="of:=[.A835]-[.A834]" office:value-type="float" office:value="0">
            <text:p>0</text:p>
          </table:table-cell>
          <table:table-cell office:value-type="float" office:value="1479624068725">
            <text:p>1479624068725</text:p>
          </table:table-cell>
          <table:table-cell office:value-type="float" office:value="7760133">
            <text:p>7760133</text:p>
          </table:table-cell>
          <table:table-cell table:number-columns-repeated="14"/>
        </table:table-row>
        <table:table-row table:style-name="ro2">
          <table:table-cell office:value-type="float" office:value="1479624068725">
            <text:p>1479624068725</text:p>
          </table:table-cell>
          <table:table-cell table:formula="of:=[.A836]-[.A835]" office:value-type="float" office:value="14">
            <text:p>14</text:p>
          </table:table-cell>
          <table:table-cell office:value-type="float" office:value="1479624068725">
            <text:p>1479624068725</text:p>
          </table:table-cell>
          <table:table-cell office:value-type="float" office:value="5093944">
            <text:p>5093944</text:p>
          </table:table-cell>
          <table:table-cell table:number-columns-repeated="14"/>
        </table:table-row>
        <table:table-row table:style-name="ro2">
          <table:table-cell office:value-type="float" office:value="1479624068739">
            <text:p>1479624068739</text:p>
          </table:table-cell>
          <table:table-cell table:formula="of:=[.A837]-[.A836]" office:value-type="float" office:value="8">
            <text:p>8</text:p>
          </table:table-cell>
          <table:table-cell office:value-type="float" office:value="1479624068739">
            <text:p>1479624068739</text:p>
          </table:table-cell>
          <table:table-cell office:value-type="float" office:value="5670685">
            <text:p>5670685</text:p>
          </table:table-cell>
          <table:table-cell table:number-columns-repeated="14"/>
        </table:table-row>
        <table:table-row table:style-name="ro2">
          <table:table-cell office:value-type="float" office:value="1479624068747">
            <text:p>1479624068747</text:p>
          </table:table-cell>
          <table:table-cell table:formula="of:=[.A838]-[.A837]" office:value-type="float" office:value="7">
            <text:p>7</text:p>
          </table:table-cell>
          <table:table-cell office:value-type="float" office:value="1479624068747">
            <text:p>1479624068747</text:p>
          </table:table-cell>
          <table:table-cell office:value-type="float" office:value="6101759">
            <text:p>6101759</text:p>
          </table:table-cell>
          <table:table-cell table:number-columns-repeated="14"/>
        </table:table-row>
        <table:table-row table:style-name="ro2">
          <table:table-cell office:value-type="float" office:value="1479624068754">
            <text:p>1479624068754</text:p>
          </table:table-cell>
          <table:table-cell table:formula="of:=[.A839]-[.A838]" office:value-type="float" office:value="0">
            <text:p>0</text:p>
          </table:table-cell>
          <table:table-cell office:value-type="float" office:value="1479624068754">
            <text:p>1479624068754</text:p>
          </table:table-cell>
          <table:table-cell office:value-type="float" office:value="17426153">
            <text:p>17426153</text:p>
          </table:table-cell>
          <table:table-cell table:number-columns-repeated="14"/>
        </table:table-row>
        <table:table-row table:style-name="ro2">
          <table:table-cell office:value-type="float" office:value="1479624068754">
            <text:p>1479624068754</text:p>
          </table:table-cell>
          <table:table-cell table:formula="of:=[.A840]-[.A839]" office:value-type="float" office:value="16">
            <text:p>16</text:p>
          </table:table-cell>
          <table:table-cell office:value-type="float" office:value="1479624068754">
            <text:p>1479624068754</text:p>
          </table:table-cell>
          <table:table-cell office:value-type="float" office:value="4744979">
            <text:p>4744979</text:p>
          </table:table-cell>
          <table:table-cell table:number-columns-repeated="14"/>
        </table:table-row>
        <table:table-row table:style-name="ro2">
          <table:table-cell office:value-type="float" office:value="1479624068770">
            <text:p>1479624068770</text:p>
          </table:table-cell>
          <table:table-cell table:formula="of:=[.A841]-[.A840]" office:value-type="float" office:value="7">
            <text:p>7</text:p>
          </table:table-cell>
          <table:table-cell office:value-type="float" office:value="1479624068770">
            <text:p>1479624068770</text:p>
          </table:table-cell>
          <table:table-cell office:value-type="float" office:value="5639499">
            <text:p>5639499</text:p>
          </table:table-cell>
          <table:table-cell table:number-columns-repeated="14"/>
        </table:table-row>
        <table:table-row table:style-name="ro2">
          <table:table-cell office:value-type="float" office:value="1479624068777">
            <text:p>1479624068777</text:p>
          </table:table-cell>
          <table:table-cell table:formula="of:=[.A842]-[.A841]" office:value-type="float" office:value="0">
            <text:p>0</text:p>
          </table:table-cell>
          <table:table-cell office:value-type="float" office:value="1479624068777">
            <text:p>1479624068777</text:p>
          </table:table-cell>
          <table:table-cell office:value-type="float" office:value="6152682">
            <text:p>6152682</text:p>
          </table:table-cell>
          <table:table-cell table:number-columns-repeated="14"/>
        </table:table-row>
        <table:table-row table:style-name="ro2">
          <table:table-cell office:value-type="float" office:value="1479624068777">
            <text:p>1479624068777</text:p>
          </table:table-cell>
          <table:table-cell table:formula="of:=[.A843]-[.A842]" office:value-type="float" office:value="7">
            <text:p>7</text:p>
          </table:table-cell>
          <table:table-cell office:value-type="float" office:value="1479624068777">
            <text:p>1479624068777</text:p>
          </table:table-cell>
          <table:table-cell office:value-type="float" office:value="10924900">
            <text:p>10924900</text:p>
          </table:table-cell>
          <table:table-cell table:number-columns-repeated="14"/>
        </table:table-row>
        <table:table-row table:style-name="ro2">
          <table:table-cell office:value-type="float" office:value="1479624068784">
            <text:p>1479624068784</text:p>
          </table:table-cell>
          <table:table-cell table:formula="of:=[.A844]-[.A843]" office:value-type="float" office:value="7">
            <text:p>7</text:p>
          </table:table-cell>
          <table:table-cell office:value-type="float" office:value="1479624068784">
            <text:p>1479624068784</text:p>
          </table:table-cell>
          <table:table-cell office:value-type="float" office:value="8784528">
            <text:p>8784528</text:p>
          </table:table-cell>
          <table:table-cell table:number-columns-repeated="14"/>
        </table:table-row>
        <table:table-row table:style-name="ro2">
          <table:table-cell office:value-type="float" office:value="1479624068791">
            <text:p>1479624068791</text:p>
          </table:table-cell>
          <table:table-cell table:formula="of:=[.A845]-[.A844]" office:value-type="float" office:value="8">
            <text:p>8</text:p>
          </table:table-cell>
          <table:table-cell office:value-type="float" office:value="1479624068791">
            <text:p>1479624068791</text:p>
          </table:table-cell>
          <table:table-cell office:value-type="float" office:value="5557389">
            <text:p>5557389</text:p>
          </table:table-cell>
          <table:table-cell table:number-columns-repeated="14"/>
        </table:table-row>
        <table:table-row table:style-name="ro2">
          <table:table-cell office:value-type="float" office:value="1479624068799">
            <text:p>1479624068799</text:p>
          </table:table-cell>
          <table:table-cell table:formula="of:=[.A846]-[.A845]" office:value-type="float" office:value="7">
            <text:p>7</text:p>
          </table:table-cell>
          <table:table-cell office:value-type="float" office:value="1479624068799">
            <text:p>1479624068799</text:p>
          </table:table-cell>
          <table:table-cell office:value-type="float" office:value="22355879">
            <text:p>22355879</text:p>
          </table:table-cell>
          <table:table-cell table:number-columns-repeated="14"/>
        </table:table-row>
        <table:table-row table:style-name="ro2">
          <table:table-cell office:value-type="float" office:value="1479624068806">
            <text:p>1479624068806</text:p>
          </table:table-cell>
          <table:table-cell table:formula="of:=[.A847]-[.A846]" office:value-type="float" office:value="7">
            <text:p>7</text:p>
          </table:table-cell>
          <table:table-cell office:value-type="float" office:value="1479624068806">
            <text:p>1479624068806</text:p>
          </table:table-cell>
          <table:table-cell office:value-type="float" office:value="7237475">
            <text:p>7237475</text:p>
          </table:table-cell>
          <table:table-cell table:number-columns-repeated="14"/>
        </table:table-row>
        <table:table-row table:style-name="ro2">
          <table:table-cell office:value-type="float" office:value="1479624068813">
            <text:p>1479624068813</text:p>
          </table:table-cell>
          <table:table-cell table:formula="of:=[.A848]-[.A847]" office:value-type="float" office:value="7">
            <text:p>7</text:p>
          </table:table-cell>
          <table:table-cell office:value-type="float" office:value="1479624068813">
            <text:p>1479624068813</text:p>
          </table:table-cell>
          <table:table-cell office:value-type="float" office:value="9681810">
            <text:p>9681810</text:p>
          </table:table-cell>
          <table:table-cell table:number-columns-repeated="14"/>
        </table:table-row>
        <table:table-row table:style-name="ro2">
          <table:table-cell office:value-type="float" office:value="1479624068820">
            <text:p>1479624068820</text:p>
          </table:table-cell>
          <table:table-cell table:formula="of:=[.A849]-[.A848]" office:value-type="float" office:value="9">
            <text:p>9</text:p>
          </table:table-cell>
          <table:table-cell office:value-type="float" office:value="1479624068820">
            <text:p>1479624068820</text:p>
          </table:table-cell>
          <table:table-cell office:value-type="float" office:value="13489636">
            <text:p>13489636</text:p>
          </table:table-cell>
          <table:table-cell table:number-columns-repeated="14"/>
        </table:table-row>
        <table:table-row table:style-name="ro2">
          <table:table-cell office:value-type="float" office:value="1479624068829">
            <text:p>1479624068829</text:p>
          </table:table-cell>
          <table:table-cell table:formula="of:=[.A850]-[.A849]" office:value-type="float" office:value="13">
            <text:p>13</text:p>
          </table:table-cell>
          <table:table-cell office:value-type="float" office:value="1479624068829">
            <text:p>1479624068829</text:p>
          </table:table-cell>
          <table:table-cell office:value-type="float" office:value="10864502">
            <text:p>10864502</text:p>
          </table:table-cell>
          <table:table-cell table:number-columns-repeated="14"/>
        </table:table-row>
        <table:table-row table:style-name="ro2">
          <table:table-cell office:value-type="float" office:value="1479624068842">
            <text:p>1479624068842</text:p>
          </table:table-cell>
          <table:table-cell table:formula="of:=[.A851]-[.A850]" office:value-type="float" office:value="7">
            <text:p>7</text:p>
          </table:table-cell>
          <table:table-cell office:value-type="float" office:value="1479624068842">
            <text:p>1479624068842</text:p>
          </table:table-cell>
          <table:table-cell office:value-type="float" office:value="16877046">
            <text:p>16877046</text:p>
          </table:table-cell>
          <table:table-cell table:number-columns-repeated="14"/>
        </table:table-row>
        <table:table-row table:style-name="ro2">
          <table:table-cell office:value-type="float" office:value="1479624068849">
            <text:p>1479624068849</text:p>
          </table:table-cell>
          <table:table-cell table:formula="of:=[.A852]-[.A851]" office:value-type="float" office:value="0">
            <text:p>0</text:p>
          </table:table-cell>
          <table:table-cell office:value-type="float" office:value="1479624068849">
            <text:p>1479624068849</text:p>
          </table:table-cell>
          <table:table-cell office:value-type="float" office:value="7434854">
            <text:p>7434854</text:p>
          </table:table-cell>
          <table:table-cell table:number-columns-repeated="14"/>
        </table:table-row>
        <table:table-row table:style-name="ro2">
          <table:table-cell office:value-type="float" office:value="1479624068849">
            <text:p>1479624068849</text:p>
          </table:table-cell>
          <table:table-cell table:formula="of:=[.A853]-[.A852]" office:value-type="float" office:value="7">
            <text:p>7</text:p>
          </table:table-cell>
          <table:table-cell office:value-type="float" office:value="1479624068849">
            <text:p>1479624068849</text:p>
          </table:table-cell>
          <table:table-cell office:value-type="float" office:value="6578626">
            <text:p>6578626</text:p>
          </table:table-cell>
          <table:table-cell table:number-columns-repeated="14"/>
        </table:table-row>
        <table:table-row table:style-name="ro2">
          <table:table-cell office:value-type="float" office:value="1479624068856">
            <text:p>1479624068856</text:p>
          </table:table-cell>
          <table:table-cell table:formula="of:=[.A854]-[.A853]" office:value-type="float" office:value="9">
            <text:p>9</text:p>
          </table:table-cell>
          <table:table-cell office:value-type="float" office:value="1479624068856">
            <text:p>1479624068856</text:p>
          </table:table-cell>
          <table:table-cell office:value-type="float" office:value="13546481">
            <text:p>13546481</text:p>
          </table:table-cell>
          <table:table-cell table:number-columns-repeated="14"/>
        </table:table-row>
        <table:table-row table:style-name="ro2">
          <table:table-cell office:value-type="float" office:value="1479624068865">
            <text:p>1479624068865</text:p>
          </table:table-cell>
          <table:table-cell table:formula="of:=[.A855]-[.A854]" office:value-type="float" office:value="8">
            <text:p>8</text:p>
          </table:table-cell>
          <table:table-cell office:value-type="float" office:value="1479624068865">
            <text:p>1479624068865</text:p>
          </table:table-cell>
          <table:table-cell office:value-type="float" office:value="5472516">
            <text:p>5472516</text:p>
          </table:table-cell>
          <table:table-cell table:number-columns-repeated="14"/>
        </table:table-row>
        <table:table-row table:style-name="ro2">
          <table:table-cell office:value-type="float" office:value="1479624068873">
            <text:p>1479624068873</text:p>
          </table:table-cell>
          <table:table-cell table:formula="of:=[.A856]-[.A855]" office:value-type="float" office:value="7">
            <text:p>7</text:p>
          </table:table-cell>
          <table:table-cell office:value-type="float" office:value="1479624068873">
            <text:p>1479624068873</text:p>
          </table:table-cell>
          <table:table-cell office:value-type="float" office:value="9652993">
            <text:p>9652993</text:p>
          </table:table-cell>
          <table:table-cell table:number-columns-repeated="14"/>
        </table:table-row>
        <table:table-row table:style-name="ro2">
          <table:table-cell office:value-type="float" office:value="1479624068880">
            <text:p>1479624068880</text:p>
          </table:table-cell>
          <table:table-cell table:formula="of:=[.A857]-[.A856]" office:value-type="float" office:value="8">
            <text:p>8</text:p>
          </table:table-cell>
          <table:table-cell office:value-type="float" office:value="1479624068880">
            <text:p>1479624068880</text:p>
          </table:table-cell>
          <table:table-cell office:value-type="float" office:value="6343350">
            <text:p>6343350</text:p>
          </table:table-cell>
          <table:table-cell table:number-columns-repeated="14"/>
        </table:table-row>
        <table:table-row table:style-name="ro2">
          <table:table-cell office:value-type="float" office:value="1479624068888">
            <text:p>1479624068888</text:p>
          </table:table-cell>
          <table:table-cell table:formula="of:=[.A858]-[.A857]" office:value-type="float" office:value="6">
            <text:p>6</text:p>
          </table:table-cell>
          <table:table-cell office:value-type="float" office:value="1479624068888">
            <text:p>1479624068888</text:p>
          </table:table-cell>
          <table:table-cell office:value-type="float" office:value="5192633">
            <text:p>5192633</text:p>
          </table:table-cell>
          <table:table-cell table:number-columns-repeated="14"/>
        </table:table-row>
        <table:table-row table:style-name="ro2">
          <table:table-cell office:value-type="float" office:value="1479624068894">
            <text:p>1479624068894</text:p>
          </table:table-cell>
          <table:table-cell table:formula="of:=[.A859]-[.A858]" office:value-type="float" office:value="7">
            <text:p>7</text:p>
          </table:table-cell>
          <table:table-cell office:value-type="float" office:value="1479624068894">
            <text:p>1479624068894</text:p>
          </table:table-cell>
          <table:table-cell office:value-type="float" office:value="7237474">
            <text:p>7237474</text:p>
          </table:table-cell>
          <table:table-cell table:number-columns-repeated="14"/>
        </table:table-row>
        <table:table-row table:style-name="ro2">
          <table:table-cell office:value-type="float" office:value="1479624068901">
            <text:p>1479624068901</text:p>
          </table:table-cell>
          <table:table-cell table:formula="of:=[.A860]-[.A859]" office:value-type="float" office:value="7">
            <text:p>7</text:p>
          </table:table-cell>
          <table:table-cell office:value-type="float" office:value="1479624068901">
            <text:p>1479624068901</text:p>
          </table:table-cell>
          <table:table-cell office:value-type="float" office:value="5641867">
            <text:p>5641867</text:p>
          </table:table-cell>
          <table:table-cell table:number-columns-repeated="14"/>
        </table:table-row>
        <table:table-row table:style-name="ro2">
          <table:table-cell office:value-type="float" office:value="1479624068908">
            <text:p>1479624068908</text:p>
          </table:table-cell>
          <table:table-cell table:formula="of:=[.A861]-[.A860]" office:value-type="float" office:value="8">
            <text:p>8</text:p>
          </table:table-cell>
          <table:table-cell office:value-type="float" office:value="1479624068908">
            <text:p>1479624068908</text:p>
          </table:table-cell>
          <table:table-cell office:value-type="float" office:value="8156469">
            <text:p>8156469</text:p>
          </table:table-cell>
          <table:table-cell table:number-columns-repeated="14"/>
        </table:table-row>
        <table:table-row table:style-name="ro2">
          <table:table-cell office:value-type="float" office:value="1479624068916">
            <text:p>1479624068916</text:p>
          </table:table-cell>
          <table:table-cell table:formula="of:=[.A862]-[.A861]" office:value-type="float" office:value="14">
            <text:p>14</text:p>
          </table:table-cell>
          <table:table-cell office:value-type="float" office:value="1479624068916">
            <text:p>1479624068916</text:p>
          </table:table-cell>
          <table:table-cell office:value-type="float" office:value="9965246">
            <text:p>9965246</text:p>
          </table:table-cell>
          <table:table-cell table:number-columns-repeated="14"/>
        </table:table-row>
        <table:table-row table:style-name="ro2">
          <table:table-cell office:value-type="float" office:value="1479624068930">
            <text:p>1479624068930</text:p>
          </table:table-cell>
          <table:table-cell table:formula="of:=[.A863]-[.A862]" office:value-type="float" office:value="8">
            <text:p>8</text:p>
          </table:table-cell>
          <table:table-cell office:value-type="float" office:value="1479624068930">
            <text:p>1479624068930</text:p>
          </table:table-cell>
          <table:table-cell office:value-type="float" office:value="11738494">
            <text:p>11738494</text:p>
          </table:table-cell>
          <table:table-cell table:number-columns-repeated="14"/>
        </table:table-row>
        <table:table-row table:style-name="ro2">
          <table:table-cell office:value-type="float" office:value="1479624068938">
            <text:p>1479624068938</text:p>
          </table:table-cell>
          <table:table-cell table:formula="of:=[.A864]-[.A863]" office:value-type="float" office:value="7">
            <text:p>7</text:p>
          </table:table-cell>
          <table:table-cell office:value-type="float" office:value="1479624068938">
            <text:p>1479624068938</text:p>
          </table:table-cell>
          <table:table-cell office:value-type="float" office:value="7861585">
            <text:p>7861585</text:p>
          </table:table-cell>
          <table:table-cell table:number-columns-repeated="14"/>
        </table:table-row>
        <table:table-row table:style-name="ro2">
          <table:table-cell office:value-type="float" office:value="1479624068945">
            <text:p>1479624068945</text:p>
          </table:table-cell>
          <table:table-cell table:formula="of:=[.A865]-[.A864]" office:value-type="float" office:value="7">
            <text:p>7</text:p>
          </table:table-cell>
          <table:table-cell office:value-type="float" office:value="1479624068945">
            <text:p>1479624068945</text:p>
          </table:table-cell>
          <table:table-cell office:value-type="float" office:value="7633022">
            <text:p>7633022</text:p>
          </table:table-cell>
          <table:table-cell table:number-columns-repeated="14"/>
        </table:table-row>
        <table:table-row table:style-name="ro2">
          <table:table-cell office:value-type="float" office:value="1479624068952">
            <text:p>1479624068952</text:p>
          </table:table-cell>
          <table:table-cell table:formula="of:=[.A866]-[.A865]" office:value-type="float" office:value="0">
            <text:p>0</text:p>
          </table:table-cell>
          <table:table-cell office:value-type="float" office:value="1479624068952">
            <text:p>1479624068952</text:p>
          </table:table-cell>
          <table:table-cell office:value-type="float" office:value="6570730">
            <text:p>6570730</text:p>
          </table:table-cell>
          <table:table-cell table:number-columns-repeated="14"/>
        </table:table-row>
        <table:table-row table:style-name="ro2">
          <table:table-cell office:value-type="float" office:value="1479624068952">
            <text:p>1479624068952</text:p>
          </table:table-cell>
          <table:table-cell table:formula="of:=[.A867]-[.A866]" office:value-type="float" office:value="7">
            <text:p>7</text:p>
          </table:table-cell>
          <table:table-cell office:value-type="float" office:value="1479624068952">
            <text:p>1479624068952</text:p>
          </table:table-cell>
          <table:table-cell office:value-type="float" office:value="8010409">
            <text:p>8010409</text:p>
          </table:table-cell>
          <table:table-cell table:number-columns-repeated="14"/>
        </table:table-row>
        <table:table-row table:style-name="ro2">
          <table:table-cell office:value-type="float" office:value="1479624068959">
            <text:p>1479624068959</text:p>
          </table:table-cell>
          <table:table-cell table:formula="of:=[.A868]-[.A867]" office:value-type="float" office:value="7">
            <text:p>7</text:p>
          </table:table-cell>
          <table:table-cell office:value-type="float" office:value="1479624068959">
            <text:p>1479624068959</text:p>
          </table:table-cell>
          <table:table-cell office:value-type="float" office:value="5761084">
            <text:p>5761084</text:p>
          </table:table-cell>
          <table:table-cell table:number-columns-repeated="14"/>
        </table:table-row>
        <table:table-row table:style-name="ro2">
          <table:table-cell office:value-type="float" office:value="1479624068966">
            <text:p>1479624068966</text:p>
          </table:table-cell>
          <table:table-cell table:formula="of:=[.A869]-[.A868]" office:value-type="float" office:value="7">
            <text:p>7</text:p>
          </table:table-cell>
          <table:table-cell office:value-type="float" office:value="1479624068966">
            <text:p>1479624068966</text:p>
          </table:table-cell>
          <table:table-cell office:value-type="float" office:value="9803790">
            <text:p>9803790</text:p>
          </table:table-cell>
          <table:table-cell table:number-columns-repeated="14"/>
        </table:table-row>
        <table:table-row table:style-name="ro2">
          <table:table-cell office:value-type="float" office:value="1479624068973">
            <text:p>1479624068973</text:p>
          </table:table-cell>
          <table:table-cell table:formula="of:=[.A870]-[.A869]" office:value-type="float" office:value="8">
            <text:p>8</text:p>
          </table:table-cell>
          <table:table-cell office:value-type="float" office:value="1479624068973">
            <text:p>1479624068973</text:p>
          </table:table-cell>
          <table:table-cell office:value-type="float" office:value="8087386">
            <text:p>8087386</text:p>
          </table:table-cell>
          <table:table-cell table:number-columns-repeated="14"/>
        </table:table-row>
        <table:table-row table:style-name="ro2">
          <table:table-cell office:value-type="float" office:value="1479624068981">
            <text:p>1479624068981</text:p>
          </table:table-cell>
          <table:table-cell table:formula="of:=[.A871]-[.A870]" office:value-type="float" office:value="15">
            <text:p>15</text:p>
          </table:table-cell>
          <table:table-cell office:value-type="float" office:value="1479624068981">
            <text:p>1479624068981</text:p>
          </table:table-cell>
          <table:table-cell office:value-type="float" office:value="12980005">
            <text:p>12980005</text:p>
          </table:table-cell>
          <table:table-cell table:number-columns-repeated="14"/>
        </table:table-row>
        <table:table-row table:style-name="ro2">
          <table:table-cell office:value-type="float" office:value="1479624068996">
            <text:p>1479624068996</text:p>
          </table:table-cell>
          <table:table-cell table:formula="of:=[.A872]-[.A871]" office:value-type="float" office:value="8">
            <text:p>8</text:p>
          </table:table-cell>
          <table:table-cell office:value-type="float" office:value="1479624068996">
            <text:p>1479624068996</text:p>
          </table:table-cell>
          <table:table-cell office:value-type="float" office:value="8023436">
            <text:p>8023436</text:p>
          </table:table-cell>
          <table:table-cell table:number-columns-repeated="14"/>
        </table:table-row>
        <table:table-row table:style-name="ro2">
          <table:table-cell office:value-type="float" office:value="1479624069004">
            <text:p>1479624069004</text:p>
          </table:table-cell>
          <table:table-cell table:formula="of:=[.A873]-[.A872]" office:value-type="float" office:value="0">
            <text:p>0</text:p>
          </table:table-cell>
          <table:table-cell office:value-type="float" office:value="1479624069004">
            <text:p>1479624069004</text:p>
          </table:table-cell>
          <table:table-cell office:value-type="float" office:value="8346348">
            <text:p>8346348</text:p>
          </table:table-cell>
          <table:table-cell table:number-columns-repeated="14"/>
        </table:table-row>
        <table:table-row table:style-name="ro2">
          <table:table-cell office:value-type="float" office:value="1479624069004">
            <text:p>1479624069004</text:p>
          </table:table-cell>
          <table:table-cell table:formula="of:=[.A874]-[.A873]" office:value-type="float" office:value="14">
            <text:p>14</text:p>
          </table:table-cell>
          <table:table-cell office:value-type="float" office:value="1479624069004">
            <text:p>1479624069004</text:p>
          </table:table-cell>
          <table:table-cell office:value-type="float" office:value="7734474">
            <text:p>7734474</text:p>
          </table:table-cell>
          <table:table-cell table:number-columns-repeated="14"/>
        </table:table-row>
        <table:table-row table:style-name="ro2">
          <table:table-cell office:value-type="float" office:value="1479624069018">
            <text:p>1479624069018</text:p>
          </table:table-cell>
          <table:table-cell table:formula="of:=[.A875]-[.A874]" office:value-type="float" office:value="8">
            <text:p>8</text:p>
          </table:table-cell>
          <table:table-cell office:value-type="float" office:value="1479624069018">
            <text:p>1479624069018</text:p>
          </table:table-cell>
          <table:table-cell office:value-type="float" office:value="9540487">
            <text:p>9540487</text:p>
          </table:table-cell>
          <table:table-cell table:number-columns-repeated="14"/>
        </table:table-row>
        <table:table-row table:style-name="ro2">
          <table:table-cell office:value-type="float" office:value="1479624069026">
            <text:p>1479624069026</text:p>
          </table:table-cell>
          <table:table-cell table:formula="of:=[.A876]-[.A875]" office:value-type="float" office:value="6">
            <text:p>6</text:p>
          </table:table-cell>
          <table:table-cell office:value-type="float" office:value="1479624069026">
            <text:p>1479624069026</text:p>
          </table:table-cell>
          <table:table-cell office:value-type="float" office:value="9108622">
            <text:p>9108622</text:p>
          </table:table-cell>
          <table:table-cell table:number-columns-repeated="14"/>
        </table:table-row>
        <table:table-row table:style-name="ro2">
          <table:table-cell office:value-type="float" office:value="1479624069032">
            <text:p>1479624069032</text:p>
          </table:table-cell>
          <table:table-cell table:formula="of:=[.A877]-[.A876]" office:value-type="float" office:value="7">
            <text:p>7</text:p>
          </table:table-cell>
          <table:table-cell office:value-type="float" office:value="1479624069032">
            <text:p>1479624069032</text:p>
          </table:table-cell>
          <table:table-cell office:value-type="float" office:value="6414012">
            <text:p>6414012</text:p>
          </table:table-cell>
          <table:table-cell table:number-columns-repeated="14"/>
        </table:table-row>
        <table:table-row table:style-name="ro2">
          <table:table-cell office:value-type="float" office:value="1479624069039">
            <text:p>1479624069039</text:p>
          </table:table-cell>
          <table:table-cell table:formula="of:=[.A878]-[.A877]" office:value-type="float" office:value="8">
            <text:p>8</text:p>
          </table:table-cell>
          <table:table-cell office:value-type="float" office:value="1479624069039">
            <text:p>1479624069039</text:p>
          </table:table-cell>
          <table:table-cell office:value-type="float" office:value="6459803">
            <text:p>6459803</text:p>
          </table:table-cell>
          <table:table-cell table:number-columns-repeated="14"/>
        </table:table-row>
        <table:table-row table:style-name="ro2">
          <table:table-cell office:value-type="float" office:value="1479624069047">
            <text:p>1479624069047</text:p>
          </table:table-cell>
          <table:table-cell table:formula="of:=[.A879]-[.A878]" office:value-type="float" office:value="9">
            <text:p>9</text:p>
          </table:table-cell>
          <table:table-cell office:value-type="float" office:value="1479624069047">
            <text:p>1479624069047</text:p>
          </table:table-cell>
          <table:table-cell office:value-type="float" office:value="6100969">
            <text:p>6100969</text:p>
          </table:table-cell>
          <table:table-cell table:number-columns-repeated="14"/>
        </table:table-row>
        <table:table-row table:style-name="ro2">
          <table:table-cell office:value-type="float" office:value="1479624069056">
            <text:p>1479624069056</text:p>
          </table:table-cell>
          <table:table-cell table:formula="of:=[.A880]-[.A879]" office:value-type="float" office:value="15">
            <text:p>15</text:p>
          </table:table-cell>
          <table:table-cell office:value-type="float" office:value="1479624069056">
            <text:p>1479624069056</text:p>
          </table:table-cell>
          <table:table-cell office:value-type="float" office:value="5927671">
            <text:p>5927671</text:p>
          </table:table-cell>
          <table:table-cell table:number-columns-repeated="14"/>
        </table:table-row>
        <table:table-row table:style-name="ro2">
          <table:table-cell office:value-type="float" office:value="1479624069071">
            <text:p>1479624069071</text:p>
          </table:table-cell>
          <table:table-cell table:formula="of:=[.A881]-[.A880]" office:value-type="float" office:value="7">
            <text:p>7</text:p>
          </table:table-cell>
          <table:table-cell office:value-type="float" office:value="1479624069071">
            <text:p>1479624069071</text:p>
          </table:table-cell>
          <table:table-cell office:value-type="float" office:value="9565752">
            <text:p>9565752</text:p>
          </table:table-cell>
          <table:table-cell table:number-columns-repeated="14"/>
        </table:table-row>
        <table:table-row table:style-name="ro2">
          <table:table-cell office:value-type="float" office:value="1479624069078">
            <text:p>1479624069078</text:p>
          </table:table-cell>
          <table:table-cell table:formula="of:=[.A882]-[.A881]" office:value-type="float" office:value="7">
            <text:p>7</text:p>
          </table:table-cell>
          <table:table-cell office:value-type="float" office:value="1479624069078">
            <text:p>1479624069078</text:p>
          </table:table-cell>
          <table:table-cell office:value-type="float" office:value="7192472">
            <text:p>7192472</text:p>
          </table:table-cell>
          <table:table-cell table:number-columns-repeated="14"/>
        </table:table-row>
        <table:table-row table:style-name="ro2">
          <table:table-cell office:value-type="float" office:value="1479624069085">
            <text:p>1479624069085</text:p>
          </table:table-cell>
          <table:table-cell table:formula="of:=[.A883]-[.A882]" office:value-type="float" office:value="8">
            <text:p>8</text:p>
          </table:table-cell>
          <table:table-cell office:value-type="float" office:value="1479624069085">
            <text:p>1479624069085</text:p>
          </table:table-cell>
          <table:table-cell office:value-type="float" office:value="11691518">
            <text:p>11691518</text:p>
          </table:table-cell>
          <table:table-cell table:number-columns-repeated="14"/>
        </table:table-row>
        <table:table-row table:style-name="ro2">
          <table:table-cell office:value-type="float" office:value="1479624069093">
            <text:p>1479624069093</text:p>
          </table:table-cell>
          <table:table-cell table:formula="of:=[.A884]-[.A883]" office:value-type="float" office:value="7">
            <text:p>7</text:p>
          </table:table-cell>
          <table:table-cell office:value-type="float" office:value="1479624069093">
            <text:p>1479624069093</text:p>
          </table:table-cell>
          <table:table-cell office:value-type="float" office:value="6607837">
            <text:p>6607837</text:p>
          </table:table-cell>
          <table:table-cell table:number-columns-repeated="14"/>
        </table:table-row>
        <table:table-row table:style-name="ro2">
          <table:table-cell office:value-type="float" office:value="1479624069100">
            <text:p>1479624069100</text:p>
          </table:table-cell>
          <table:table-cell table:formula="of:=[.A885]-[.A884]" office:value-type="float" office:value="0">
            <text:p>0</text:p>
          </table:table-cell>
          <table:table-cell office:value-type="float" office:value="1479624069100">
            <text:p>1479624069100</text:p>
          </table:table-cell>
          <table:table-cell office:value-type="float" office:value="5052495">
            <text:p>5052495</text:p>
          </table:table-cell>
          <table:table-cell table:number-columns-repeated="14"/>
        </table:table-row>
        <table:table-row table:style-name="ro2">
          <table:table-cell office:value-type="float" office:value="1479624069100">
            <text:p>1479624069100</text:p>
          </table:table-cell>
          <table:table-cell table:formula="of:=[.A886]-[.A885]" office:value-type="float" office:value="7">
            <text:p>7</text:p>
          </table:table-cell>
          <table:table-cell office:value-type="float" office:value="1479624069100">
            <text:p>1479624069100</text:p>
          </table:table-cell>
          <table:table-cell office:value-type="float" office:value="11564801">
            <text:p>11564801</text:p>
          </table:table-cell>
          <table:table-cell table:number-columns-repeated="14"/>
        </table:table-row>
        <table:table-row table:style-name="ro2">
          <table:table-cell office:value-type="float" office:value="1479624069107">
            <text:p>1479624069107</text:p>
          </table:table-cell>
          <table:table-cell table:formula="of:=[.A887]-[.A886]" office:value-type="float" office:value="7">
            <text:p>7</text:p>
          </table:table-cell>
          <table:table-cell office:value-type="float" office:value="1479624069107">
            <text:p>1479624069107</text:p>
          </table:table-cell>
          <table:table-cell office:value-type="float" office:value="5067496">
            <text:p>5067496</text:p>
          </table:table-cell>
          <table:table-cell table:number-columns-repeated="14"/>
        </table:table-row>
        <table:table-row table:style-name="ro2">
          <table:table-cell office:value-type="float" office:value="1479624069114">
            <text:p>1479624069114</text:p>
          </table:table-cell>
          <table:table-cell table:formula="of:=[.A888]-[.A887]" office:value-type="float" office:value="8">
            <text:p>8</text:p>
          </table:table-cell>
          <table:table-cell office:value-type="float" office:value="1479624069114">
            <text:p>1479624069114</text:p>
          </table:table-cell>
          <table:table-cell office:value-type="float" office:value="4940779">
            <text:p>4940779</text:p>
          </table:table-cell>
          <table:table-cell table:number-columns-repeated="14"/>
        </table:table-row>
        <table:table-row table:style-name="ro2">
          <table:table-cell office:value-type="float" office:value="1479624069122">
            <text:p>1479624069122</text:p>
          </table:table-cell>
          <table:table-cell table:formula="of:=[.A889]-[.A888]" office:value-type="float" office:value="9">
            <text:p>9</text:p>
          </table:table-cell>
          <table:table-cell office:value-type="float" office:value="1479624069122">
            <text:p>1479624069122</text:p>
          </table:table-cell>
          <table:table-cell office:value-type="float" office:value="6548229">
            <text:p>6548229</text:p>
          </table:table-cell>
          <table:table-cell table:number-columns-repeated="14"/>
        </table:table-row>
        <table:table-row table:style-name="ro2">
          <table:table-cell office:value-type="float" office:value="1479624069131">
            <text:p>1479624069131</text:p>
          </table:table-cell>
          <table:table-cell table:formula="of:=[.A890]-[.A889]" office:value-type="float" office:value="7">
            <text:p>7</text:p>
          </table:table-cell>
          <table:table-cell office:value-type="float" office:value="1479624069131">
            <text:p>1479624069131</text:p>
          </table:table-cell>
          <table:table-cell office:value-type="float" office:value="5715687">
            <text:p>5715687</text:p>
          </table:table-cell>
          <table:table-cell table:number-columns-repeated="14"/>
        </table:table-row>
        <table:table-row table:style-name="ro2">
          <table:table-cell office:value-type="float" office:value="1479624069138">
            <text:p>1479624069138</text:p>
          </table:table-cell>
          <table:table-cell table:formula="of:=[.A891]-[.A890]" office:value-type="float" office:value="8">
            <text:p>8</text:p>
          </table:table-cell>
          <table:table-cell office:value-type="float" office:value="1479624069138">
            <text:p>1479624069138</text:p>
          </table:table-cell>
          <table:table-cell office:value-type="float" office:value="5161448">
            <text:p>5161448</text:p>
          </table:table-cell>
          <table:table-cell table:number-columns-repeated="14"/>
        </table:table-row>
        <table:table-row table:style-name="ro2">
          <table:table-cell office:value-type="float" office:value="1479624069146">
            <text:p>1479624069146</text:p>
          </table:table-cell>
          <table:table-cell table:formula="of:=[.A892]-[.A891]" office:value-type="float" office:value="8">
            <text:p>8</text:p>
          </table:table-cell>
          <table:table-cell office:value-type="float" office:value="1479624069146">
            <text:p>1479624069146</text:p>
          </table:table-cell>
          <table:table-cell office:value-type="float" office:value="6690736">
            <text:p>6690736</text:p>
          </table:table-cell>
          <table:table-cell table:number-columns-repeated="14"/>
        </table:table-row>
        <table:table-row table:style-name="ro2">
          <table:table-cell office:value-type="float" office:value="1479624069154">
            <text:p>1479624069154</text:p>
          </table:table-cell>
          <table:table-cell table:formula="of:=[.A893]-[.A892]" office:value-type="float" office:value="25">
            <text:p>25</text:p>
          </table:table-cell>
          <table:table-cell office:value-type="float" office:value="1479624069154">
            <text:p>1479624069154</text:p>
          </table:table-cell>
          <table:table-cell office:value-type="float" office:value="5857404">
            <text:p>5857404</text:p>
          </table:table-cell>
          <table:table-cell table:number-columns-repeated="14"/>
        </table:table-row>
        <table:table-row table:style-name="ro2">
          <table:table-cell office:value-type="float" office:value="1479624069179">
            <text:p>1479624069179</text:p>
          </table:table-cell>
          <table:table-cell table:formula="of:=[.A894]-[.A893]" office:value-type="float" office:value="8">
            <text:p>8</text:p>
          </table:table-cell>
          <table:table-cell office:value-type="float" office:value="1479624069179">
            <text:p>1479624069179</text:p>
          </table:table-cell>
          <table:table-cell office:value-type="float" office:value="5644236">
            <text:p>5644236</text:p>
          </table:table-cell>
          <table:table-cell table:number-columns-repeated="14"/>
        </table:table-row>
        <table:table-row table:style-name="ro2">
          <table:table-cell office:value-type="float" office:value="1479624069187">
            <text:p>1479624069187</text:p>
          </table:table-cell>
          <table:table-cell table:formula="of:=[.A895]-[.A894]" office:value-type="float" office:value="7">
            <text:p>7</text:p>
          </table:table-cell>
          <table:table-cell office:value-type="float" office:value="1479624069187">
            <text:p>1479624069187</text:p>
          </table:table-cell>
          <table:table-cell office:value-type="float" office:value="11623225">
            <text:p>11623225</text:p>
          </table:table-cell>
          <table:table-cell table:number-columns-repeated="14"/>
        </table:table-row>
        <table:table-row table:style-name="ro2">
          <table:table-cell office:value-type="float" office:value="1479624069194">
            <text:p>1479624069194</text:p>
          </table:table-cell>
          <table:table-cell table:formula="of:=[.A896]-[.A895]" office:value-type="float" office:value="7">
            <text:p>7</text:p>
          </table:table-cell>
          <table:table-cell office:value-type="float" office:value="1479624069194">
            <text:p>1479624069194</text:p>
          </table:table-cell>
          <table:table-cell office:value-type="float" office:value="6583362">
            <text:p>6583362</text:p>
          </table:table-cell>
          <table:table-cell table:number-columns-repeated="14"/>
        </table:table-row>
        <table:table-row table:style-name="ro2">
          <table:table-cell office:value-type="float" office:value="1479624069201">
            <text:p>1479624069201</text:p>
          </table:table-cell>
          <table:table-cell table:formula="of:=[.A897]-[.A896]" office:value-type="float" office:value="8">
            <text:p>8</text:p>
          </table:table-cell>
          <table:table-cell office:value-type="float" office:value="1479624069201">
            <text:p>1479624069201</text:p>
          </table:table-cell>
          <table:table-cell office:value-type="float" office:value="16499658">
            <text:p>16499658</text:p>
          </table:table-cell>
          <table:table-cell table:number-columns-repeated="14"/>
        </table:table-row>
        <table:table-row table:style-name="ro2">
          <table:table-cell office:value-type="float" office:value="1479624069209">
            <text:p>1479624069209</text:p>
          </table:table-cell>
          <table:table-cell table:formula="of:=[.A898]-[.A897]" office:value-type="float" office:value="7">
            <text:p>7</text:p>
          </table:table-cell>
          <table:table-cell office:value-type="float" office:value="1479624069209">
            <text:p>1479624069209</text:p>
          </table:table-cell>
          <table:table-cell office:value-type="float" office:value="7145497">
            <text:p>7145497</text:p>
          </table:table-cell>
          <table:table-cell table:number-columns-repeated="14"/>
        </table:table-row>
        <table:table-row table:style-name="ro2">
          <table:table-cell office:value-type="float" office:value="1479624069216">
            <text:p>1479624069216</text:p>
          </table:table-cell>
          <table:table-cell table:formula="of:=[.A899]-[.A898]" office:value-type="float" office:value="0">
            <text:p>0</text:p>
          </table:table-cell>
          <table:table-cell office:value-type="float" office:value="1479624069216">
            <text:p>1479624069216</text:p>
          </table:table-cell>
          <table:table-cell office:value-type="float" office:value="7229185">
            <text:p>7229185</text:p>
          </table:table-cell>
          <table:table-cell table:number-columns-repeated="14"/>
        </table:table-row>
        <table:table-row table:style-name="ro2">
          <table:table-cell office:value-type="float" office:value="1479624069216">
            <text:p>1479624069216</text:p>
          </table:table-cell>
          <table:table-cell table:formula="of:=[.A900]-[.A899]" office:value-type="float" office:value="9">
            <text:p>9</text:p>
          </table:table-cell>
          <table:table-cell office:value-type="float" office:value="1479624069216">
            <text:p>1479624069216</text:p>
          </table:table-cell>
          <table:table-cell office:value-type="float" office:value="5368695">
            <text:p>5368695</text:p>
          </table:table-cell>
          <table:table-cell table:number-columns-repeated="14"/>
        </table:table-row>
        <table:table-row table:style-name="ro2">
          <table:table-cell office:value-type="float" office:value="1479624069225">
            <text:p>1479624069225</text:p>
          </table:table-cell>
          <table:table-cell table:formula="of:=[.A901]-[.A900]" office:value-type="float" office:value="7">
            <text:p>7</text:p>
          </table:table-cell>
          <table:table-cell office:value-type="float" office:value="1479624069225">
            <text:p>1479624069225</text:p>
          </table:table-cell>
          <table:table-cell office:value-type="float" office:value="6262425">
            <text:p>6262425</text:p>
          </table:table-cell>
          <table:table-cell table:number-columns-repeated="14"/>
        </table:table-row>
        <table:table-row table:style-name="ro2">
          <table:table-cell office:value-type="float" office:value="1479624069232">
            <text:p>1479624069232</text:p>
          </table:table-cell>
          <table:table-cell table:formula="of:=[.A902]-[.A901]" office:value-type="float" office:value="7">
            <text:p>7</text:p>
          </table:table-cell>
          <table:table-cell office:value-type="float" office:value="1479624069232">
            <text:p>1479624069232</text:p>
          </table:table-cell>
          <table:table-cell office:value-type="float" office:value="9523117">
            <text:p>9523117</text:p>
          </table:table-cell>
          <table:table-cell table:number-columns-repeated="14"/>
        </table:table-row>
        <table:table-row table:style-name="ro2">
          <table:table-cell office:value-type="float" office:value="1479624069239">
            <text:p>1479624069239</text:p>
          </table:table-cell>
          <table:table-cell table:formula="of:=[.A903]-[.A902]" office:value-type="float" office:value="0">
            <text:p>0</text:p>
          </table:table-cell>
          <table:table-cell office:value-type="float" office:value="1479624069239">
            <text:p>1479624069239</text:p>
          </table:table-cell>
          <table:table-cell office:value-type="float" office:value="5060785">
            <text:p>5060785</text:p>
          </table:table-cell>
          <table:table-cell table:number-columns-repeated="14"/>
        </table:table-row>
        <table:table-row table:style-name="ro2">
          <table:table-cell office:value-type="float" office:value="1479624069239">
            <text:p>1479624069239</text:p>
          </table:table-cell>
          <table:table-cell table:formula="of:=[.A904]-[.A903]" office:value-type="float" office:value="8">
            <text:p>8</text:p>
          </table:table-cell>
          <table:table-cell office:value-type="float" office:value="1479624069239">
            <text:p>1479624069239</text:p>
          </table:table-cell>
          <table:table-cell office:value-type="float" office:value="5466989">
            <text:p>5466989</text:p>
          </table:table-cell>
          <table:table-cell table:number-columns-repeated="14"/>
        </table:table-row>
        <table:table-row table:style-name="ro2">
          <table:table-cell office:value-type="float" office:value="1479624069247">
            <text:p>1479624069247</text:p>
          </table:table-cell>
          <table:table-cell table:formula="of:=[.A905]-[.A904]" office:value-type="float" office:value="13">
            <text:p>13</text:p>
          </table:table-cell>
          <table:table-cell office:value-type="float" office:value="1479624069247">
            <text:p>1479624069247</text:p>
          </table:table-cell>
          <table:table-cell office:value-type="float" office:value="6308217">
            <text:p>6308217</text:p>
          </table:table-cell>
          <table:table-cell table:number-columns-repeated="14"/>
        </table:table-row>
        <table:table-row table:style-name="ro2">
          <table:table-cell office:value-type="float" office:value="1479624069260">
            <text:p>1479624069260</text:p>
          </table:table-cell>
          <table:table-cell table:formula="of:=[.A906]-[.A905]" office:value-type="float" office:value="0">
            <text:p>0</text:p>
          </table:table-cell>
          <table:table-cell office:value-type="float" office:value="1479624069260">
            <text:p>1479624069260</text:p>
          </table:table-cell>
          <table:table-cell office:value-type="float" office:value="5316587">
            <text:p>5316587</text:p>
          </table:table-cell>
          <table:table-cell table:number-columns-repeated="14"/>
        </table:table-row>
        <table:table-row table:style-name="ro2">
          <table:table-cell office:value-type="float" office:value="1479624069260">
            <text:p>1479624069260</text:p>
          </table:table-cell>
          <table:table-cell table:formula="of:=[.A907]-[.A906]" office:value-type="float" office:value="7">
            <text:p>7</text:p>
          </table:table-cell>
          <table:table-cell office:value-type="float" office:value="1479624069260">
            <text:p>1479624069260</text:p>
          </table:table-cell>
          <table:table-cell office:value-type="float" office:value="5827797">
            <text:p>5827797</text:p>
          </table:table-cell>
          <table:table-cell table:number-columns-repeated="14"/>
        </table:table-row>
        <table:table-row table:style-name="ro2">
          <table:table-cell office:value-type="float" office:value="1479624069267">
            <text:p>1479624069267</text:p>
          </table:table-cell>
          <table:table-cell table:formula="of:=[.A908]-[.A907]" office:value-type="float" office:value="8">
            <text:p>8</text:p>
          </table:table-cell>
          <table:table-cell office:value-type="float" office:value="1479624069267">
            <text:p>1479624069267</text:p>
          </table:table-cell>
          <table:table-cell office:value-type="float" office:value="7715131">
            <text:p>7715131</text:p>
          </table:table-cell>
          <table:table-cell table:number-columns-repeated="14"/>
        </table:table-row>
        <table:table-row table:style-name="ro2">
          <table:table-cell office:value-type="float" office:value="1479624069275">
            <text:p>1479624069275</text:p>
          </table:table-cell>
          <table:table-cell table:formula="of:=[.A909]-[.A908]" office:value-type="float" office:value="7">
            <text:p>7</text:p>
          </table:table-cell>
          <table:table-cell office:value-type="float" office:value="1479624069275">
            <text:p>1479624069275</text:p>
          </table:table-cell>
          <table:table-cell office:value-type="float" office:value="10077752">
            <text:p>10077752</text:p>
          </table:table-cell>
          <table:table-cell table:number-columns-repeated="14"/>
        </table:table-row>
        <table:table-row table:style-name="ro2">
          <table:table-cell office:value-type="float" office:value="1479624069282">
            <text:p>1479624069282</text:p>
          </table:table-cell>
          <table:table-cell table:formula="of:=[.A910]-[.A909]" office:value-type="float" office:value="8">
            <text:p>8</text:p>
          </table:table-cell>
          <table:table-cell office:value-type="float" office:value="1479624069282">
            <text:p>1479624069282</text:p>
          </table:table-cell>
          <table:table-cell office:value-type="float" office:value="6384010">
            <text:p>6384010</text:p>
          </table:table-cell>
          <table:table-cell table:number-columns-repeated="14"/>
        </table:table-row>
        <table:table-row table:style-name="ro2">
          <table:table-cell office:value-type="float" office:value="1479624069290">
            <text:p>1479624069290</text:p>
          </table:table-cell>
          <table:table-cell table:formula="of:=[.A911]-[.A910]" office:value-type="float" office:value="8">
            <text:p>8</text:p>
          </table:table-cell>
          <table:table-cell office:value-type="float" office:value="1479624069290">
            <text:p>1479624069290</text:p>
          </table:table-cell>
          <table:table-cell office:value-type="float" office:value="12196018">
            <text:p>12196018</text:p>
          </table:table-cell>
          <table:table-cell table:number-columns-repeated="14"/>
        </table:table-row>
        <table:table-row table:style-name="ro2">
          <table:table-cell office:value-type="float" office:value="1479624069298">
            <text:p>1479624069298</text:p>
          </table:table-cell>
          <table:table-cell table:formula="of:=[.A912]-[.A911]" office:value-type="float" office:value="23">
            <text:p>23</text:p>
          </table:table-cell>
          <table:table-cell office:value-type="float" office:value="1479624069298">
            <text:p>1479624069298</text:p>
          </table:table-cell>
          <table:table-cell office:value-type="float" office:value="9056909">
            <text:p>9056909</text:p>
          </table:table-cell>
          <table:table-cell table:number-columns-repeated="14"/>
        </table:table-row>
        <table:table-row table:style-name="ro2">
          <table:table-cell office:value-type="float" office:value="1479624069321">
            <text:p>1479624069321</text:p>
          </table:table-cell>
          <table:table-cell table:formula="of:=[.A913]-[.A912]" office:value-type="float" office:value="7">
            <text:p>7</text:p>
          </table:table-cell>
          <table:table-cell office:value-type="float" office:value="1479624069321">
            <text:p>1479624069321</text:p>
          </table:table-cell>
          <table:table-cell office:value-type="float" office:value="5347378">
            <text:p>5347378</text:p>
          </table:table-cell>
          <table:table-cell table:number-columns-repeated="14"/>
        </table:table-row>
        <table:table-row table:style-name="ro2">
          <table:table-cell office:value-type="float" office:value="1479624069328">
            <text:p>1479624069328</text:p>
          </table:table-cell>
          <table:table-cell table:formula="of:=[.A914]-[.A913]" office:value-type="float" office:value="8">
            <text:p>8</text:p>
          </table:table-cell>
          <table:table-cell office:value-type="float" office:value="1479624069328">
            <text:p>1479624069328</text:p>
          </table:table-cell>
          <table:table-cell office:value-type="float" office:value="6973382">
            <text:p>6973382</text:p>
          </table:table-cell>
          <table:table-cell table:number-columns-repeated="14"/>
        </table:table-row>
        <table:table-row table:style-name="ro2">
          <table:table-cell office:value-type="float" office:value="1479624069336">
            <text:p>1479624069336</text:p>
          </table:table-cell>
          <table:table-cell table:formula="of:=[.A915]-[.A914]" office:value-type="float" office:value="6">
            <text:p>6</text:p>
          </table:table-cell>
          <table:table-cell office:value-type="float" office:value="1479624069336">
            <text:p>1479624069336</text:p>
          </table:table-cell>
          <table:table-cell office:value-type="float" office:value="10371450">
            <text:p>10371450</text:p>
          </table:table-cell>
          <table:table-cell table:number-columns-repeated="14"/>
        </table:table-row>
        <table:table-row table:style-name="ro2">
          <table:table-cell office:value-type="float" office:value="1479624069342">
            <text:p>1479624069342</text:p>
          </table:table-cell>
          <table:table-cell table:formula="of:=[.A916]-[.A915]" office:value-type="float" office:value="7">
            <text:p>7</text:p>
          </table:table-cell>
          <table:table-cell office:value-type="float" office:value="1479624069342">
            <text:p>1479624069342</text:p>
          </table:table-cell>
          <table:table-cell office:value-type="float" office:value="7800003">
            <text:p>7800003</text:p>
          </table:table-cell>
          <table:table-cell table:number-columns-repeated="14"/>
        </table:table-row>
        <table:table-row table:style-name="ro2">
          <table:table-cell office:value-type="float" office:value="1479624069349">
            <text:p>1479624069349</text:p>
          </table:table-cell>
          <table:table-cell table:formula="of:=[.A917]-[.A916]" office:value-type="float" office:value="7">
            <text:p>7</text:p>
          </table:table-cell>
          <table:table-cell office:value-type="float" office:value="1479624069349">
            <text:p>1479624069349</text:p>
          </table:table-cell>
          <table:table-cell office:value-type="float" office:value="7143917">
            <text:p>7143917</text:p>
          </table:table-cell>
          <table:table-cell table:number-columns-repeated="14"/>
        </table:table-row>
        <table:table-row table:style-name="ro2">
          <table:table-cell office:value-type="float" office:value="1479624069356">
            <text:p>1479624069356</text:p>
          </table:table-cell>
          <table:table-cell table:formula="of:=[.A918]-[.A917]" office:value-type="float" office:value="8">
            <text:p>8</text:p>
          </table:table-cell>
          <table:table-cell office:value-type="float" office:value="1479624069356">
            <text:p>1479624069356</text:p>
          </table:table-cell>
          <table:table-cell office:value-type="float" office:value="10501326">
            <text:p>10501326</text:p>
          </table:table-cell>
          <table:table-cell table:number-columns-repeated="14"/>
        </table:table-row>
        <table:table-row table:style-name="ro2">
          <table:table-cell office:value-type="float" office:value="1479624069364">
            <text:p>1479624069364</text:p>
          </table:table-cell>
          <table:table-cell table:formula="of:=[.A919]-[.A918]" office:value-type="float" office:value="7">
            <text:p>7</text:p>
          </table:table-cell>
          <table:table-cell office:value-type="float" office:value="1479624069364">
            <text:p>1479624069364</text:p>
          </table:table-cell>
          <table:table-cell office:value-type="float" office:value="21158975">
            <text:p>21158975</text:p>
          </table:table-cell>
          <table:table-cell table:number-columns-repeated="14"/>
        </table:table-row>
        <table:table-row table:style-name="ro2">
          <table:table-cell office:value-type="float" office:value="1479624069371">
            <text:p>1479624069371</text:p>
          </table:table-cell>
          <table:table-cell table:formula="of:=[.A920]-[.A919]" office:value-type="float" office:value="8">
            <text:p>8</text:p>
          </table:table-cell>
          <table:table-cell office:value-type="float" office:value="1479624069371">
            <text:p>1479624069371</text:p>
          </table:table-cell>
          <table:table-cell office:value-type="float" office:value="11734152">
            <text:p>11734152</text:p>
          </table:table-cell>
          <table:table-cell table:number-columns-repeated="14"/>
        </table:table-row>
        <table:table-row table:style-name="ro2">
          <table:table-cell office:value-type="float" office:value="1479624069379">
            <text:p>1479624069379</text:p>
          </table:table-cell>
          <table:table-cell table:formula="of:=[.A921]-[.A920]" office:value-type="float" office:value="6">
            <text:p>6</text:p>
          </table:table-cell>
          <table:table-cell office:value-type="float" office:value="1479624069379">
            <text:p>1479624069379</text:p>
          </table:table-cell>
          <table:table-cell office:value-type="float" office:value="7305373">
            <text:p>7305373</text:p>
          </table:table-cell>
          <table:table-cell table:number-columns-repeated="14"/>
        </table:table-row>
        <table:table-row table:style-name="ro2">
          <table:table-cell office:value-type="float" office:value="1479624069385">
            <text:p>1479624069385</text:p>
          </table:table-cell>
          <table:table-cell table:formula="of:=[.A922]-[.A921]" office:value-type="float" office:value="7">
            <text:p>7</text:p>
          </table:table-cell>
          <table:table-cell office:value-type="float" office:value="1479624069385">
            <text:p>1479624069385</text:p>
          </table:table-cell>
          <table:table-cell office:value-type="float" office:value="9692073">
            <text:p>9692073</text:p>
          </table:table-cell>
          <table:table-cell table:number-columns-repeated="14"/>
        </table:table-row>
        <table:table-row table:style-name="ro2">
          <table:table-cell office:value-type="float" office:value="1479624069392">
            <text:p>1479624069392</text:p>
          </table:table-cell>
          <table:table-cell table:formula="of:=[.A923]-[.A922]" office:value-type="float" office:value="8">
            <text:p>8</text:p>
          </table:table-cell>
          <table:table-cell office:value-type="float" office:value="1479624069392">
            <text:p>1479624069392</text:p>
          </table:table-cell>
          <table:table-cell office:value-type="float" office:value="8614387">
            <text:p>8614387</text:p>
          </table:table-cell>
          <table:table-cell table:number-columns-repeated="14"/>
        </table:table-row>
        <table:table-row table:style-name="ro2">
          <table:table-cell office:value-type="float" office:value="1479624069400">
            <text:p>1479624069400</text:p>
          </table:table-cell>
          <table:table-cell table:formula="of:=[.A924]-[.A923]" office:value-type="float" office:value="0">
            <text:p>0</text:p>
          </table:table-cell>
          <table:table-cell office:value-type="float" office:value="1479624069400">
            <text:p>1479624069400</text:p>
          </table:table-cell>
          <table:table-cell office:value-type="float" office:value="27513773">
            <text:p>27513773</text:p>
          </table:table-cell>
          <table:table-cell table:number-columns-repeated="14"/>
        </table:table-row>
        <table:table-row table:style-name="ro2">
          <table:table-cell office:value-type="float" office:value="1479624069400">
            <text:p>1479624069400</text:p>
          </table:table-cell>
          <table:table-cell table:formula="of:=[.A925]-[.A924]" office:value-type="float" office:value="8">
            <text:p>8</text:p>
          </table:table-cell>
          <table:table-cell office:value-type="float" office:value="1479624069400">
            <text:p>1479624069400</text:p>
          </table:table-cell>
          <table:table-cell office:value-type="float" office:value="6607047">
            <text:p>6607047</text:p>
          </table:table-cell>
          <table:table-cell table:number-columns-repeated="14"/>
        </table:table-row>
        <table:table-row table:style-name="ro2">
          <table:table-cell office:value-type="float" office:value="1479624069408">
            <text:p>1479624069408</text:p>
          </table:table-cell>
          <table:table-cell table:formula="of:=[.A926]-[.A925]" office:value-type="float" office:value="7">
            <text:p>7</text:p>
          </table:table-cell>
          <table:table-cell office:value-type="float" office:value="1479624069408">
            <text:p>1479624069408</text:p>
          </table:table-cell>
          <table:table-cell office:value-type="float" office:value="7224448">
            <text:p>7224448</text:p>
          </table:table-cell>
          <table:table-cell table:number-columns-repeated="14"/>
        </table:table-row>
        <table:table-row table:style-name="ro2">
          <table:table-cell office:value-type="float" office:value="1479624069415">
            <text:p>1479624069415</text:p>
          </table:table-cell>
          <table:table-cell table:formula="of:=[.A927]-[.A926]" office:value-type="float" office:value="6">
            <text:p>6</text:p>
          </table:table-cell>
          <table:table-cell office:value-type="float" office:value="1479624069415">
            <text:p>1479624069415</text:p>
          </table:table-cell>
          <table:table-cell office:value-type="float" office:value="9538908">
            <text:p>9538908</text:p>
          </table:table-cell>
          <table:table-cell table:number-columns-repeated="14"/>
        </table:table-row>
        <table:table-row table:style-name="ro2">
          <table:table-cell office:value-type="float" office:value="1479624069421">
            <text:p>1479624069421</text:p>
          </table:table-cell>
          <table:table-cell table:formula="of:=[.A928]-[.A927]" office:value-type="float" office:value="7">
            <text:p>7</text:p>
          </table:table-cell>
          <table:table-cell office:value-type="float" office:value="1479624069421">
            <text:p>1479624069421</text:p>
          </table:table-cell>
          <table:table-cell office:value-type="float" office:value="5219872">
            <text:p>5219872</text:p>
          </table:table-cell>
          <table:table-cell table:number-columns-repeated="14"/>
        </table:table-row>
        <table:table-row table:style-name="ro2">
          <table:table-cell office:value-type="float" office:value="1479624069428">
            <text:p>1479624069428</text:p>
          </table:table-cell>
          <table:table-cell table:formula="of:=[.A929]-[.A928]" office:value-type="float" office:value="32">
            <text:p>32</text:p>
          </table:table-cell>
          <table:table-cell office:value-type="float" office:value="1479624069428">
            <text:p>1479624069428</text:p>
          </table:table-cell>
          <table:table-cell office:value-type="float" office:value="10536065">
            <text:p>10536065</text:p>
          </table:table-cell>
          <table:table-cell table:number-columns-repeated="14"/>
        </table:table-row>
        <table:table-row table:style-name="ro2">
          <table:table-cell office:value-type="float" office:value="1479624069460">
            <text:p>1479624069460</text:p>
          </table:table-cell>
          <table:table-cell table:formula="of:=[.A930]-[.A929]" office:value-type="float" office:value="7">
            <text:p>7</text:p>
          </table:table-cell>
          <table:table-cell office:value-type="float" office:value="1479624069460">
            <text:p>1479624069460</text:p>
          </table:table-cell>
          <table:table-cell office:value-type="float" office:value="5462647">
            <text:p>5462647</text:p>
          </table:table-cell>
          <table:table-cell table:number-columns-repeated="14"/>
        </table:table-row>
        <table:table-row table:style-name="ro2">
          <table:table-cell office:value-type="float" office:value="1479624069467">
            <text:p>1479624069467</text:p>
          </table:table-cell>
          <table:table-cell table:formula="of:=[.A931]-[.A930]" office:value-type="float" office:value="7">
            <text:p>7</text:p>
          </table:table-cell>
          <table:table-cell office:value-type="float" office:value="1479624069467">
            <text:p>1479624069467</text:p>
          </table:table-cell>
          <table:table-cell office:value-type="float" office:value="6605469">
            <text:p>6605469</text:p>
          </table:table-cell>
          <table:table-cell table:number-columns-repeated="14"/>
        </table:table-row>
        <table:table-row table:style-name="ro2">
          <table:table-cell office:value-type="float" office:value="1479624069474">
            <text:p>1479624069474</text:p>
          </table:table-cell>
          <table:table-cell table:formula="of:=[.A932]-[.A931]" office:value-type="float" office:value="0">
            <text:p>0</text:p>
          </table:table-cell>
          <table:table-cell office:value-type="float" office:value="1479624069474">
            <text:p>1479624069474</text:p>
          </table:table-cell>
          <table:table-cell office:value-type="float" office:value="5613444">
            <text:p>5613444</text:p>
          </table:table-cell>
          <table:table-cell table:number-columns-repeated="14"/>
        </table:table-row>
        <table:table-row table:style-name="ro2">
          <table:table-cell office:value-type="float" office:value="1479624069474">
            <text:p>1479624069474</text:p>
          </table:table-cell>
          <table:table-cell table:formula="of:=[.A933]-[.A932]" office:value-type="float" office:value="8">
            <text:p>8</text:p>
          </table:table-cell>
          <table:table-cell office:value-type="float" office:value="1479624069474">
            <text:p>1479624069474</text:p>
          </table:table-cell>
          <table:table-cell office:value-type="float" office:value="8321082">
            <text:p>8321082</text:p>
          </table:table-cell>
          <table:table-cell table:number-columns-repeated="14"/>
        </table:table-row>
        <table:table-row table:style-name="ro2">
          <table:table-cell office:value-type="float" office:value="1479624069482">
            <text:p>1479624069482</text:p>
          </table:table-cell>
          <table:table-cell table:formula="of:=[.A934]-[.A933]" office:value-type="float" office:value="15">
            <text:p>15</text:p>
          </table:table-cell>
          <table:table-cell office:value-type="float" office:value="1479624069482">
            <text:p>1479624069482</text:p>
          </table:table-cell>
          <table:table-cell office:value-type="float" office:value="8332136">
            <text:p>8332136</text:p>
          </table:table-cell>
          <table:table-cell table:number-columns-repeated="14"/>
        </table:table-row>
        <table:table-row table:style-name="ro2">
          <table:table-cell office:value-type="float" office:value="1479624069497">
            <text:p>1479624069497</text:p>
          </table:table-cell>
          <table:table-cell table:formula="of:=[.A935]-[.A934]" office:value-type="float" office:value="8">
            <text:p>8</text:p>
          </table:table-cell>
          <table:table-cell office:value-type="float" office:value="1479624069497">
            <text:p>1479624069497</text:p>
          </table:table-cell>
          <table:table-cell office:value-type="float" office:value="6714816">
            <text:p>6714816</text:p>
          </table:table-cell>
          <table:table-cell table:number-columns-repeated="14"/>
        </table:table-row>
        <table:table-row table:style-name="ro2">
          <table:table-cell office:value-type="float" office:value="1479624069505">
            <text:p>1479624069505</text:p>
          </table:table-cell>
          <table:table-cell table:formula="of:=[.A936]-[.A935]" office:value-type="float" office:value="7">
            <text:p>7</text:p>
          </table:table-cell>
          <table:table-cell office:value-type="float" office:value="1479624069505">
            <text:p>1479624069505</text:p>
          </table:table-cell>
          <table:table-cell office:value-type="float" office:value="6501253">
            <text:p>6501253</text:p>
          </table:table-cell>
          <table:table-cell table:number-columns-repeated="14"/>
        </table:table-row>
        <table:table-row table:style-name="ro2">
          <table:table-cell office:value-type="float" office:value="1479624069512">
            <text:p>1479624069512</text:p>
          </table:table-cell>
          <table:table-cell table:formula="of:=[.A937]-[.A936]" office:value-type="float" office:value="0">
            <text:p>0</text:p>
          </table:table-cell>
          <table:table-cell office:value-type="float" office:value="1479624069512">
            <text:p>1479624069512</text:p>
          </table:table-cell>
          <table:table-cell office:value-type="float" office:value="7643285">
            <text:p>7643285</text:p>
          </table:table-cell>
          <table:table-cell table:number-columns-repeated="14"/>
        </table:table-row>
        <table:table-row table:style-name="ro2">
          <table:table-cell office:value-type="float" office:value="1479624069512">
            <text:p>1479624069512</text:p>
          </table:table-cell>
          <table:table-cell table:formula="of:=[.A938]-[.A937]" office:value-type="float" office:value="7">
            <text:p>7</text:p>
          </table:table-cell>
          <table:table-cell office:value-type="float" office:value="1479624069512">
            <text:p>1479624069512</text:p>
          </table:table-cell>
          <table:table-cell office:value-type="float" office:value="6758239">
            <text:p>6758239</text:p>
          </table:table-cell>
          <table:table-cell table:number-columns-repeated="14"/>
        </table:table-row>
        <table:table-row table:style-name="ro2">
          <table:table-cell office:value-type="float" office:value="1479624069519">
            <text:p>1479624069519</text:p>
          </table:table-cell>
          <table:table-cell table:formula="of:=[.A939]-[.A938]" office:value-type="float" office:value="7">
            <text:p>7</text:p>
          </table:table-cell>
          <table:table-cell office:value-type="float" office:value="1479624069519">
            <text:p>1479624069519</text:p>
          </table:table-cell>
          <table:table-cell office:value-type="float" office:value="7250501">
            <text:p>7250501</text:p>
          </table:table-cell>
          <table:table-cell table:number-columns-repeated="14"/>
        </table:table-row>
        <table:table-row table:style-name="ro2">
          <table:table-cell office:value-type="float" office:value="1479624069526">
            <text:p>1479624069526</text:p>
          </table:table-cell>
          <table:table-cell table:formula="of:=[.A940]-[.A939]" office:value-type="float" office:value="7">
            <text:p>7</text:p>
          </table:table-cell>
          <table:table-cell office:value-type="float" office:value="1479624069526">
            <text:p>1479624069526</text:p>
          </table:table-cell>
          <table:table-cell office:value-type="float" office:value="6846270">
            <text:p>6846270</text:p>
          </table:table-cell>
          <table:table-cell table:number-columns-repeated="14"/>
        </table:table-row>
        <table:table-row table:style-name="ro2">
          <table:table-cell office:value-type="float" office:value="1479624069533">
            <text:p>1479624069533</text:p>
          </table:table-cell>
          <table:table-cell table:formula="of:=[.A941]-[.A940]" office:value-type="float" office:value="6">
            <text:p>6</text:p>
          </table:table-cell>
          <table:table-cell office:value-type="float" office:value="1479624069533">
            <text:p>1479624069533</text:p>
          </table:table-cell>
          <table:table-cell office:value-type="float" office:value="7735264">
            <text:p>7735264</text:p>
          </table:table-cell>
          <table:table-cell table:number-columns-repeated="14"/>
        </table:table-row>
        <table:table-row table:style-name="ro2">
          <table:table-cell office:value-type="float" office:value="1479624069539">
            <text:p>1479624069539</text:p>
          </table:table-cell>
          <table:table-cell table:formula="of:=[.A942]-[.A941]" office:value-type="float" office:value="9">
            <text:p>9</text:p>
          </table:table-cell>
          <table:table-cell office:value-type="float" office:value="1479624069539">
            <text:p>1479624069539</text:p>
          </table:table-cell>
          <table:table-cell office:value-type="float" office:value="6777583">
            <text:p>6777583</text:p>
          </table:table-cell>
          <table:table-cell table:number-columns-repeated="14"/>
        </table:table-row>
        <table:table-row table:style-name="ro2">
          <table:table-cell office:value-type="float" office:value="1479624069548">
            <text:p>1479624069548</text:p>
          </table:table-cell>
          <table:table-cell table:formula="of:=[.A943]-[.A942]" office:value-type="float" office:value="7">
            <text:p>7</text:p>
          </table:table-cell>
          <table:table-cell office:value-type="float" office:value="1479624069548">
            <text:p>1479624069548</text:p>
          </table:table-cell>
          <table:table-cell office:value-type="float" office:value="9245209">
            <text:p>9245209</text:p>
          </table:table-cell>
          <table:table-cell table:number-columns-repeated="14"/>
        </table:table-row>
        <table:table-row table:style-name="ro2">
          <table:table-cell office:value-type="float" office:value="1479624069555">
            <text:p>1479624069555</text:p>
          </table:table-cell>
          <table:table-cell table:formula="of:=[.A944]-[.A943]" office:value-type="float" office:value="14">
            <text:p>14</text:p>
          </table:table-cell>
          <table:table-cell office:value-type="float" office:value="1479624069555">
            <text:p>1479624069555</text:p>
          </table:table-cell>
          <table:table-cell office:value-type="float" office:value="8037648">
            <text:p>8037648</text:p>
          </table:table-cell>
          <table:table-cell table:number-columns-repeated="14"/>
        </table:table-row>
        <table:table-row table:style-name="ro2">
          <table:table-cell office:value-type="float" office:value="1479624069569">
            <text:p>1479624069569</text:p>
          </table:table-cell>
          <table:table-cell table:formula="of:=[.A945]-[.A944]" office:value-type="float" office:value="9">
            <text:p>9</text:p>
          </table:table-cell>
          <table:table-cell office:value-type="float" office:value="1479624069569">
            <text:p>1479624069569</text:p>
          </table:table-cell>
          <table:table-cell office:value-type="float" office:value="14403103">
            <text:p>14403103</text:p>
          </table:table-cell>
          <table:table-cell table:number-columns-repeated="14"/>
        </table:table-row>
        <table:table-row table:style-name="ro2">
          <table:table-cell office:value-type="float" office:value="1479624069578">
            <text:p>1479624069578</text:p>
          </table:table-cell>
          <table:table-cell table:formula="of:=[.A946]-[.A945]" office:value-type="float" office:value="8">
            <text:p>8</text:p>
          </table:table-cell>
          <table:table-cell office:value-type="float" office:value="1479624069578">
            <text:p>1479624069578</text:p>
          </table:table-cell>
          <table:table-cell office:value-type="float" office:value="6278610">
            <text:p>6278610</text:p>
          </table:table-cell>
          <table:table-cell table:number-columns-repeated="14"/>
        </table:table-row>
        <table:table-row table:style-name="ro2">
          <table:table-cell office:value-type="float" office:value="1479624069586">
            <text:p>1479624069586</text:p>
          </table:table-cell>
          <table:table-cell table:formula="of:=[.A947]-[.A946]" office:value-type="float" office:value="8">
            <text:p>8</text:p>
          </table:table-cell>
          <table:table-cell office:value-type="float" office:value="1479624069586">
            <text:p>1479624069586</text:p>
          </table:table-cell>
          <table:table-cell office:value-type="float" office:value="5910302">
            <text:p>5910302</text:p>
          </table:table-cell>
          <table:table-cell table:number-columns-repeated="14"/>
        </table:table-row>
        <table:table-row table:style-name="ro2">
          <table:table-cell office:value-type="float" office:value="1479624069594">
            <text:p>1479624069594</text:p>
          </table:table-cell>
          <table:table-cell table:formula="of:=[.A948]-[.A947]" office:value-type="float" office:value="8">
            <text:p>8</text:p>
          </table:table-cell>
          <table:table-cell office:value-type="float" office:value="1479624069594">
            <text:p>1479624069594</text:p>
          </table:table-cell>
          <table:table-cell office:value-type="float" office:value="8122126">
            <text:p>8122126</text:p>
          </table:table-cell>
          <table:table-cell table:number-columns-repeated="14"/>
        </table:table-row>
        <table:table-row table:style-name="ro2">
          <table:table-cell office:value-type="float" office:value="1479624069602">
            <text:p>1479624069602</text:p>
          </table:table-cell>
          <table:table-cell table:formula="of:=[.A949]-[.A948]" office:value-type="float" office:value="0">
            <text:p>0</text:p>
          </table:table-cell>
          <table:table-cell office:value-type="float" office:value="1479624069602">
            <text:p>1479624069602</text:p>
          </table:table-cell>
          <table:table-cell office:value-type="float" office:value="10662386">
            <text:p>10662386</text:p>
          </table:table-cell>
          <table:table-cell table:number-columns-repeated="14"/>
        </table:table-row>
        <table:table-row table:style-name="ro2">
          <table:table-cell office:value-type="float" office:value="1479624069602">
            <text:p>1479624069602</text:p>
          </table:table-cell>
          <table:table-cell table:formula="of:=[.A950]-[.A949]" office:value-type="float" office:value="7">
            <text:p>7</text:p>
          </table:table-cell>
          <table:table-cell office:value-type="float" office:value="1479624069602">
            <text:p>1479624069602</text:p>
          </table:table-cell>
          <table:table-cell office:value-type="float" office:value="24202552">
            <text:p>24202552</text:p>
          </table:table-cell>
          <table:table-cell table:number-columns-repeated="14"/>
        </table:table-row>
        <table:table-row table:style-name="ro2">
          <table:table-cell office:value-type="float" office:value="1479624069609">
            <text:p>1479624069609</text:p>
          </table:table-cell>
          <table:table-cell table:formula="of:=[.A951]-[.A950]" office:value-type="float" office:value="7">
            <text:p>7</text:p>
          </table:table-cell>
          <table:table-cell office:value-type="float" office:value="1479624069609">
            <text:p>1479624069609</text:p>
          </table:table-cell>
          <table:table-cell office:value-type="float" office:value="20312616">
            <text:p>20312616</text:p>
          </table:table-cell>
          <table:table-cell table:number-columns-repeated="14"/>
        </table:table-row>
        <table:table-row table:style-name="ro2">
          <table:table-cell office:value-type="float" office:value="1479624069616">
            <text:p>1479624069616</text:p>
          </table:table-cell>
          <table:table-cell table:formula="of:=[.A952]-[.A951]" office:value-type="float" office:value="7">
            <text:p>7</text:p>
          </table:table-cell>
          <table:table-cell office:value-type="float" office:value="1479624069616">
            <text:p>1479624069616</text:p>
          </table:table-cell>
          <table:table-cell office:value-type="float" office:value="4574444">
            <text:p>4574444</text:p>
          </table:table-cell>
          <table:table-cell table:number-columns-repeated="14"/>
        </table:table-row>
        <table:table-row table:style-name="ro2">
          <table:table-cell office:value-type="float" office:value="1479624069623">
            <text:p>1479624069623</text:p>
          </table:table-cell>
          <table:table-cell table:formula="of:=[.A953]-[.A952]" office:value-type="float" office:value="17">
            <text:p>17</text:p>
          </table:table-cell>
          <table:table-cell office:value-type="float" office:value="1479624069623">
            <text:p>1479624069623</text:p>
          </table:table-cell>
          <table:table-cell office:value-type="float" office:value="7194446">
            <text:p>7194446</text:p>
          </table:table-cell>
          <table:table-cell table:number-columns-repeated="14"/>
        </table:table-row>
        <table:table-row table:style-name="ro2">
          <table:table-cell office:value-type="float" office:value="1479624069640">
            <text:p>1479624069640</text:p>
          </table:table-cell>
          <table:table-cell table:formula="of:=[.A954]-[.A953]" office:value-type="float" office:value="9">
            <text:p>9</text:p>
          </table:table-cell>
          <table:table-cell office:value-type="float" office:value="1479624069640">
            <text:p>1479624069640</text:p>
          </table:table-cell>
          <table:table-cell office:value-type="float" office:value="6129392">
            <text:p>6129392</text:p>
          </table:table-cell>
          <table:table-cell table:number-columns-repeated="14"/>
        </table:table-row>
        <table:table-row table:style-name="ro2">
          <table:table-cell office:value-type="float" office:value="1479624069649">
            <text:p>1479624069649</text:p>
          </table:table-cell>
          <table:table-cell table:formula="of:=[.A955]-[.A954]" office:value-type="float" office:value="12">
            <text:p>12</text:p>
          </table:table-cell>
          <table:table-cell office:value-type="float" office:value="1479624069649">
            <text:p>1479624069649</text:p>
          </table:table-cell>
          <table:table-cell office:value-type="float" office:value="7893166">
            <text:p>7893166</text:p>
          </table:table-cell>
          <table:table-cell table:number-columns-repeated="14"/>
        </table:table-row>
        <table:table-row table:style-name="ro2">
          <table:table-cell office:value-type="float" office:value="1479624069661">
            <text:p>1479624069661</text:p>
          </table:table-cell>
          <table:table-cell table:formula="of:=[.A956]-[.A955]" office:value-type="float" office:value="8">
            <text:p>8</text:p>
          </table:table-cell>
          <table:table-cell office:value-type="float" office:value="1479624069661">
            <text:p>1479624069661</text:p>
          </table:table-cell>
          <table:table-cell office:value-type="float" office:value="5220661">
            <text:p>5220661</text:p>
          </table:table-cell>
          <table:table-cell table:number-columns-repeated="14"/>
        </table:table-row>
        <table:table-row table:style-name="ro2">
          <table:table-cell office:value-type="float" office:value="1479624069669">
            <text:p>1479624069669</text:p>
          </table:table-cell>
          <table:table-cell table:formula="of:=[.A957]-[.A956]" office:value-type="float" office:value="7">
            <text:p>7</text:p>
          </table:table-cell>
          <table:table-cell office:value-type="float" office:value="1479624069669">
            <text:p>1479624069669</text:p>
          </table:table-cell>
          <table:table-cell office:value-type="float" office:value="5619760">
            <text:p>5619760</text:p>
          </table:table-cell>
          <table:table-cell table:number-columns-repeated="14"/>
        </table:table-row>
        <table:table-row table:style-name="ro2">
          <table:table-cell office:value-type="float" office:value="1479624069676">
            <text:p>1479624069676</text:p>
          </table:table-cell>
          <table:table-cell table:formula="of:=[.A958]-[.A957]" office:value-type="float" office:value="8">
            <text:p>8</text:p>
          </table:table-cell>
          <table:table-cell office:value-type="float" office:value="1479624069676">
            <text:p>1479624069676</text:p>
          </table:table-cell>
          <table:table-cell office:value-type="float" office:value="4756032">
            <text:p>4756032</text:p>
          </table:table-cell>
          <table:table-cell table:number-columns-repeated="14"/>
        </table:table-row>
        <table:table-row table:style-name="ro2">
          <table:table-cell office:value-type="float" office:value="1479624069684">
            <text:p>1479624069684</text:p>
          </table:table-cell>
          <table:table-cell table:formula="of:=[.A959]-[.A958]" office:value-type="float" office:value="7">
            <text:p>7</text:p>
          </table:table-cell>
          <table:table-cell office:value-type="float" office:value="1479624069684">
            <text:p>1479624069684</text:p>
          </table:table-cell>
          <table:table-cell office:value-type="float" office:value="14598508">
            <text:p>14598508</text:p>
          </table:table-cell>
          <table:table-cell table:number-columns-repeated="14"/>
        </table:table-row>
        <table:table-row table:style-name="ro2">
          <table:table-cell office:value-type="float" office:value="1479624069691">
            <text:p>1479624069691</text:p>
          </table:table-cell>
          <table:table-cell table:formula="of:=[.A960]-[.A959]" office:value-type="float" office:value="7">
            <text:p>7</text:p>
          </table:table-cell>
          <table:table-cell office:value-type="float" office:value="1479624069691">
            <text:p>1479624069691</text:p>
          </table:table-cell>
          <table:table-cell office:value-type="float" office:value="11222152">
            <text:p>11222152</text:p>
          </table:table-cell>
          <table:table-cell table:number-columns-repeated="14"/>
        </table:table-row>
        <table:table-row table:style-name="ro2">
          <table:table-cell office:value-type="float" office:value="1479624069698">
            <text:p>1479624069698</text:p>
          </table:table-cell>
          <table:table-cell table:formula="of:=[.A961]-[.A960]" office:value-type="float" office:value="7">
            <text:p>7</text:p>
          </table:table-cell>
          <table:table-cell office:value-type="float" office:value="1479624069698">
            <text:p>1479624069698</text:p>
          </table:table-cell>
          <table:table-cell office:value-type="float" office:value="11727441">
            <text:p>11727441</text:p>
          </table:table-cell>
          <table:table-cell table:number-columns-repeated="14"/>
        </table:table-row>
        <table:table-row table:style-name="ro2">
          <table:table-cell office:value-type="float" office:value="1479624069705">
            <text:p>1479624069705</text:p>
          </table:table-cell>
          <table:table-cell table:formula="of:=[.A962]-[.A961]" office:value-type="float" office:value="9">
            <text:p>9</text:p>
          </table:table-cell>
          <table:table-cell office:value-type="float" office:value="1479624069705">
            <text:p>1479624069705</text:p>
          </table:table-cell>
          <table:table-cell office:value-type="float" office:value="5255005">
            <text:p>5255005</text:p>
          </table:table-cell>
          <table:table-cell table:number-columns-repeated="14"/>
        </table:table-row>
        <table:table-row table:style-name="ro2">
          <table:table-cell office:value-type="float" office:value="1479624069714">
            <text:p>1479624069714</text:p>
          </table:table-cell>
          <table:table-cell table:formula="of:=[.A963]-[.A962]" office:value-type="float" office:value="0">
            <text:p>0</text:p>
          </table:table-cell>
          <table:table-cell office:value-type="float" office:value="1479624069714">
            <text:p>1479624069714</text:p>
          </table:table-cell>
          <table:table-cell office:value-type="float" office:value="5237241">
            <text:p>5237241</text:p>
          </table:table-cell>
          <table:table-cell table:number-columns-repeated="14"/>
        </table:table-row>
        <table:table-row table:style-name="ro2">
          <table:table-cell office:value-type="float" office:value="1479624069714">
            <text:p>1479624069714</text:p>
          </table:table-cell>
          <table:table-cell table:formula="of:=[.A964]-[.A963]" office:value-type="float" office:value="7">
            <text:p>7</text:p>
          </table:table-cell>
          <table:table-cell office:value-type="float" office:value="1479624069714">
            <text:p>1479624069714</text:p>
          </table:table-cell>
          <table:table-cell office:value-type="float" office:value="6031492">
            <text:p>6031492</text:p>
          </table:table-cell>
          <table:table-cell table:number-columns-repeated="14"/>
        </table:table-row>
        <table:table-row table:style-name="ro2">
          <table:table-cell office:value-type="float" office:value="1479624069721">
            <text:p>1479624069721</text:p>
          </table:table-cell>
          <table:table-cell table:formula="of:=[.A965]-[.A964]" office:value-type="float" office:value="7">
            <text:p>7</text:p>
          </table:table-cell>
          <table:table-cell office:value-type="float" office:value="1479624069721">
            <text:p>1479624069721</text:p>
          </table:table-cell>
          <table:table-cell office:value-type="float" office:value="16057925">
            <text:p>16057925</text:p>
          </table:table-cell>
          <table:table-cell table:number-columns-repeated="14"/>
        </table:table-row>
        <table:table-row table:style-name="ro2">
          <table:table-cell office:value-type="float" office:value="1479624069728">
            <text:p>1479624069728</text:p>
          </table:table-cell>
          <table:table-cell table:formula="of:=[.A966]-[.A965]" office:value-type="float" office:value="8">
            <text:p>8</text:p>
          </table:table-cell>
          <table:table-cell office:value-type="float" office:value="1479624069728">
            <text:p>1479624069728</text:p>
          </table:table-cell>
          <table:table-cell office:value-type="float" office:value="16447550">
            <text:p>16447550</text:p>
          </table:table-cell>
          <table:table-cell table:number-columns-repeated="14"/>
        </table:table-row>
        <table:table-row table:style-name="ro2">
          <table:table-cell office:value-type="float" office:value="1479624069736">
            <text:p>1479624069736</text:p>
          </table:table-cell>
          <table:table-cell table:formula="of:=[.A967]-[.A966]" office:value-type="float" office:value="7">
            <text:p>7</text:p>
          </table:table-cell>
          <table:table-cell office:value-type="float" office:value="1479624069736">
            <text:p>1479624069736</text:p>
          </table:table-cell>
          <table:table-cell office:value-type="float" office:value="6937854">
            <text:p>6937854</text:p>
          </table:table-cell>
          <table:table-cell table:number-columns-repeated="14"/>
        </table:table-row>
        <table:table-row table:style-name="ro2">
          <table:table-cell office:value-type="float" office:value="1479624069743">
            <text:p>1479624069743</text:p>
          </table:table-cell>
          <table:table-cell table:formula="of:=[.A968]-[.A967]" office:value-type="float" office:value="7">
            <text:p>7</text:p>
          </table:table-cell>
          <table:table-cell office:value-type="float" office:value="1479624069743">
            <text:p>1479624069743</text:p>
          </table:table-cell>
          <table:table-cell office:value-type="float" office:value="6212685">
            <text:p>6212685</text:p>
          </table:table-cell>
          <table:table-cell table:number-columns-repeated="14"/>
        </table:table-row>
        <table:table-row table:style-name="ro2">
          <table:table-cell office:value-type="float" office:value="1479624069750">
            <text:p>1479624069750</text:p>
          </table:table-cell>
          <table:table-cell table:formula="of:=[.A969]-[.A968]" office:value-type="float" office:value="8">
            <text:p>8</text:p>
          </table:table-cell>
          <table:table-cell office:value-type="float" office:value="1479624069750">
            <text:p>1479624069750</text:p>
          </table:table-cell>
          <table:table-cell office:value-type="float" office:value="4646684">
            <text:p>4646684</text:p>
          </table:table-cell>
          <table:table-cell table:number-columns-repeated="14"/>
        </table:table-row>
        <table:table-row table:style-name="ro2">
          <table:table-cell office:value-type="float" office:value="1479624069758">
            <text:p>1479624069758</text:p>
          </table:table-cell>
          <table:table-cell table:formula="of:=[.A970]-[.A969]" office:value-type="float" office:value="14">
            <text:p>14</text:p>
          </table:table-cell>
          <table:table-cell office:value-type="float" office:value="1479624069758">
            <text:p>1479624069758</text:p>
          </table:table-cell>
          <table:table-cell office:value-type="float" office:value="4765112">
            <text:p>4765112</text:p>
          </table:table-cell>
          <table:table-cell table:number-columns-repeated="14"/>
        </table:table-row>
        <table:table-row table:style-name="ro2">
          <table:table-cell office:value-type="float" office:value="1479624069772">
            <text:p>1479624069772</text:p>
          </table:table-cell>
          <table:table-cell table:formula="of:=[.A971]-[.A970]" office:value-type="float" office:value="0">
            <text:p>0</text:p>
          </table:table-cell>
          <table:table-cell office:value-type="float" office:value="1479624069772">
            <text:p>1479624069772</text:p>
          </table:table-cell>
          <table:table-cell office:value-type="float" office:value="6247030">
            <text:p>6247030</text:p>
          </table:table-cell>
          <table:table-cell table:number-columns-repeated="14"/>
        </table:table-row>
        <table:table-row table:style-name="ro2">
          <table:table-cell office:value-type="float" office:value="1479624069772">
            <text:p>1479624069772</text:p>
          </table:table-cell>
          <table:table-cell table:formula="of:=[.A972]-[.A971]" office:value-type="float" office:value="8">
            <text:p>8</text:p>
          </table:table-cell>
          <table:table-cell office:value-type="float" office:value="1479624069772">
            <text:p>1479624069772</text:p>
          </table:table-cell>
          <table:table-cell office:value-type="float" office:value="10829368">
            <text:p>10829368</text:p>
          </table:table-cell>
          <table:table-cell table:number-columns-repeated="14"/>
        </table:table-row>
        <table:table-row table:style-name="ro2">
          <table:table-cell office:value-type="float" office:value="1479624069780">
            <text:p>1479624069780</text:p>
          </table:table-cell>
          <table:table-cell table:formula="of:=[.A973]-[.A972]" office:value-type="float" office:value="7">
            <text:p>7</text:p>
          </table:table-cell>
          <table:table-cell office:value-type="float" office:value="1479624069780">
            <text:p>1479624069780</text:p>
          </table:table-cell>
          <table:table-cell office:value-type="float" office:value="5564889">
            <text:p>5564889</text:p>
          </table:table-cell>
          <table:table-cell table:number-columns-repeated="14"/>
        </table:table-row>
        <table:table-row table:style-name="ro2">
          <table:table-cell office:value-type="float" office:value="1479624069787">
            <text:p>1479624069787</text:p>
          </table:table-cell>
          <table:table-cell table:formula="of:=[.A974]-[.A973]" office:value-type="float" office:value="8">
            <text:p>8</text:p>
          </table:table-cell>
          <table:table-cell office:value-type="float" office:value="1479624069787">
            <text:p>1479624069787</text:p>
          </table:table-cell>
          <table:table-cell office:value-type="float" office:value="5769374">
            <text:p>5769374</text:p>
          </table:table-cell>
          <table:table-cell table:number-columns-repeated="14"/>
        </table:table-row>
        <table:table-row table:style-name="ro2">
          <table:table-cell office:value-type="float" office:value="1479624069795">
            <text:p>1479624069795</text:p>
          </table:table-cell>
          <table:table-cell table:formula="of:=[.A975]-[.A974]" office:value-type="float" office:value="9">
            <text:p>9</text:p>
          </table:table-cell>
          <table:table-cell office:value-type="float" office:value="1479624069795">
            <text:p>1479624069795</text:p>
          </table:table-cell>
          <table:table-cell office:value-type="float" office:value="8928218">
            <text:p>8928218</text:p>
          </table:table-cell>
          <table:table-cell table:number-columns-repeated="14"/>
        </table:table-row>
        <table:table-row table:style-name="ro2">
          <table:table-cell office:value-type="float" office:value="1479624069804">
            <text:p>1479624069804</text:p>
          </table:table-cell>
          <table:table-cell table:formula="of:=[.A976]-[.A975]" office:value-type="float" office:value="7">
            <text:p>7</text:p>
          </table:table-cell>
          <table:table-cell office:value-type="float" office:value="1479624069804">
            <text:p>1479624069804</text:p>
          </table:table-cell>
          <table:table-cell office:value-type="float" office:value="8076728">
            <text:p>8076728</text:p>
          </table:table-cell>
          <table:table-cell table:number-columns-repeated="14"/>
        </table:table-row>
        <table:table-row table:style-name="ro2">
          <table:table-cell office:value-type="float" office:value="1479624069811">
            <text:p>1479624069811</text:p>
          </table:table-cell>
          <table:table-cell table:formula="of:=[.A977]-[.A976]" office:value-type="float" office:value="17">
            <text:p>17</text:p>
          </table:table-cell>
          <table:table-cell office:value-type="float" office:value="1479624069811">
            <text:p>1479624069811</text:p>
          </table:table-cell>
          <table:table-cell office:value-type="float" office:value="6116365">
            <text:p>6116365</text:p>
          </table:table-cell>
          <table:table-cell table:number-columns-repeated="14"/>
        </table:table-row>
        <table:table-row table:style-name="ro2">
          <table:table-cell office:value-type="float" office:value="1479624069828">
            <text:p>1479624069828</text:p>
          </table:table-cell>
          <table:table-cell table:formula="of:=[.A978]-[.A977]" office:value-type="float" office:value="8">
            <text:p>8</text:p>
          </table:table-cell>
          <table:table-cell office:value-type="float" office:value="1479624069828">
            <text:p>1479624069828</text:p>
          </table:table-cell>
          <table:table-cell office:value-type="float" office:value="11187413">
            <text:p>11187413</text:p>
          </table:table-cell>
          <table:table-cell table:number-columns-repeated="14"/>
        </table:table-row>
        <table:table-row table:style-name="ro2">
          <table:table-cell office:value-type="float" office:value="1479624069836">
            <text:p>1479624069836</text:p>
          </table:table-cell>
          <table:table-cell table:formula="of:=[.A979]-[.A978]" office:value-type="float" office:value="24">
            <text:p>24</text:p>
          </table:table-cell>
          <table:table-cell office:value-type="float" office:value="1479624069836">
            <text:p>1479624069836</text:p>
          </table:table-cell>
          <table:table-cell office:value-type="float" office:value="6515859">
            <text:p>6515859</text:p>
          </table:table-cell>
          <table:table-cell table:number-columns-repeated="14"/>
        </table:table-row>
        <table:table-row table:style-name="ro2">
          <table:table-cell office:value-type="float" office:value="1479624069860">
            <text:p>1479624069860</text:p>
          </table:table-cell>
          <table:table-cell table:formula="of:=[.A980]-[.A979]" office:value-type="float" office:value="7">
            <text:p>7</text:p>
          </table:table-cell>
          <table:table-cell office:value-type="float" office:value="1479624069860">
            <text:p>1479624069860</text:p>
          </table:table-cell>
          <table:table-cell office:value-type="float" office:value="7550517">
            <text:p>7550517</text:p>
          </table:table-cell>
          <table:table-cell table:number-columns-repeated="14"/>
        </table:table-row>
        <table:table-row table:style-name="ro2">
          <table:table-cell office:value-type="float" office:value="1479624069867">
            <text:p>1479624069867</text:p>
          </table:table-cell>
          <table:table-cell table:formula="of:=[.A981]-[.A980]" office:value-type="float" office:value="7">
            <text:p>7</text:p>
          </table:table-cell>
          <table:table-cell office:value-type="float" office:value="1479624069867">
            <text:p>1479624069867</text:p>
          </table:table-cell>
          <table:table-cell office:value-type="float" office:value="14442974">
            <text:p>14442974</text:p>
          </table:table-cell>
          <table:table-cell table:number-columns-repeated="14"/>
        </table:table-row>
        <table:table-row table:style-name="ro2">
          <table:table-cell office:value-type="float" office:value="1479624069874">
            <text:p>1479624069874</text:p>
          </table:table-cell>
          <table:table-cell table:formula="of:=[.A982]-[.A981]" office:value-type="float" office:value="8">
            <text:p>8</text:p>
          </table:table-cell>
          <table:table-cell office:value-type="float" office:value="1479624069874">
            <text:p>1479624069874</text:p>
          </table:table-cell>
          <table:table-cell office:value-type="float" office:value="5539230">
            <text:p>5539230</text:p>
          </table:table-cell>
          <table:table-cell table:number-columns-repeated="14"/>
        </table:table-row>
        <table:table-row table:style-name="ro2">
          <table:table-cell office:value-type="float" office:value="1479624069882">
            <text:p>1479624069882</text:p>
          </table:table-cell>
          <table:table-cell table:formula="of:=[.A983]-[.A982]" office:value-type="float" office:value="8">
            <text:p>8</text:p>
          </table:table-cell>
          <table:table-cell office:value-type="float" office:value="1479624069882">
            <text:p>1479624069882</text:p>
          </table:table-cell>
          <table:table-cell office:value-type="float" office:value="6762582">
            <text:p>6762582</text:p>
          </table:table-cell>
          <table:table-cell table:number-columns-repeated="14"/>
        </table:table-row>
        <table:table-row table:style-name="ro2">
          <table:table-cell office:value-type="float" office:value="1479624069890">
            <text:p>1479624069890</text:p>
          </table:table-cell>
          <table:table-cell table:formula="of:=[.A984]-[.A983]" office:value-type="float" office:value="8">
            <text:p>8</text:p>
          </table:table-cell>
          <table:table-cell office:value-type="float" office:value="1479624069890">
            <text:p>1479624069890</text:p>
          </table:table-cell>
          <table:table-cell office:value-type="float" office:value="4878012">
            <text:p>4878012</text:p>
          </table:table-cell>
          <table:table-cell table:number-columns-repeated="14"/>
        </table:table-row>
        <table:table-row table:style-name="ro2">
          <table:table-cell office:value-type="float" office:value="1479624069898">
            <text:p>1479624069898</text:p>
          </table:table-cell>
          <table:table-cell table:formula="of:=[.A985]-[.A984]" office:value-type="float" office:value="0">
            <text:p>0</text:p>
          </table:table-cell>
          <table:table-cell office:value-type="float" office:value="1479624069898">
            <text:p>1479624069898</text:p>
          </table:table-cell>
          <table:table-cell office:value-type="float" office:value="11717967">
            <text:p>11717967</text:p>
          </table:table-cell>
          <table:table-cell table:number-columns-repeated="14"/>
        </table:table-row>
        <table:table-row table:style-name="ro2">
          <table:table-cell office:value-type="float" office:value="1479624069898">
            <text:p>1479624069898</text:p>
          </table:table-cell>
          <table:table-cell table:formula="of:=[.A986]-[.A985]" office:value-type="float" office:value="7">
            <text:p>7</text:p>
          </table:table-cell>
          <table:table-cell office:value-type="float" office:value="1479624069898">
            <text:p>1479624069898</text:p>
          </table:table-cell>
          <table:table-cell office:value-type="float" office:value="12850919">
            <text:p>12850919</text:p>
          </table:table-cell>
          <table:table-cell table:number-columns-repeated="14"/>
        </table:table-row>
        <table:table-row table:style-name="ro2">
          <table:table-cell office:value-type="float" office:value="1479624069905">
            <text:p>1479624069905</text:p>
          </table:table-cell>
          <table:table-cell/>
          <table:table-cell office:value-type="float" office:value="1479624069905">
            <text:p>1479624069905</text:p>
          </table:table-cell>
          <table:table-cell office:value-type="float" office:value="6334665">
            <text:p>6334665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3.11.2016</text:date>, <text:time>14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31S</meta:editing-duration>
    <meta:editing-cycles>6</meta:editing-cycles>
    <meta:generator>OpenOffice/4.1.2$Win32 OpenOffice.org_project/412m3$Build-9782</meta:generator>
    <dc:date>2016-11-03T14:20:11.71</dc:date>
    <meta:document-statistic meta:table-count="3" meta:cell-count="398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987cm" svg:height="17.495cm" xlink:href=".." xlink:type="simple" chart:class="chart:line" chart:style-name="ch1">
        <chart:legend chart:legend-position="end" svg:x="20.764cm" svg:y="8.223cm" style:legend-expansion="high" chart:style-name="ch2"/>
        <chart:plot-area chart:style-name="ch3" table:cell-range-address="Sheet1.B1:Sheet1.B985" chart:data-source-has-labels="row" svg:x="0.929cm" svg:y="1.531cm" svg:width="18.877cm" svg:height="15.195cm">
          <chartooo:coordinate-region svg:x="1.55cm" svg:y="1.744cm" svg:width="18.086cm" svg:height="13.8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85" chart:label-cell-address="Sheet1.B1:Sheet1.B1" chart:class="chart:line">
            <chart:data-point chart:repeated="9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
Timestamp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B2:Sheet1.B9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4cm" svg:y="0.343cm" chart:style-name="ch2">
          <text:p>Frequency</text:p>
        </chart:title>
        <chart:legend chart:legend-position="end" svg:x="13.042cm" svg:y="3.976cm" style:legend-expansion="high" chart:style-name="ch3"/>
        <chart:plot-area chart:style-name="ch4" table:cell-range-address="Sheet1.P1:Sheet1.P28" chart:data-source-has-labels="row" svg:x="1.358cm" svg:y="1.635cm" svg:width="11.044cm" svg:height="6.177cm">
          <chartooo:coordinate-region svg:x="2.165cm" svg:y="1.847cm" svg:width="10.05cm" svg:height="5.292cm"/>
          <chart:axis chart:dimension="x" chart:name="primary-x" chart:style-name="ch5">
            <chart:title svg:x="5.606cm" svg:y="7.993cm" chart:style-name="ch6">
              <text:p>Time in seconds</text:p>
            </chart:title>
          </chart:axis>
          <chart:axis chart:dimension="y" chart:name="primary-y" chart:style-name="ch5">
            <chart:title svg:x="0.451cm" svg:y="5.455cm" chart:style-name="ch7">
              <text:p>Iterations</text:p>
            </chart:title>
            <chart:grid chart:style-name="ch8" chart:class="major"/>
          </chart:axis>
          <chart:series chart:style-name="ch9" chart:values-cell-range-address="Sheet1.P2:Sheet1.P28" chart:label-cell-address="Sheet1.P1:Sheet1.P1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
Client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Sheet1.P2:Sheet1.P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